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327in"/>
    </style:style>
    <style:style style:name="co8" style:family="table-column">
      <style:table-column-properties fo:break-before="auto" style:column-width="4.2917in"/>
    </style:style>
    <style:style style:name="co5" style:family="table-column">
      <style:table-column-properties fo:break-before="auto" style:column-width="1.5146in"/>
    </style:style>
    <style:style style:name="co6" style:family="table-column">
      <style:table-column-properties fo:break-before="auto" style:column-width="2.8201in"/>
    </style:style>
    <style:style style:name="co9" style:family="table-column">
      <style:table-column-properties fo:break-before="auto" style:column-width="2.8335in"/>
    </style:style>
    <style:style style:name="co10" style:family="table-column">
      <style:table-column-properties fo:break-before="auto" style:column-width="2.7047in"/>
    </style:style>
    <style:style style:name="co11" style:family="table-column">
      <style:table-column-properties fo:break-before="auto" style:column-width="2.8661in"/>
    </style:style>
    <style:style style:name="co12" style:family="table-column">
      <style:table-column-properties fo:break-before="auto" style:column-width="2.9118in"/>
    </style:style>
    <style:style style:name="co13" style:family="table-column">
      <style:table-column-properties fo:break-before="auto" style:column-width="6.611in"/>
    </style:style>
    <style:style style:name="co14" style:family="table-column">
      <style:table-column-properties fo:break-before="auto" style:column-width="5.6917in"/>
    </style:style>
    <style:style style:name="co15" style:family="table-column">
      <style:table-column-properties fo:break-before="auto" style:column-width="5.7374in"/>
    </style:style>
    <style:style style:name="co16" style:family="table-column">
      <style:table-column-properties fo:break-before="auto" style:column-width="3.448in"/>
    </style:style>
    <style:style style:name="ro3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99ccff"/>
    </style:style>
    <style:style style:name="ce5" style:family="table-cell" style:parent-style-name="Default">
      <style:text-properties style:font-name="Liberation Sans" style:font-name-asian="WenQuanYi Micro Hei" style:font-name-complex="Lohit Hindi"/>
    </style:style>
    <style:style style:name="ce6" style:family="table-cell" style:parent-style-name="Default">
      <style:table-cell-properties fo:background-color="#ffff99"/>
      <style:text-properties style:font-name="Liberation Sans" style:font-name-asian="WenQuanYi Micro Hei" style:font-name-complex="Lohit Hindi"/>
    </style:style>
    <style:style style:name="ce7" style:family="table-cell" style:parent-style-name="Default">
      <style:table-cell-properties fo:background-color="#83caff"/>
    </style:style>
    <style:style style:name="ce8" style:family="table-cell" style:parent-style-name="Default">
      <style:text-properties fo:color="#3c3c3c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table table:name="files" table:style-name="ta1">
        <office:forms form:automatic-focus="false" form:apply-design-mode="false"/>
        <table:table-column table:style-name="co5" table:default-cell-style-name="Default"/>
        <table:table-column table:style-name="co2" table:number-columns-repeated="9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2" table:number-columns-repeated="7" table:default-cell-style-name="Default"/>
        <table:table-row table:style-name="ro5">
          <table:table-cell table:style-name="ce1" office:value-type="string">
            <text:p>Section Titles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Lesson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Composer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Alt-name</text:p>
          </table:table-cell>
          <table:table-cell table:style-name="ce1" office:value-type="string">
            <text:p>Midi suffix</text:p>
          </table:table-cell>
          <table:table-cell table:style-name="ce1" office:value-type="string">
            <text:p>IMSLP</text:p>
          </table:table-cell>
          <table:table-cell office:value-type="string">
            <text:p>MIDI Filename</text:p>
          </table:table-cell>
          <table:table-cell office:value-type="string">
            <text:p>OldFilename</text:p>
          </table:table-cell>
          <table:table-cell office:value-type="string">
            <text:p>PDF Makefile</text:p>
          </table:table-cell>
          <table:table-cell office:value-type="string">
            <text:p>Midi makefile</text:p>
          </table:table-cell>
          <table:table-cell office:value-type="string">
            <text:p>Notes include</text:p>
          </table:table-cell>
          <table:table-cell office:value-type="string">
            <text:p>PDF Rename</text:p>
          </table:table-cell>
          <table:table-cell office:value-type="string">
            <text:p>MIDI copy</text:p>
          </table:table-cell>
          <table:table-cell office:value-type="string">
            <text:p>Notes copy</text:p>
          </table:table-cell>
          <table:table-cell office:value-type="string">
            <text:p>Include music</text:p>
          </table:table-cell>
          <table:table-cell office:value-type="string">
            <text:p>Include pdf makefile</text:p>
          </table:table-cell>
          <table:table-cell office:value-type="string">
            <text:p>Book output</text:p>
          </table:table-cell>
          <table:table-cell office:value-type="string">
            <text:p>Include midi makefile</text:p>
          </table:table-cell>
          <table:table-cell table:number-columns-repeated="4"/>
          <table:table-cell office:value-type="string">
            <text:p>Comment</text:p>
          </table:table-cell>
        </table:table-row>
        <table:table-row table:style-name="ro5">
          <table:table-cell table:style-name="ce2" office:value-type="string">
            <text:p>Book</text:p>
          </table:table-cell>
          <table:table-cell table:style-name="ce1" table:number-columns-repeated="9"/>
          <table:table-cell/>
          <table:table-cell office:value-type="string">
            <text:p>art-of-playing-pf-book.ly</text:p>
          </table:table-cell>
          <table:table-cell table:style-name="ce4" office:value-type="string">
            <text:p>clementi-op42-pdf-makefile.ly</text:p>
          </table:table-cell>
          <table:table-cell table:style-name="ce4" office:value-type="string">
            <text:p>clementi-op42-midi-makefile.ly</text:p>
          </table:table-cell>
          <table:table-cell/>
          <table:table-cell table:style-name="ce4" table:formula="of:=&quot;git mv &quot;&amp;[.L2]&amp;&quot; &quot;&amp;[.M2]" office:value-type="string" office:string-value="git mv art-of-playing-pf-book.ly clementi-op42-pdf-makefile.ly">
            <text:p>git mv art-of-playing-pf-book.ly clementi-op42-pdf-makefile.ly</text:p>
          </table:table-cell>
          <table:table-cell table:number-columns-repeated="11"/>
        </table:table-row>
        <table:table-row table:style-name="ro2">
          <table:table-cell office:value-type="string">
            <text:p>Cover</text:p>
          </table:table-cell>
          <table:table-cell office:value-type="float" office:value="1">
            <text:p>1</text:p>
          </table:table-cell>
          <table:table-cell table:number-columns-repeated="9"/>
          <table:table-cell table:number-columns-repeated="3" office:value-type="string">
            <text:p>n/a</text:p>
          </table:table-cell>
          <table:table-cell table:number-columns-repeated="13"/>
        </table:table-row>
        <table:table-row table:style-name="ro1">
          <table:table-cell office:value-type="string">
            <text:p>Inner Cover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string">
            <text:p>inner-cover</text:p>
          </table:table-cell>
          <table:table-cell table:number-columns-repeated="3"/>
          <table:table-cell office:value-type="string">
            <text:p>art-of-playing-inner-cover.ily</text:p>
          </table:table-cell>
          <table:table-cell table:style-name="ce4" table:formula="of:=prefix&amp;&quot;p&quot;&amp;[.B4]&amp;&quot;-&quot;&amp;IF([.C4]&lt;10;&quot;0&quot;;&quot;&quot;)&amp;[.C4]&amp;&quot;-&quot;&amp;[.H4]&amp;&quot;.ily&quot;" office:value-type="string" office:string-value="clementi-op42-p1-01-inner-cover.ily">
            <text:p>clementi-op42-p1-01-inner-cover.ily</text:p>
          </table:table-cell>
          <table:table-cell office:value-type="string">
            <text:p>n/a</text:p>
          </table:table-cell>
          <table:table-cell/>
          <table:table-cell table:style-name="ce4" table:formula="of:=&quot;git mv &quot;&amp;[.L4]&amp;&quot; ./ilys/&quot;&amp;[.M4]" office:value-type="string" office:string-value="git mv art-of-playing-inner-cover.ily ./ilys/clementi-op42-p1-01-inner-cover.ily">
            <text:p>git mv art-of-playing-inner-cover.ily ./ilys/clementi-op42-p1-01-inner-cover.ily</text:p>
          </table:table-cell>
          <table:table-cell table:number-columns-repeated="11"/>
        </table:table-row>
        <table:table-row table:style-name="ro2">
          <table:table-cell office:value-type="string">
            <text:p>Table Of Contents</text:p>
          </table:table-cell>
          <table:table-cell office:value-type="float" office:value="1">
            <text:p>1</text:p>
          </table:table-cell>
          <table:table-cell table:number-columns-repeated="9"/>
          <table:table-cell table:number-columns-repeated="3" office:value-type="string">
            <text:p>n/a</text:p>
          </table:table-cell>
          <table:table-cell table:number-columns-repeated="13"/>
        </table:table-row>
        <table:table-row table:style-name="ro1">
          <table:table-cell office:value-type="string">
            <text:p>Preliminari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string">
            <text:p>prelims</text:p>
          </table:table-cell>
          <table:table-cell table:number-columns-repeated="3"/>
          <table:table-cell office:value-type="string">
            <text:p>art-of-playing-part1-preliminaries.ily</text:p>
          </table:table-cell>
          <table:table-cell table:style-name="ce4" table:formula="of:=prefix&amp;&quot;p&quot;&amp;[.B6]&amp;&quot;-&quot;&amp;IF([.C6]&lt;10;&quot;0&quot;;&quot;&quot;)&amp;[.C6]&amp;&quot;-&quot;&amp;[.H6]&amp;&quot;.ily&quot;" office:value-type="string" office:string-value="clementi-op42-p1-02-prelims.ily">
            <text:p>clementi-op42-p1-02-prelims.ily</text:p>
          </table:table-cell>
          <table:table-cell office:value-type="string">
            <text:p>n/a</text:p>
          </table:table-cell>
          <table:table-cell/>
          <table:table-cell table:style-name="ce4" table:formula="of:=&quot;git mv &quot;&amp;[.L6]&amp;&quot; ./ilys/&quot;&amp;[.M6]" office:value-type="string" office:string-value="git mv art-of-playing-part1-preliminaries.ily ./ilys/clementi-op42-p1-02-prelims.ily">
            <text:p>git mv art-of-playing-part1-preliminaries.ily ./ilys/clementi-op42-p1-02-prelims.ily</text:p>
          </table:table-cell>
          <table:table-cell table:number-columns-repeated="11"/>
        </table:table-row>
        <table:table-row table:style-name="ro1">
          <table:table-cell office:value-type="string">
            <text:p>Clef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string">
            <text:p>clefs</text:p>
          </table:table-cell>
          <table:table-cell table:number-columns-repeated="3"/>
          <table:table-cell office:value-type="string">
            <text:p>art-of-playing-part1-clefs.ily</text:p>
          </table:table-cell>
          <table:table-cell table:formula="of:=prefix&amp;&quot;p&quot;&amp;[.B7]&amp;&quot;-&quot;&amp;IF([.C7]&lt;10;&quot;0&quot;;&quot;&quot;)&amp;[.C7]&amp;&quot;-&quot;&amp;[.H7]&amp;&quot;.ily&quot;" office:value-type="string" office:string-value="clementi-op42-p1-03-clefs.ily">
            <text:p>clementi-op42-p1-03-clefs.ily</text:p>
          </table:table-cell>
          <table:table-cell office:value-type="string">
            <text:p>n/a</text:p>
          </table:table-cell>
          <table:table-cell/>
          <table:table-cell table:style-name="ce4" table:formula="of:=&quot;git mv &quot;&amp;[.L7]&amp;&quot; ./ilys/&quot;&amp;[.M7]" office:value-type="string" office:string-value="git mv art-of-playing-part1-clefs.ily ./ilys/clementi-op42-p1-03-clefs.ily">
            <text:p>git mv art-of-playing-part1-clefs.ily ./ilys/clementi-op42-p1-03-clefs.ily</text:p>
          </table:table-cell>
          <table:table-cell table:number-columns-repeated="11"/>
        </table:table-row>
        <table:table-row table:style-name="ro1">
          <table:table-cell office:value-type="string">
            <text:p>The Scal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scale</text:p>
          </table:table-cell>
          <table:table-cell table:number-columns-repeated="3"/>
          <table:table-cell office:value-type="string">
            <text:p>art-of-playing-part1-scale.ily</text:p>
          </table:table-cell>
          <table:table-cell table:formula="of:=prefix&amp;&quot;p&quot;&amp;[.B8]&amp;&quot;-&quot;&amp;IF([.C8]&lt;10;&quot;0&quot;;&quot;&quot;)&amp;[.C8]&amp;&quot;-&quot;&amp;[.H8]&amp;&quot;.ily&quot;" office:value-type="string" office:string-value="clementi-op42-p1-04-scale.ily">
            <text:p>clementi-op42-p1-04-scale.ily</text:p>
          </table:table-cell>
          <table:table-cell office:value-type="string">
            <text:p>n/a</text:p>
          </table:table-cell>
          <table:table-cell/>
          <table:table-cell table:style-name="ce4" table:formula="of:=&quot;git mv &quot;&amp;[.L8]&amp;&quot; ./ilys/&quot;&amp;[.M8]" office:value-type="string" office:string-value="git mv art-of-playing-part1-scale.ily ./ilys/clementi-op42-p1-04-scale.ily">
            <text:p>git mv art-of-playing-part1-scale.ily ./ilys/clementi-op42-p1-04-scale.ily</text:p>
          </table:table-cell>
          <table:table-cell table:number-columns-repeated="3"/>
          <table:table-cell table:style-name="ce8" table:formula="of:=&quot;  \include &quot;&quot;ilys/&quot;&amp;[.M8]&amp;&quot;&quot;&quot;&quot;" office:value-type="string" office:string-value="  \include &quot;ilys/clementi-op42-p1-04-scale.ily&quot;">
            <text:p><text:s text:c="2"/>\include "ilys/clementi-op42-p1-04-scale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Interval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intervals</text:p>
          </table:table-cell>
          <table:table-cell table:number-columns-repeated="3"/>
          <table:table-cell office:value-type="string">
            <text:p>art-of-playing-part1-intervals.ily</text:p>
          </table:table-cell>
          <table:table-cell table:formula="of:=prefix&amp;&quot;p&quot;&amp;[.B9]&amp;&quot;-&quot;&amp;IF([.C9]&lt;10;&quot;0&quot;;&quot;&quot;)&amp;[.C9]&amp;&quot;-&quot;&amp;[.H9]&amp;&quot;.ily&quot;" office:value-type="string" office:string-value="clementi-op42-p1-05-intervals.ily">
            <text:p>clementi-op42-p1-05-intervals.ily</text:p>
          </table:table-cell>
          <table:table-cell office:value-type="string">
            <text:p>n/a</text:p>
          </table:table-cell>
          <table:table-cell/>
          <table:table-cell table:style-name="ce4" table:formula="of:=&quot;git mv &quot;&amp;[.L9]&amp;&quot; ./ilys/&quot;&amp;[.M9]" office:value-type="string" office:string-value="git mv art-of-playing-part1-intervals.ily ./ilys/clementi-op42-p1-05-intervals.ily">
            <text:p>git mv art-of-playing-part1-intervals.ily ./ilys/clementi-op42-p1-05-intervals.ily</text:p>
          </table:table-cell>
          <table:table-cell table:number-columns-repeated="3"/>
          <table:table-cell table:style-name="ce8" table:formula="of:=&quot;  \include &quot;&quot;ilys/&quot;&amp;[.M9]&amp;&quot;&quot;&quot;&quot;" office:value-type="string" office:string-value="  \include &quot;ilys/clementi-op42-p1-05-intervals.ily&quot;">
            <text:p><text:s text:c="2"/>\include "ilys/clementi-op42-p1-05-interval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TCTS clefs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clefs-expl</text:p>
          </table:table-cell>
          <table:table-cell table:number-columns-repeated="3"/>
          <table:table-cell office:value-type="string">
            <text:p>art-of-playing-part1-clefs-explained.ily</text:p>
          </table:table-cell>
          <table:table-cell table:formula="of:=prefix&amp;&quot;p&quot;&amp;[.B10]&amp;&quot;-&quot;&amp;IF([.C10]&lt;10;&quot;0&quot;;&quot;&quot;)&amp;[.C10]&amp;&quot;-&quot;&amp;[.H10]&amp;&quot;.ily&quot;" office:value-type="string" office:string-value="clementi-op42-p1-06-clefs-expl.ily">
            <text:p>clementi-op42-p1-06-clefs-expl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0]&amp;&quot; ./ilys/&quot;&amp;[.M10]" office:value-type="string" office:string-value="git mv art-of-playing-part1-clefs-explained.ily ./ilys/clementi-op42-p1-06-clefs-expl.ily">
            <text:p>git mv art-of-playing-part1-clefs-explained.ily ./ilys/clementi-op42-p1-06-clefs-expl.ily</text:p>
          </table:table-cell>
          <table:table-cell table:number-columns-repeated="3"/>
          <table:table-cell table:style-name="ce8" table:formula="of:=&quot;  \include &quot;&quot;ilys/&quot;&amp;[.M10]&amp;&quot;&quot;&quot;&quot;" office:value-type="string" office:string-value="  \include &quot;ilys/clementi-op42-p1-06-clefs-expl.ily&quot;">
            <text:p><text:s text:c="2"/>\include "ilys/clementi-op42-p1-06-clefs-expl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Notes and Rest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string">
            <text:p>notes</text:p>
          </table:table-cell>
          <table:table-cell table:number-columns-repeated="3"/>
          <table:table-cell office:value-type="string">
            <text:p>art-of-playing-part1-note-values.ily</text:p>
          </table:table-cell>
          <table:table-cell table:formula="of:=prefix&amp;&quot;p&quot;&amp;[.B11]&amp;&quot;-&quot;&amp;IF([.C11]&lt;10;&quot;0&quot;;&quot;&quot;)&amp;[.C11]&amp;&quot;-&quot;&amp;[.H11]&amp;&quot;.ily&quot;" office:value-type="string" office:string-value="clementi-op42-p1-07-notes.ily">
            <text:p>clementi-op42-p1-07-note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1]&amp;&quot; ./ilys/&quot;&amp;[.M11]" office:value-type="string" office:string-value="git mv art-of-playing-part1-note-values.ily ./ilys/clementi-op42-p1-07-notes.ily">
            <text:p>git mv art-of-playing-part1-note-values.ily ./ilys/clementi-op42-p1-07-notes.ily</text:p>
          </table:table-cell>
          <table:table-cell table:number-columns-repeated="3"/>
          <table:table-cell table:style-name="ce8" table:formula="of:=&quot;  \include &quot;&quot;ilys/&quot;&amp;[.M11]&amp;&quot;&quot;&quot;&quot;" office:value-type="string" office:string-value="  \include &quot;ilys/clementi-op42-p1-07-notes.ily&quot;">
            <text:p><text:s text:c="2"/>\include "ilys/clementi-op42-p1-07-note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Tim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string">
            <text:p>time</text:p>
          </table:table-cell>
          <table:table-cell table:number-columns-repeated="3"/>
          <table:table-cell office:value-type="string">
            <text:p>art-of-playing-part1-time-divisions.ily</text:p>
          </table:table-cell>
          <table:table-cell table:formula="of:=prefix&amp;&quot;p&quot;&amp;[.B12]&amp;&quot;-&quot;&amp;IF([.C12]&lt;10;&quot;0&quot;;&quot;&quot;)&amp;[.C12]&amp;&quot;-&quot;&amp;[.H12]&amp;&quot;.ily&quot;" office:value-type="string" office:string-value="clementi-op42-p1-08-time.ily">
            <text:p>clementi-op42-p1-08-time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2]&amp;&quot; ./ilys/&quot;&amp;[.M12]" office:value-type="string" office:string-value="git mv art-of-playing-part1-time-divisions.ily ./ilys/clementi-op42-p1-08-time.ily">
            <text:p>git mv art-of-playing-part1-time-divisions.ily ./ilys/clementi-op42-p1-08-time.ily</text:p>
          </table:table-cell>
          <table:table-cell table:number-columns-repeated="3"/>
          <table:table-cell table:style-name="ce8" table:formula="of:=&quot;  \include &quot;&quot;ilys/&quot;&amp;[.M12]&amp;&quot;&quot;&quot;&quot;" office:value-type="string" office:string-value="  \include &quot;ilys/clementi-op42-p1-08-time.ily&quot;">
            <text:p><text:s text:c="2"/>\include "ilys/clementi-op42-p1-08-time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Sharps Flat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4"/>
          <table:table-cell office:value-type="string">
            <text:p>sharps-flats</text:p>
          </table:table-cell>
          <table:table-cell table:number-columns-repeated="3"/>
          <table:table-cell office:value-type="string">
            <text:p>art-of-playing-part1-sharps-flats.ily</text:p>
          </table:table-cell>
          <table:table-cell table:formula="of:=prefix&amp;&quot;p&quot;&amp;[.B13]&amp;&quot;-&quot;&amp;IF([.C13]&lt;10;&quot;0&quot;;&quot;&quot;)&amp;[.C13]&amp;&quot;-&quot;&amp;[.H13]&amp;&quot;.ily&quot;" office:value-type="string" office:string-value="clementi-op42-p1-09-sharps-flats.ily">
            <text:p>clementi-op42-p1-09-sharps-flat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3]&amp;&quot; ./ilys/&quot;&amp;[.M13]" office:value-type="string" office:string-value="git mv art-of-playing-part1-sharps-flats.ily ./ilys/clementi-op42-p1-09-sharps-flats.ily">
            <text:p>git mv art-of-playing-part1-sharps-flats.ily ./ilys/clementi-op42-p1-09-sharps-flats.ily</text:p>
          </table:table-cell>
          <table:table-cell table:number-columns-repeated="3"/>
          <table:table-cell table:style-name="ce8" table:formula="of:=&quot;  \include &quot;&quot;ilys/&quot;&amp;[.M13]&amp;&quot;&quot;&quot;&quot;" office:value-type="string" office:string-value="  \include &quot;ilys/clementi-op42-p1-09-sharps-flats.ily&quot;">
            <text:p><text:s text:c="2"/>\include "ilys/clementi-op42-p1-09-sharps-flat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Other Marks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marks</text:p>
          </table:table-cell>
          <table:table-cell table:number-columns-repeated="3"/>
          <table:table-cell office:value-type="string">
            <text:p>art-of-playing-part1-other-marks.ily</text:p>
          </table:table-cell>
          <table:table-cell table:formula="of:=prefix&amp;&quot;p&quot;&amp;[.B14]&amp;&quot;-&quot;&amp;IF([.C14]&lt;10;&quot;0&quot;;&quot;&quot;)&amp;[.C14]&amp;&quot;-&quot;&amp;[.H14]&amp;&quot;.ily&quot;" office:value-type="string" office:string-value="clementi-op42-p1-10-marks.ily">
            <text:p>clementi-op42-p1-10-mark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4]&amp;&quot; ./ilys/&quot;&amp;[.M14]" office:value-type="string" office:string-value="git mv art-of-playing-part1-other-marks.ily ./ilys/clementi-op42-p1-10-marks.ily">
            <text:p>git mv art-of-playing-part1-other-marks.ily ./ilys/clementi-op42-p1-10-marks.ily</text:p>
          </table:table-cell>
          <table:table-cell table:number-columns-repeated="3"/>
          <table:table-cell table:style-name="ce8" table:formula="of:=&quot;  \include &quot;&quot;ilys/&quot;&amp;[.M14]&amp;&quot;&quot;&quot;&quot;" office:value-type="string" office:string-value="  \include &quot;ilys/clementi-op42-p1-10-marks.ily&quot;">
            <text:p><text:s text:c="2"/>\include "ilys/clementi-op42-p1-10-mark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Abbreviations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4"/>
          <table:table-cell office:value-type="string">
            <text:p>abbrevs</text:p>
          </table:table-cell>
          <table:table-cell table:number-columns-repeated="3"/>
          <table:table-cell office:value-type="string">
            <text:p>art-of-playing-part1-abbreviations.ily</text:p>
          </table:table-cell>
          <table:table-cell table:formula="of:=prefix&amp;&quot;p&quot;&amp;[.B15]&amp;&quot;-&quot;&amp;IF([.C15]&lt;10;&quot;0&quot;;&quot;&quot;)&amp;[.C15]&amp;&quot;-&quot;&amp;[.H15]&amp;&quot;.ily&quot;" office:value-type="string" office:string-value="clementi-op42-p1-11-abbrevs.ily">
            <text:p>clementi-op42-p1-11-abbrev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5]&amp;&quot; ./ilys/&quot;&amp;[.M15]" office:value-type="string" office:string-value="git mv art-of-playing-part1-abbreviations.ily ./ilys/clementi-op42-p1-11-abbrevs.ily">
            <text:p>git mv art-of-playing-part1-abbreviations.ily ./ilys/clementi-op42-p1-11-abbrevs.ily</text:p>
          </table:table-cell>
          <table:table-cell table:number-columns-repeated="3"/>
          <table:table-cell table:style-name="ce8" table:formula="of:=&quot;  \include &quot;&quot;ilys/&quot;&amp;[.M15]&amp;&quot;&quot;&quot;&quot;" office:value-type="string" office:string-value="  \include &quot;ilys/clementi-op42-p1-11-abbrevs.ily&quot;">
            <text:p><text:s text:c="2"/>\include "ilys/clementi-op42-p1-11-abbrev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Style Grace Expression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string">
            <text:p>style</text:p>
          </table:table-cell>
          <table:table-cell table:number-columns-repeated="3"/>
          <table:table-cell office:value-type="string">
            <text:p>art-of-playing-part1-style-graces.ily</text:p>
          </table:table-cell>
          <table:table-cell table:formula="of:=prefix&amp;&quot;p&quot;&amp;[.B16]&amp;&quot;-&quot;&amp;IF([.C16]&lt;10;&quot;0&quot;;&quot;&quot;)&amp;[.C16]&amp;&quot;-&quot;&amp;[.H16]&amp;&quot;.ily&quot;" office:value-type="string" office:string-value="clementi-op42-p1-12-style.ily">
            <text:p>clementi-op42-p1-12-style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6]&amp;&quot; ./ilys/&quot;&amp;[.M16]" office:value-type="string" office:string-value="git mv art-of-playing-part1-style-graces.ily ./ilys/clementi-op42-p1-12-style.ily">
            <text:p>git mv art-of-playing-part1-style-graces.ily ./ilys/clementi-op42-p1-12-style.ily</text:p>
          </table:table-cell>
          <table:table-cell table:number-columns-repeated="3"/>
          <table:table-cell table:style-name="ce8" table:formula="of:=&quot;  \include &quot;&quot;ilys/&quot;&amp;[.M16]&amp;&quot;&quot;&quot;&quot;" office:value-type="string" office:string-value="  \include &quot;ilys/clementi-op42-p1-12-style.ily&quot;">
            <text:p><text:s text:c="2"/>\include "ilys/clementi-op42-p1-12-style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Turns Shakes Beats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4"/>
          <table:table-cell office:value-type="string">
            <text:p>turns</text:p>
          </table:table-cell>
          <table:table-cell table:number-columns-repeated="3"/>
          <table:table-cell office:value-type="string">
            <text:p>art-of-playing-part1-turns-shakes.ily</text:p>
          </table:table-cell>
          <table:table-cell table:formula="of:=prefix&amp;&quot;p&quot;&amp;[.B17]&amp;&quot;-&quot;&amp;IF([.C17]&lt;10;&quot;0&quot;;&quot;&quot;)&amp;[.C17]&amp;&quot;-&quot;&amp;[.H17]&amp;&quot;.ily&quot;" office:value-type="string" office:string-value="clementi-op42-p1-13-turns.ily">
            <text:p>clementi-op42-p1-13-turn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7]&amp;&quot; ./ilys/&quot;&amp;[.M17]" office:value-type="string" office:string-value="git mv art-of-playing-part1-turns-shakes.ily ./ilys/clementi-op42-p1-13-turns.ily">
            <text:p>git mv art-of-playing-part1-turns-shakes.ily ./ilys/clementi-op42-p1-13-turns.ily</text:p>
          </table:table-cell>
          <table:table-cell table:number-columns-repeated="3"/>
          <table:table-cell table:style-name="ce8" table:formula="of:=&quot;  \include &quot;&quot;ilys/&quot;&amp;[.M17]&amp;&quot;&quot;&quot;&quot;" office:value-type="string" office:string-value="  \include &quot;ilys/clementi-op42-p1-13-turns.ily&quot;">
            <text:p><text:s text:c="2"/>\include "ilys/clementi-op42-p1-13-turn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Major Minor Keys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string">
            <text:p>maj-min</text:p>
          </table:table-cell>
          <table:table-cell table:number-columns-repeated="3"/>
          <table:table-cell office:value-type="string">
            <text:p>art-of-playing-part1-major-minor-keys.ily</text:p>
          </table:table-cell>
          <table:table-cell table:formula="of:=prefix&amp;&quot;p&quot;&amp;[.B18]&amp;&quot;-&quot;&amp;IF([.C18]&lt;10;&quot;0&quot;;&quot;&quot;)&amp;[.C18]&amp;&quot;-&quot;&amp;[.H18]&amp;&quot;.ily&quot;" office:value-type="string" office:string-value="clementi-op42-p1-14-maj-min.ily">
            <text:p>clementi-op42-p1-14-maj-min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8]&amp;&quot; ./ilys/&quot;&amp;[.M18]" office:value-type="string" office:string-value="git mv art-of-playing-part1-major-minor-keys.ily ./ilys/clementi-op42-p1-14-maj-min.ily">
            <text:p>git mv art-of-playing-part1-major-minor-keys.ily ./ilys/clementi-op42-p1-14-maj-min.ily</text:p>
          </table:table-cell>
          <table:table-cell table:number-columns-repeated="3"/>
          <table:table-cell table:style-name="ce8" table:formula="of:=&quot;  \include &quot;&quot;ilys/&quot;&amp;[.M18]&amp;&quot;&quot;&quot;&quot;" office:value-type="string" office:string-value="  \include &quot;ilys/clementi-op42-p1-14-maj-min.ily&quot;">
            <text:p><text:s text:c="2"/>\include "ilys/clementi-op42-p1-14-maj-min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Various Terms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string">
            <text:p>terms</text:p>
          </table:table-cell>
          <table:table-cell table:number-columns-repeated="3"/>
          <table:table-cell office:value-type="string">
            <text:p>art-of-playing-part1-explain-various-terms.ily</text:p>
          </table:table-cell>
          <table:table-cell table:formula="of:=prefix&amp;&quot;p&quot;&amp;[.B19]&amp;&quot;-&quot;&amp;IF([.C19]&lt;10;&quot;0&quot;;&quot;&quot;)&amp;[.C19]&amp;&quot;-&quot;&amp;[.H19]&amp;&quot;.ily&quot;" office:value-type="string" office:string-value="clementi-op42-p1-15-terms.ily">
            <text:p>clementi-op42-p1-15-term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9]&amp;&quot; ./ilys/&quot;&amp;[.M19]" office:value-type="string" office:string-value="git mv art-of-playing-part1-explain-various-terms.ily ./ilys/clementi-op42-p1-15-terms.ily">
            <text:p>git mv art-of-playing-part1-explain-various-terms.ily ./ilys/clementi-op42-p1-15-terms.ily</text:p>
          </table:table-cell>
          <table:table-cell table:number-columns-repeated="3"/>
          <table:table-cell table:style-name="ce8" table:formula="of:=&quot;  \include &quot;&quot;ilys/&quot;&amp;[.M19]&amp;&quot;&quot;&quot;&quot;" office:value-type="string" office:string-value="  \include &quot;ilys/clementi-op42-p1-15-terms.ily&quot;">
            <text:p><text:s text:c="2"/>\include "ilys/clementi-op42-p1-15-term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Fingering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4"/>
          <table:table-cell office:value-type="string">
            <text:p>fingering</text:p>
          </table:table-cell>
          <table:table-cell table:number-columns-repeated="3"/>
          <table:table-cell office:value-type="string">
            <text:p>art-of-playing-part1-fingering.ily</text:p>
          </table:table-cell>
          <table:table-cell table:formula="of:=prefix&amp;&quot;p&quot;&amp;[.B20]&amp;&quot;-&quot;&amp;IF([.C20]&lt;10;&quot;0&quot;;&quot;&quot;)&amp;[.C20]&amp;&quot;-&quot;&amp;[.H20]&amp;&quot;.ily&quot;" office:value-type="string" office:string-value="clementi-op42-p1-16-fingering.ily">
            <text:p>clementi-op42-p1-16-fingering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0]&amp;&quot; ./ilys/&quot;&amp;[.M20]" office:value-type="string" office:string-value="git mv art-of-playing-part1-fingering.ily ./ilys/clementi-op42-p1-16-fingering.ily">
            <text:p>git mv art-of-playing-part1-fingering.ily ./ilys/clementi-op42-p1-16-fingering.ily</text:p>
          </table:table-cell>
          <table:table-cell table:number-columns-repeated="3"/>
          <table:table-cell table:style-name="ce8" table:formula="of:=&quot;  \include &quot;&quot;ilys/&quot;&amp;[.M20]&amp;&quot;&quot;&quot;&quot;" office:value-type="string" office:string-value="  \include &quot;ilys/clementi-op42-p1-16-fingering.ily&quot;">
            <text:p><text:s text:c="2"/>\include "ilys/clementi-op42-p1-16-fingering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Prelim Directions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4"/>
          <table:table-cell office:value-type="string">
            <text:p>directions</text:p>
          </table:table-cell>
          <table:table-cell table:number-columns-repeated="3"/>
          <table:table-cell office:value-type="string">
            <text:p>art-of-playing-part1-prelim-directions.ily</text:p>
          </table:table-cell>
          <table:table-cell table:formula="of:=prefix&amp;&quot;p&quot;&amp;[.B21]&amp;&quot;-&quot;&amp;IF([.C21]&lt;10;&quot;0&quot;;&quot;&quot;)&amp;[.C21]&amp;&quot;-&quot;&amp;[.H21]&amp;&quot;.ily&quot;" office:value-type="string" office:string-value="clementi-op42-p1-17-directions.ily">
            <text:p>clementi-op42-p1-17-direction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1]&amp;&quot; ./ilys/&quot;&amp;[.M21]" office:value-type="string" office:string-value="git mv art-of-playing-part1-prelim-directions.ily ./ilys/clementi-op42-p1-17-directions.ily">
            <text:p>git mv art-of-playing-part1-prelim-directions.ily ./ilys/clementi-op42-p1-17-directions.ily</text:p>
          </table:table-cell>
          <table:table-cell table:number-columns-repeated="3"/>
          <table:table-cell table:style-name="ce8" table:formula="of:=&quot;  \include &quot;&quot;ilys/&quot;&amp;[.M21]&amp;&quot;&quot;&quot;&quot;" office:value-type="string" office:string-value="  \include &quot;ilys/clementi-op42-p1-17-directions.ily&quot;">
            <text:p><text:s text:c="2"/>\include "ilys/clementi-op42-p1-17-direction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Scales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4"/>
          <table:table-cell office:value-type="string">
            <text:p>scales</text:p>
          </table:table-cell>
          <table:table-cell table:number-columns-repeated="3"/>
          <table:table-cell office:value-type="string">
            <text:p>art-of-playing-part1-scales.ily</text:p>
          </table:table-cell>
          <table:table-cell table:formula="of:=prefix&amp;&quot;p&quot;&amp;[.B22]&amp;&quot;-&quot;&amp;IF([.C22]&lt;10;&quot;0&quot;;&quot;&quot;)&amp;[.C22]&amp;&quot;-&quot;&amp;[.H22]&amp;&quot;.ily&quot;" office:value-type="string" office:string-value="clementi-op42-p1-18-scales.ily">
            <text:p>clementi-op42-p1-18-scale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2]&amp;&quot; ./ilys/&quot;&amp;[.M22]" office:value-type="string" office:string-value="git mv art-of-playing-part1-scales.ily ./ilys/clementi-op42-p1-18-scales.ily">
            <text:p>git mv art-of-playing-part1-scales.ily ./ilys/clementi-op42-p1-18-scales.ily</text:p>
          </table:table-cell>
          <table:table-cell table:number-columns-repeated="3"/>
          <table:table-cell table:style-name="ce8" table:formula="of:=&quot;  \include &quot;&quot;ilys/&quot;&amp;[.M22]&amp;&quot;&quot;&quot;&quot;" office:value-type="string" office:string-value="  \include &quot;ilys/clementi-op42-p1-18-scales.ily&quot;">
            <text:p><text:s text:c="2"/>\include "ilys/clementi-op42-p1-18-scale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Remarks on Scales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4"/>
          <table:table-cell office:value-type="string">
            <text:p>scales</text:p>
          </table:table-cell>
          <table:table-cell table:number-columns-repeated="3"/>
          <table:table-cell office:value-type="string">
            <text:p>art-of-playing-part1-scales-remarks.ily</text:p>
          </table:table-cell>
          <table:table-cell table:formula="of:=prefix&amp;&quot;p&quot;&amp;[.B23]&amp;&quot;-&quot;&amp;IF([.C23]&lt;10;&quot;0&quot;;&quot;&quot;)&amp;[.C23]&amp;&quot;-&quot;&amp;[.H23]&amp;&quot;.ily&quot;" office:value-type="string" office:string-value="clementi-op42-p1-19-scales.ily">
            <text:p>clementi-op42-p1-19-scale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3]&amp;&quot; ./ilys/&quot;&amp;[.M23]" office:value-type="string" office:string-value="git mv art-of-playing-part1-scales-remarks.ily ./ilys/clementi-op42-p1-19-scales.ily">
            <text:p>git mv art-of-playing-part1-scales-remarks.ily ./ilys/clementi-op42-p1-19-scales.ily</text:p>
          </table:table-cell>
          <table:table-cell table:number-columns-repeated="3"/>
          <table:table-cell table:style-name="ce8" table:formula="of:=&quot;  \include &quot;&quot;ilys/&quot;&amp;[.M23]&amp;&quot;&quot;&quot;&quot;" office:value-type="string" office:string-value="  \include &quot;ilys/clementi-op42-p1-19-scales.ily&quot;">
            <text:p><text:s text:c="2"/>\include "ilys/clementi-op42-p1-19-scale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Extensions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string">
            <text:p>extensions</text:p>
          </table:table-cell>
          <table:table-cell table:number-columns-repeated="3"/>
          <table:table-cell office:value-type="string">
            <text:p>art-of-playing-part1-extensions.ily</text:p>
          </table:table-cell>
          <table:table-cell table:formula="of:=prefix&amp;&quot;p&quot;&amp;[.B24]&amp;&quot;-&quot;&amp;IF([.C24]&lt;10;&quot;0&quot;;&quot;&quot;)&amp;[.C24]&amp;&quot;-&quot;&amp;[.H24]&amp;&quot;.ily&quot;" office:value-type="string" office:string-value="clementi-op42-p1-20-extensions.ily">
            <text:p>clementi-op42-p1-20-extension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4]&amp;&quot; ./ilys/&quot;&amp;[.M24]" office:value-type="string" office:string-value="git mv art-of-playing-part1-extensions.ily ./ilys/clementi-op42-p1-20-extensions.ily">
            <text:p>git mv art-of-playing-part1-extensions.ily ./ilys/clementi-op42-p1-20-extensions.ily</text:p>
          </table:table-cell>
          <table:table-cell table:number-columns-repeated="3"/>
          <table:table-cell table:style-name="ce8" table:formula="of:=&quot;  \include &quot;&quot;ilys/&quot;&amp;[.M24]&amp;&quot;&quot;&quot;&quot;" office:value-type="string" office:string-value="  \include &quot;ilys/clementi-op42-p1-20-extensions.ily&quot;">
            <text:p><text:s text:c="2"/>\include "ilys/clementi-op42-p1-20-extension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Fingering RH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string">
            <text:p>exercise-rh</text:p>
          </table:table-cell>
          <table:table-cell table:number-columns-repeated="3"/>
          <table:table-cell office:value-type="string">
            <text:p>art-of-playing-part1-fingering-exerc-rh.ily</text:p>
          </table:table-cell>
          <table:table-cell table:formula="of:=prefix&amp;&quot;p&quot;&amp;[.B25]&amp;&quot;-&quot;&amp;IF([.C25]&lt;10;&quot;0&quot;;&quot;&quot;)&amp;[.C25]&amp;&quot;-&quot;&amp;[.H25]&amp;&quot;.ily&quot;" office:value-type="string" office:string-value="clementi-op42-p1-21-exercise-rh.ily">
            <text:p>clementi-op42-p1-21-exercise-rh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5]&amp;&quot; ./ilys/&quot;&amp;[.M25]" office:value-type="string" office:string-value="git mv art-of-playing-part1-fingering-exerc-rh.ily ./ilys/clementi-op42-p1-21-exercise-rh.ily">
            <text:p>git mv art-of-playing-part1-fingering-exerc-rh.ily ./ilys/clementi-op42-p1-21-exercise-rh.ily</text:p>
          </table:table-cell>
          <table:table-cell table:number-columns-repeated="3"/>
          <table:table-cell table:style-name="ce8" table:formula="of:=&quot;  \include &quot;&quot;ilys/&quot;&amp;[.M25]&amp;&quot;&quot;&quot;&quot;" office:value-type="string" office:string-value="  \include &quot;ilys/clementi-op42-p1-21-exercise-rh.ily&quot;">
            <text:p><text:s text:c="2"/>\include "ilys/clementi-op42-p1-21-exercise-rh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Fingering LH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4"/>
          <table:table-cell office:value-type="string">
            <text:p>exercise-lh</text:p>
          </table:table-cell>
          <table:table-cell table:number-columns-repeated="3"/>
          <table:table-cell office:value-type="string">
            <text:p>art-of-playing-part1-fingering-exerc-lh.ily</text:p>
          </table:table-cell>
          <table:table-cell table:formula="of:=prefix&amp;&quot;p&quot;&amp;[.B26]&amp;&quot;-&quot;&amp;IF([.C26]&lt;10;&quot;0&quot;;&quot;&quot;)&amp;[.C26]&amp;&quot;-&quot;&amp;[.H26]&amp;&quot;.ily&quot;" office:value-type="string" office:string-value="clementi-op42-p1-22-exercise-lh.ily">
            <text:p>clementi-op42-p1-22-exercise-lh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6]&amp;&quot; ./ilys/&quot;&amp;[.M26]" office:value-type="string" office:string-value="git mv art-of-playing-part1-fingering-exerc-lh.ily ./ilys/clementi-op42-p1-22-exercise-lh.ily">
            <text:p>git mv art-of-playing-part1-fingering-exerc-lh.ily ./ilys/clementi-op42-p1-22-exercise-lh.ily</text:p>
          </table:table-cell>
          <table:table-cell table:number-columns-repeated="3"/>
          <table:table-cell table:style-name="ce8" table:formula="of:=&quot;  \include &quot;&quot;ilys/&quot;&amp;[.M26]&amp;&quot;&quot;&quot;&quot;" office:value-type="string" office:string-value="  \include &quot;ilys/clementi-op42-p1-22-exercise-lh.ily&quot;">
            <text:p><text:s text:c="2"/>\include "ilys/clementi-op42-p1-22-exercise-lh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Intro Part 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introduction</text:p>
          </table:table-cell>
          <table:table-cell table:number-columns-repeated="3"/>
          <table:table-cell office:value-type="string">
            <text:p>art-of-playing-part2-introduction.ily</text:p>
          </table:table-cell>
          <table:table-cell table:formula="of:=prefix&amp;&quot;p&quot;&amp;[.B27]&amp;&quot;-&quot;&amp;IF([.C27]&lt;10;&quot;0&quot;;&quot;&quot;)&amp;[.C27]&amp;&quot;-&quot;&amp;[.H27]&amp;&quot;.ily&quot;" office:value-type="string" office:string-value="clementi-op42-p2-01-introduction.ily">
            <text:p>clementi-op42-p2-01-introduction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7]&amp;&quot; ./ilys/&quot;&amp;[.M27]" office:value-type="string" office:string-value="git mv art-of-playing-part2-introduction.ily ./ilys/clementi-op42-p2-01-introduction.ily">
            <text:p>git mv art-of-playing-part2-introduction.ily ./ilys/clementi-op42-p2-01-introduction.ily</text:p>
          </table:table-cell>
          <table:table-cell table:number-columns-repeated="3"/>
          <table:table-cell table:style-name="ce8" table:formula="of:=&quot;  \include &quot;&quot;ilys/&quot;&amp;[.M27]&amp;&quot;&quot;&quot;&quot;" office:value-type="string" office:string-value="  \include &quot;ilys/clementi-op42-p2-01-introduction.ily&quot;">
            <text:p><text:s text:c="2"/>\include "ilys/clementi-op42-p2-01-introduction.ily"</text:p>
          </table:table-cell>
          <table:table-cell table:style-name="ce8"/>
          <table:table-cell table:number-columns-repeated="6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28]&lt;10;&quot;0&quot;;&quot;&quot;)&amp;[.C28]&amp;IF([.F28]=&quot;prelude&quot;;&quot;-prel-&quot;&amp;[.D28];&quot;-&quot;&amp;IF(NOT(ISBLANK([.E28]));[.E28];IF(NOT(ISBLANK([.F28]));[.F28];&quot;&quot;)))&amp;IF(NOT(ISBLANK([.H28]));&quot;-&quot;&amp;[.H28];&quot;&quot;)&amp;IF(NOT(ISBLANK([.I28]));&quot;-&quot;&amp;[.I28];&quot;&quot;)" office:value-type="string" office:string-value="clementi-op42-les01-prel-cmaj">
            <text:p>clementi-op42-les01-prel-cmaj</text:p>
          </table:table-cell>
          <table:table-cell office:value-type="string">
            <text:p>art-of-playing-part2-lesson1-prel-cmaj.ily</text:p>
          </table:table-cell>
          <table:table-cell table:formula="of:=midiprefix&amp;&quot;lyt-L&quot;&amp;IF([.C28]&lt;10;&quot;0&quot;;&quot;&quot;)&amp;[.C28]&amp;IF([.F28]=&quot;prelude&quot;;&quot;-prel-&quot;&amp;[.D28];&quot;-&quot;&amp;IF(NOT(ISBLANK([.E28]));[.E28];IF(NOT(ISBLANK([.F28]));[.F28];&quot;&quot;)))&amp;IF(NOT(ISBLANK([.H28]));&quot;-&quot;&amp;[.H28];&quot;&quot;)&amp;&quot;.ily&quot;" office:value-type="string" office:string-value="clementi-op42-lyt-L01-prel-cmaj.ily">
            <text:p>clementi-op42-lyt-L01-prel-cmaj.ily</text:p>
          </table:table-cell>
          <table:table-cell table:formula="of:=midiprefix&amp;&quot;mid-L&quot;&amp;IF([.C28]&lt;10;&quot;0&quot;;&quot;&quot;)&amp;[.C28]&amp;IF([.F28]=&quot;prelude&quot;;&quot;-prel-&quot;&amp;[.D28];&quot;-&quot;&amp;IF(NOT(ISBLANK([.E28]));[.E28];IF(NOT(ISBLANK([.F28]));[.F28];&quot;&quot;)))&amp;IF(NOT(ISBLANK([.H28]));&quot;-&quot;&amp;[.H28];&quot;&quot;)&amp;&quot;.ily&quot;" office:value-type="string" office:string-value="clementi-op42-mid-L01-prel-cmaj.ily">
            <text:p>clementi-op42-mid-L01-prel-cmaj.ily</text:p>
          </table:table-cell>
          <table:table-cell table:style-name="ce5" table:formula="of:=midiprefix&amp;&quot;mus-L&quot;&amp;IF([.C28]&lt;10;&quot;0&quot;;&quot;&quot;)&amp;[.C28]&amp;IF([.F28]=&quot;prelude&quot;;&quot;-prel-&quot;&amp;[.D28];&quot;-&quot;&amp;IF(NOT(ISBLANK([.E28]));[.E28];IF(NOT(ISBLANK([.F28]));[.F28];&quot;&quot;)))&amp;IF(NOT(ISBLANK([.H28]));&quot;-&quot;&amp;[.H28];&quot;&quot;)&amp;&quot;.ily&quot;" office:value-type="string" office:string-value="clementi-op42-mus-L01-prel-cmaj.ily">
            <text:p>clementi-op42-mus-L01-prel-cmaj.ily</text:p>
          </table:table-cell>
          <table:table-cell table:style-name="ce4" table:formula="of:=&quot;cp &quot;&amp;[.L28]&amp;&quot; ./ilys/&quot;&amp;[.M28]" office:value-type="string" office:string-value="cp art-of-playing-part2-lesson1-prel-cmaj.ily ./ilys/clementi-op42-lyt-L01-prel-cmaj.ily">
            <text:p>cp art-of-playing-part2-lesson1-prel-cmaj.ily ./ilys/clementi-op42-lyt-L01-prel-cmaj.ily</text:p>
          </table:table-cell>
          <table:table-cell table:style-name="ce4" table:formula="of:=&quot;cp &quot;&amp;[.L28]&amp;&quot;  ./ilys/&quot;&amp;[.N28]" office:value-type="string" office:string-value="cp art-of-playing-part2-lesson1-prel-cmaj.ily  ./ilys/clementi-op42-mid-L01-prel-cmaj.ily">
            <text:p>cp art-of-playing-part2-lesson1-prel-cmaj.ily <text:s/>./ilys/clementi-op42-mid-L01-prel-cmaj.ily</text:p>
          </table:table-cell>
          <table:table-cell table:style-name="ce4" table:formula="of:=&quot;cp &quot;&amp;[.L28]&amp;&quot;  ./ilys/&quot;&amp;[.O28]" office:value-type="string" office:string-value="cp art-of-playing-part2-lesson1-prel-cmaj.ily  ./ilys/clementi-op42-mus-L01-prel-cmaj.ily">
            <text:p>cp art-of-playing-part2-lesson1-prel-cmaj.ily <text:s/>./ilys/clementi-op42-mus-L01-prel-cmaj.ily</text:p>
          </table:table-cell>
          <table:table-cell table:formula="of:=&quot;\include &quot;&quot;&quot;&amp;[.O28]&amp;&quot;&quot;&quot;&quot;" office:value-type="string" office:string-value="\include &quot;clementi-op42-mus-L01-prel-cmaj.ily&quot;">
            <text:p>\include "clementi-op42-mus-L01-prel-cmaj.ily"</text:p>
          </table:table-cell>
          <table:table-cell table:style-name="ce4" table:formula="of:=&quot;  \include &quot;&quot;ilys/&quot;&amp;[.M28]&amp;&quot;&quot;&quot;&quot;" office:value-type="string" office:string-value="  \include &quot;ilys/clementi-op42-lyt-L01-prel-cmaj.ily&quot;">
            <text:p><text:s text:c="2"/>\include "ilys/clementi-op42-lyt-L01-prel-cmaj.ily"</text:p>
          </table:table-cell>
          <table:table-cell table:style-name="ce4" table:formula="of:=&quot;\book {             \bookOutputName &quot;&quot;&quot;&amp;[.K28]&amp;&quot;&quot;&quot;&quot;" office:value-type="string" office:string-value="\book {             \bookOutputName &quot;clementi-op42-les01-prel-cmaj&quot;">
            <text:p>\book { <text:s text:c="12"/>\bookOutputName "clementi-op42-les01-prel-cmaj"</text:p>
          </table:table-cell>
          <table:table-cell table:style-name="ce9" table:formula="of:=&quot;\include &quot;&quot;ilys/&quot;&amp;[.N28]&amp;&quot;&quot;&quot;&quot;" office:value-type="string" office:string-value="\include &quot;ilys/clementi-op42-mid-L01-prel-cmaj.ily&quot;">
            <text:p>\include "ilys/clementi-op42-mid-L01-prel-cmaj.ily"</text:p>
          </table:table-cell>
          <table:table-cell table:number-columns-repeated="5"/>
        </table:table-row>
        <table:table-row table:style-name="ro1">
          <table:table-cell office:value-type="string">
            <text:p>Away with melanchol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maj</text:p>
          </table:table-cell>
          <table:table-cell office:value-type="string">
            <text:p>mozart</text:p>
          </table:table-cell>
          <table:table-cell/>
          <table:table-cell office:value-type="string">
            <text:p>moderato</text:p>
          </table:table-cell>
          <table:table-cell/>
          <table:table-cell office:value-type="string">
            <text:p>moder</text:p>
          </table:table-cell>
          <table:table-cell/>
          <table:table-cell table:formula="of:=midiprefix&amp;&quot;les&quot;&amp;IF([.C29]&lt;10;&quot;0&quot;;&quot;&quot;)&amp;[.C29]&amp;IF([.F29]=&quot;prelude&quot;;&quot;-prel-&quot;&amp;[.D29];&quot;-&quot;&amp;IF(NOT(ISBLANK([.E29]));[.E29];IF(NOT(ISBLANK([.F29]));[.F29];&quot;&quot;)))&amp;IF(NOT(ISBLANK([.H29]));&quot;-&quot;&amp;[.H29];&quot;&quot;)&amp;IF(NOT(ISBLANK([.I29]));&quot;-&quot;&amp;[.I29];&quot;&quot;)" office:value-type="string" office:string-value="clementi-op42-les01-mozart-moder">
            <text:p>clementi-op42-les01-mozart-moder</text:p>
          </table:table-cell>
          <table:table-cell office:value-type="string">
            <text:p>art-of-playing-part2-lesson1-moderato.ily</text:p>
          </table:table-cell>
          <table:table-cell table:formula="of:=midiprefix&amp;&quot;lyt-L&quot;&amp;IF([.C29]&lt;10;&quot;0&quot;;&quot;&quot;)&amp;[.C29]&amp;IF([.F29]=&quot;prelude&quot;;&quot;-prel-&quot;&amp;[.D29];&quot;-&quot;&amp;IF(NOT(ISBLANK([.E29]));[.E29];IF(NOT(ISBLANK([.F29]));[.F29];&quot;&quot;)))&amp;IF(NOT(ISBLANK([.H29]));&quot;-&quot;&amp;[.H29];&quot;&quot;)&amp;&quot;.ily&quot;" office:value-type="string" office:string-value="clementi-op42-lyt-L01-mozart.ily">
            <text:p>clementi-op42-lyt-L01-mozart.ily</text:p>
          </table:table-cell>
          <table:table-cell table:formula="of:=midiprefix&amp;&quot;mid-L&quot;&amp;IF([.C29]&lt;10;&quot;0&quot;;&quot;&quot;)&amp;[.C29]&amp;IF([.F29]=&quot;prelude&quot;;&quot;-prel-&quot;&amp;[.D29];&quot;-&quot;&amp;IF(NOT(ISBLANK([.E29]));[.E29];IF(NOT(ISBLANK([.F29]));[.F29];&quot;&quot;)))&amp;IF(NOT(ISBLANK([.H29]));&quot;-&quot;&amp;[.H29];&quot;&quot;)&amp;&quot;.ily&quot;" office:value-type="string" office:string-value="clementi-op42-mid-L01-mozart.ily">
            <text:p>clementi-op42-mid-L01-mozart.ily</text:p>
          </table:table-cell>
          <table:table-cell table:style-name="ce5" table:formula="of:=midiprefix&amp;&quot;mus-L&quot;&amp;IF([.C29]&lt;10;&quot;0&quot;;&quot;&quot;)&amp;[.C29]&amp;IF([.F29]=&quot;prelude&quot;;&quot;-prel-&quot;&amp;[.D29];&quot;-&quot;&amp;IF(NOT(ISBLANK([.E29]));[.E29];IF(NOT(ISBLANK([.F29]));[.F29];&quot;&quot;)))&amp;IF(NOT(ISBLANK([.H29]));&quot;-&quot;&amp;[.H29];&quot;&quot;)&amp;&quot;.ily&quot;" office:value-type="string" office:string-value="clementi-op42-mus-L01-mozart.ily">
            <text:p>clementi-op42-mus-L01-mozart.ily</text:p>
          </table:table-cell>
          <table:table-cell table:formula="of:=&quot;git mv &quot;&amp;[.L29]&amp;&quot; ./ilys/&quot;&amp;[.M29]" office:value-type="string" office:string-value="git mv art-of-playing-part2-lesson1-moderato.ily ./ilys/clementi-op42-lyt-L01-mozart.ily">
            <text:p>git mv art-of-playing-part2-lesson1-moderato.ily ./ilys/clementi-op42-lyt-L01-mozart.ily</text:p>
          </table:table-cell>
          <table:table-cell table:number-columns-repeated="11"/>
        </table:table-row>
        <table:table-row table:style-name="ro1">
          <table:table-cell office:value-type="string">
            <text:p>Aria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maj</text:p>
          </table:table-cell>
          <table:table-cell/>
          <table:table-cell office:value-type="string">
            <text:p>aria</text:p>
          </table:table-cell>
          <table:table-cell/>
          <table:table-cell/>
          <table:table-cell office:value-type="string">
            <text:p>cmaj</text:p>
          </table:table-cell>
          <table:table-cell/>
          <table:table-cell table:formula="of:=midiprefix&amp;&quot;les&quot;&amp;IF([.C30]&lt;10;&quot;0&quot;;&quot;&quot;)&amp;[.C30]&amp;IF([.F30]=&quot;prelude&quot;;&quot;-prel-&quot;&amp;[.D30];&quot;-&quot;&amp;IF(NOT(ISBLANK([.E30]));[.E30];IF(NOT(ISBLANK([.F30]));[.F30];&quot;&quot;)))&amp;IF(NOT(ISBLANK([.H30]));&quot;-&quot;&amp;[.H30];&quot;&quot;)&amp;IF(NOT(ISBLANK([.I30]));&quot;-&quot;&amp;[.I30];&quot;&quot;)" office:value-type="string" office:string-value="clementi-op42-les02-aria-cmaj">
            <text:p>clementi-op42-les02-aria-cmaj</text:p>
          </table:table-cell>
          <table:table-cell office:value-type="string">
            <text:p>art-of-playing-part2-lesson2-aria.ily</text:p>
          </table:table-cell>
          <table:table-cell table:formula="of:=midiprefix&amp;&quot;lyt-L&quot;&amp;IF([.C30]&lt;10;&quot;0&quot;;&quot;&quot;)&amp;[.C30]&amp;IF([.F30]=&quot;prelude&quot;;&quot;-prel-&quot;&amp;[.D30];&quot;-&quot;&amp;IF(NOT(ISBLANK([.E30]));[.E30];IF(NOT(ISBLANK([.F30]));[.F30];&quot;&quot;)))&amp;IF(NOT(ISBLANK([.H30]));&quot;-&quot;&amp;[.H30];&quot;&quot;)&amp;&quot;.ily&quot;" office:value-type="string" office:string-value="clementi-op42-lyt-L02-aria.ily">
            <text:p>clementi-op42-lyt-L02-aria.ily</text:p>
          </table:table-cell>
          <table:table-cell table:formula="of:=midiprefix&amp;&quot;mid-L&quot;&amp;IF([.C30]&lt;10;&quot;0&quot;;&quot;&quot;)&amp;[.C30]&amp;IF([.F30]=&quot;prelude&quot;;&quot;-prel-&quot;&amp;[.D30];&quot;-&quot;&amp;IF(NOT(ISBLANK([.E30]));[.E30];IF(NOT(ISBLANK([.F30]));[.F30];&quot;&quot;)))&amp;IF(NOT(ISBLANK([.H30]));&quot;-&quot;&amp;[.H30];&quot;&quot;)&amp;&quot;.ily&quot;" office:value-type="string" office:string-value="clementi-op42-mid-L02-aria.ily">
            <text:p>clementi-op42-mid-L02-aria.ily</text:p>
          </table:table-cell>
          <table:table-cell table:style-name="ce5" table:formula="of:=midiprefix&amp;&quot;mus-L&quot;&amp;IF([.C30]&lt;10;&quot;0&quot;;&quot;&quot;)&amp;[.C30]&amp;IF([.F30]=&quot;prelude&quot;;&quot;-prel-&quot;&amp;[.D30];&quot;-&quot;&amp;IF(NOT(ISBLANK([.E30]));[.E30];IF(NOT(ISBLANK([.F30]));[.F30];&quot;&quot;)))&amp;IF(NOT(ISBLANK([.H30]));&quot;-&quot;&amp;[.H30];&quot;&quot;)&amp;&quot;.ily&quot;" office:value-type="string" office:string-value="clementi-op42-mus-L02-aria.ily">
            <text:p>clementi-op42-mus-L02-aria.ily</text:p>
          </table:table-cell>
          <table:table-cell table:formula="of:=&quot;git mv &quot;&amp;[.L30]&amp;&quot; ./ilys/&quot;&amp;[.M30]" office:value-type="string" office:string-value="git mv art-of-playing-part2-lesson2-aria.ily ./ilys/clementi-op42-lyt-L02-aria.ily">
            <text:p>git mv art-of-playing-part2-lesson2-aria.ily ./ilys/clementi-op42-lyt-L02-aria.ily</text:p>
          </table:table-cell>
          <table:table-cell table:number-columns-repeated="11"/>
        </table:table-row>
        <table:table-row table:style-name="ro1">
          <table:table-cell office:value-type="string">
            <text:p>Air, in Atalant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maj</text:p>
          </table:table-cell>
          <table:table-cell office:value-type="string">
            <text:p>handel</text:p>
          </table:table-cell>
          <table:table-cell office:value-type="string">
            <text:p>air</text:p>
          </table:table-cell>
          <table:table-cell/>
          <table:table-cell/>
          <table:table-cell office:value-type="string">
            <text:p>air</text:p>
          </table:table-cell>
          <table:table-cell/>
          <table:table-cell table:formula="of:=midiprefix&amp;&quot;les&quot;&amp;IF([.C31]&lt;10;&quot;0&quot;;&quot;&quot;)&amp;[.C31]&amp;IF([.F31]=&quot;prelude&quot;;&quot;-prel-&quot;&amp;[.D31];&quot;-&quot;&amp;IF(NOT(ISBLANK([.E31]));[.E31];IF(NOT(ISBLANK([.F31]));[.F31];&quot;&quot;)))&amp;IF(NOT(ISBLANK([.H31]));&quot;-&quot;&amp;[.H31];&quot;&quot;)&amp;IF(NOT(ISBLANK([.I31]));&quot;-&quot;&amp;[.I31];&quot;&quot;)" office:value-type="string" office:string-value="clementi-op42-les03-handel-air">
            <text:p>clementi-op42-les03-handel-air</text:p>
          </table:table-cell>
          <table:table-cell office:value-type="string">
            <text:p>art-of-playing-part2-lesson3-air-handel.ily</text:p>
          </table:table-cell>
          <table:table-cell table:formula="of:=midiprefix&amp;&quot;lyt-L&quot;&amp;IF([.C31]&lt;10;&quot;0&quot;;&quot;&quot;)&amp;[.C31]&amp;IF([.F31]=&quot;prelude&quot;;&quot;-prel-&quot;&amp;[.D31];&quot;-&quot;&amp;IF(NOT(ISBLANK([.E31]));[.E31];IF(NOT(ISBLANK([.F31]));[.F31];&quot;&quot;)))&amp;IF(NOT(ISBLANK([.H31]));&quot;-&quot;&amp;[.H31];&quot;&quot;)&amp;&quot;.ily&quot;" office:value-type="string" office:string-value="clementi-op42-lyt-L03-handel.ily">
            <text:p>clementi-op42-lyt-L03-handel.ily</text:p>
          </table:table-cell>
          <table:table-cell table:formula="of:=midiprefix&amp;&quot;mid-L&quot;&amp;IF([.C31]&lt;10;&quot;0&quot;;&quot;&quot;)&amp;[.C31]&amp;IF([.F31]=&quot;prelude&quot;;&quot;-prel-&quot;&amp;[.D31];&quot;-&quot;&amp;IF(NOT(ISBLANK([.E31]));[.E31];IF(NOT(ISBLANK([.F31]));[.F31];&quot;&quot;)))&amp;IF(NOT(ISBLANK([.H31]));&quot;-&quot;&amp;[.H31];&quot;&quot;)&amp;&quot;.ily&quot;" office:value-type="string" office:string-value="clementi-op42-mid-L03-handel.ily">
            <text:p>clementi-op42-mid-L03-handel.ily</text:p>
          </table:table-cell>
          <table:table-cell table:style-name="ce5" table:formula="of:=midiprefix&amp;&quot;mus-L&quot;&amp;IF([.C31]&lt;10;&quot;0&quot;;&quot;&quot;)&amp;[.C31]&amp;IF([.F31]=&quot;prelude&quot;;&quot;-prel-&quot;&amp;[.D31];&quot;-&quot;&amp;IF(NOT(ISBLANK([.E31]));[.E31];IF(NOT(ISBLANK([.F31]));[.F31];&quot;&quot;)))&amp;IF(NOT(ISBLANK([.H31]));&quot;-&quot;&amp;[.H31];&quot;&quot;)&amp;&quot;.ily&quot;" office:value-type="string" office:string-value="clementi-op42-mus-L03-handel.ily">
            <text:p>clementi-op42-mus-L03-handel.ily</text:p>
          </table:table-cell>
          <table:table-cell table:formula="of:=&quot;git mv &quot;&amp;[.L31]&amp;&quot; ./ilys/&quot;&amp;[.M31]" office:value-type="string" office:string-value="git mv art-of-playing-part2-lesson3-air-handel.ily ./ilys/clementi-op42-lyt-L03-handel.ily">
            <text:p>git mv art-of-playing-part2-lesson3-air-handel.ily ./ilys/clementi-op42-lyt-L03-handel.ily</text:p>
          </table:table-cell>
          <table:table-cell table:number-columns-repeated="11"/>
        </table:table-row>
        <table:table-row table:style-name="ro1">
          <table:table-cell office:value-type="string">
            <text:p>Air, in Saul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maj</text:p>
          </table:table-cell>
          <table:table-cell office:value-type="string">
            <text:p>handel</text:p>
          </table:table-cell>
          <table:table-cell office:value-type="string">
            <text:p>air</text:p>
          </table:table-cell>
          <table:table-cell office:value-type="string">
            <text:p>moderato</text:p>
          </table:table-cell>
          <table:table-cell/>
          <table:table-cell office:value-type="string">
            <text:p>air</text:p>
          </table:table-cell>
          <table:table-cell/>
          <table:table-cell table:formula="of:=midiprefix&amp;&quot;les&quot;&amp;IF([.C32]&lt;10;&quot;0&quot;;&quot;&quot;)&amp;[.C32]&amp;IF([.F32]=&quot;prelude&quot;;&quot;-prel-&quot;&amp;[.D32];&quot;-&quot;&amp;IF(NOT(ISBLANK([.E32]));[.E32];IF(NOT(ISBLANK([.F32]));[.F32];&quot;&quot;)))&amp;IF(NOT(ISBLANK([.H32]));&quot;-&quot;&amp;[.H32];&quot;&quot;)&amp;IF(NOT(ISBLANK([.I32]));&quot;-&quot;&amp;[.I32];&quot;&quot;)" office:value-type="string" office:string-value="clementi-op42-les04-handel-air">
            <text:p>clementi-op42-les04-handel-air</text:p>
          </table:table-cell>
          <table:table-cell office:value-type="string">
            <text:p>art-of-playing-part2-lesson4-air-handel.ily</text:p>
          </table:table-cell>
          <table:table-cell table:formula="of:=midiprefix&amp;&quot;lyt-L&quot;&amp;IF([.C32]&lt;10;&quot;0&quot;;&quot;&quot;)&amp;[.C32]&amp;IF([.F32]=&quot;prelude&quot;;&quot;-prel-&quot;&amp;[.D32];&quot;-&quot;&amp;IF(NOT(ISBLANK([.E32]));[.E32];IF(NOT(ISBLANK([.F32]));[.F32];&quot;&quot;)))&amp;IF(NOT(ISBLANK([.H32]));&quot;-&quot;&amp;[.H32];&quot;&quot;)&amp;&quot;.ily&quot;" office:value-type="string" office:string-value="clementi-op42-lyt-L04-handel.ily">
            <text:p>clementi-op42-lyt-L04-handel.ily</text:p>
          </table:table-cell>
          <table:table-cell table:formula="of:=midiprefix&amp;&quot;mid-L&quot;&amp;IF([.C32]&lt;10;&quot;0&quot;;&quot;&quot;)&amp;[.C32]&amp;IF([.F32]=&quot;prelude&quot;;&quot;-prel-&quot;&amp;[.D32];&quot;-&quot;&amp;IF(NOT(ISBLANK([.E32]));[.E32];IF(NOT(ISBLANK([.F32]));[.F32];&quot;&quot;)))&amp;IF(NOT(ISBLANK([.H32]));&quot;-&quot;&amp;[.H32];&quot;&quot;)&amp;&quot;.ily&quot;" office:value-type="string" office:string-value="clementi-op42-mid-L04-handel.ily">
            <text:p>clementi-op42-mid-L04-handel.ily</text:p>
          </table:table-cell>
          <table:table-cell table:style-name="ce5" table:formula="of:=midiprefix&amp;&quot;mus-L&quot;&amp;IF([.C32]&lt;10;&quot;0&quot;;&quot;&quot;)&amp;[.C32]&amp;IF([.F32]=&quot;prelude&quot;;&quot;-prel-&quot;&amp;[.D32];&quot;-&quot;&amp;IF(NOT(ISBLANK([.E32]));[.E32];IF(NOT(ISBLANK([.F32]));[.F32];&quot;&quot;)))&amp;IF(NOT(ISBLANK([.H32]));&quot;-&quot;&amp;[.H32];&quot;&quot;)&amp;&quot;.ily&quot;" office:value-type="string" office:string-value="clementi-op42-mus-L04-handel.ily">
            <text:p>clementi-op42-mus-L04-handel.ily</text:p>
          </table:table-cell>
          <table:table-cell table:formula="of:=&quot;git mv &quot;&amp;[.L32]&amp;&quot; ./ilys/&quot;&amp;[.M32]" office:value-type="string" office:string-value="git mv art-of-playing-part2-lesson4-air-handel.ily ./ilys/clementi-op42-lyt-L04-handel.ily">
            <text:p>git mv art-of-playing-part2-lesson4-air-handel.ily ./ilys/clementi-op42-lyt-L04-handel.ily</text:p>
          </table:table-cell>
          <table:table-cell table:number-columns-repeated="11"/>
        </table:table-row>
        <table:table-row table:style-name="ro1">
          <table:table-cell office:value-type="string">
            <text:p>Dead March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cmaj</text:p>
          </table:table-cell>
          <table:table-cell office:value-type="string">
            <text:p>handel</text:p>
          </table:table-cell>
          <table:table-cell/>
          <table:table-cell office:value-type="string">
            <text:p>grave</text:p>
          </table:table-cell>
          <table:table-cell/>
          <table:table-cell office:value-type="string">
            <text:p>grave</text:p>
          </table:table-cell>
          <table:table-cell/>
          <table:table-cell table:formula="of:=midiprefix&amp;&quot;les&quot;&amp;IF([.C33]&lt;10;&quot;0&quot;;&quot;&quot;)&amp;[.C33]&amp;IF([.F33]=&quot;prelude&quot;;&quot;-prel-&quot;&amp;[.D33];&quot;-&quot;&amp;IF(NOT(ISBLANK([.E33]));[.E33];IF(NOT(ISBLANK([.F33]));[.F33];&quot;&quot;)))&amp;IF(NOT(ISBLANK([.H33]));&quot;-&quot;&amp;[.H33];&quot;&quot;)&amp;IF(NOT(ISBLANK([.I33]));&quot;-&quot;&amp;[.I33];&quot;&quot;)" office:value-type="string" office:string-value="clementi-op42-les05-handel-grave">
            <text:p>clementi-op42-les05-handel-grave</text:p>
          </table:table-cell>
          <table:table-cell office:value-type="string">
            <text:p>art-of-playing-part2-lesson5-march-handel.ily</text:p>
          </table:table-cell>
          <table:table-cell table:formula="of:=midiprefix&amp;&quot;lyt-L&quot;&amp;IF([.C33]&lt;10;&quot;0&quot;;&quot;&quot;)&amp;[.C33]&amp;IF([.F33]=&quot;prelude&quot;;&quot;-prel-&quot;&amp;[.D33];&quot;-&quot;&amp;IF(NOT(ISBLANK([.E33]));[.E33];IF(NOT(ISBLANK([.F33]));[.F33];&quot;&quot;)))&amp;IF(NOT(ISBLANK([.H33]));&quot;-&quot;&amp;[.H33];&quot;&quot;)&amp;&quot;.ily&quot;" office:value-type="string" office:string-value="clementi-op42-lyt-L05-handel.ily">
            <text:p>clementi-op42-lyt-L05-handel.ily</text:p>
          </table:table-cell>
          <table:table-cell table:formula="of:=midiprefix&amp;&quot;mid-L&quot;&amp;IF([.C33]&lt;10;&quot;0&quot;;&quot;&quot;)&amp;[.C33]&amp;IF([.F33]=&quot;prelude&quot;;&quot;-prel-&quot;&amp;[.D33];&quot;-&quot;&amp;IF(NOT(ISBLANK([.E33]));[.E33];IF(NOT(ISBLANK([.F33]));[.F33];&quot;&quot;)))&amp;IF(NOT(ISBLANK([.H33]));&quot;-&quot;&amp;[.H33];&quot;&quot;)&amp;&quot;.ily&quot;" office:value-type="string" office:string-value="clementi-op42-mid-L05-handel.ily">
            <text:p>clementi-op42-mid-L05-handel.ily</text:p>
          </table:table-cell>
          <table:table-cell table:style-name="ce5" table:formula="of:=midiprefix&amp;&quot;mus-L&quot;&amp;IF([.C33]&lt;10;&quot;0&quot;;&quot;&quot;)&amp;[.C33]&amp;IF([.F33]=&quot;prelude&quot;;&quot;-prel-&quot;&amp;[.D33];&quot;-&quot;&amp;IF(NOT(ISBLANK([.E33]));[.E33];IF(NOT(ISBLANK([.F33]));[.F33];&quot;&quot;)))&amp;IF(NOT(ISBLANK([.H33]));&quot;-&quot;&amp;[.H33];&quot;&quot;)&amp;&quot;.ily&quot;" office:value-type="string" office:string-value="clementi-op42-mus-L05-handel.ily">
            <text:p>clementi-op42-mus-L05-handel.ily</text:p>
          </table:table-cell>
          <table:table-cell table:formula="of:=&quot;git mv &quot;&amp;[.L33]&amp;&quot; ./ilys/&quot;&amp;[.M33]" office:value-type="string" office:string-value="git mv art-of-playing-part2-lesson5-march-handel.ily ./ilys/clementi-op42-lyt-L05-handel.ily">
            <text:p>git mv art-of-playing-part2-lesson5-march-handel.ily ./ilys/clementi-op42-lyt-L05-handel.ily</text:p>
          </table:table-cell>
          <table:table-cell table:number-columns-repeated="11"/>
        </table:table-row>
        <table:table-row table:style-name="ro1">
          <table:table-cell office:value-type="string">
            <text:p>Allegro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cmaj</text:p>
          </table:table-cell>
          <table:table-cell office:value-type="string">
            <text:p>corelli</text:p>
          </table:table-cell>
          <table:table-cell/>
          <table:table-cell office:value-type="string">
            <text:p>allegro</text:p>
          </table:table-cell>
          <table:table-cell/>
          <table:table-cell office:value-type="string">
            <text:p>alleg</text:p>
          </table:table-cell>
          <table:table-cell/>
          <table:table-cell table:formula="of:=midiprefix&amp;&quot;les&quot;&amp;IF([.C34]&lt;10;&quot;0&quot;;&quot;&quot;)&amp;[.C34]&amp;IF([.F34]=&quot;prelude&quot;;&quot;-prel-&quot;&amp;[.D34];&quot;-&quot;&amp;IF(NOT(ISBLANK([.E34]));[.E34];IF(NOT(ISBLANK([.F34]));[.F34];&quot;&quot;)))&amp;IF(NOT(ISBLANK([.H34]));&quot;-&quot;&amp;[.H34];&quot;&quot;)&amp;IF(NOT(ISBLANK([.I34]));&quot;-&quot;&amp;[.I34];&quot;&quot;)" office:value-type="string" office:string-value="clementi-op42-les06-corelli-alleg">
            <text:p>clementi-op42-les06-corelli-alleg</text:p>
          </table:table-cell>
          <table:table-cell office:value-type="string">
            <text:p>art-of-playing-part2-lesson6-allegro-corelli.ily</text:p>
          </table:table-cell>
          <table:table-cell table:formula="of:=midiprefix&amp;&quot;lyt-L&quot;&amp;IF([.C34]&lt;10;&quot;0&quot;;&quot;&quot;)&amp;[.C34]&amp;IF([.F34]=&quot;prelude&quot;;&quot;-prel-&quot;&amp;[.D34];&quot;-&quot;&amp;IF(NOT(ISBLANK([.E34]));[.E34];IF(NOT(ISBLANK([.F34]));[.F34];&quot;&quot;)))&amp;IF(NOT(ISBLANK([.H34]));&quot;-&quot;&amp;[.H34];&quot;&quot;)&amp;&quot;.ily&quot;" office:value-type="string" office:string-value="clementi-op42-lyt-L06-corelli.ily">
            <text:p>clementi-op42-lyt-L06-corelli.ily</text:p>
          </table:table-cell>
          <table:table-cell table:formula="of:=midiprefix&amp;&quot;mid-L&quot;&amp;IF([.C34]&lt;10;&quot;0&quot;;&quot;&quot;)&amp;[.C34]&amp;IF([.F34]=&quot;prelude&quot;;&quot;-prel-&quot;&amp;[.D34];&quot;-&quot;&amp;IF(NOT(ISBLANK([.E34]));[.E34];IF(NOT(ISBLANK([.F34]));[.F34];&quot;&quot;)))&amp;IF(NOT(ISBLANK([.H34]));&quot;-&quot;&amp;[.H34];&quot;&quot;)&amp;&quot;.ily&quot;" office:value-type="string" office:string-value="clementi-op42-mid-L06-corelli.ily">
            <text:p>clementi-op42-mid-L06-corelli.ily</text:p>
          </table:table-cell>
          <table:table-cell table:style-name="ce5" table:formula="of:=midiprefix&amp;&quot;mus-L&quot;&amp;IF([.C34]&lt;10;&quot;0&quot;;&quot;&quot;)&amp;[.C34]&amp;IF([.F34]=&quot;prelude&quot;;&quot;-prel-&quot;&amp;[.D34];&quot;-&quot;&amp;IF(NOT(ISBLANK([.E34]));[.E34];IF(NOT(ISBLANK([.F34]));[.F34];&quot;&quot;)))&amp;IF(NOT(ISBLANK([.H34]));&quot;-&quot;&amp;[.H34];&quot;&quot;)&amp;&quot;.ily&quot;" office:value-type="string" office:string-value="clementi-op42-mus-L06-corelli.ily">
            <text:p>clementi-op42-mus-L06-corelli.ily</text:p>
          </table:table-cell>
          <table:table-cell table:formula="of:=&quot;git mv &quot;&amp;[.L34]&amp;&quot; ./ilys/&quot;&amp;[.M34]" office:value-type="string" office:string-value="git mv art-of-playing-part2-lesson6-allegro-corelli.ily ./ilys/clementi-op42-lyt-L06-corelli.ily">
            <text:p>git mv art-of-playing-part2-lesson6-allegro-corelli.ily ./ilys/clementi-op42-lyt-L06-corelli.ily</text:p>
          </table:table-cell>
          <table:table-cell table:number-columns-repeated="11"/>
        </table:table-row>
        <table:table-row table:style-name="ro1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a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35]&lt;10;&quot;0&quot;;&quot;&quot;)&amp;[.C35]&amp;IF([.F35]=&quot;prelude&quot;;&quot;-prel-&quot;&amp;[.D35];&quot;-&quot;&amp;IF(NOT(ISBLANK([.E35]));[.E35];IF(NOT(ISBLANK([.F35]));[.F35];&quot;&quot;)))&amp;IF(NOT(ISBLANK([.H35]));&quot;-&quot;&amp;[.H35];&quot;&quot;)&amp;IF(NOT(ISBLANK([.I35]));&quot;-&quot;&amp;[.I35];&quot;&quot;)" office:value-type="string" office:string-value="clementi-op42-les07-prel-amin">
            <text:p>clementi-op42-les07-prel-amin</text:p>
          </table:table-cell>
          <table:table-cell office:value-type="string">
            <text:p>art-of-playing-part2-lesson7-prel-amin.ily</text:p>
          </table:table-cell>
          <table:table-cell table:formula="of:=midiprefix&amp;&quot;lyt-L&quot;&amp;IF([.C35]&lt;10;&quot;0&quot;;&quot;&quot;)&amp;[.C35]&amp;IF([.F35]=&quot;prelude&quot;;&quot;-prel-&quot;&amp;[.D35];&quot;-&quot;&amp;IF(NOT(ISBLANK([.E35]));[.E35];IF(NOT(ISBLANK([.F35]));[.F35];&quot;&quot;)))&amp;IF(NOT(ISBLANK([.H35]));&quot;-&quot;&amp;[.H35];&quot;&quot;)&amp;&quot;.ily&quot;" office:value-type="string" office:string-value="clementi-op42-lyt-L07-prel-amin.ily">
            <text:p>clementi-op42-lyt-L07-prel-amin.ily</text:p>
          </table:table-cell>
          <table:table-cell table:formula="of:=midiprefix&amp;&quot;mid-L&quot;&amp;IF([.C35]&lt;10;&quot;0&quot;;&quot;&quot;)&amp;[.C35]&amp;IF([.F35]=&quot;prelude&quot;;&quot;-prel-&quot;&amp;[.D35];&quot;-&quot;&amp;IF(NOT(ISBLANK([.E35]));[.E35];IF(NOT(ISBLANK([.F35]));[.F35];&quot;&quot;)))&amp;IF(NOT(ISBLANK([.H35]));&quot;-&quot;&amp;[.H35];&quot;&quot;)&amp;&quot;.ily&quot;" office:value-type="string" office:string-value="clementi-op42-mid-L07-prel-amin.ily">
            <text:p>clementi-op42-mid-L07-prel-amin.ily</text:p>
          </table:table-cell>
          <table:table-cell table:style-name="ce5" table:formula="of:=midiprefix&amp;&quot;mus-L&quot;&amp;IF([.C35]&lt;10;&quot;0&quot;;&quot;&quot;)&amp;[.C35]&amp;IF([.F35]=&quot;prelude&quot;;&quot;-prel-&quot;&amp;[.D35];&quot;-&quot;&amp;IF(NOT(ISBLANK([.E35]));[.E35];IF(NOT(ISBLANK([.F35]));[.F35];&quot;&quot;)))&amp;IF(NOT(ISBLANK([.H35]));&quot;-&quot;&amp;[.H35];&quot;&quot;)&amp;&quot;.ily&quot;" office:value-type="string" office:string-value="clementi-op42-mus-L07-prel-amin.ily">
            <text:p>clementi-op42-mus-L07-prel-amin.ily</text:p>
          </table:table-cell>
          <table:table-cell table:formula="of:=&quot;git mv &quot;&amp;[.L35]&amp;&quot; ./ilys/&quot;&amp;[.M35]" office:value-type="string" office:string-value="git mv art-of-playing-part2-lesson7-prel-amin.ily ./ilys/clementi-op42-lyt-L07-prel-amin.ily">
            <text:p>git mv art-of-playing-part2-lesson7-prel-amin.ily ./ilys/clementi-op42-lyt-L07-prel-amin.ily</text:p>
          </table:table-cell>
          <table:table-cell table:number-columns-repeated="11"/>
        </table:table-row>
        <table:table-row table:style-name="ro1">
          <table:table-cell office:value-type="string">
            <text:p>Gavotta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amin</text:p>
          </table:table-cell>
          <table:table-cell office:value-type="string">
            <text:p>corelli</text:p>
          </table:table-cell>
          <table:table-cell office:value-type="string">
            <text:p>gavotta</text:p>
          </table:table-cell>
          <table:table-cell office:value-type="string">
            <text:p>allegro</text:p>
          </table:table-cell>
          <table:table-cell/>
          <table:table-cell office:value-type="string">
            <text:p>alleg</text:p>
          </table:table-cell>
          <table:table-cell/>
          <table:table-cell table:formula="of:=midiprefix&amp;&quot;les&quot;&amp;IF([.C36]&lt;10;&quot;0&quot;;&quot;&quot;)&amp;[.C36]&amp;IF([.F36]=&quot;prelude&quot;;&quot;-prel-&quot;&amp;[.D36];&quot;-&quot;&amp;IF(NOT(ISBLANK([.E36]));[.E36];IF(NOT(ISBLANK([.F36]));[.F36];&quot;&quot;)))&amp;IF(NOT(ISBLANK([.H36]));&quot;-&quot;&amp;[.H36];&quot;&quot;)&amp;IF(NOT(ISBLANK([.I36]));&quot;-&quot;&amp;[.I36];&quot;&quot;)" office:value-type="string" office:string-value="clementi-op42-les07-corelli-alleg">
            <text:p>clementi-op42-les07-corelli-alleg</text:p>
          </table:table-cell>
          <table:table-cell office:value-type="string">
            <text:p>art-of-playing-part2-lesson7-gavotta-corelli.ily</text:p>
          </table:table-cell>
          <table:table-cell table:formula="of:=midiprefix&amp;&quot;lyt-L&quot;&amp;IF([.C36]&lt;10;&quot;0&quot;;&quot;&quot;)&amp;[.C36]&amp;IF([.F36]=&quot;prelude&quot;;&quot;-prel-&quot;&amp;[.D36];&quot;-&quot;&amp;IF(NOT(ISBLANK([.E36]));[.E36];IF(NOT(ISBLANK([.F36]));[.F36];&quot;&quot;)))&amp;IF(NOT(ISBLANK([.H36]));&quot;-&quot;&amp;[.H36];&quot;&quot;)&amp;&quot;.ily&quot;" office:value-type="string" office:string-value="clementi-op42-lyt-L07-corelli.ily">
            <text:p>clementi-op42-lyt-L07-corelli.ily</text:p>
          </table:table-cell>
          <table:table-cell table:formula="of:=midiprefix&amp;&quot;mid-L&quot;&amp;IF([.C36]&lt;10;&quot;0&quot;;&quot;&quot;)&amp;[.C36]&amp;IF([.F36]=&quot;prelude&quot;;&quot;-prel-&quot;&amp;[.D36];&quot;-&quot;&amp;IF(NOT(ISBLANK([.E36]));[.E36];IF(NOT(ISBLANK([.F36]));[.F36];&quot;&quot;)))&amp;IF(NOT(ISBLANK([.H36]));&quot;-&quot;&amp;[.H36];&quot;&quot;)&amp;&quot;.ily&quot;" office:value-type="string" office:string-value="clementi-op42-mid-L07-corelli.ily">
            <text:p>clementi-op42-mid-L07-corelli.ily</text:p>
          </table:table-cell>
          <table:table-cell table:style-name="ce5" table:formula="of:=midiprefix&amp;&quot;mus-L&quot;&amp;IF([.C36]&lt;10;&quot;0&quot;;&quot;&quot;)&amp;[.C36]&amp;IF([.F36]=&quot;prelude&quot;;&quot;-prel-&quot;&amp;[.D36];&quot;-&quot;&amp;IF(NOT(ISBLANK([.E36]));[.E36];IF(NOT(ISBLANK([.F36]));[.F36];&quot;&quot;)))&amp;IF(NOT(ISBLANK([.H36]));&quot;-&quot;&amp;[.H36];&quot;&quot;)&amp;&quot;.ily&quot;" office:value-type="string" office:string-value="clementi-op42-mus-L07-corelli.ily">
            <text:p>clementi-op42-mus-L07-corelli.ily</text:p>
          </table:table-cell>
          <table:table-cell table:formula="of:=&quot;git mv &quot;&amp;[.L36]&amp;&quot; ./ilys/&quot;&amp;[.M36]" office:value-type="string" office:string-value="git mv art-of-playing-part2-lesson7-gavotta-corelli.ily ./ilys/clementi-op42-lyt-L07-corelli.ily">
            <text:p>git mv art-of-playing-part2-lesson7-gavotta-corelli.ily ./ilys/clementi-op42-lyt-L07-corelli.ily</text:p>
          </table:table-cell>
          <table:table-cell table:number-columns-repeated="11"/>
        </table:table-row>
        <table:table-row table:style-name="ro1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f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37]&lt;10;&quot;0&quot;;&quot;&quot;)&amp;[.C37]&amp;IF([.F37]=&quot;prelude&quot;;&quot;-prel-&quot;&amp;[.D37];&quot;-&quot;&amp;IF(NOT(ISBLANK([.E37]));[.E37];IF(NOT(ISBLANK([.F37]));[.F37];&quot;&quot;)))&amp;IF(NOT(ISBLANK([.H37]));&quot;-&quot;&amp;[.H37];&quot;&quot;)&amp;IF(NOT(ISBLANK([.I37]));&quot;-&quot;&amp;[.I37];&quot;&quot;)" office:value-type="string" office:string-value="clementi-op42-les08-prel-fmaj">
            <text:p>clementi-op42-les08-prel-fmaj</text:p>
          </table:table-cell>
          <table:table-cell office:value-type="string">
            <text:p>art-of-playing-part2-lesson8-prel-fmaj.ily</text:p>
          </table:table-cell>
          <table:table-cell table:formula="of:=midiprefix&amp;&quot;lyt-L&quot;&amp;IF([.C37]&lt;10;&quot;0&quot;;&quot;&quot;)&amp;[.C37]&amp;IF([.F37]=&quot;prelude&quot;;&quot;-prel-&quot;&amp;[.D37];&quot;-&quot;&amp;IF(NOT(ISBLANK([.E37]));[.E37];IF(NOT(ISBLANK([.F37]));[.F37];&quot;&quot;)))&amp;IF(NOT(ISBLANK([.H37]));&quot;-&quot;&amp;[.H37];&quot;&quot;)&amp;&quot;.ily&quot;" office:value-type="string" office:string-value="clementi-op42-lyt-L08-prel-fmaj.ily">
            <text:p>clementi-op42-lyt-L08-prel-fmaj.ily</text:p>
          </table:table-cell>
          <table:table-cell table:formula="of:=midiprefix&amp;&quot;mid-L&quot;&amp;IF([.C37]&lt;10;&quot;0&quot;;&quot;&quot;)&amp;[.C37]&amp;IF([.F37]=&quot;prelude&quot;;&quot;-prel-&quot;&amp;[.D37];&quot;-&quot;&amp;IF(NOT(ISBLANK([.E37]));[.E37];IF(NOT(ISBLANK([.F37]));[.F37];&quot;&quot;)))&amp;IF(NOT(ISBLANK([.H37]));&quot;-&quot;&amp;[.H37];&quot;&quot;)&amp;&quot;.ily&quot;" office:value-type="string" office:string-value="clementi-op42-mid-L08-prel-fmaj.ily">
            <text:p>clementi-op42-mid-L08-prel-fmaj.ily</text:p>
          </table:table-cell>
          <table:table-cell table:style-name="ce5" table:formula="of:=midiprefix&amp;&quot;mus-L&quot;&amp;IF([.C37]&lt;10;&quot;0&quot;;&quot;&quot;)&amp;[.C37]&amp;IF([.F37]=&quot;prelude&quot;;&quot;-prel-&quot;&amp;[.D37];&quot;-&quot;&amp;IF(NOT(ISBLANK([.E37]));[.E37];IF(NOT(ISBLANK([.F37]));[.F37];&quot;&quot;)))&amp;IF(NOT(ISBLANK([.H37]));&quot;-&quot;&amp;[.H37];&quot;&quot;)&amp;&quot;.ily&quot;" office:value-type="string" office:string-value="clementi-op42-mus-L08-prel-fmaj.ily">
            <text:p>clementi-op42-mus-L08-prel-fmaj.ily</text:p>
          </table:table-cell>
          <table:table-cell table:formula="of:=&quot;git mv &quot;&amp;[.L37]&amp;&quot; ./ilys/&quot;&amp;[.M37]" office:value-type="string" office:string-value="git mv art-of-playing-part2-lesson8-prel-fmaj.ily ./ilys/clementi-op42-lyt-L08-prel-fmaj.ily">
            <text:p>git mv art-of-playing-part2-lesson8-prel-fmaj.ily ./ilys/clementi-op42-lyt-L08-prel-fmaj.ily</text:p>
          </table:table-cell>
          <table:table-cell table:number-columns-repeated="11"/>
        </table:table-row>
        <table:table-row table:style-name="ro1">
          <table:table-cell office:value-type="string">
            <text:p>Air, in Judas Maccabeus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fmaj</text:p>
          </table:table-cell>
          <table:table-cell office:value-type="string">
            <text:p>handel</text:p>
          </table:table-cell>
          <table:table-cell office:value-type="string">
            <text:p>air</text:p>
          </table:table-cell>
          <table:table-cell/>
          <table:table-cell/>
          <table:table-cell office:value-type="string">
            <text:p>air</text:p>
          </table:table-cell>
          <table:table-cell/>
          <table:table-cell table:formula="of:=midiprefix&amp;&quot;les&quot;&amp;IF([.C38]&lt;10;&quot;0&quot;;&quot;&quot;)&amp;[.C38]&amp;IF([.F38]=&quot;prelude&quot;;&quot;-prel-&quot;&amp;[.D38];&quot;-&quot;&amp;IF(NOT(ISBLANK([.E38]));[.E38];IF(NOT(ISBLANK([.F38]));[.F38];&quot;&quot;)))&amp;IF(NOT(ISBLANK([.H38]));&quot;-&quot;&amp;[.H38];&quot;&quot;)&amp;IF(NOT(ISBLANK([.I38]));&quot;-&quot;&amp;[.I38];&quot;&quot;)" office:value-type="string" office:string-value="clementi-op42-les08-handel-air">
            <text:p>clementi-op42-les08-handel-air</text:p>
          </table:table-cell>
          <table:table-cell office:value-type="string">
            <text:p>art-of-playing-part2-lesson8-air-handel.ily</text:p>
          </table:table-cell>
          <table:table-cell table:formula="of:=midiprefix&amp;&quot;lyt-L&quot;&amp;IF([.C38]&lt;10;&quot;0&quot;;&quot;&quot;)&amp;[.C38]&amp;IF([.F38]=&quot;prelude&quot;;&quot;-prel-&quot;&amp;[.D38];&quot;-&quot;&amp;IF(NOT(ISBLANK([.E38]));[.E38];IF(NOT(ISBLANK([.F38]));[.F38];&quot;&quot;)))&amp;IF(NOT(ISBLANK([.H38]));&quot;-&quot;&amp;[.H38];&quot;&quot;)&amp;&quot;.ily&quot;" office:value-type="string" office:string-value="clementi-op42-lyt-L08-handel.ily">
            <text:p>clementi-op42-lyt-L08-handel.ily</text:p>
          </table:table-cell>
          <table:table-cell table:formula="of:=midiprefix&amp;&quot;mid-L&quot;&amp;IF([.C38]&lt;10;&quot;0&quot;;&quot;&quot;)&amp;[.C38]&amp;IF([.F38]=&quot;prelude&quot;;&quot;-prel-&quot;&amp;[.D38];&quot;-&quot;&amp;IF(NOT(ISBLANK([.E38]));[.E38];IF(NOT(ISBLANK([.F38]));[.F38];&quot;&quot;)))&amp;IF(NOT(ISBLANK([.H38]));&quot;-&quot;&amp;[.H38];&quot;&quot;)&amp;&quot;.ily&quot;" office:value-type="string" office:string-value="clementi-op42-mid-L08-handel.ily">
            <text:p>clementi-op42-mid-L08-handel.ily</text:p>
          </table:table-cell>
          <table:table-cell table:style-name="ce5" table:formula="of:=midiprefix&amp;&quot;mus-L&quot;&amp;IF([.C38]&lt;10;&quot;0&quot;;&quot;&quot;)&amp;[.C38]&amp;IF([.F38]=&quot;prelude&quot;;&quot;-prel-&quot;&amp;[.D38];&quot;-&quot;&amp;IF(NOT(ISBLANK([.E38]));[.E38];IF(NOT(ISBLANK([.F38]));[.F38];&quot;&quot;)))&amp;IF(NOT(ISBLANK([.H38]));&quot;-&quot;&amp;[.H38];&quot;&quot;)&amp;&quot;.ily&quot;" office:value-type="string" office:string-value="clementi-op42-mus-L08-handel.ily">
            <text:p>clementi-op42-mus-L08-handel.ily</text:p>
          </table:table-cell>
          <table:table-cell table:formula="of:=&quot;git mv &quot;&amp;[.L38]&amp;&quot; ./ilys/&quot;&amp;[.M38]" office:value-type="string" office:string-value="git mv art-of-playing-part2-lesson8-air-handel.ily ./ilys/clementi-op42-lyt-L08-handel.ily">
            <text:p>git mv art-of-playing-part2-lesson8-air-handel.ily ./ilys/clementi-op42-lyt-L08-handel.ily</text:p>
          </table:table-cell>
          <table:table-cell table:number-columns-repeated="11"/>
        </table:table-row>
        <table:table-row table:style-name="ro1">
          <table:table-cell office:value-type="string">
            <text:p>March, in Judas Maccabeus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fmaj</text:p>
          </table:table-cell>
          <table:table-cell office:value-type="string">
            <text:p>handel</text:p>
          </table:table-cell>
          <table:table-cell office:value-type="string">
            <text:p>march</text:p>
          </table:table-cell>
          <table:table-cell/>
          <table:table-cell/>
          <table:table-cell office:value-type="string">
            <text:p>march</text:p>
          </table:table-cell>
          <table:table-cell/>
          <table:table-cell table:formula="of:=midiprefix&amp;&quot;les&quot;&amp;IF([.C39]&lt;10;&quot;0&quot;;&quot;&quot;)&amp;[.C39]&amp;IF([.F39]=&quot;prelude&quot;;&quot;-prel-&quot;&amp;[.D39];&quot;-&quot;&amp;IF(NOT(ISBLANK([.E39]));[.E39];IF(NOT(ISBLANK([.F39]));[.F39];&quot;&quot;)))&amp;IF(NOT(ISBLANK([.H39]));&quot;-&quot;&amp;[.H39];&quot;&quot;)&amp;IF(NOT(ISBLANK([.I39]));&quot;-&quot;&amp;[.I39];&quot;&quot;)" office:value-type="string" office:string-value="clementi-op42-les09-handel-march">
            <text:p>clementi-op42-les09-handel-march</text:p>
          </table:table-cell>
          <table:table-cell office:value-type="string">
            <text:p>art-of-playing-part2-lesson9-march-handel.ily</text:p>
          </table:table-cell>
          <table:table-cell table:formula="of:=midiprefix&amp;&quot;lyt-L&quot;&amp;IF([.C39]&lt;10;&quot;0&quot;;&quot;&quot;)&amp;[.C39]&amp;IF([.F39]=&quot;prelude&quot;;&quot;-prel-&quot;&amp;[.D39];&quot;-&quot;&amp;IF(NOT(ISBLANK([.E39]));[.E39];IF(NOT(ISBLANK([.F39]));[.F39];&quot;&quot;)))&amp;IF(NOT(ISBLANK([.H39]));&quot;-&quot;&amp;[.H39];&quot;&quot;)&amp;&quot;.ily&quot;" office:value-type="string" office:string-value="clementi-op42-lyt-L09-handel.ily">
            <text:p>clementi-op42-lyt-L09-handel.ily</text:p>
          </table:table-cell>
          <table:table-cell table:formula="of:=midiprefix&amp;&quot;mid-L&quot;&amp;IF([.C39]&lt;10;&quot;0&quot;;&quot;&quot;)&amp;[.C39]&amp;IF([.F39]=&quot;prelude&quot;;&quot;-prel-&quot;&amp;[.D39];&quot;-&quot;&amp;IF(NOT(ISBLANK([.E39]));[.E39];IF(NOT(ISBLANK([.F39]));[.F39];&quot;&quot;)))&amp;IF(NOT(ISBLANK([.H39]));&quot;-&quot;&amp;[.H39];&quot;&quot;)&amp;&quot;.ily&quot;" office:value-type="string" office:string-value="clementi-op42-mid-L09-handel.ily">
            <text:p>clementi-op42-mid-L09-handel.ily</text:p>
          </table:table-cell>
          <table:table-cell table:style-name="ce5" table:formula="of:=midiprefix&amp;&quot;mus-L&quot;&amp;IF([.C39]&lt;10;&quot;0&quot;;&quot;&quot;)&amp;[.C39]&amp;IF([.F39]=&quot;prelude&quot;;&quot;-prel-&quot;&amp;[.D39];&quot;-&quot;&amp;IF(NOT(ISBLANK([.E39]));[.E39];IF(NOT(ISBLANK([.F39]));[.F39];&quot;&quot;)))&amp;IF(NOT(ISBLANK([.H39]));&quot;-&quot;&amp;[.H39];&quot;&quot;)&amp;&quot;.ily&quot;" office:value-type="string" office:string-value="clementi-op42-mus-L09-handel.ily">
            <text:p>clementi-op42-mus-L09-handel.ily</text:p>
          </table:table-cell>
          <table:table-cell table:formula="of:=&quot;git mv &quot;&amp;[.L39]&amp;&quot; ./ilys/&quot;&amp;[.M39]" office:value-type="string" office:string-value="git mv art-of-playing-part2-lesson9-march-handel.ily ./ilys/clementi-op42-lyt-L09-handel.ily">
            <text:p>git mv art-of-playing-part2-lesson9-march-handel.ily ./ilys/clementi-op42-lyt-L09-handel.ily</text:p>
          </table:table-cell>
          <table:table-cell table:number-columns-repeated="11"/>
        </table:table-row>
        <table:table-row table:style-name="ro1">
          <table:table-cell office:value-type="string">
            <text:p>Sarabanda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fmaj</text:p>
          </table:table-cell>
          <table:table-cell office:value-type="string">
            <text:p>corelli</text:p>
          </table:table-cell>
          <table:table-cell office:value-type="string">
            <text:p>sarabanda</text:p>
          </table:table-cell>
          <table:table-cell office:value-type="string">
            <text:p>vivace</text:p>
          </table:table-cell>
          <table:table-cell/>
          <table:table-cell office:value-type="string">
            <text:p>sarab</text:p>
          </table:table-cell>
          <table:table-cell/>
          <table:table-cell table:formula="of:=midiprefix&amp;&quot;les&quot;&amp;IF([.C40]&lt;10;&quot;0&quot;;&quot;&quot;)&amp;[.C40]&amp;IF([.F40]=&quot;prelude&quot;;&quot;-prel-&quot;&amp;[.D40];&quot;-&quot;&amp;IF(NOT(ISBLANK([.E40]));[.E40];IF(NOT(ISBLANK([.F40]));[.F40];&quot;&quot;)))&amp;IF(NOT(ISBLANK([.H40]));&quot;-&quot;&amp;[.H40];&quot;&quot;)&amp;IF(NOT(ISBLANK([.I40]));&quot;-&quot;&amp;[.I40];&quot;&quot;)" office:value-type="string" office:string-value="clementi-op42-les10-corelli-sarab">
            <text:p>clementi-op42-les10-corelli-sarab</text:p>
          </table:table-cell>
          <table:table-cell office:value-type="string">
            <text:p>art-of-playing-part2-lesson10-sarabanda-corelli.ily</text:p>
          </table:table-cell>
          <table:table-cell table:formula="of:=midiprefix&amp;&quot;lyt-L&quot;&amp;IF([.C40]&lt;10;&quot;0&quot;;&quot;&quot;)&amp;[.C40]&amp;IF([.F40]=&quot;prelude&quot;;&quot;-prel-&quot;&amp;[.D40];&quot;-&quot;&amp;IF(NOT(ISBLANK([.E40]));[.E40];IF(NOT(ISBLANK([.F40]));[.F40];&quot;&quot;)))&amp;IF(NOT(ISBLANK([.H40]));&quot;-&quot;&amp;[.H40];&quot;&quot;)&amp;&quot;.ily&quot;" office:value-type="string" office:string-value="clementi-op42-lyt-L10-corelli.ily">
            <text:p>clementi-op42-lyt-L10-corelli.ily</text:p>
          </table:table-cell>
          <table:table-cell table:formula="of:=midiprefix&amp;&quot;mid-L&quot;&amp;IF([.C40]&lt;10;&quot;0&quot;;&quot;&quot;)&amp;[.C40]&amp;IF([.F40]=&quot;prelude&quot;;&quot;-prel-&quot;&amp;[.D40];&quot;-&quot;&amp;IF(NOT(ISBLANK([.E40]));[.E40];IF(NOT(ISBLANK([.F40]));[.F40];&quot;&quot;)))&amp;IF(NOT(ISBLANK([.H40]));&quot;-&quot;&amp;[.H40];&quot;&quot;)&amp;&quot;.ily&quot;" office:value-type="string" office:string-value="clementi-op42-mid-L10-corelli.ily">
            <text:p>clementi-op42-mid-L10-corelli.ily</text:p>
          </table:table-cell>
          <table:table-cell table:style-name="ce5" table:formula="of:=midiprefix&amp;&quot;mus-L&quot;&amp;IF([.C40]&lt;10;&quot;0&quot;;&quot;&quot;)&amp;[.C40]&amp;IF([.F40]=&quot;prelude&quot;;&quot;-prel-&quot;&amp;[.D40];&quot;-&quot;&amp;IF(NOT(ISBLANK([.E40]));[.E40];IF(NOT(ISBLANK([.F40]));[.F40];&quot;&quot;)))&amp;IF(NOT(ISBLANK([.H40]));&quot;-&quot;&amp;[.H40];&quot;&quot;)&amp;&quot;.ily&quot;" office:value-type="string" office:string-value="clementi-op42-mus-L10-corelli.ily">
            <text:p>clementi-op42-mus-L10-corelli.ily</text:p>
          </table:table-cell>
          <table:table-cell table:formula="of:=&quot;git mv &quot;&amp;[.L40]&amp;&quot; ./ilys/&quot;&amp;[.M40]" office:value-type="string" office:string-value="git mv art-of-playing-part2-lesson10-sarabanda-corelli.ily ./ilys/clementi-op42-lyt-L10-corelli.ily">
            <text:p>git mv art-of-playing-part2-lesson10-sarabanda-corelli.ily ./ilys/clementi-op42-lyt-L10-corelli.ily</text:p>
          </table:table-cell>
          <table:table-cell table:number-columns-repeated="11"/>
        </table:table-row>
        <table:table-row table:style-name="ro1">
          <table:table-cell office:value-type="string">
            <text:p>Giga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fmaj</text:p>
          </table:table-cell>
          <table:table-cell office:value-type="string">
            <text:p>corelli</text:p>
          </table:table-cell>
          <table:table-cell office:value-type="string">
            <text:p>giga</text:p>
          </table:table-cell>
          <table:table-cell office:value-type="string">
            <text:p>allegro</text:p>
          </table:table-cell>
          <table:table-cell/>
          <table:table-cell office:value-type="string">
            <text:p>giga</text:p>
          </table:table-cell>
          <table:table-cell/>
          <table:table-cell table:formula="of:=midiprefix&amp;&quot;les&quot;&amp;IF([.C41]&lt;10;&quot;0&quot;;&quot;&quot;)&amp;[.C41]&amp;IF([.F41]=&quot;prelude&quot;;&quot;-prel-&quot;&amp;[.D41];&quot;-&quot;&amp;IF(NOT(ISBLANK([.E41]));[.E41];IF(NOT(ISBLANK([.F41]));[.F41];&quot;&quot;)))&amp;IF(NOT(ISBLANK([.H41]));&quot;-&quot;&amp;[.H41];&quot;&quot;)&amp;IF(NOT(ISBLANK([.I41]));&quot;-&quot;&amp;[.I41];&quot;&quot;)" office:value-type="string" office:string-value="clementi-op42-les11-corelli-giga">
            <text:p>clementi-op42-les11-corelli-giga</text:p>
          </table:table-cell>
          <table:table-cell office:value-type="string">
            <text:p>art-of-playing-part2-lesson11-giga-corelli.ily</text:p>
          </table:table-cell>
          <table:table-cell table:formula="of:=midiprefix&amp;&quot;lyt-L&quot;&amp;IF([.C41]&lt;10;&quot;0&quot;;&quot;&quot;)&amp;[.C41]&amp;IF([.F41]=&quot;prelude&quot;;&quot;-prel-&quot;&amp;[.D41];&quot;-&quot;&amp;IF(NOT(ISBLANK([.E41]));[.E41];IF(NOT(ISBLANK([.F41]));[.F41];&quot;&quot;)))&amp;IF(NOT(ISBLANK([.H41]));&quot;-&quot;&amp;[.H41];&quot;&quot;)&amp;&quot;.ily&quot;" office:value-type="string" office:string-value="clementi-op42-lyt-L11-corelli.ily">
            <text:p>clementi-op42-lyt-L11-corelli.ily</text:p>
          </table:table-cell>
          <table:table-cell table:formula="of:=midiprefix&amp;&quot;mid-L&quot;&amp;IF([.C41]&lt;10;&quot;0&quot;;&quot;&quot;)&amp;[.C41]&amp;IF([.F41]=&quot;prelude&quot;;&quot;-prel-&quot;&amp;[.D41];&quot;-&quot;&amp;IF(NOT(ISBLANK([.E41]));[.E41];IF(NOT(ISBLANK([.F41]));[.F41];&quot;&quot;)))&amp;IF(NOT(ISBLANK([.H41]));&quot;-&quot;&amp;[.H41];&quot;&quot;)&amp;&quot;.ily&quot;" office:value-type="string" office:string-value="clementi-op42-mid-L11-corelli.ily">
            <text:p>clementi-op42-mid-L11-corelli.ily</text:p>
          </table:table-cell>
          <table:table-cell table:style-name="ce5" table:formula="of:=midiprefix&amp;&quot;mus-L&quot;&amp;IF([.C41]&lt;10;&quot;0&quot;;&quot;&quot;)&amp;[.C41]&amp;IF([.F41]=&quot;prelude&quot;;&quot;-prel-&quot;&amp;[.D41];&quot;-&quot;&amp;IF(NOT(ISBLANK([.E41]));[.E41];IF(NOT(ISBLANK([.F41]));[.F41];&quot;&quot;)))&amp;IF(NOT(ISBLANK([.H41]));&quot;-&quot;&amp;[.H41];&quot;&quot;)&amp;&quot;.ily&quot;" office:value-type="string" office:string-value="clementi-op42-mus-L11-corelli.ily">
            <text:p>clementi-op42-mus-L11-corelli.ily</text:p>
          </table:table-cell>
          <table:table-cell table:formula="of:=&quot;git mv &quot;&amp;[.L41]&amp;&quot; ./ilys/&quot;&amp;[.M41]" office:value-type="string" office:string-value="git mv art-of-playing-part2-lesson11-giga-corelli.ily ./ilys/clementi-op42-lyt-L11-corelli.ily">
            <text:p>git mv art-of-playing-part2-lesson11-giga-corelli.ily ./ilys/clementi-op42-lyt-L11-corelli.ily</text:p>
          </table:table-cell>
          <table:table-cell table:number-columns-repeated="11"/>
        </table:table-row>
        <table:table-row table:style-name="ro1">
          <table:table-cell office:value-type="string">
            <text:p>Arietta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fmaj</text:p>
          </table:table-cell>
          <table:table-cell office:value-type="string">
            <text:p>mozart</text:p>
          </table:table-cell>
          <table:table-cell office:value-type="string">
            <text:p>arietta</text:p>
          </table:table-cell>
          <table:table-cell office:value-type="string">
            <text:p>andante</text:p>
          </table:table-cell>
          <table:table-cell/>
          <table:table-cell office:value-type="string">
            <text:p>arietta</text:p>
          </table:table-cell>
          <table:table-cell/>
          <table:table-cell table:formula="of:=midiprefix&amp;&quot;les&quot;&amp;IF([.C42]&lt;10;&quot;0&quot;;&quot;&quot;)&amp;[.C42]&amp;IF([.F42]=&quot;prelude&quot;;&quot;-prel-&quot;&amp;[.D42];&quot;-&quot;&amp;IF(NOT(ISBLANK([.E42]));[.E42];IF(NOT(ISBLANK([.F42]));[.F42];&quot;&quot;)))&amp;IF(NOT(ISBLANK([.H42]));&quot;-&quot;&amp;[.H42];&quot;&quot;)&amp;IF(NOT(ISBLANK([.I42]));&quot;-&quot;&amp;[.I42];&quot;&quot;)" office:value-type="string" office:string-value="clementi-op42-les12-mozart-arietta">
            <text:p>clementi-op42-les12-mozart-arietta</text:p>
          </table:table-cell>
          <table:table-cell office:value-type="string">
            <text:p>art-of-playing-part2-lesson12-arietta-mozart.ily</text:p>
          </table:table-cell>
          <table:table-cell table:formula="of:=midiprefix&amp;&quot;lyt-L&quot;&amp;IF([.C42]&lt;10;&quot;0&quot;;&quot;&quot;)&amp;[.C42]&amp;IF([.F42]=&quot;prelude&quot;;&quot;-prel-&quot;&amp;[.D42];&quot;-&quot;&amp;IF(NOT(ISBLANK([.E42]));[.E42];IF(NOT(ISBLANK([.F42]));[.F42];&quot;&quot;)))&amp;IF(NOT(ISBLANK([.H42]));&quot;-&quot;&amp;[.H42];&quot;&quot;)&amp;&quot;.ily&quot;" office:value-type="string" office:string-value="clementi-op42-lyt-L12-mozart.ily">
            <text:p>clementi-op42-lyt-L12-mozart.ily</text:p>
          </table:table-cell>
          <table:table-cell table:formula="of:=midiprefix&amp;&quot;mid-L&quot;&amp;IF([.C42]&lt;10;&quot;0&quot;;&quot;&quot;)&amp;[.C42]&amp;IF([.F42]=&quot;prelude&quot;;&quot;-prel-&quot;&amp;[.D42];&quot;-&quot;&amp;IF(NOT(ISBLANK([.E42]));[.E42];IF(NOT(ISBLANK([.F42]));[.F42];&quot;&quot;)))&amp;IF(NOT(ISBLANK([.H42]));&quot;-&quot;&amp;[.H42];&quot;&quot;)&amp;&quot;.ily&quot;" office:value-type="string" office:string-value="clementi-op42-mid-L12-mozart.ily">
            <text:p>clementi-op42-mid-L12-mozart.ily</text:p>
          </table:table-cell>
          <table:table-cell table:style-name="ce5" table:formula="of:=midiprefix&amp;&quot;mus-L&quot;&amp;IF([.C42]&lt;10;&quot;0&quot;;&quot;&quot;)&amp;[.C42]&amp;IF([.F42]=&quot;prelude&quot;;&quot;-prel-&quot;&amp;[.D42];&quot;-&quot;&amp;IF(NOT(ISBLANK([.E42]));[.E42];IF(NOT(ISBLANK([.F42]));[.F42];&quot;&quot;)))&amp;IF(NOT(ISBLANK([.H42]));&quot;-&quot;&amp;[.H42];&quot;&quot;)&amp;&quot;.ily&quot;" office:value-type="string" office:string-value="clementi-op42-mus-L12-mozart.ily">
            <text:p>clementi-op42-mus-L12-mozart.ily</text:p>
          </table:table-cell>
          <table:table-cell table:formula="of:=&quot;git mv &quot;&amp;[.L42]&amp;&quot; ./ilys/&quot;&amp;[.M42]" office:value-type="string" office:string-value="git mv art-of-playing-part2-lesson12-arietta-mozart.ily ./ilys/clementi-op42-lyt-L12-mozart.ily">
            <text:p>git mv art-of-playing-part2-lesson12-arietta-mozart.ily ./ilys/clementi-op42-lyt-L12-mozart.ily</text:p>
          </table:table-cell>
          <table:table-cell table:number-columns-repeated="11"/>
        </table:table-row>
        <table:table-row table:style-name="ro1">
          <table:table-cell office:value-type="string">
            <text:p>Minuet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fmaj</text:p>
          </table:table-cell>
          <table:table-cell office:value-type="string">
            <text:p>mozart</text:p>
          </table:table-cell>
          <table:table-cell office:value-type="string">
            <text:p>minuet</text:p>
          </table:table-cell>
          <table:table-cell/>
          <table:table-cell office:value-type="string">
            <text:p>minuet</text:p>
          </table:table-cell>
          <table:table-cell/>
          <table:table-cell/>
          <table:table-cell table:formula="of:=midiprefix&amp;&quot;les&quot;&amp;IF([.C43]&lt;10;&quot;0&quot;;&quot;&quot;)&amp;[.C43]&amp;IF([.F43]=&quot;prelude&quot;;&quot;-prel-&quot;&amp;[.D43];&quot;-&quot;&amp;IF(NOT(ISBLANK([.E43]));[.E43];IF(NOT(ISBLANK([.F43]));[.F43];&quot;&quot;)))&amp;IF(NOT(ISBLANK([.H43]));&quot;-&quot;&amp;[.H43];&quot;&quot;)&amp;IF(NOT(ISBLANK([.I43]));&quot;-&quot;&amp;[.I43];&quot;&quot;)" office:value-type="string" office:string-value="clementi-op42-les13-mozart-minuet">
            <text:p>clementi-op42-les13-mozart-minuet</text:p>
          </table:table-cell>
          <table:table-cell office:value-type="string">
            <text:p>art-of-playing-part2-lesson13-minuet-mozart.ily</text:p>
          </table:table-cell>
          <table:table-cell table:formula="of:=midiprefix&amp;&quot;lyt-L&quot;&amp;IF([.C43]&lt;10;&quot;0&quot;;&quot;&quot;)&amp;[.C43]&amp;IF([.F43]=&quot;prelude&quot;;&quot;-prel-&quot;&amp;[.D43];&quot;-&quot;&amp;IF(NOT(ISBLANK([.E43]));[.E43];IF(NOT(ISBLANK([.F43]));[.F43];&quot;&quot;)))&amp;IF(NOT(ISBLANK([.H43]));&quot;-&quot;&amp;[.H43];&quot;&quot;)&amp;&quot;.ily&quot;" office:value-type="string" office:string-value="clementi-op42-lyt-L13-mozart-minuet.ily">
            <text:p>clementi-op42-lyt-L13-mozart-minuet.ily</text:p>
          </table:table-cell>
          <table:table-cell table:formula="of:=midiprefix&amp;&quot;mid-L&quot;&amp;IF([.C43]&lt;10;&quot;0&quot;;&quot;&quot;)&amp;[.C43]&amp;IF([.F43]=&quot;prelude&quot;;&quot;-prel-&quot;&amp;[.D43];&quot;-&quot;&amp;IF(NOT(ISBLANK([.E43]));[.E43];IF(NOT(ISBLANK([.F43]));[.F43];&quot;&quot;)))&amp;IF(NOT(ISBLANK([.H43]));&quot;-&quot;&amp;[.H43];&quot;&quot;)&amp;&quot;.ily&quot;" office:value-type="string" office:string-value="clementi-op42-mid-L13-mozart-minuet.ily">
            <text:p>clementi-op42-mid-L13-mozart-minuet.ily</text:p>
          </table:table-cell>
          <table:table-cell table:style-name="ce5" table:formula="of:=midiprefix&amp;&quot;mus-L&quot;&amp;IF([.C43]&lt;10;&quot;0&quot;;&quot;&quot;)&amp;[.C43]&amp;IF([.F43]=&quot;prelude&quot;;&quot;-prel-&quot;&amp;[.D43];&quot;-&quot;&amp;IF(NOT(ISBLANK([.E43]));[.E43];IF(NOT(ISBLANK([.F43]));[.F43];&quot;&quot;)))&amp;IF(NOT(ISBLANK([.H43]));&quot;-&quot;&amp;[.H43];&quot;&quot;)&amp;&quot;.ily&quot;" office:value-type="string" office:string-value="clementi-op42-mus-L13-mozart-minuet.ily">
            <text:p>clementi-op42-mus-L13-mozart-minuet.ily</text:p>
          </table:table-cell>
          <table:table-cell table:formula="of:=&quot;git mv &quot;&amp;[.L43]&amp;&quot; ./ilys/&quot;&amp;[.M43]" office:value-type="string" office:string-value="git mv art-of-playing-part2-lesson13-minuet-mozart.ily ./ilys/clementi-op42-lyt-L13-mozart-minuet.ily">
            <text:p>git mv art-of-playing-part2-lesson13-minuet-mozart.ily ./ilys/clementi-op42-lyt-L13-mozart-minuet.ily</text:p>
          </table:table-cell>
          <table:table-cell table:number-columns-repeated="11"/>
        </table:table-row>
        <table:table-row table:style-name="ro1">
          <table:table-cell office:value-type="string">
            <text:p>Trio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fmaj</text:p>
          </table:table-cell>
          <table:table-cell office:value-type="string">
            <text:p>mozart</text:p>
          </table:table-cell>
          <table:table-cell office:value-type="string">
            <text:p>trio</text:p>
          </table:table-cell>
          <table:table-cell/>
          <table:table-cell office:value-type="string">
            <text:p>trio</text:p>
          </table:table-cell>
          <table:table-cell/>
          <table:table-cell/>
          <table:table-cell table:formula="of:=midiprefix&amp;&quot;les&quot;&amp;IF([.C44]&lt;10;&quot;0&quot;;&quot;&quot;)&amp;[.C44]&amp;IF([.F44]=&quot;prelude&quot;;&quot;-prel-&quot;&amp;[.D44];&quot;-&quot;&amp;IF(NOT(ISBLANK([.E44]));[.E44];IF(NOT(ISBLANK([.F44]));[.F44];&quot;&quot;)))&amp;IF(NOT(ISBLANK([.H44]));&quot;-&quot;&amp;[.H44];&quot;&quot;)&amp;IF(NOT(ISBLANK([.I44]));&quot;-&quot;&amp;[.I44];&quot;&quot;)" office:value-type="string" office:string-value="clementi-op42-les13-mozart-trio">
            <text:p>clementi-op42-les13-mozart-trio</text:p>
          </table:table-cell>
          <table:table-cell office:value-type="string">
            <text:p>art-of-playing-part2-lesson13-trio-mozart.ily</text:p>
          </table:table-cell>
          <table:table-cell table:formula="of:=midiprefix&amp;&quot;lyt-L&quot;&amp;IF([.C44]&lt;10;&quot;0&quot;;&quot;&quot;)&amp;[.C44]&amp;IF([.F44]=&quot;prelude&quot;;&quot;-prel-&quot;&amp;[.D44];&quot;-&quot;&amp;IF(NOT(ISBLANK([.E44]));[.E44];IF(NOT(ISBLANK([.F44]));[.F44];&quot;&quot;)))&amp;IF(NOT(ISBLANK([.H44]));&quot;-&quot;&amp;[.H44];&quot;&quot;)&amp;&quot;.ily&quot;" office:value-type="string" office:string-value="clementi-op42-lyt-L13-mozart-trio.ily">
            <text:p>clementi-op42-lyt-L13-mozart-trio.ily</text:p>
          </table:table-cell>
          <table:table-cell table:formula="of:=midiprefix&amp;&quot;mid-L&quot;&amp;IF([.C44]&lt;10;&quot;0&quot;;&quot;&quot;)&amp;[.C44]&amp;IF([.F44]=&quot;prelude&quot;;&quot;-prel-&quot;&amp;[.D44];&quot;-&quot;&amp;IF(NOT(ISBLANK([.E44]));[.E44];IF(NOT(ISBLANK([.F44]));[.F44];&quot;&quot;)))&amp;IF(NOT(ISBLANK([.H44]));&quot;-&quot;&amp;[.H44];&quot;&quot;)&amp;&quot;.ily&quot;" office:value-type="string" office:string-value="clementi-op42-mid-L13-mozart-trio.ily">
            <text:p>clementi-op42-mid-L13-mozart-trio.ily</text:p>
          </table:table-cell>
          <table:table-cell table:style-name="ce5" table:formula="of:=midiprefix&amp;&quot;mus-L&quot;&amp;IF([.C44]&lt;10;&quot;0&quot;;&quot;&quot;)&amp;[.C44]&amp;IF([.F44]=&quot;prelude&quot;;&quot;-prel-&quot;&amp;[.D44];&quot;-&quot;&amp;IF(NOT(ISBLANK([.E44]));[.E44];IF(NOT(ISBLANK([.F44]));[.F44];&quot;&quot;)))&amp;IF(NOT(ISBLANK([.H44]));&quot;-&quot;&amp;[.H44];&quot;&quot;)&amp;&quot;.ily&quot;" office:value-type="string" office:string-value="clementi-op42-mus-L13-mozart-trio.ily">
            <text:p>clementi-op42-mus-L13-mozart-trio.ily</text:p>
          </table:table-cell>
          <table:table-cell table:formula="of:=&quot;git mv &quot;&amp;[.L44]&amp;&quot; ./ilys/&quot;&amp;[.M44]" office:value-type="string" office:string-value="git mv art-of-playing-part2-lesson13-trio-mozart.ily ./ilys/clementi-op42-lyt-L13-mozart-trio.ily">
            <text:p>git mv art-of-playing-part2-lesson13-trio-mozart.ily ./ilys/clementi-op42-lyt-L13-mozart-trio.ily</text:p>
          </table:table-cell>
          <table:table-cell table:number-columns-repeated="11"/>
        </table:table-row>
        <table:table-row table:style-name="ro1">
          <table:table-cell office:value-type="string">
            <text:p>Le Reveill-matin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fmaj</text:p>
          </table:table-cell>
          <table:table-cell office:value-type="string">
            <text:p>couperin</text:p>
          </table:table-cell>
          <table:table-cell/>
          <table:table-cell office:value-type="string">
            <text:p>vivace</text:p>
          </table:table-cell>
          <table:table-cell/>
          <table:table-cell office:value-type="string">
            <text:p>vivace</text:p>
          </table:table-cell>
          <table:table-cell/>
          <table:table-cell table:formula="of:=midiprefix&amp;&quot;les&quot;&amp;IF([.C45]&lt;10;&quot;0&quot;;&quot;&quot;)&amp;[.C45]&amp;IF([.F45]=&quot;prelude&quot;;&quot;-prel-&quot;&amp;[.D45];&quot;-&quot;&amp;IF(NOT(ISBLANK([.E45]));[.E45];IF(NOT(ISBLANK([.F45]));[.F45];&quot;&quot;)))&amp;IF(NOT(ISBLANK([.H45]));&quot;-&quot;&amp;[.H45];&quot;&quot;)&amp;IF(NOT(ISBLANK([.I45]));&quot;-&quot;&amp;[.I45];&quot;&quot;)" office:value-type="string" office:string-value="clementi-op42-les14-couperin-vivace">
            <text:p>clementi-op42-les14-couperin-vivace</text:p>
          </table:table-cell>
          <table:table-cell office:value-type="string">
            <text:p>art-of-playing-part2-lesson14-couperin.ily</text:p>
          </table:table-cell>
          <table:table-cell table:formula="of:=midiprefix&amp;&quot;lyt-L&quot;&amp;IF([.C45]&lt;10;&quot;0&quot;;&quot;&quot;)&amp;[.C45]&amp;IF([.F45]=&quot;prelude&quot;;&quot;-prel-&quot;&amp;[.D45];&quot;-&quot;&amp;IF(NOT(ISBLANK([.E45]));[.E45];IF(NOT(ISBLANK([.F45]));[.F45];&quot;&quot;)))&amp;IF(NOT(ISBLANK([.H45]));&quot;-&quot;&amp;[.H45];&quot;&quot;)&amp;&quot;.ily&quot;" office:value-type="string" office:string-value="clementi-op42-lyt-L14-couperin.ily">
            <text:p>clementi-op42-lyt-L14-couperin.ily</text:p>
          </table:table-cell>
          <table:table-cell table:formula="of:=midiprefix&amp;&quot;mid-L&quot;&amp;IF([.C45]&lt;10;&quot;0&quot;;&quot;&quot;)&amp;[.C45]&amp;IF([.F45]=&quot;prelude&quot;;&quot;-prel-&quot;&amp;[.D45];&quot;-&quot;&amp;IF(NOT(ISBLANK([.E45]));[.E45];IF(NOT(ISBLANK([.F45]));[.F45];&quot;&quot;)))&amp;IF(NOT(ISBLANK([.H45]));&quot;-&quot;&amp;[.H45];&quot;&quot;)&amp;&quot;.ily&quot;" office:value-type="string" office:string-value="clementi-op42-mid-L14-couperin.ily">
            <text:p>clementi-op42-mid-L14-couperin.ily</text:p>
          </table:table-cell>
          <table:table-cell table:style-name="ce5" table:formula="of:=midiprefix&amp;&quot;mus-L&quot;&amp;IF([.C45]&lt;10;&quot;0&quot;;&quot;&quot;)&amp;[.C45]&amp;IF([.F45]=&quot;prelude&quot;;&quot;-prel-&quot;&amp;[.D45];&quot;-&quot;&amp;IF(NOT(ISBLANK([.E45]));[.E45];IF(NOT(ISBLANK([.F45]));[.F45];&quot;&quot;)))&amp;IF(NOT(ISBLANK([.H45]));&quot;-&quot;&amp;[.H45];&quot;&quot;)&amp;&quot;.ily&quot;" office:value-type="string" office:string-value="clementi-op42-mus-L14-couperin.ily">
            <text:p>clementi-op42-mus-L14-couperin.ily</text:p>
          </table:table-cell>
          <table:table-cell table:formula="of:=&quot;git mv &quot;&amp;[.L45]&amp;&quot; ./ilys/&quot;&amp;[.M45]" office:value-type="string" office:string-value="git mv art-of-playing-part2-lesson14-couperin.ily ./ilys/clementi-op42-lyt-L14-couperin.ily">
            <text:p>git mv art-of-playing-part2-lesson14-couperin.ily ./ilys/clementi-op42-lyt-L14-couperin.ily</text:p>
          </table:table-cell>
          <table:table-cell table:number-columns-repeated="11"/>
        </table:table-row>
        <table:table-row table:style-name="ro1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d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46]&lt;10;&quot;0&quot;;&quot;&quot;)&amp;[.C46]&amp;IF([.F46]=&quot;prelude&quot;;&quot;-prel-&quot;&amp;[.D46];&quot;-&quot;&amp;IF(NOT(ISBLANK([.E46]));[.E46];IF(NOT(ISBLANK([.F46]));[.F46];&quot;&quot;)))&amp;IF(NOT(ISBLANK([.H46]));&quot;-&quot;&amp;[.H46];&quot;&quot;)&amp;IF(NOT(ISBLANK([.I46]));&quot;-&quot;&amp;[.I46];&quot;&quot;)" office:value-type="string" office:string-value="clementi-op42-les15-prel-dmin">
            <text:p>clementi-op42-les15-prel-dmin</text:p>
          </table:table-cell>
          <table:table-cell office:value-type="string">
            <text:p>art-of-playing-part2-lesson15-prel-dmin.ily</text:p>
          </table:table-cell>
          <table:table-cell table:formula="of:=midiprefix&amp;&quot;lyt-L&quot;&amp;IF([.C46]&lt;10;&quot;0&quot;;&quot;&quot;)&amp;[.C46]&amp;IF([.F46]=&quot;prelude&quot;;&quot;-prel-&quot;&amp;[.D46];&quot;-&quot;&amp;IF(NOT(ISBLANK([.E46]));[.E46];IF(NOT(ISBLANK([.F46]));[.F46];&quot;&quot;)))&amp;IF(NOT(ISBLANK([.H46]));&quot;-&quot;&amp;[.H46];&quot;&quot;)&amp;&quot;.ily&quot;" office:value-type="string" office:string-value="clementi-op42-lyt-L15-prel-dmin.ily">
            <text:p>clementi-op42-lyt-L15-prel-dmin.ily</text:p>
          </table:table-cell>
          <table:table-cell table:formula="of:=midiprefix&amp;&quot;mid-L&quot;&amp;IF([.C46]&lt;10;&quot;0&quot;;&quot;&quot;)&amp;[.C46]&amp;IF([.F46]=&quot;prelude&quot;;&quot;-prel-&quot;&amp;[.D46];&quot;-&quot;&amp;IF(NOT(ISBLANK([.E46]));[.E46];IF(NOT(ISBLANK([.F46]));[.F46];&quot;&quot;)))&amp;IF(NOT(ISBLANK([.H46]));&quot;-&quot;&amp;[.H46];&quot;&quot;)&amp;&quot;.ily&quot;" office:value-type="string" office:string-value="clementi-op42-mid-L15-prel-dmin.ily">
            <text:p>clementi-op42-mid-L15-prel-dmin.ily</text:p>
          </table:table-cell>
          <table:table-cell table:style-name="ce5" table:formula="of:=midiprefix&amp;&quot;mus-L&quot;&amp;IF([.C46]&lt;10;&quot;0&quot;;&quot;&quot;)&amp;[.C46]&amp;IF([.F46]=&quot;prelude&quot;;&quot;-prel-&quot;&amp;[.D46];&quot;-&quot;&amp;IF(NOT(ISBLANK([.E46]));[.E46];IF(NOT(ISBLANK([.F46]));[.F46];&quot;&quot;)))&amp;IF(NOT(ISBLANK([.H46]));&quot;-&quot;&amp;[.H46];&quot;&quot;)&amp;&quot;.ily&quot;" office:value-type="string" office:string-value="clementi-op42-mus-L15-prel-dmin.ily">
            <text:p>clementi-op42-mus-L15-prel-dmin.ily</text:p>
          </table:table-cell>
          <table:table-cell table:formula="of:=&quot;git mv &quot;&amp;[.L46]&amp;&quot; ./ilys/&quot;&amp;[.M46]" office:value-type="string" office:string-value="git mv art-of-playing-part2-lesson15-prel-dmin.ily ./ilys/clementi-op42-lyt-L15-prel-dmin.ily">
            <text:p>git mv art-of-playing-part2-lesson15-prel-dmin.ily ./ilys/clementi-op42-lyt-L15-prel-dmin.ily</text:p>
          </table:table-cell>
          <table:table-cell table:number-columns-repeated="11"/>
        </table:table-row>
        <table:table-row table:style-name="ro1">
          <table:table-cell office:value-type="string">
            <text:p>Larghetto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dmin</text:p>
          </table:table-cell>
          <table:table-cell office:value-type="string">
            <text:p>scarlatti</text:p>
          </table:table-cell>
          <table:table-cell/>
          <table:table-cell office:value-type="string">
            <text:p>larghetto</text:p>
          </table:table-cell>
          <table:table-cell/>
          <table:table-cell office:value-type="string">
            <text:p>lrghetto</text:p>
          </table:table-cell>
          <table:table-cell/>
          <table:table-cell table:formula="of:=midiprefix&amp;&quot;les&quot;&amp;IF([.C47]&lt;10;&quot;0&quot;;&quot;&quot;)&amp;[.C47]&amp;IF([.F47]=&quot;prelude&quot;;&quot;-prel-&quot;&amp;[.D47];&quot;-&quot;&amp;IF(NOT(ISBLANK([.E47]));[.E47];IF(NOT(ISBLANK([.F47]));[.F47];&quot;&quot;)))&amp;IF(NOT(ISBLANK([.H47]));&quot;-&quot;&amp;[.H47];&quot;&quot;)&amp;IF(NOT(ISBLANK([.I47]));&quot;-&quot;&amp;[.I47];&quot;&quot;)" office:value-type="string" office:string-value="clementi-op42-les15-scarlatti-lrghetto">
            <text:p>clementi-op42-les15-scarlatti-lrghetto</text:p>
          </table:table-cell>
          <table:table-cell office:value-type="string">
            <text:p>art-of-playing-part2-lesson15-scarlatti.ily</text:p>
          </table:table-cell>
          <table:table-cell table:formula="of:=midiprefix&amp;&quot;lyt-L&quot;&amp;IF([.C47]&lt;10;&quot;0&quot;;&quot;&quot;)&amp;[.C47]&amp;IF([.F47]=&quot;prelude&quot;;&quot;-prel-&quot;&amp;[.D47];&quot;-&quot;&amp;IF(NOT(ISBLANK([.E47]));[.E47];IF(NOT(ISBLANK([.F47]));[.F47];&quot;&quot;)))&amp;IF(NOT(ISBLANK([.H47]));&quot;-&quot;&amp;[.H47];&quot;&quot;)&amp;&quot;.ily&quot;" office:value-type="string" office:string-value="clementi-op42-lyt-L15-scarlatti.ily">
            <text:p>clementi-op42-lyt-L15-scarlatti.ily</text:p>
          </table:table-cell>
          <table:table-cell table:formula="of:=midiprefix&amp;&quot;mid-L&quot;&amp;IF([.C47]&lt;10;&quot;0&quot;;&quot;&quot;)&amp;[.C47]&amp;IF([.F47]=&quot;prelude&quot;;&quot;-prel-&quot;&amp;[.D47];&quot;-&quot;&amp;IF(NOT(ISBLANK([.E47]));[.E47];IF(NOT(ISBLANK([.F47]));[.F47];&quot;&quot;)))&amp;IF(NOT(ISBLANK([.H47]));&quot;-&quot;&amp;[.H47];&quot;&quot;)&amp;&quot;.ily&quot;" office:value-type="string" office:string-value="clementi-op42-mid-L15-scarlatti.ily">
            <text:p>clementi-op42-mid-L15-scarlatti.ily</text:p>
          </table:table-cell>
          <table:table-cell table:style-name="ce5" table:formula="of:=midiprefix&amp;&quot;mus-L&quot;&amp;IF([.C47]&lt;10;&quot;0&quot;;&quot;&quot;)&amp;[.C47]&amp;IF([.F47]=&quot;prelude&quot;;&quot;-prel-&quot;&amp;[.D47];&quot;-&quot;&amp;IF(NOT(ISBLANK([.E47]));[.E47];IF(NOT(ISBLANK([.F47]));[.F47];&quot;&quot;)))&amp;IF(NOT(ISBLANK([.H47]));&quot;-&quot;&amp;[.H47];&quot;&quot;)&amp;&quot;.ily&quot;" office:value-type="string" office:string-value="clementi-op42-mus-L15-scarlatti.ily">
            <text:p>clementi-op42-mus-L15-scarlatti.ily</text:p>
          </table:table-cell>
          <table:table-cell table:formula="of:=&quot;git mv &quot;&amp;[.L47]&amp;&quot; ./ilys/&quot;&amp;[.M47]" office:value-type="string" office:string-value="git mv art-of-playing-part2-lesson15-scarlatti.ily ./ilys/clementi-op42-lyt-L15-scarlatti.ily">
            <text:p>git mv art-of-playing-part2-lesson15-scarlatti.ily ./ilys/clementi-op42-lyt-L15-scarlatti.ily</text:p>
          </table:table-cell>
          <table:table-cell table:number-columns-repeated="11"/>
        </table:table-row>
        <table:table-row table:style-name="ro1">
          <table:table-cell office:value-type="string">
            <text:p>Allemanda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dmin</text:p>
          </table:table-cell>
          <table:table-cell office:value-type="string">
            <text:p>corelli</text:p>
          </table:table-cell>
          <table:table-cell office:value-type="string">
            <text:p>allemande</text:p>
          </table:table-cell>
          <table:table-cell office:value-type="string">
            <text:p>allegro</text:p>
          </table:table-cell>
          <table:table-cell/>
          <table:table-cell office:value-type="string">
            <text:p>alleman</text:p>
          </table:table-cell>
          <table:table-cell/>
          <table:table-cell table:formula="of:=midiprefix&amp;&quot;les&quot;&amp;IF([.C48]&lt;10;&quot;0&quot;;&quot;&quot;)&amp;[.C48]&amp;IF([.F48]=&quot;prelude&quot;;&quot;-prel-&quot;&amp;[.D48];&quot;-&quot;&amp;IF(NOT(ISBLANK([.E48]));[.E48];IF(NOT(ISBLANK([.F48]));[.F48];&quot;&quot;)))&amp;IF(NOT(ISBLANK([.H48]));&quot;-&quot;&amp;[.H48];&quot;&quot;)&amp;IF(NOT(ISBLANK([.I48]));&quot;-&quot;&amp;[.I48];&quot;&quot;)" office:value-type="string" office:string-value="clementi-op42-les16-corelli-alleman">
            <text:p>clementi-op42-les16-corelli-alleman</text:p>
          </table:table-cell>
          <table:table-cell office:value-type="string">
            <text:p>art-of-playing-part2-lesson16-corelli.ily</text:p>
          </table:table-cell>
          <table:table-cell table:formula="of:=midiprefix&amp;&quot;lyt-L&quot;&amp;IF([.C48]&lt;10;&quot;0&quot;;&quot;&quot;)&amp;[.C48]&amp;IF([.F48]=&quot;prelude&quot;;&quot;-prel-&quot;&amp;[.D48];&quot;-&quot;&amp;IF(NOT(ISBLANK([.E48]));[.E48];IF(NOT(ISBLANK([.F48]));[.F48];&quot;&quot;)))&amp;IF(NOT(ISBLANK([.H48]));&quot;-&quot;&amp;[.H48];&quot;&quot;)&amp;&quot;.ily&quot;" office:value-type="string" office:string-value="clementi-op42-lyt-L16-corelli.ily">
            <text:p>clementi-op42-lyt-L16-corelli.ily</text:p>
          </table:table-cell>
          <table:table-cell table:formula="of:=midiprefix&amp;&quot;mid-L&quot;&amp;IF([.C48]&lt;10;&quot;0&quot;;&quot;&quot;)&amp;[.C48]&amp;IF([.F48]=&quot;prelude&quot;;&quot;-prel-&quot;&amp;[.D48];&quot;-&quot;&amp;IF(NOT(ISBLANK([.E48]));[.E48];IF(NOT(ISBLANK([.F48]));[.F48];&quot;&quot;)))&amp;IF(NOT(ISBLANK([.H48]));&quot;-&quot;&amp;[.H48];&quot;&quot;)&amp;&quot;.ily&quot;" office:value-type="string" office:string-value="clementi-op42-mid-L16-corelli.ily">
            <text:p>clementi-op42-mid-L16-corelli.ily</text:p>
          </table:table-cell>
          <table:table-cell table:style-name="ce5" table:formula="of:=midiprefix&amp;&quot;mus-L&quot;&amp;IF([.C48]&lt;10;&quot;0&quot;;&quot;&quot;)&amp;[.C48]&amp;IF([.F48]=&quot;prelude&quot;;&quot;-prel-&quot;&amp;[.D48];&quot;-&quot;&amp;IF(NOT(ISBLANK([.E48]));[.E48];IF(NOT(ISBLANK([.F48]));[.F48];&quot;&quot;)))&amp;IF(NOT(ISBLANK([.H48]));&quot;-&quot;&amp;[.H48];&quot;&quot;)&amp;&quot;.ily&quot;" office:value-type="string" office:string-value="clementi-op42-mus-L16-corelli.ily">
            <text:p>clementi-op42-mus-L16-corelli.ily</text:p>
          </table:table-cell>
          <table:table-cell table:formula="of:=&quot;git mv &quot;&amp;[.L48]&amp;&quot; ./ilys/&quot;&amp;[.M48]" office:value-type="string" office:string-value="git mv art-of-playing-part2-lesson16-corelli.ily ./ilys/clementi-op42-lyt-L16-corelli.ily">
            <text:p>git mv art-of-playing-part2-lesson16-corelli.ily ./ilys/clementi-op42-lyt-L16-corelli.ily</text:p>
          </table:table-cell>
          <table:table-cell table:number-columns-repeated="11"/>
        </table:table-row>
        <table:table-row table:style-name="ro1">
          <table:table-cell office:value-type="string">
            <text:p>Sarabanda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dmin</text:p>
          </table:table-cell>
          <table:table-cell office:value-type="string">
            <text:p>corelli</text:p>
          </table:table-cell>
          <table:table-cell office:value-type="string">
            <text:p>sarabanda</text:p>
          </table:table-cell>
          <table:table-cell office:value-type="string">
            <text:p>allegro</text:p>
          </table:table-cell>
          <table:table-cell/>
          <table:table-cell office:value-type="string">
            <text:p>sarab</text:p>
          </table:table-cell>
          <table:table-cell/>
          <table:table-cell table:formula="of:=midiprefix&amp;&quot;les&quot;&amp;IF([.C49]&lt;10;&quot;0&quot;;&quot;&quot;)&amp;[.C49]&amp;IF([.F49]=&quot;prelude&quot;;&quot;-prel-&quot;&amp;[.D49];&quot;-&quot;&amp;IF(NOT(ISBLANK([.E49]));[.E49];IF(NOT(ISBLANK([.F49]));[.F49];&quot;&quot;)))&amp;IF(NOT(ISBLANK([.H49]));&quot;-&quot;&amp;[.H49];&quot;&quot;)&amp;IF(NOT(ISBLANK([.I49]));&quot;-&quot;&amp;[.I49];&quot;&quot;)" office:value-type="string" office:string-value="clementi-op42-les17-corelli-sarab">
            <text:p>clementi-op42-les17-corelli-sarab</text:p>
          </table:table-cell>
          <table:table-cell office:value-type="string">
            <text:p>art-of-playing-part2-lesson17-corelli.ily</text:p>
          </table:table-cell>
          <table:table-cell table:formula="of:=midiprefix&amp;&quot;lyt-L&quot;&amp;IF([.C49]&lt;10;&quot;0&quot;;&quot;&quot;)&amp;[.C49]&amp;IF([.F49]=&quot;prelude&quot;;&quot;-prel-&quot;&amp;[.D49];&quot;-&quot;&amp;IF(NOT(ISBLANK([.E49]));[.E49];IF(NOT(ISBLANK([.F49]));[.F49];&quot;&quot;)))&amp;IF(NOT(ISBLANK([.H49]));&quot;-&quot;&amp;[.H49];&quot;&quot;)&amp;&quot;.ily&quot;" office:value-type="string" office:string-value="clementi-op42-lyt-L17-corelli.ily">
            <text:p>clementi-op42-lyt-L17-corelli.ily</text:p>
          </table:table-cell>
          <table:table-cell table:formula="of:=midiprefix&amp;&quot;mid-L&quot;&amp;IF([.C49]&lt;10;&quot;0&quot;;&quot;&quot;)&amp;[.C49]&amp;IF([.F49]=&quot;prelude&quot;;&quot;-prel-&quot;&amp;[.D49];&quot;-&quot;&amp;IF(NOT(ISBLANK([.E49]));[.E49];IF(NOT(ISBLANK([.F49]));[.F49];&quot;&quot;)))&amp;IF(NOT(ISBLANK([.H49]));&quot;-&quot;&amp;[.H49];&quot;&quot;)&amp;&quot;.ily&quot;" office:value-type="string" office:string-value="clementi-op42-mid-L17-corelli.ily">
            <text:p>clementi-op42-mid-L17-corelli.ily</text:p>
          </table:table-cell>
          <table:table-cell table:style-name="ce5" table:formula="of:=midiprefix&amp;&quot;mus-L&quot;&amp;IF([.C49]&lt;10;&quot;0&quot;;&quot;&quot;)&amp;[.C49]&amp;IF([.F49]=&quot;prelude&quot;;&quot;-prel-&quot;&amp;[.D49];&quot;-&quot;&amp;IF(NOT(ISBLANK([.E49]));[.E49];IF(NOT(ISBLANK([.F49]));[.F49];&quot;&quot;)))&amp;IF(NOT(ISBLANK([.H49]));&quot;-&quot;&amp;[.H49];&quot;&quot;)&amp;&quot;.ily&quot;" office:value-type="string" office:string-value="clementi-op42-mus-L17-corelli.ily">
            <text:p>clementi-op42-mus-L17-corelli.ily</text:p>
          </table:table-cell>
          <table:table-cell table:formula="of:=&quot;git mv &quot;&amp;[.L49]&amp;&quot; ./ilys/&quot;&amp;[.M49]" office:value-type="string" office:string-value="git mv art-of-playing-part2-lesson17-corelli.ily ./ilys/clementi-op42-lyt-L17-corelli.ily">
            <text:p>git mv art-of-playing-part2-lesson17-corelli.ily ./ilys/clementi-op42-lyt-L17-corelli.ily</text:p>
          </table:table-cell>
          <table:table-cell table:number-columns-repeated="11"/>
        </table:table-row>
        <table:table-row table:style-name="ro1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g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50]&lt;10;&quot;0&quot;;&quot;&quot;)&amp;[.C50]&amp;IF([.F50]=&quot;prelude&quot;;&quot;-prel-&quot;&amp;[.D50];&quot;-&quot;&amp;IF(NOT(ISBLANK([.E50]));[.E50];IF(NOT(ISBLANK([.F50]));[.F50];&quot;&quot;)))&amp;IF(NOT(ISBLANK([.H50]));&quot;-&quot;&amp;[.H50];&quot;&quot;)&amp;IF(NOT(ISBLANK([.I50]));&quot;-&quot;&amp;[.I50];&quot;&quot;)" office:value-type="string" office:string-value="clementi-op42-les18-prel-gmaj">
            <text:p>clementi-op42-les18-prel-gmaj</text:p>
          </table:table-cell>
          <table:table-cell office:value-type="string">
            <text:p>art-of-playing-part2-lesson18-prel-gmaj.ily</text:p>
          </table:table-cell>
          <table:table-cell table:formula="of:=midiprefix&amp;&quot;lyt-L&quot;&amp;IF([.C50]&lt;10;&quot;0&quot;;&quot;&quot;)&amp;[.C50]&amp;IF([.F50]=&quot;prelude&quot;;&quot;-prel-&quot;&amp;[.D50];&quot;-&quot;&amp;IF(NOT(ISBLANK([.E50]));[.E50];IF(NOT(ISBLANK([.F50]));[.F50];&quot;&quot;)))&amp;IF(NOT(ISBLANK([.H50]));&quot;-&quot;&amp;[.H50];&quot;&quot;)&amp;&quot;.ily&quot;" office:value-type="string" office:string-value="clementi-op42-lyt-L18-prel-gmaj.ily">
            <text:p>clementi-op42-lyt-L18-prel-gmaj.ily</text:p>
          </table:table-cell>
          <table:table-cell table:formula="of:=midiprefix&amp;&quot;mid-L&quot;&amp;IF([.C50]&lt;10;&quot;0&quot;;&quot;&quot;)&amp;[.C50]&amp;IF([.F50]=&quot;prelude&quot;;&quot;-prel-&quot;&amp;[.D50];&quot;-&quot;&amp;IF(NOT(ISBLANK([.E50]));[.E50];IF(NOT(ISBLANK([.F50]));[.F50];&quot;&quot;)))&amp;IF(NOT(ISBLANK([.H50]));&quot;-&quot;&amp;[.H50];&quot;&quot;)&amp;&quot;.ily&quot;" office:value-type="string" office:string-value="clementi-op42-mid-L18-prel-gmaj.ily">
            <text:p>clementi-op42-mid-L18-prel-gmaj.ily</text:p>
          </table:table-cell>
          <table:table-cell table:style-name="ce5" table:formula="of:=midiprefix&amp;&quot;mus-L&quot;&amp;IF([.C50]&lt;10;&quot;0&quot;;&quot;&quot;)&amp;[.C50]&amp;IF([.F50]=&quot;prelude&quot;;&quot;-prel-&quot;&amp;[.D50];&quot;-&quot;&amp;IF(NOT(ISBLANK([.E50]));[.E50];IF(NOT(ISBLANK([.F50]));[.F50];&quot;&quot;)))&amp;IF(NOT(ISBLANK([.H50]));&quot;-&quot;&amp;[.H50];&quot;&quot;)&amp;&quot;.ily&quot;" office:value-type="string" office:string-value="clementi-op42-mus-L18-prel-gmaj.ily">
            <text:p>clementi-op42-mus-L18-prel-gmaj.ily</text:p>
          </table:table-cell>
          <table:table-cell table:formula="of:=&quot;git mv &quot;&amp;[.L50]&amp;&quot; ./ilys/&quot;&amp;[.M50]" office:value-type="string" office:string-value="git mv art-of-playing-part2-lesson18-prel-gmaj.ily ./ilys/clementi-op42-lyt-L18-prel-gmaj.ily">
            <text:p>git mv art-of-playing-part2-lesson18-prel-gmaj.ily ./ilys/clementi-op42-lyt-L18-prel-gmaj.ily</text:p>
          </table:table-cell>
          <table:table-cell table:number-columns-repeated="11"/>
        </table:table-row>
        <table:table-row table:style-name="ro1">
          <table:table-cell office:value-type="string">
            <text:p>Ah vous dirai-je maman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gmaj</text:p>
          </table:table-cell>
          <table:table-cell table:number-columns-repeated="2"/>
          <table:table-cell/>
          <table:table-cell office:value-type="string">
            <text:p>ah-vous</text:p>
          </table:table-cell>
          <table:table-cell office:value-type="string">
            <text:p>dirai-je</text:p>
          </table:table-cell>
          <table:table-cell/>
          <table:table-cell table:formula="of:=midiprefix&amp;&quot;les&quot;&amp;IF([.C51]&lt;10;&quot;0&quot;;&quot;&quot;)&amp;[.C51]&amp;IF([.F51]=&quot;prelude&quot;;&quot;-prel-&quot;&amp;[.D51];&quot;-&quot;&amp;IF(NOT(ISBLANK([.E51]));[.E51];IF(NOT(ISBLANK([.F51]));[.F51];&quot;&quot;)))&amp;IF(NOT(ISBLANK([.H51]));&quot;-&quot;&amp;[.H51];&quot;&quot;)&amp;IF(NOT(ISBLANK([.I51]));&quot;-&quot;&amp;[.I51];&quot;&quot;)" office:value-type="string" office:string-value="clementi-op42-les18--ah-vous-dirai-je">
            <text:p>clementi-op42-les18--ah-vous-dirai-je</text:p>
          </table:table-cell>
          <table:table-cell office:value-type="string">
            <text:p>art-of-playing-part2-lesson18-dirai-maman.ily</text:p>
          </table:table-cell>
          <table:table-cell table:style-name="ce3" table:formula="of:=midiprefix&amp;&quot;lyt-L&quot;&amp;IF([.C51]&lt;10;&quot;0&quot;;&quot;&quot;)&amp;[.C51]&amp;IF([.F51]=&quot;prelude&quot;;&quot;-prel-&quot;&amp;[.D51];&quot;-&quot;&amp;IF(NOT(ISBLANK([.E51]));[.E51];IF(NOT(ISBLANK([.F51]));[.F51];&quot;&quot;)))&amp;IF(NOT(ISBLANK([.H51]));[.H51];&quot;&quot;)&amp;&quot;.ily&quot;" office:value-type="string" office:string-value="clementi-op42-lyt-L18-ah-vous.ily">
            <text:p>clementi-op42-lyt-L18-ah-vous.ily</text:p>
          </table:table-cell>
          <table:table-cell table:style-name="ce3" table:formula="of:=midiprefix&amp;&quot;mid-L&quot;&amp;IF([.C51]&lt;10;&quot;0&quot;;&quot;&quot;)&amp;[.C51]&amp;IF([.F51]=&quot;prelude&quot;;&quot;-prel-&quot;&amp;[.D51];&quot;-&quot;&amp;IF(NOT(ISBLANK([.E51]));[.E51];IF(NOT(ISBLANK([.F51]));[.F51];&quot;&quot;)))&amp;IF(NOT(ISBLANK([.H51]));[.H51];&quot;&quot;)&amp;&quot;.ily&quot;" office:value-type="string" office:string-value="clementi-op42-mid-L18-ah-vous.ily">
            <text:p>clementi-op42-mid-L18-ah-vous.ily</text:p>
          </table:table-cell>
          <table:table-cell table:style-name="ce6" table:formula="of:=midiprefix&amp;&quot;mus-L&quot;&amp;IF([.C51]&lt;10;&quot;0&quot;;&quot;&quot;)&amp;[.C51]&amp;IF([.F51]=&quot;prelude&quot;;&quot;-prel-&quot;&amp;[.D51];&quot;-&quot;&amp;IF(NOT(ISBLANK([.E51]));[.E51];IF(NOT(ISBLANK([.F51]));[.F51];&quot;&quot;)))&amp;IF(NOT(ISBLANK([.H51]));[.H51];&quot;&quot;)&amp;&quot;.ily&quot;" office:value-type="string" office:string-value="clementi-op42-mus-L18-ah-vous.ily">
            <text:p>clementi-op42-mus-L18-ah-vous.ily</text:p>
          </table:table-cell>
          <table:table-cell table:formula="of:=&quot;git mv &quot;&amp;[.L51]&amp;&quot; ./ilys/&quot;&amp;[.M51]" office:value-type="string" office:string-value="git mv art-of-playing-part2-lesson18-dirai-maman.ily ./ilys/clementi-op42-lyt-L18-ah-vous.ily">
            <text:p>git mv art-of-playing-part2-lesson18-dirai-maman.ily ./ilys/clementi-op42-lyt-L18-ah-vous.ily</text:p>
          </table:table-cell>
          <table:table-cell table:number-columns-repeated="11"/>
        </table:table-row>
        <table:table-row table:style-name="ro1">
          <table:table-cell office:value-type="string">
            <text:p>Triste raison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gmaj</text:p>
          </table:table-cell>
          <table:table-cell table:number-columns-repeated="2"/>
          <table:table-cell office:value-type="string">
            <text:p>andante</text:p>
          </table:table-cell>
          <table:table-cell office:value-type="string">
            <text:p>triste-raison</text:p>
          </table:table-cell>
          <table:table-cell table:number-columns-repeated="2"/>
          <table:table-cell table:style-name="ce3" table:formula="of:=midiprefix&amp;&quot;les&quot;&amp;IF([.C52]&lt;10;&quot;0&quot;;&quot;&quot;)&amp;[.C52]&amp;IF([.F52]=&quot;prelude&quot;;&quot;-prel-&quot;&amp;[.D52];&quot;-&quot;&amp;IF(NOT(ISBLANK([.E52]));[.E52];IF(NOT(ISBLANK([.F52]));[.F52];&quot;&quot;)))&amp;IF(NOT(ISBLANK([.H52]));[.H52];&quot;&quot;)" office:value-type="string" office:string-value="clementi-op42-les19-triste-raison">
            <text:p>clementi-op42-les19-triste-raison</text:p>
          </table:table-cell>
          <table:table-cell table:style-name="ce3" office:value-type="string">
            <text:p>art-of-playing-part2-lesson19-triste.ily</text:p>
          </table:table-cell>
          <table:table-cell table:style-name="ce3" table:formula="of:=midiprefix&amp;&quot;lyt-L&quot;&amp;IF([.C52]&lt;10;&quot;0&quot;;&quot;&quot;)&amp;[.C52]&amp;IF([.F52]=&quot;prelude&quot;;&quot;-prel-&quot;&amp;[.D52];&quot;-&quot;&amp;IF(NOT(ISBLANK([.E52]));[.E52];IF(NOT(ISBLANK([.F52]));[.F52];&quot;&quot;)))&amp;IF(NOT(ISBLANK([.H52]));[.H52];&quot;&quot;)&amp;&quot;.ily&quot;" office:value-type="string" office:string-value="clementi-op42-lyt-L19-triste-raison.ily">
            <text:p>clementi-op42-lyt-L19-triste-raison.ily</text:p>
          </table:table-cell>
          <table:table-cell table:style-name="ce3" table:formula="of:=midiprefix&amp;&quot;mid-L&quot;&amp;IF([.C52]&lt;10;&quot;0&quot;;&quot;&quot;)&amp;[.C52]&amp;IF([.F52]=&quot;prelude&quot;;&quot;-prel-&quot;&amp;[.D52];&quot;-&quot;&amp;IF(NOT(ISBLANK([.E52]));[.E52];IF(NOT(ISBLANK([.F52]));[.F52];&quot;&quot;)))&amp;IF(NOT(ISBLANK([.H52]));[.H52];&quot;&quot;)&amp;&quot;.ily&quot;" office:value-type="string" office:string-value="clementi-op42-mid-L19-triste-raison.ily">
            <text:p>clementi-op42-mid-L19-triste-raison.ily</text:p>
          </table:table-cell>
          <table:table-cell table:style-name="ce6" table:formula="of:=midiprefix&amp;&quot;mus-L&quot;&amp;IF([.C52]&lt;10;&quot;0&quot;;&quot;&quot;)&amp;[.C52]&amp;IF([.F52]=&quot;prelude&quot;;&quot;-prel-&quot;&amp;[.D52];&quot;-&quot;&amp;IF(NOT(ISBLANK([.E52]));[.E52];IF(NOT(ISBLANK([.F52]));[.F52];&quot;&quot;)))&amp;IF(NOT(ISBLANK([.H52]));[.H52];&quot;&quot;)&amp;&quot;.ily&quot;" office:value-type="string" office:string-value="clementi-op42-mus-L19-triste-raison.ily">
            <text:p>clementi-op42-mus-L19-triste-raison.ily</text:p>
          </table:table-cell>
          <table:table-cell table:formula="of:=&quot;git mv &quot;&amp;[.L52]&amp;&quot; ./ilys/&quot;&amp;[.M52]" office:value-type="string" office:string-value="git mv art-of-playing-part2-lesson19-triste.ily ./ilys/clementi-op42-lyt-L19-triste-raison.ily">
            <text:p>git mv art-of-playing-part2-lesson19-triste.ily ./ilys/clementi-op42-lyt-L19-triste-raison.ily</text:p>
          </table:table-cell>
          <table:table-cell table:number-columns-repeated="11"/>
        </table:table-row>
        <table:table-row table:style-name="ro1">
          <table:table-cell office:value-type="string">
            <text:p>Fal, lal, la. Air in the Cherokee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gmaj</text:p>
          </table:table-cell>
          <table:table-cell/>
          <table:table-cell office:value-type="string">
            <text:p>air</text:p>
          </table:table-cell>
          <table:table-cell/>
          <table:table-cell office:value-type="string">
            <text:p>fal-lal-la</text:p>
          </table:table-cell>
          <table:table-cell table:number-columns-repeated="2"/>
          <table:table-cell table:style-name="ce3" table:formula="of:=midiprefix&amp;&quot;les&quot;&amp;IF([.C53]&lt;10;&quot;0&quot;;&quot;&quot;)&amp;[.C53]&amp;IF([.F53]=&quot;prelude&quot;;&quot;-prel-&quot;&amp;[.D53];&quot;-&quot;&amp;IF(NOT(ISBLANK([.E53]));[.E53];IF(NOT(ISBLANK([.F53]));[.F53];&quot;&quot;)))&amp;IF(NOT(ISBLANK([.H53]));&quot;-&quot;&amp;[.H53];&quot;&quot;)" office:value-type="string" office:string-value="clementi-op42-les20-air-fal-lal-la">
            <text:p>clementi-op42-les20-air-fal-lal-la</text:p>
          </table:table-cell>
          <table:table-cell table:style-name="ce3" office:value-type="string">
            <text:p>art-of-playing-part2-lesson20-fal-lal-la.ily</text:p>
          </table:table-cell>
          <table:table-cell table:formula="of:=midiprefix&amp;&quot;lyt-L&quot;&amp;IF([.C53]&lt;10;&quot;0&quot;;&quot;&quot;)&amp;[.C53]&amp;IF([.F53]=&quot;prelude&quot;;&quot;-prel-&quot;&amp;[.D53];&quot;-&quot;&amp;IF(NOT(ISBLANK([.E53]));[.E53];IF(NOT(ISBLANK([.F53]));[.F53];&quot;&quot;)))&amp;IF(NOT(ISBLANK([.H53]));&quot;-&quot;&amp;[.H53];&quot;&quot;)&amp;&quot;.ily&quot;" office:value-type="string" office:string-value="clementi-op42-lyt-L20-air-fal-lal-la.ily">
            <text:p>clementi-op42-lyt-L20-air-fal-lal-la.ily</text:p>
          </table:table-cell>
          <table:table-cell table:formula="of:=midiprefix&amp;&quot;mid-L&quot;&amp;IF([.C53]&lt;10;&quot;0&quot;;&quot;&quot;)&amp;[.C53]&amp;IF([.F53]=&quot;prelude&quot;;&quot;-prel-&quot;&amp;[.D53];&quot;-&quot;&amp;IF(NOT(ISBLANK([.E53]));[.E53];IF(NOT(ISBLANK([.F53]));[.F53];&quot;&quot;)))&amp;IF(NOT(ISBLANK([.H53]));&quot;-&quot;&amp;[.H53];&quot;&quot;)&amp;&quot;.ily&quot;" office:value-type="string" office:string-value="clementi-op42-mid-L20-air-fal-lal-la.ily">
            <text:p>clementi-op42-mid-L20-air-fal-lal-la.ily</text:p>
          </table:table-cell>
          <table:table-cell table:style-name="ce6" table:formula="of:=midiprefix&amp;&quot;mus-L&quot;&amp;IF([.C53]&lt;10;&quot;0&quot;;&quot;&quot;)&amp;[.C53]&amp;IF([.F53]=&quot;prelude&quot;;&quot;-prel-&quot;&amp;[.D53];&quot;-&quot;&amp;IF(NOT(ISBLANK([.E53]));[.E53];IF(NOT(ISBLANK([.F53]));[.F53];&quot;&quot;)))&amp;IF(NOT(ISBLANK([.H53]));&quot;-&quot;&amp;[.H53];&quot;&quot;)&amp;&quot;.ily&quot;" office:value-type="string" office:string-value="clementi-op42-mus-L20-air-fal-lal-la.ily">
            <text:p>clementi-op42-mus-L20-air-fal-lal-la.ily</text:p>
          </table:table-cell>
          <table:table-cell table:formula="of:=&quot;git mv &quot;&amp;[.L53]&amp;&quot; ./ilys/&quot;&amp;[.M53]" office:value-type="string" office:string-value="git mv art-of-playing-part2-lesson20-fal-lal-la.ily ./ilys/clementi-op42-lyt-L20-air-fal-lal-la.ily">
            <text:p>git mv art-of-playing-part2-lesson20-fal-lal-la.ily ./ilys/clementi-op42-lyt-L20-air-fal-lal-la.ily</text:p>
          </table:table-cell>
          <table:table-cell table:number-columns-repeated="10"/>
          <table:table-cell office:value-type="string">
            <text:p>Welch air, arranged and vaired for pianoforte by Jan Ladislav Dussek (1795)</text:p>
          </table:table-cell>
        </table:table-row>
        <table:table-row table:style-name="ro1">
          <table:table-cell office:value-type="string">
            <text:p>Larghetto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string">
            <text:p>gmaj</text:p>
          </table:table-cell>
          <table:table-cell office:value-type="string">
            <text:p>pleyel</text:p>
          </table:table-cell>
          <table:table-cell/>
          <table:table-cell office:value-type="string">
            <text:p>larghetto</text:p>
          </table:table-cell>
          <table:table-cell/>
          <table:table-cell office:value-type="string">
            <text:p>lrghetto</text:p>
          </table:table-cell>
          <table:table-cell/>
          <table:table-cell table:formula="of:=midiprefix&amp;&quot;les&quot;&amp;IF([.C54]&lt;10;&quot;0&quot;;&quot;&quot;)&amp;[.C54]&amp;IF([.F54]=&quot;prelude&quot;;&quot;-prel-&quot;&amp;[.D54];&quot;-&quot;&amp;IF(NOT(ISBLANK([.E54]));[.E54];IF(NOT(ISBLANK([.F54]));[.F54];&quot;&quot;)))&amp;IF(NOT(ISBLANK([.H54]));&quot;-&quot;&amp;[.H54];&quot;&quot;)&amp;IF(NOT(ISBLANK([.I54]));&quot;-&quot;&amp;[.I54];&quot;&quot;)" office:value-type="string" office:string-value="clementi-op42-les21-pleyel-lrghetto">
            <text:p>clementi-op42-les21-pleyel-lrghetto</text:p>
          </table:table-cell>
          <table:table-cell office:value-type="string">
            <text:p>art-of-playing-part2-lesson21-pleyel.ily</text:p>
          </table:table-cell>
          <table:table-cell table:formula="of:=midiprefix&amp;&quot;lyt-L&quot;&amp;IF([.C54]&lt;10;&quot;0&quot;;&quot;&quot;)&amp;[.C54]&amp;IF([.F54]=&quot;prelude&quot;;&quot;-prel-&quot;&amp;[.D54];&quot;-&quot;&amp;IF(NOT(ISBLANK([.E54]));[.E54];IF(NOT(ISBLANK([.F54]));[.F54];&quot;&quot;)))&amp;IF(NOT(ISBLANK([.H54]));&quot;-&quot;&amp;[.H54];&quot;&quot;)&amp;&quot;.ily&quot;" office:value-type="string" office:string-value="clementi-op42-lyt-L21-pleyel.ily">
            <text:p>clementi-op42-lyt-L21-pleyel.ily</text:p>
          </table:table-cell>
          <table:table-cell table:formula="of:=midiprefix&amp;&quot;mid-L&quot;&amp;IF([.C54]&lt;10;&quot;0&quot;;&quot;&quot;)&amp;[.C54]&amp;IF([.F54]=&quot;prelude&quot;;&quot;-prel-&quot;&amp;[.D54];&quot;-&quot;&amp;IF(NOT(ISBLANK([.E54]));[.E54];IF(NOT(ISBLANK([.F54]));[.F54];&quot;&quot;)))&amp;IF(NOT(ISBLANK([.H54]));&quot;-&quot;&amp;[.H54];&quot;&quot;)&amp;&quot;.ily&quot;" office:value-type="string" office:string-value="clementi-op42-mid-L21-pleyel.ily">
            <text:p>clementi-op42-mid-L21-pleyel.ily</text:p>
          </table:table-cell>
          <table:table-cell table:style-name="ce5" table:formula="of:=midiprefix&amp;&quot;mus-L&quot;&amp;IF([.C54]&lt;10;&quot;0&quot;;&quot;&quot;)&amp;[.C54]&amp;IF([.F54]=&quot;prelude&quot;;&quot;-prel-&quot;&amp;[.D54];&quot;-&quot;&amp;IF(NOT(ISBLANK([.E54]));[.E54];IF(NOT(ISBLANK([.F54]));[.F54];&quot;&quot;)))&amp;IF(NOT(ISBLANK([.H54]));&quot;-&quot;&amp;[.H54];&quot;&quot;)&amp;&quot;.ily&quot;" office:value-type="string" office:string-value="clementi-op42-mus-L21-pleyel.ily">
            <text:p>clementi-op42-mus-L21-pleyel.ily</text:p>
          </table:table-cell>
          <table:table-cell table:formula="of:=&quot;git mv &quot;&amp;[.L54]&amp;&quot; ./ilys/&quot;&amp;[.M54]" office:value-type="string" office:string-value="git mv art-of-playing-part2-lesson21-pleyel.ily ./ilys/clementi-op42-lyt-L21-pleyel.ily">
            <text:p>git mv art-of-playing-part2-lesson21-pleyel.ily ./ilys/clementi-op42-lyt-L21-pleyel.ily</text:p>
          </table:table-cell>
          <table:table-cell table:number-columns-repeated="11"/>
        </table:table-row>
        <table:table-row table:style-name="ro1">
          <table:table-cell office:value-type="string">
            <text:p>Arietta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string">
            <text:p>gmaj</text:p>
          </table:table-cell>
          <table:table-cell/>
          <table:table-cell office:value-type="string">
            <text:p>arietta</text:p>
          </table:table-cell>
          <table:table-cell office:value-type="string">
            <text:p>allegro</text:p>
          </table:table-cell>
          <table:table-cell table:number-columns-repeated="2"/>
          <table:table-cell/>
          <table:table-cell table:formula="of:=midiprefix&amp;&quot;les&quot;&amp;IF([.C55]&lt;10;&quot;0&quot;;&quot;&quot;)&amp;[.C55]&amp;IF([.F55]=&quot;prelude&quot;;&quot;-prel-&quot;&amp;[.D55];&quot;-&quot;&amp;IF(NOT(ISBLANK([.E55]));[.E55];IF(NOT(ISBLANK([.F55]));[.F55];&quot;&quot;)))&amp;IF(NOT(ISBLANK([.H55]));&quot;-&quot;&amp;[.H55];&quot;&quot;)&amp;IF(NOT(ISBLANK([.I55]));&quot;-&quot;&amp;[.I55];&quot;&quot;)" office:value-type="string" office:string-value="clementi-op42-les22-arietta">
            <text:p>clementi-op42-les22-arietta</text:p>
          </table:table-cell>
          <table:table-cell office:value-type="string">
            <text:p>art-of-playing-part2-lesson22-arietta.ily</text:p>
          </table:table-cell>
          <table:table-cell table:formula="of:=midiprefix&amp;&quot;lyt-L&quot;&amp;IF([.C55]&lt;10;&quot;0&quot;;&quot;&quot;)&amp;[.C55]&amp;IF([.F55]=&quot;prelude&quot;;&quot;-prel-&quot;&amp;[.D55];&quot;-&quot;&amp;IF(NOT(ISBLANK([.E55]));[.E55];IF(NOT(ISBLANK([.F55]));[.F55];&quot;&quot;)))&amp;IF(NOT(ISBLANK([.H55]));&quot;-&quot;&amp;[.H55];&quot;&quot;)&amp;&quot;.ily&quot;" office:value-type="string" office:string-value="clementi-op42-lyt-L22-arietta.ily">
            <text:p>clementi-op42-lyt-L22-arietta.ily</text:p>
          </table:table-cell>
          <table:table-cell table:formula="of:=midiprefix&amp;&quot;mid-L&quot;&amp;IF([.C55]&lt;10;&quot;0&quot;;&quot;&quot;)&amp;[.C55]&amp;IF([.F55]=&quot;prelude&quot;;&quot;-prel-&quot;&amp;[.D55];&quot;-&quot;&amp;IF(NOT(ISBLANK([.E55]));[.E55];IF(NOT(ISBLANK([.F55]));[.F55];&quot;&quot;)))&amp;IF(NOT(ISBLANK([.H55]));&quot;-&quot;&amp;[.H55];&quot;&quot;)&amp;&quot;.ily&quot;" office:value-type="string" office:string-value="clementi-op42-mid-L22-arietta.ily">
            <text:p>clementi-op42-mid-L22-arietta.ily</text:p>
          </table:table-cell>
          <table:table-cell table:style-name="ce5" table:formula="of:=midiprefix&amp;&quot;mus-L&quot;&amp;IF([.C55]&lt;10;&quot;0&quot;;&quot;&quot;)&amp;[.C55]&amp;IF([.F55]=&quot;prelude&quot;;&quot;-prel-&quot;&amp;[.D55];&quot;-&quot;&amp;IF(NOT(ISBLANK([.E55]));[.E55];IF(NOT(ISBLANK([.F55]));[.F55];&quot;&quot;)))&amp;IF(NOT(ISBLANK([.H55]));&quot;-&quot;&amp;[.H55];&quot;&quot;)&amp;&quot;.ily&quot;" office:value-type="string" office:string-value="clementi-op42-mus-L22-arietta.ily">
            <text:p>clementi-op42-mus-L22-arietta.ily</text:p>
          </table:table-cell>
          <table:table-cell table:formula="of:=&quot;git mv &quot;&amp;[.L55]&amp;&quot; ./ilys/&quot;&amp;[.M55]" office:value-type="string" office:string-value="git mv art-of-playing-part2-lesson22-arietta.ily ./ilys/clementi-op42-lyt-L22-arietta.ily">
            <text:p>git mv art-of-playing-part2-lesson22-arietta.ily ./ilys/clementi-op42-lyt-L22-arietta.ily</text:p>
          </table:table-cell>
          <table:table-cell table:number-columns-repeated="11"/>
        </table:table-row>
        <table:table-row table:style-name="ro1">
          <table:table-cell office:value-type="string">
            <text:p>German Hymn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gmaj</text:p>
          </table:table-cell>
          <table:table-cell office:value-type="string">
            <text:p>pleyel</text:p>
          </table:table-cell>
          <table:table-cell office:value-type="string">
            <text:p>hymn</text:p>
          </table:table-cell>
          <table:table-cell office:value-type="string">
            <text:p>andante</text:p>
          </table:table-cell>
          <table:table-cell office:value-type="string">
            <text:p>theme</text:p>
          </table:table-cell>
          <table:table-cell/>
          <table:table-cell/>
          <table:table-cell table:formula="of:=midiprefix&amp;&quot;les&quot;&amp;IF([.C56]&lt;10;&quot;0&quot;;&quot;&quot;)&amp;[.C56]&amp;IF([.F56]=&quot;prelude&quot;;&quot;-prel-&quot;&amp;[.D56];&quot;-&quot;&amp;IF(NOT(ISBLANK([.E56]));[.E56];IF(NOT(ISBLANK([.F56]));[.F56];&quot;&quot;)))&amp;IF(NOT(ISBLANK([.H56]));&quot;-&quot;&amp;[.H56];&quot;&quot;)&amp;IF(NOT(ISBLANK([.I56]));&quot;-&quot;&amp;[.I56];&quot;&quot;)" office:value-type="string" office:string-value="clementi-op42-les23-pleyel-theme">
            <text:p>clementi-op42-les23-pleyel-theme</text:p>
          </table:table-cell>
          <table:table-cell office:value-type="string">
            <text:p>art-of-playing-part2-lesson23-hymn.ily</text:p>
          </table:table-cell>
          <table:table-cell table:formula="of:=midiprefix&amp;&quot;lyt-L&quot;&amp;IF([.C56]&lt;10;&quot;0&quot;;&quot;&quot;)&amp;[.C56]&amp;IF([.F56]=&quot;prelude&quot;;&quot;-prel-&quot;&amp;[.D56];&quot;-&quot;&amp;IF(NOT(ISBLANK([.E56]));[.E56];IF(NOT(ISBLANK([.F56]));[.F56];&quot;&quot;)))&amp;IF(NOT(ISBLANK([.H56]));&quot;-&quot;&amp;[.H56];&quot;&quot;)&amp;&quot;.ily&quot;" office:value-type="string" office:string-value="clementi-op42-lyt-L23-pleyel-theme.ily">
            <text:p>clementi-op42-lyt-L23-pleyel-theme.ily</text:p>
          </table:table-cell>
          <table:table-cell table:formula="of:=midiprefix&amp;&quot;mid-L&quot;&amp;IF([.C56]&lt;10;&quot;0&quot;;&quot;&quot;)&amp;[.C56]&amp;IF([.F56]=&quot;prelude&quot;;&quot;-prel-&quot;&amp;[.D56];&quot;-&quot;&amp;IF(NOT(ISBLANK([.E56]));[.E56];IF(NOT(ISBLANK([.F56]));[.F56];&quot;&quot;)))&amp;IF(NOT(ISBLANK([.H56]));&quot;-&quot;&amp;[.H56];&quot;&quot;)&amp;&quot;.ily&quot;" office:value-type="string" office:string-value="clementi-op42-mid-L23-pleyel-theme.ily">
            <text:p>clementi-op42-mid-L23-pleyel-theme.ily</text:p>
          </table:table-cell>
          <table:table-cell table:style-name="ce5" table:formula="of:=midiprefix&amp;&quot;mus-L&quot;&amp;IF([.C56]&lt;10;&quot;0&quot;;&quot;&quot;)&amp;[.C56]&amp;IF([.F56]=&quot;prelude&quot;;&quot;-prel-&quot;&amp;[.D56];&quot;-&quot;&amp;IF(NOT(ISBLANK([.E56]));[.E56];IF(NOT(ISBLANK([.F56]));[.F56];&quot;&quot;)))&amp;IF(NOT(ISBLANK([.H56]));&quot;-&quot;&amp;[.H56];&quot;&quot;)&amp;&quot;.ily&quot;" office:value-type="string" office:string-value="clementi-op42-mus-L23-pleyel-theme.ily">
            <text:p>clementi-op42-mus-L23-pleyel-theme.ily</text:p>
          </table:table-cell>
          <table:table-cell table:formula="of:=&quot;git mv &quot;&amp;[.L56]&amp;&quot; ./ilys/&quot;&amp;[.M56]" office:value-type="string" office:string-value="git mv art-of-playing-part2-lesson23-hymn.ily ./ilys/clementi-op42-lyt-L23-pleyel-theme.ily">
            <text:p>git mv art-of-playing-part2-lesson23-hymn.ily ./ilys/clementi-op42-lyt-L23-pleyel-theme.ily</text:p>
          </table:table-cell>
          <table:table-cell table:number-columns-repeated="11"/>
        </table:table-row>
        <table:table-row table:style-name="ro1">
          <table:table-cell office:value-type="string">
            <text:p>German Hymn v1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gmaj</text:p>
          </table:table-cell>
          <table:table-cell office:value-type="string">
            <text:p>pleyel</text:p>
          </table:table-cell>
          <table:table-cell office:value-type="string">
            <text:p>hymn</text:p>
          </table:table-cell>
          <table:table-cell office:value-type="string">
            <text:p>andante</text:p>
          </table:table-cell>
          <table:table-cell office:value-type="string">
            <text:p>v1</text:p>
          </table:table-cell>
          <table:table-cell/>
          <table:table-cell/>
          <table:table-cell table:formula="of:=midiprefix&amp;&quot;les&quot;&amp;IF([.C57]&lt;10;&quot;0&quot;;&quot;&quot;)&amp;[.C57]&amp;IF([.F57]=&quot;prelude&quot;;&quot;-prel-&quot;&amp;[.D57];&quot;-&quot;&amp;IF(NOT(ISBLANK([.E57]));[.E57];IF(NOT(ISBLANK([.F57]));[.F57];&quot;&quot;)))&amp;IF(NOT(ISBLANK([.H57]));&quot;-&quot;&amp;[.H57];&quot;&quot;)&amp;IF(NOT(ISBLANK([.I57]));&quot;-&quot;&amp;[.I57];&quot;&quot;)" office:value-type="string" office:string-value="clementi-op42-les23-pleyel-v1">
            <text:p>clementi-op42-les23-pleyel-v1</text:p>
          </table:table-cell>
          <table:table-cell office:value-type="string">
            <text:p>art-of-playing-part2-lesson23-hymn-v1.ily</text:p>
          </table:table-cell>
          <table:table-cell table:formula="of:=midiprefix&amp;&quot;lyt-L&quot;&amp;IF([.C57]&lt;10;&quot;0&quot;;&quot;&quot;)&amp;[.C57]&amp;IF([.F57]=&quot;prelude&quot;;&quot;-prel-&quot;&amp;[.D57];&quot;-&quot;&amp;IF(NOT(ISBLANK([.E57]));[.E57];IF(NOT(ISBLANK([.F57]));[.F57];&quot;&quot;)))&amp;IF(NOT(ISBLANK([.H57]));&quot;-&quot;&amp;[.H57];&quot;&quot;)&amp;&quot;.ily&quot;" office:value-type="string" office:string-value="clementi-op42-lyt-L23-pleyel-v1.ily">
            <text:p>clementi-op42-lyt-L23-pleyel-v1.ily</text:p>
          </table:table-cell>
          <table:table-cell table:formula="of:=midiprefix&amp;&quot;mid-L&quot;&amp;IF([.C57]&lt;10;&quot;0&quot;;&quot;&quot;)&amp;[.C57]&amp;IF([.F57]=&quot;prelude&quot;;&quot;-prel-&quot;&amp;[.D57];&quot;-&quot;&amp;IF(NOT(ISBLANK([.E57]));[.E57];IF(NOT(ISBLANK([.F57]));[.F57];&quot;&quot;)))&amp;IF(NOT(ISBLANK([.H57]));&quot;-&quot;&amp;[.H57];&quot;&quot;)&amp;&quot;.ily&quot;" office:value-type="string" office:string-value="clementi-op42-mid-L23-pleyel-v1.ily">
            <text:p>clementi-op42-mid-L23-pleyel-v1.ily</text:p>
          </table:table-cell>
          <table:table-cell table:style-name="ce5" table:formula="of:=midiprefix&amp;&quot;mus-L&quot;&amp;IF([.C57]&lt;10;&quot;0&quot;;&quot;&quot;)&amp;[.C57]&amp;IF([.F57]=&quot;prelude&quot;;&quot;-prel-&quot;&amp;[.D57];&quot;-&quot;&amp;IF(NOT(ISBLANK([.E57]));[.E57];IF(NOT(ISBLANK([.F57]));[.F57];&quot;&quot;)))&amp;IF(NOT(ISBLANK([.H57]));&quot;-&quot;&amp;[.H57];&quot;&quot;)&amp;&quot;.ily&quot;" office:value-type="string" office:string-value="clementi-op42-mus-L23-pleyel-v1.ily">
            <text:p>clementi-op42-mus-L23-pleyel-v1.ily</text:p>
          </table:table-cell>
          <table:table-cell table:formula="of:=&quot;git mv &quot;&amp;[.L57]&amp;&quot; ./ilys/&quot;&amp;[.M57]" office:value-type="string" office:string-value="git mv art-of-playing-part2-lesson23-hymn-v1.ily ./ilys/clementi-op42-lyt-L23-pleyel-v1.ily">
            <text:p>git mv art-of-playing-part2-lesson23-hymn-v1.ily ./ilys/clementi-op42-lyt-L23-pleyel-v1.ily</text:p>
          </table:table-cell>
          <table:table-cell table:number-columns-repeated="11"/>
        </table:table-row>
        <table:table-row table:style-name="ro1">
          <table:table-cell office:value-type="string">
            <text:p>German Hymn v2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gmaj</text:p>
          </table:table-cell>
          <table:table-cell office:value-type="string">
            <text:p>pleyel</text:p>
          </table:table-cell>
          <table:table-cell office:value-type="string">
            <text:p>hymn</text:p>
          </table:table-cell>
          <table:table-cell office:value-type="string">
            <text:p>andante</text:p>
          </table:table-cell>
          <table:table-cell office:value-type="string">
            <text:p>v2</text:p>
          </table:table-cell>
          <table:table-cell/>
          <table:table-cell/>
          <table:table-cell table:formula="of:=midiprefix&amp;&quot;les&quot;&amp;IF([.C58]&lt;10;&quot;0&quot;;&quot;&quot;)&amp;[.C58]&amp;IF([.F58]=&quot;prelude&quot;;&quot;-prel-&quot;&amp;[.D58];&quot;-&quot;&amp;IF(NOT(ISBLANK([.E58]));[.E58];IF(NOT(ISBLANK([.F58]));[.F58];&quot;&quot;)))&amp;IF(NOT(ISBLANK([.H58]));&quot;-&quot;&amp;[.H58];&quot;&quot;)&amp;IF(NOT(ISBLANK([.I58]));&quot;-&quot;&amp;[.I58];&quot;&quot;)" office:value-type="string" office:string-value="clementi-op42-les23-pleyel-v2">
            <text:p>clementi-op42-les23-pleyel-v2</text:p>
          </table:table-cell>
          <table:table-cell office:value-type="string">
            <text:p>art-of-playing-part2-lesson23-hymn-v2.ily</text:p>
          </table:table-cell>
          <table:table-cell table:formula="of:=midiprefix&amp;&quot;lyt-L&quot;&amp;IF([.C58]&lt;10;&quot;0&quot;;&quot;&quot;)&amp;[.C58]&amp;IF([.F58]=&quot;prelude&quot;;&quot;-prel-&quot;&amp;[.D58];&quot;-&quot;&amp;IF(NOT(ISBLANK([.E58]));[.E58];IF(NOT(ISBLANK([.F58]));[.F58];&quot;&quot;)))&amp;IF(NOT(ISBLANK([.H58]));&quot;-&quot;&amp;[.H58];&quot;&quot;)&amp;&quot;.ily&quot;" office:value-type="string" office:string-value="clementi-op42-lyt-L23-pleyel-v2.ily">
            <text:p>clementi-op42-lyt-L23-pleyel-v2.ily</text:p>
          </table:table-cell>
          <table:table-cell table:formula="of:=midiprefix&amp;&quot;mid-L&quot;&amp;IF([.C58]&lt;10;&quot;0&quot;;&quot;&quot;)&amp;[.C58]&amp;IF([.F58]=&quot;prelude&quot;;&quot;-prel-&quot;&amp;[.D58];&quot;-&quot;&amp;IF(NOT(ISBLANK([.E58]));[.E58];IF(NOT(ISBLANK([.F58]));[.F58];&quot;&quot;)))&amp;IF(NOT(ISBLANK([.H58]));&quot;-&quot;&amp;[.H58];&quot;&quot;)&amp;&quot;.ily&quot;" office:value-type="string" office:string-value="clementi-op42-mid-L23-pleyel-v2.ily">
            <text:p>clementi-op42-mid-L23-pleyel-v2.ily</text:p>
          </table:table-cell>
          <table:table-cell table:style-name="ce5" table:formula="of:=midiprefix&amp;&quot;mus-L&quot;&amp;IF([.C58]&lt;10;&quot;0&quot;;&quot;&quot;)&amp;[.C58]&amp;IF([.F58]=&quot;prelude&quot;;&quot;-prel-&quot;&amp;[.D58];&quot;-&quot;&amp;IF(NOT(ISBLANK([.E58]));[.E58];IF(NOT(ISBLANK([.F58]));[.F58];&quot;&quot;)))&amp;IF(NOT(ISBLANK([.H58]));&quot;-&quot;&amp;[.H58];&quot;&quot;)&amp;&quot;.ily&quot;" office:value-type="string" office:string-value="clementi-op42-mus-L23-pleyel-v2.ily">
            <text:p>clementi-op42-mus-L23-pleyel-v2.ily</text:p>
          </table:table-cell>
          <table:table-cell table:formula="of:=&quot;git mv &quot;&amp;[.L58]&amp;&quot; ./ilys/&quot;&amp;[.M58]" office:value-type="string" office:string-value="git mv art-of-playing-part2-lesson23-hymn-v2.ily ./ilys/clementi-op42-lyt-L23-pleyel-v2.ily">
            <text:p>git mv art-of-playing-part2-lesson23-hymn-v2.ily ./ilys/clementi-op42-lyt-L23-pleyel-v2.ily</text:p>
          </table:table-cell>
          <table:table-cell table:number-columns-repeated="11"/>
        </table:table-row>
        <table:table-row table:style-name="ro1">
          <table:table-cell office:value-type="string">
            <text:p>German Hymn v3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gmaj</text:p>
          </table:table-cell>
          <table:table-cell office:value-type="string">
            <text:p>pleyel</text:p>
          </table:table-cell>
          <table:table-cell office:value-type="string">
            <text:p>hymn</text:p>
          </table:table-cell>
          <table:table-cell office:value-type="string">
            <text:p>andante</text:p>
          </table:table-cell>
          <table:table-cell office:value-type="string">
            <text:p>v3</text:p>
          </table:table-cell>
          <table:table-cell/>
          <table:table-cell/>
          <table:table-cell table:formula="of:=midiprefix&amp;&quot;les&quot;&amp;IF([.C59]&lt;10;&quot;0&quot;;&quot;&quot;)&amp;[.C59]&amp;IF([.F59]=&quot;prelude&quot;;&quot;-prel-&quot;&amp;[.D59];&quot;-&quot;&amp;IF(NOT(ISBLANK([.E59]));[.E59];IF(NOT(ISBLANK([.F59]));[.F59];&quot;&quot;)))&amp;IF(NOT(ISBLANK([.H59]));&quot;-&quot;&amp;[.H59];&quot;&quot;)&amp;IF(NOT(ISBLANK([.I59]));&quot;-&quot;&amp;[.I59];&quot;&quot;)" office:value-type="string" office:string-value="clementi-op42-les23-pleyel-v3">
            <text:p>clementi-op42-les23-pleyel-v3</text:p>
          </table:table-cell>
          <table:table-cell office:value-type="string">
            <text:p>art-of-playing-part2-lesson23-hymn-v3.ily</text:p>
          </table:table-cell>
          <table:table-cell table:formula="of:=midiprefix&amp;&quot;lyt-L&quot;&amp;IF([.C59]&lt;10;&quot;0&quot;;&quot;&quot;)&amp;[.C59]&amp;IF([.F59]=&quot;prelude&quot;;&quot;-prel-&quot;&amp;[.D59];&quot;-&quot;&amp;IF(NOT(ISBLANK([.E59]));[.E59];IF(NOT(ISBLANK([.F59]));[.F59];&quot;&quot;)))&amp;IF(NOT(ISBLANK([.H59]));&quot;-&quot;&amp;[.H59];&quot;&quot;)&amp;&quot;.ily&quot;" office:value-type="string" office:string-value="clementi-op42-lyt-L23-pleyel-v3.ily">
            <text:p>clementi-op42-lyt-L23-pleyel-v3.ily</text:p>
          </table:table-cell>
          <table:table-cell table:formula="of:=midiprefix&amp;&quot;mid-L&quot;&amp;IF([.C59]&lt;10;&quot;0&quot;;&quot;&quot;)&amp;[.C59]&amp;IF([.F59]=&quot;prelude&quot;;&quot;-prel-&quot;&amp;[.D59];&quot;-&quot;&amp;IF(NOT(ISBLANK([.E59]));[.E59];IF(NOT(ISBLANK([.F59]));[.F59];&quot;&quot;)))&amp;IF(NOT(ISBLANK([.H59]));&quot;-&quot;&amp;[.H59];&quot;&quot;)&amp;&quot;.ily&quot;" office:value-type="string" office:string-value="clementi-op42-mid-L23-pleyel-v3.ily">
            <text:p>clementi-op42-mid-L23-pleyel-v3.ily</text:p>
          </table:table-cell>
          <table:table-cell table:style-name="ce5" table:formula="of:=midiprefix&amp;&quot;mus-L&quot;&amp;IF([.C59]&lt;10;&quot;0&quot;;&quot;&quot;)&amp;[.C59]&amp;IF([.F59]=&quot;prelude&quot;;&quot;-prel-&quot;&amp;[.D59];&quot;-&quot;&amp;IF(NOT(ISBLANK([.E59]));[.E59];IF(NOT(ISBLANK([.F59]));[.F59];&quot;&quot;)))&amp;IF(NOT(ISBLANK([.H59]));&quot;-&quot;&amp;[.H59];&quot;&quot;)&amp;&quot;.ily&quot;" office:value-type="string" office:string-value="clementi-op42-mus-L23-pleyel-v3.ily">
            <text:p>clementi-op42-mus-L23-pleyel-v3.ily</text:p>
          </table:table-cell>
          <table:table-cell table:formula="of:=&quot;git mv &quot;&amp;[.L59]&amp;&quot; ./ilys/&quot;&amp;[.M59]" office:value-type="string" office:string-value="git mv art-of-playing-part2-lesson23-hymn-v3.ily ./ilys/clementi-op42-lyt-L23-pleyel-v3.ily">
            <text:p>git mv art-of-playing-part2-lesson23-hymn-v3.ily ./ilys/clementi-op42-lyt-L23-pleyel-v3.ily</text:p>
          </table:table-cell>
          <table:table-cell table:number-columns-repeated="11"/>
        </table:table-row>
        <table:table-row table:style-name="ro1">
          <table:table-cell office:value-type="string">
            <text:p>Andantino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gmaj</text:p>
          </table:table-cell>
          <table:table-cell office:value-type="string">
            <text:p>dussek</text:p>
          </table:table-cell>
          <table:table-cell/>
          <table:table-cell office:value-type="string">
            <text:p>andantino</text:p>
          </table:table-cell>
          <table:table-cell/>
          <table:table-cell office:value-type="string">
            <text:p>and</text:p>
          </table:table-cell>
          <table:table-cell/>
          <table:table-cell table:formula="of:=midiprefix&amp;&quot;les&quot;&amp;IF([.C60]&lt;10;&quot;0&quot;;&quot;&quot;)&amp;[.C60]&amp;IF([.F60]=&quot;prelude&quot;;&quot;-prel-&quot;&amp;[.D60];&quot;-&quot;&amp;IF(NOT(ISBLANK([.E60]));[.E60];IF(NOT(ISBLANK([.F60]));[.F60];&quot;&quot;)))&amp;IF(NOT(ISBLANK([.H60]));&quot;-&quot;&amp;[.H60];&quot;&quot;)&amp;IF(NOT(ISBLANK([.I60]));&quot;-&quot;&amp;[.I60];&quot;&quot;)" office:value-type="string" office:string-value="clementi-op42-les24-dussek-and">
            <text:p>clementi-op42-les24-dussek-and</text:p>
          </table:table-cell>
          <table:table-cell office:value-type="string">
            <text:p>art-of-playing-part2-lesson24-dussek.ily</text:p>
          </table:table-cell>
          <table:table-cell table:formula="of:=midiprefix&amp;&quot;lyt-L&quot;&amp;IF([.C60]&lt;10;&quot;0&quot;;&quot;&quot;)&amp;[.C60]&amp;IF([.F60]=&quot;prelude&quot;;&quot;-prel-&quot;&amp;[.D60];&quot;-&quot;&amp;IF(NOT(ISBLANK([.E60]));[.E60];IF(NOT(ISBLANK([.F60]));[.F60];&quot;&quot;)))&amp;IF(NOT(ISBLANK([.H60]));&quot;-&quot;&amp;[.H60];&quot;&quot;)&amp;&quot;.ily&quot;" office:value-type="string" office:string-value="clementi-op42-lyt-L24-dussek.ily">
            <text:p>clementi-op42-lyt-L24-dussek.ily</text:p>
          </table:table-cell>
          <table:table-cell table:formula="of:=midiprefix&amp;&quot;mid-L&quot;&amp;IF([.C60]&lt;10;&quot;0&quot;;&quot;&quot;)&amp;[.C60]&amp;IF([.F60]=&quot;prelude&quot;;&quot;-prel-&quot;&amp;[.D60];&quot;-&quot;&amp;IF(NOT(ISBLANK([.E60]));[.E60];IF(NOT(ISBLANK([.F60]));[.F60];&quot;&quot;)))&amp;IF(NOT(ISBLANK([.H60]));&quot;-&quot;&amp;[.H60];&quot;&quot;)&amp;&quot;.ily&quot;" office:value-type="string" office:string-value="clementi-op42-mid-L24-dussek.ily">
            <text:p>clementi-op42-mid-L24-dussek.ily</text:p>
          </table:table-cell>
          <table:table-cell table:style-name="ce5" table:formula="of:=midiprefix&amp;&quot;mus-L&quot;&amp;IF([.C60]&lt;10;&quot;0&quot;;&quot;&quot;)&amp;[.C60]&amp;IF([.F60]=&quot;prelude&quot;;&quot;-prel-&quot;&amp;[.D60];&quot;-&quot;&amp;IF(NOT(ISBLANK([.E60]));[.E60];IF(NOT(ISBLANK([.F60]));[.F60];&quot;&quot;)))&amp;IF(NOT(ISBLANK([.H60]));&quot;-&quot;&amp;[.H60];&quot;&quot;)&amp;&quot;.ily&quot;" office:value-type="string" office:string-value="clementi-op42-mus-L24-dussek.ily">
            <text:p>clementi-op42-mus-L24-dussek.ily</text:p>
          </table:table-cell>
          <table:table-cell table:formula="of:=&quot;git mv &quot;&amp;[.L60]&amp;&quot; ./ilys/&quot;&amp;[.M60]" office:value-type="string" office:string-value="git mv art-of-playing-part2-lesson24-dussek.ily ./ilys/clementi-op42-lyt-L24-dussek.ily">
            <text:p>git mv art-of-playing-part2-lesson24-dussek.ily ./ilys/clementi-op42-lyt-L24-dussek.ily</text:p>
          </table:table-cell>
          <table:table-cell table:number-columns-repeated="11"/>
        </table:table-row>
        <table:table-row table:style-name="ro1">
          <table:table-cell office:value-type="string">
            <text:p>Allegro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string">
            <text:p>gmaj</text:p>
          </table:table-cell>
          <table:table-cell office:value-type="string">
            <text:p>handel</text:p>
          </table:table-cell>
          <table:table-cell/>
          <table:table-cell office:value-type="string">
            <text:p>allegro</text:p>
          </table:table-cell>
          <table:table-cell/>
          <table:table-cell office:value-type="string">
            <text:p>alleg</text:p>
          </table:table-cell>
          <table:table-cell/>
          <table:table-cell table:formula="of:=midiprefix&amp;&quot;les&quot;&amp;IF([.C61]&lt;10;&quot;0&quot;;&quot;&quot;)&amp;[.C61]&amp;IF([.F61]=&quot;prelude&quot;;&quot;-prel-&quot;&amp;[.D61];&quot;-&quot;&amp;IF(NOT(ISBLANK([.E61]));[.E61];IF(NOT(ISBLANK([.F61]));[.F61];&quot;&quot;)))&amp;IF(NOT(ISBLANK([.H61]));&quot;-&quot;&amp;[.H61];&quot;&quot;)&amp;IF(NOT(ISBLANK([.I61]));&quot;-&quot;&amp;[.I61];&quot;&quot;)" office:value-type="string" office:string-value="clementi-op42-les25-handel-alleg">
            <text:p>clementi-op42-les25-handel-alleg</text:p>
          </table:table-cell>
          <table:table-cell office:value-type="string">
            <text:p>art-of-playing-part2-lesson25-handel.ily</text:p>
          </table:table-cell>
          <table:table-cell table:formula="of:=midiprefix&amp;&quot;lyt-L&quot;&amp;IF([.C61]&lt;10;&quot;0&quot;;&quot;&quot;)&amp;[.C61]&amp;IF([.F61]=&quot;prelude&quot;;&quot;-prel-&quot;&amp;[.D61];&quot;-&quot;&amp;IF(NOT(ISBLANK([.E61]));[.E61];IF(NOT(ISBLANK([.F61]));[.F61];&quot;&quot;)))&amp;IF(NOT(ISBLANK([.H61]));&quot;-&quot;&amp;[.H61];&quot;&quot;)&amp;&quot;.ily&quot;" office:value-type="string" office:string-value="clementi-op42-lyt-L25-handel.ily">
            <text:p>clementi-op42-lyt-L25-handel.ily</text:p>
          </table:table-cell>
          <table:table-cell table:formula="of:=midiprefix&amp;&quot;mid-L&quot;&amp;IF([.C61]&lt;10;&quot;0&quot;;&quot;&quot;)&amp;[.C61]&amp;IF([.F61]=&quot;prelude&quot;;&quot;-prel-&quot;&amp;[.D61];&quot;-&quot;&amp;IF(NOT(ISBLANK([.E61]));[.E61];IF(NOT(ISBLANK([.F61]));[.F61];&quot;&quot;)))&amp;IF(NOT(ISBLANK([.H61]));&quot;-&quot;&amp;[.H61];&quot;&quot;)&amp;&quot;.ily&quot;" office:value-type="string" office:string-value="clementi-op42-mid-L25-handel.ily">
            <text:p>clementi-op42-mid-L25-handel.ily</text:p>
          </table:table-cell>
          <table:table-cell table:style-name="ce5" table:formula="of:=midiprefix&amp;&quot;mus-L&quot;&amp;IF([.C61]&lt;10;&quot;0&quot;;&quot;&quot;)&amp;[.C61]&amp;IF([.F61]=&quot;prelude&quot;;&quot;-prel-&quot;&amp;[.D61];&quot;-&quot;&amp;IF(NOT(ISBLANK([.E61]));[.E61];IF(NOT(ISBLANK([.F61]));[.F61];&quot;&quot;)))&amp;IF(NOT(ISBLANK([.H61]));&quot;-&quot;&amp;[.H61];&quot;&quot;)&amp;&quot;.ily&quot;" office:value-type="string" office:string-value="clementi-op42-mus-L25-handel.ily">
            <text:p>clementi-op42-mus-L25-handel.ily</text:p>
          </table:table-cell>
          <table:table-cell table:formula="of:=&quot;git mv &quot;&amp;[.L61]&amp;&quot; ./ilys/&quot;&amp;[.M61]" office:value-type="string" office:string-value="git mv art-of-playing-part2-lesson25-handel.ily ./ilys/clementi-op42-lyt-L25-handel.ily">
            <text:p>git mv art-of-playing-part2-lesson25-handel.ily ./ilys/clementi-op42-lyt-L25-handel.ily</text:p>
          </table:table-cell>
          <table:table-cell table:number-columns-repeated="3"/>
          <table:table-cell table:style-name="ce5" table:number-columns-repeated="2"/>
          <table:table-cell table:number-columns-repeated="6"/>
        </table:table-row>
        <table:table-row table:style-name="ro1">
          <table:table-cell office:value-type="string">
            <text:p>Minuet in Samson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string">
            <text:p>gmaj</text:p>
          </table:table-cell>
          <table:table-cell office:value-type="string">
            <text:p>handel</text:p>
          </table:table-cell>
          <table:table-cell office:value-type="string">
            <text:p>minuet</text:p>
          </table:table-cell>
          <table:table-cell/>
          <table:table-cell/>
          <table:table-cell office:value-type="string">
            <text:p>minuet</text:p>
          </table:table-cell>
          <table:table-cell/>
          <table:table-cell table:formula="of:=midiprefix&amp;&quot;les&quot;&amp;IF([.C62]&lt;10;&quot;0&quot;;&quot;&quot;)&amp;[.C62]&amp;IF([.F62]=&quot;prelude&quot;;&quot;-prel-&quot;&amp;[.D62];&quot;-&quot;&amp;IF(NOT(ISBLANK([.E62]));[.E62];IF(NOT(ISBLANK([.F62]));[.F62];&quot;&quot;)))&amp;IF(NOT(ISBLANK([.H62]));&quot;-&quot;&amp;[.H62];&quot;&quot;)&amp;IF(NOT(ISBLANK([.I62]));&quot;-&quot;&amp;[.I62];&quot;&quot;)" office:value-type="string" office:string-value="clementi-op42-les26-handel-minuet">
            <text:p>clementi-op42-les26-handel-minuet</text:p>
          </table:table-cell>
          <table:table-cell office:value-type="string">
            <text:p>art-of-playing-part2-lesson26-handel.ily</text:p>
          </table:table-cell>
          <table:table-cell table:formula="of:=midiprefix&amp;&quot;lyt-L&quot;&amp;IF([.C62]&lt;10;&quot;0&quot;;&quot;&quot;)&amp;[.C62]&amp;IF([.F62]=&quot;prelude&quot;;&quot;-prel-&quot;&amp;[.D62];&quot;-&quot;&amp;IF(NOT(ISBLANK([.E62]));[.E62];IF(NOT(ISBLANK([.F62]));[.F62];&quot;&quot;)))&amp;IF(NOT(ISBLANK([.H62]));&quot;-&quot;&amp;[.H62];&quot;&quot;)&amp;&quot;.ily&quot;" office:value-type="string" office:string-value="clementi-op42-lyt-L26-handel.ily">
            <text:p>clementi-op42-lyt-L26-handel.ily</text:p>
          </table:table-cell>
          <table:table-cell table:formula="of:=midiprefix&amp;&quot;mid-L&quot;&amp;IF([.C62]&lt;10;&quot;0&quot;;&quot;&quot;)&amp;[.C62]&amp;IF([.F62]=&quot;prelude&quot;;&quot;-prel-&quot;&amp;[.D62];&quot;-&quot;&amp;IF(NOT(ISBLANK([.E62]));[.E62];IF(NOT(ISBLANK([.F62]));[.F62];&quot;&quot;)))&amp;IF(NOT(ISBLANK([.H62]));&quot;-&quot;&amp;[.H62];&quot;&quot;)&amp;&quot;.ily&quot;" office:value-type="string" office:string-value="clementi-op42-mid-L26-handel.ily">
            <text:p>clementi-op42-mid-L26-handel.ily</text:p>
          </table:table-cell>
          <table:table-cell table:style-name="ce5" table:formula="of:=midiprefix&amp;&quot;mus-L&quot;&amp;IF([.C62]&lt;10;&quot;0&quot;;&quot;&quot;)&amp;[.C62]&amp;IF([.F62]=&quot;prelude&quot;;&quot;-prel-&quot;&amp;[.D62];&quot;-&quot;&amp;IF(NOT(ISBLANK([.E62]));[.E62];IF(NOT(ISBLANK([.F62]));[.F62];&quot;&quot;)))&amp;IF(NOT(ISBLANK([.H62]));&quot;-&quot;&amp;[.H62];&quot;&quot;)&amp;&quot;.ily&quot;" office:value-type="string" office:string-value="clementi-op42-mus-L26-handel.ily">
            <text:p>clementi-op42-mus-L26-handel.ily</text:p>
          </table:table-cell>
          <table:table-cell table:formula="of:=&quot;git mv &quot;&amp;[.L62]&amp;&quot; ./ilys/&quot;&amp;[.M62]" office:value-type="string" office:string-value="git mv art-of-playing-part2-lesson26-handel.ily ./ilys/clementi-op42-lyt-L26-handel.ily">
            <text:p>git mv art-of-playing-part2-lesson26-handel.ily ./ilys/clementi-op42-lyt-L26-handel.ily</text:p>
          </table:table-cell>
          <table:table-cell table:number-columns-repeated="3"/>
          <table:table-cell table:style-name="ce5" table:number-columns-repeated="2"/>
          <table:table-cell table:number-columns-repeated="6"/>
        </table:table-row>
        <table:table-row table:style-name="ro1">
          <table:table-cell office:value-type="string">
            <text:p>God save the emperor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string">
            <text:p>gmaj</text:p>
          </table:table-cell>
          <table:table-cell office:value-type="string">
            <text:p>haydn</text:p>
          </table:table-cell>
          <table:table-cell/>
          <table:table-cell office:value-type="string">
            <text:p>poco adagio</text:p>
          </table:table-cell>
          <table:table-cell/>
          <table:table-cell office:value-type="string">
            <text:p>adag</text:p>
          </table:table-cell>
          <table:table-cell/>
          <table:table-cell table:formula="of:=midiprefix&amp;&quot;les&quot;&amp;IF([.C63]&lt;10;&quot;0&quot;;&quot;&quot;)&amp;[.C63]&amp;IF([.F63]=&quot;prelude&quot;;&quot;-prel-&quot;&amp;[.D63];&quot;-&quot;&amp;IF(NOT(ISBLANK([.E63]));[.E63];IF(NOT(ISBLANK([.F63]));[.F63];&quot;&quot;)))&amp;IF(NOT(ISBLANK([.H63]));&quot;-&quot;&amp;[.H63];&quot;&quot;)&amp;IF(NOT(ISBLANK([.I63]));&quot;-&quot;&amp;[.I63];&quot;&quot;)" office:value-type="string" office:string-value="clementi-op42-les27-haydn-adag">
            <text:p>clementi-op42-les27-haydn-adag</text:p>
          </table:table-cell>
          <table:table-cell office:value-type="string">
            <text:p>art-of-playing-part2-lesson27-haydn.ily</text:p>
          </table:table-cell>
          <table:table-cell table:formula="of:=midiprefix&amp;&quot;lyt-L&quot;&amp;IF([.C63]&lt;10;&quot;0&quot;;&quot;&quot;)&amp;[.C63]&amp;IF([.F63]=&quot;prelude&quot;;&quot;-prel-&quot;&amp;[.D63];&quot;-&quot;&amp;IF(NOT(ISBLANK([.E63]));[.E63];IF(NOT(ISBLANK([.F63]));[.F63];&quot;&quot;)))&amp;IF(NOT(ISBLANK([.H63]));&quot;-&quot;&amp;[.H63];&quot;&quot;)&amp;&quot;.ily&quot;" office:value-type="string" office:string-value="clementi-op42-lyt-L27-haydn.ily">
            <text:p>clementi-op42-lyt-L27-haydn.ily</text:p>
          </table:table-cell>
          <table:table-cell table:formula="of:=midiprefix&amp;&quot;mid-L&quot;&amp;IF([.C63]&lt;10;&quot;0&quot;;&quot;&quot;)&amp;[.C63]&amp;IF([.F63]=&quot;prelude&quot;;&quot;-prel-&quot;&amp;[.D63];&quot;-&quot;&amp;IF(NOT(ISBLANK([.E63]));[.E63];IF(NOT(ISBLANK([.F63]));[.F63];&quot;&quot;)))&amp;IF(NOT(ISBLANK([.H63]));&quot;-&quot;&amp;[.H63];&quot;&quot;)&amp;&quot;.ily&quot;" office:value-type="string" office:string-value="clementi-op42-mid-L27-haydn.ily">
            <text:p>clementi-op42-mid-L27-haydn.ily</text:p>
          </table:table-cell>
          <table:table-cell table:style-name="ce5" table:formula="of:=midiprefix&amp;&quot;mus-L&quot;&amp;IF([.C63]&lt;10;&quot;0&quot;;&quot;&quot;)&amp;[.C63]&amp;IF([.F63]=&quot;prelude&quot;;&quot;-prel-&quot;&amp;[.D63];&quot;-&quot;&amp;IF(NOT(ISBLANK([.E63]));[.E63];IF(NOT(ISBLANK([.F63]));[.F63];&quot;&quot;)))&amp;IF(NOT(ISBLANK([.H63]));&quot;-&quot;&amp;[.H63];&quot;&quot;)&amp;&quot;.ily&quot;" office:value-type="string" office:string-value="clementi-op42-mus-L27-haydn.ily">
            <text:p>clementi-op42-mus-L27-haydn.ily</text:p>
          </table:table-cell>
          <table:table-cell table:formula="of:=&quot;git mv &quot;&amp;[.L63]&amp;&quot; ./ilys/&quot;&amp;[.M63]" office:value-type="string" office:string-value="git mv art-of-playing-part2-lesson27-haydn.ily ./ilys/clementi-op42-lyt-L27-haydn.ily">
            <text:p>git mv art-of-playing-part2-lesson27-haydn.ily ./ilys/clementi-op42-lyt-L27-haydn.ily</text:p>
          </table:table-cell>
          <table:table-cell table:number-columns-repeated="11"/>
        </table:table-row>
        <table:table-row table:style-name="ro1">
          <table:table-cell office:value-type="string">
            <text:p>Rondo in the Gipsy stile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string">
            <text:p>gmaj</text:p>
          </table:table-cell>
          <table:table-cell office:value-type="string">
            <text:p>haydn</text:p>
          </table:table-cell>
          <table:table-cell office:value-type="string">
            <text:p>rondo</text:p>
          </table:table-cell>
          <table:table-cell office:value-type="string">
            <text:p>presto</text:p>
          </table:table-cell>
          <table:table-cell/>
          <table:table-cell office:value-type="string">
            <text:p>rondo</text:p>
          </table:table-cell>
          <table:table-cell/>
          <table:table-cell table:formula="of:=midiprefix&amp;&quot;les&quot;&amp;IF([.C64]&lt;10;&quot;0&quot;;&quot;&quot;)&amp;[.C64]&amp;IF([.F64]=&quot;prelude&quot;;&quot;-prel-&quot;&amp;[.D64];&quot;-&quot;&amp;IF(NOT(ISBLANK([.E64]));[.E64];IF(NOT(ISBLANK([.F64]));[.F64];&quot;&quot;)))&amp;IF(NOT(ISBLANK([.H64]));&quot;-&quot;&amp;[.H64];&quot;&quot;)&amp;IF(NOT(ISBLANK([.I64]));&quot;-&quot;&amp;[.I64];&quot;&quot;)" office:value-type="string" office:string-value="clementi-op42-les28-haydn-rondo">
            <text:p>clementi-op42-les28-haydn-rondo</text:p>
          </table:table-cell>
          <table:table-cell office:value-type="string">
            <text:p>art-of-playing-part2-lesson28-haydn.ily</text:p>
          </table:table-cell>
          <table:table-cell table:formula="of:=midiprefix&amp;&quot;lyt-L&quot;&amp;IF([.C64]&lt;10;&quot;0&quot;;&quot;&quot;)&amp;[.C64]&amp;IF([.F64]=&quot;prelude&quot;;&quot;-prel-&quot;&amp;[.D64];&quot;-&quot;&amp;IF(NOT(ISBLANK([.E64]));[.E64];IF(NOT(ISBLANK([.F64]));[.F64];&quot;&quot;)))&amp;IF(NOT(ISBLANK([.H64]));&quot;-&quot;&amp;[.H64];&quot;&quot;)&amp;&quot;.ily&quot;" office:value-type="string" office:string-value="clementi-op42-lyt-L28-haydn.ily">
            <text:p>clementi-op42-lyt-L28-haydn.ily</text:p>
          </table:table-cell>
          <table:table-cell table:formula="of:=midiprefix&amp;&quot;mid-L&quot;&amp;IF([.C64]&lt;10;&quot;0&quot;;&quot;&quot;)&amp;[.C64]&amp;IF([.F64]=&quot;prelude&quot;;&quot;-prel-&quot;&amp;[.D64];&quot;-&quot;&amp;IF(NOT(ISBLANK([.E64]));[.E64];IF(NOT(ISBLANK([.F64]));[.F64];&quot;&quot;)))&amp;IF(NOT(ISBLANK([.H64]));&quot;-&quot;&amp;[.H64];&quot;&quot;)&amp;&quot;.ily&quot;" office:value-type="string" office:string-value="clementi-op42-mid-L28-haydn.ily">
            <text:p>clementi-op42-mid-L28-haydn.ily</text:p>
          </table:table-cell>
          <table:table-cell table:style-name="ce5" table:formula="of:=midiprefix&amp;&quot;mus-L&quot;&amp;IF([.C64]&lt;10;&quot;0&quot;;&quot;&quot;)&amp;[.C64]&amp;IF([.F64]=&quot;prelude&quot;;&quot;-prel-&quot;&amp;[.D64];&quot;-&quot;&amp;IF(NOT(ISBLANK([.E64]));[.E64];IF(NOT(ISBLANK([.F64]));[.F64];&quot;&quot;)))&amp;IF(NOT(ISBLANK([.H64]));&quot;-&quot;&amp;[.H64];&quot;&quot;)&amp;&quot;.ily&quot;" office:value-type="string" office:string-value="clementi-op42-mus-L28-haydn.ily">
            <text:p>clementi-op42-mus-L28-haydn.ily</text:p>
          </table:table-cell>
          <table:table-cell table:formula="of:=&quot;git mv &quot;&amp;[.L64]&amp;&quot; ./ilys/&quot;&amp;[.M64]" office:value-type="string" office:string-value="git mv art-of-playing-part2-lesson28-haydn.ily ./ilys/clementi-op42-lyt-L28-haydn.ily">
            <text:p>git mv art-of-playing-part2-lesson28-haydn.ily ./ilys/clementi-op42-lyt-L28-haydn.ily</text:p>
          </table:table-cell>
          <table:table-cell table:number-columns-repeated="11"/>
        </table:table-row>
        <table:table-row table:style-name="ro1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string">
            <text:p>e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65]&lt;10;&quot;0&quot;;&quot;&quot;)&amp;[.C65]&amp;IF([.F65]=&quot;prelude&quot;;&quot;-prel-&quot;&amp;[.D65];&quot;-&quot;&amp;IF(NOT(ISBLANK([.E65]));[.E65];IF(NOT(ISBLANK([.F65]));[.F65];&quot;&quot;)))&amp;IF(NOT(ISBLANK([.H65]));&quot;-&quot;&amp;[.H65];&quot;&quot;)&amp;IF(NOT(ISBLANK([.I65]));&quot;-&quot;&amp;[.I65];&quot;&quot;)" office:value-type="string" office:string-value="clementi-op42-les29-prel-emin">
            <text:p>clementi-op42-les29-prel-emin</text:p>
          </table:table-cell>
          <table:table-cell office:value-type="string">
            <text:p>art-of-playing-part2-lesson29-prel-emin.ily</text:p>
          </table:table-cell>
          <table:table-cell table:formula="of:=midiprefix&amp;&quot;lyt-L&quot;&amp;IF([.C65]&lt;10;&quot;0&quot;;&quot;&quot;)&amp;[.C65]&amp;IF([.F65]=&quot;prelude&quot;;&quot;-prel-&quot;&amp;[.D65];&quot;-&quot;&amp;IF(NOT(ISBLANK([.E65]));[.E65];IF(NOT(ISBLANK([.F65]));[.F65];&quot;&quot;)))&amp;IF(NOT(ISBLANK([.H65]));&quot;-&quot;&amp;[.H65];&quot;&quot;)&amp;&quot;.ily&quot;" office:value-type="string" office:string-value="clementi-op42-lyt-L29-prel-emin.ily">
            <text:p>clementi-op42-lyt-L29-prel-emin.ily</text:p>
          </table:table-cell>
          <table:table-cell table:formula="of:=midiprefix&amp;&quot;mid-L&quot;&amp;IF([.C65]&lt;10;&quot;0&quot;;&quot;&quot;)&amp;[.C65]&amp;IF([.F65]=&quot;prelude&quot;;&quot;-prel-&quot;&amp;[.D65];&quot;-&quot;&amp;IF(NOT(ISBLANK([.E65]));[.E65];IF(NOT(ISBLANK([.F65]));[.F65];&quot;&quot;)))&amp;IF(NOT(ISBLANK([.H65]));&quot;-&quot;&amp;[.H65];&quot;&quot;)&amp;&quot;.ily&quot;" office:value-type="string" office:string-value="clementi-op42-mid-L29-prel-emin.ily">
            <text:p>clementi-op42-mid-L29-prel-emin.ily</text:p>
          </table:table-cell>
          <table:table-cell table:style-name="ce5" table:formula="of:=midiprefix&amp;&quot;mus-L&quot;&amp;IF([.C65]&lt;10;&quot;0&quot;;&quot;&quot;)&amp;[.C65]&amp;IF([.F65]=&quot;prelude&quot;;&quot;-prel-&quot;&amp;[.D65];&quot;-&quot;&amp;IF(NOT(ISBLANK([.E65]));[.E65];IF(NOT(ISBLANK([.F65]));[.F65];&quot;&quot;)))&amp;IF(NOT(ISBLANK([.H65]));&quot;-&quot;&amp;[.H65];&quot;&quot;)&amp;&quot;.ily&quot;" office:value-type="string" office:string-value="clementi-op42-mus-L29-prel-emin.ily">
            <text:p>clementi-op42-mus-L29-prel-emin.ily</text:p>
          </table:table-cell>
          <table:table-cell table:formula="of:=&quot;git mv &quot;&amp;[.L65]&amp;&quot; ./ilys/&quot;&amp;[.M65]" office:value-type="string" office:string-value="git mv art-of-playing-part2-lesson29-prel-emin.ily ./ilys/clementi-op42-lyt-L29-prel-emin.ily">
            <text:p>git mv art-of-playing-part2-lesson29-prel-emin.ily ./ilys/clementi-op42-lyt-L29-prel-emin.ily</text:p>
          </table:table-cell>
          <table:table-cell table:number-columns-repeated="11"/>
        </table:table-row>
        <table:table-row table:style-name="ro1">
          <table:table-cell office:value-type="string">
            <text:p>Tambourin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string">
            <text:p>emin</text:p>
          </table:table-cell>
          <table:table-cell office:value-type="string">
            <text:p>rameau</text:p>
          </table:table-cell>
          <table:table-cell office:value-type="string">
            <text:p>tambourin</text:p>
          </table:table-cell>
          <table:table-cell office:value-type="string">
            <text:p>vivace</text:p>
          </table:table-cell>
          <table:table-cell/>
          <table:table-cell office:value-type="string">
            <text:p>tambourin</text:p>
          </table:table-cell>
          <table:table-cell office:value-type="string">
            <text:p>02631</text:p>
          </table:table-cell>
          <table:table-cell table:formula="of:=midiprefix&amp;&quot;les&quot;&amp;IF([.C66]&lt;10;&quot;0&quot;;&quot;&quot;)&amp;[.C66]&amp;IF([.F66]=&quot;prelude&quot;;&quot;-prel-&quot;&amp;[.D66];&quot;-&quot;&amp;IF(NOT(ISBLANK([.E66]));[.E66];IF(NOT(ISBLANK([.F66]));[.F66];&quot;&quot;)))&amp;IF(NOT(ISBLANK([.H66]));&quot;-&quot;&amp;[.H66];&quot;&quot;)&amp;IF(NOT(ISBLANK([.I66]));&quot;-&quot;&amp;[.I66];&quot;&quot;)" office:value-type="string" office:string-value="clementi-op42-les29-rameau-tambourin">
            <text:p>clementi-op42-les29-rameau-tambourin</text:p>
          </table:table-cell>
          <table:table-cell office:value-type="string">
            <text:p>art-of-playing-part2-lesson29-rameau.ily</text:p>
          </table:table-cell>
          <table:table-cell table:formula="of:=midiprefix&amp;&quot;lyt-L&quot;&amp;IF([.C66]&lt;10;&quot;0&quot;;&quot;&quot;)&amp;[.C66]&amp;IF([.F66]=&quot;prelude&quot;;&quot;-prel-&quot;&amp;[.D66];&quot;-&quot;&amp;IF(NOT(ISBLANK([.E66]));[.E66];IF(NOT(ISBLANK([.F66]));[.F66];&quot;&quot;)))&amp;IF(NOT(ISBLANK([.H66]));&quot;-&quot;&amp;[.H66];&quot;&quot;)&amp;&quot;.ily&quot;" office:value-type="string" office:string-value="clementi-op42-lyt-L29-rameau.ily">
            <text:p>clementi-op42-lyt-L29-rameau.ily</text:p>
          </table:table-cell>
          <table:table-cell table:formula="of:=midiprefix&amp;&quot;mid-L&quot;&amp;IF([.C66]&lt;10;&quot;0&quot;;&quot;&quot;)&amp;[.C66]&amp;IF([.F66]=&quot;prelude&quot;;&quot;-prel-&quot;&amp;[.D66];&quot;-&quot;&amp;IF(NOT(ISBLANK([.E66]));[.E66];IF(NOT(ISBLANK([.F66]));[.F66];&quot;&quot;)))&amp;IF(NOT(ISBLANK([.H66]));&quot;-&quot;&amp;[.H66];&quot;&quot;)&amp;&quot;.ily&quot;" office:value-type="string" office:string-value="clementi-op42-mid-L29-rameau.ily">
            <text:p>clementi-op42-mid-L29-rameau.ily</text:p>
          </table:table-cell>
          <table:table-cell table:style-name="ce5" table:formula="of:=midiprefix&amp;&quot;mus-L&quot;&amp;IF([.C66]&lt;10;&quot;0&quot;;&quot;&quot;)&amp;[.C66]&amp;IF([.F66]=&quot;prelude&quot;;&quot;-prel-&quot;&amp;[.D66];&quot;-&quot;&amp;IF(NOT(ISBLANK([.E66]));[.E66];IF(NOT(ISBLANK([.F66]));[.F66];&quot;&quot;)))&amp;IF(NOT(ISBLANK([.H66]));&quot;-&quot;&amp;[.H66];&quot;&quot;)&amp;&quot;.ily&quot;" office:value-type="string" office:string-value="clementi-op42-mus-L29-rameau.ily">
            <text:p>clementi-op42-mus-L29-rameau.ily</text:p>
          </table:table-cell>
          <table:table-cell table:formula="of:=&quot;git mv &quot;&amp;[.L66]&amp;&quot; ./ilys/&quot;&amp;[.M66]" office:value-type="string" office:string-value="git mv art-of-playing-part2-lesson29-rameau.ily ./ilys/clementi-op42-lyt-L29-rameau.ily">
            <text:p>git mv art-of-playing-part2-lesson29-rameau.ily ./ilys/clementi-op42-lyt-L29-rameau.ily</text:p>
          </table:table-cell>
          <table:table-cell table:number-columns-repeated="11"/>
        </table:table-row>
        <table:table-row table:style-name="ro1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string">
            <text:p>bes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67]&lt;10;&quot;0&quot;;&quot;&quot;)&amp;[.C67]&amp;IF([.F67]=&quot;prelude&quot;;&quot;-prel-&quot;&amp;[.D67];&quot;-&quot;&amp;IF(NOT(ISBLANK([.E67]));[.E67];IF(NOT(ISBLANK([.F67]));[.F67];&quot;&quot;)))&amp;IF(NOT(ISBLANK([.H67]));&quot;-&quot;&amp;[.H67];&quot;&quot;)&amp;IF(NOT(ISBLANK([.I67]));&quot;-&quot;&amp;[.I67];&quot;&quot;)" office:value-type="string" office:string-value="clementi-op42-les30-prel-besmaj">
            <text:p>clementi-op42-les30-prel-besmaj</text:p>
          </table:table-cell>
          <table:table-cell office:value-type="string">
            <text:p>art-of-playing-part2-lesson30-prel-bfmaj.ily</text:p>
          </table:table-cell>
          <table:table-cell table:formula="of:=midiprefix&amp;&quot;lyt-L&quot;&amp;IF([.C67]&lt;10;&quot;0&quot;;&quot;&quot;)&amp;[.C67]&amp;IF([.F67]=&quot;prelude&quot;;&quot;-prel-&quot;&amp;[.D67];&quot;-&quot;&amp;IF(NOT(ISBLANK([.E67]));[.E67];IF(NOT(ISBLANK([.F67]));[.F67];&quot;&quot;)))&amp;IF(NOT(ISBLANK([.H67]));&quot;-&quot;&amp;[.H67];&quot;&quot;)&amp;&quot;.ily&quot;" office:value-type="string" office:string-value="clementi-op42-lyt-L30-prel-besmaj.ily">
            <text:p>clementi-op42-lyt-L30-prel-besmaj.ily</text:p>
          </table:table-cell>
          <table:table-cell table:formula="of:=midiprefix&amp;&quot;mid-L&quot;&amp;IF([.C67]&lt;10;&quot;0&quot;;&quot;&quot;)&amp;[.C67]&amp;IF([.F67]=&quot;prelude&quot;;&quot;-prel-&quot;&amp;[.D67];&quot;-&quot;&amp;IF(NOT(ISBLANK([.E67]));[.E67];IF(NOT(ISBLANK([.F67]));[.F67];&quot;&quot;)))&amp;IF(NOT(ISBLANK([.H67]));&quot;-&quot;&amp;[.H67];&quot;&quot;)&amp;&quot;.ily&quot;" office:value-type="string" office:string-value="clementi-op42-mid-L30-prel-besmaj.ily">
            <text:p>clementi-op42-mid-L30-prel-besmaj.ily</text:p>
          </table:table-cell>
          <table:table-cell table:style-name="ce5" table:formula="of:=midiprefix&amp;&quot;mus-L&quot;&amp;IF([.C67]&lt;10;&quot;0&quot;;&quot;&quot;)&amp;[.C67]&amp;IF([.F67]=&quot;prelude&quot;;&quot;-prel-&quot;&amp;[.D67];&quot;-&quot;&amp;IF(NOT(ISBLANK([.E67]));[.E67];IF(NOT(ISBLANK([.F67]));[.F67];&quot;&quot;)))&amp;IF(NOT(ISBLANK([.H67]));&quot;-&quot;&amp;[.H67];&quot;&quot;)&amp;&quot;.ily&quot;" office:value-type="string" office:string-value="clementi-op42-mus-L30-prel-besmaj.ily">
            <text:p>clementi-op42-mus-L30-prel-besmaj.ily</text:p>
          </table:table-cell>
          <table:table-cell table:formula="of:=&quot;git mv &quot;&amp;[.L67]&amp;&quot; ./ilys/&quot;&amp;[.M67]" office:value-type="string" office:string-value="git mv art-of-playing-part2-lesson30-prel-bfmaj.ily ./ilys/clementi-op42-lyt-L30-prel-besmaj.ily">
            <text:p>git mv art-of-playing-part2-lesson30-prel-bfmaj.ily ./ilys/clementi-op42-lyt-L30-prel-besmaj.ily</text:p>
          </table:table-cell>
          <table:table-cell table:number-columns-repeated="11"/>
        </table:table-row>
        <table:table-row table:style-name="ro1">
          <table:table-cell office:value-type="string">
            <text:p>Minuetto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string">
            <text:p>besmaj</text:p>
          </table:table-cell>
          <table:table-cell office:value-type="string">
            <text:p>scarlatti</text:p>
          </table:table-cell>
          <table:table-cell office:value-type="string">
            <text:p>minuetto</text:p>
          </table:table-cell>
          <table:table-cell/>
          <table:table-cell/>
          <table:table-cell office:value-type="string">
            <text:p>minuett</text:p>
          </table:table-cell>
          <table:table-cell/>
          <table:table-cell table:formula="of:=midiprefix&amp;&quot;les&quot;&amp;IF([.C68]&lt;10;&quot;0&quot;;&quot;&quot;)&amp;[.C68]&amp;IF([.F68]=&quot;prelude&quot;;&quot;-prel-&quot;&amp;[.D68];&quot;-&quot;&amp;IF(NOT(ISBLANK([.E68]));[.E68];IF(NOT(ISBLANK([.F68]));[.F68];&quot;&quot;)))&amp;IF(NOT(ISBLANK([.H68]));&quot;-&quot;&amp;[.H68];&quot;&quot;)&amp;IF(NOT(ISBLANK([.I68]));&quot;-&quot;&amp;[.I68];&quot;&quot;)" office:value-type="string" office:string-value="clementi-op42-les30-scarlatti-minuett">
            <text:p>clementi-op42-les30-scarlatti-minuett</text:p>
          </table:table-cell>
          <table:table-cell office:value-type="string">
            <text:p>art-of-playing-part2-lesson30-scarlatti.ily</text:p>
          </table:table-cell>
          <table:table-cell table:formula="of:=midiprefix&amp;&quot;lyt-L&quot;&amp;IF([.C68]&lt;10;&quot;0&quot;;&quot;&quot;)&amp;[.C68]&amp;IF([.F68]=&quot;prelude&quot;;&quot;-prel-&quot;&amp;[.D68];&quot;-&quot;&amp;IF(NOT(ISBLANK([.E68]));[.E68];IF(NOT(ISBLANK([.F68]));[.F68];&quot;&quot;)))&amp;IF(NOT(ISBLANK([.H68]));&quot;-&quot;&amp;[.H68];&quot;&quot;)&amp;&quot;.ily&quot;" office:value-type="string" office:string-value="clementi-op42-lyt-L30-scarlatti.ily">
            <text:p>clementi-op42-lyt-L30-scarlatti.ily</text:p>
          </table:table-cell>
          <table:table-cell table:formula="of:=midiprefix&amp;&quot;mid-L&quot;&amp;IF([.C68]&lt;10;&quot;0&quot;;&quot;&quot;)&amp;[.C68]&amp;IF([.F68]=&quot;prelude&quot;;&quot;-prel-&quot;&amp;[.D68];&quot;-&quot;&amp;IF(NOT(ISBLANK([.E68]));[.E68];IF(NOT(ISBLANK([.F68]));[.F68];&quot;&quot;)))&amp;IF(NOT(ISBLANK([.H68]));&quot;-&quot;&amp;[.H68];&quot;&quot;)&amp;&quot;.ily&quot;" office:value-type="string" office:string-value="clementi-op42-mid-L30-scarlatti.ily">
            <text:p>clementi-op42-mid-L30-scarlatti.ily</text:p>
          </table:table-cell>
          <table:table-cell table:style-name="ce5" table:formula="of:=midiprefix&amp;&quot;mus-L&quot;&amp;IF([.C68]&lt;10;&quot;0&quot;;&quot;&quot;)&amp;[.C68]&amp;IF([.F68]=&quot;prelude&quot;;&quot;-prel-&quot;&amp;[.D68];&quot;-&quot;&amp;IF(NOT(ISBLANK([.E68]));[.E68];IF(NOT(ISBLANK([.F68]));[.F68];&quot;&quot;)))&amp;IF(NOT(ISBLANK([.H68]));&quot;-&quot;&amp;[.H68];&quot;&quot;)&amp;&quot;.ily&quot;" office:value-type="string" office:string-value="clementi-op42-mus-L30-scarlatti.ily">
            <text:p>clementi-op42-mus-L30-scarlatti.ily</text:p>
          </table:table-cell>
          <table:table-cell table:formula="of:=&quot;git mv &quot;&amp;[.L68]&amp;&quot; ./ilys/&quot;&amp;[.M68]" office:value-type="string" office:string-value="git mv art-of-playing-part2-lesson30-scarlatti.ily ./ilys/clementi-op42-lyt-L30-scarlatti.ily">
            <text:p>git mv art-of-playing-part2-lesson30-scarlatti.ily ./ilys/clementi-op42-lyt-L30-scarlatti.ily</text:p>
          </table:table-cell>
          <table:table-cell table:number-columns-repeated="11"/>
        </table:table-row>
        <table:table-row table:style-name="ro1">
          <table:table-cell office:value-type="string">
            <text:p>Lindor an Air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string">
            <text:p>besmaj</text:p>
          </table:table-cell>
          <table:table-cell/>
          <table:table-cell office:value-type="string">
            <text:p>air</text:p>
          </table:table-cell>
          <table:table-cell/>
          <table:table-cell/>
          <table:table-cell office:value-type="string">
            <text:p>besmaj</text:p>
          </table:table-cell>
          <table:table-cell/>
          <table:table-cell table:formula="of:=midiprefix&amp;&quot;les&quot;&amp;IF([.C69]&lt;10;&quot;0&quot;;&quot;&quot;)&amp;[.C69]&amp;IF([.F69]=&quot;prelude&quot;;&quot;-prel-&quot;&amp;[.D69];&quot;-&quot;&amp;IF(NOT(ISBLANK([.E69]));[.E69];IF(NOT(ISBLANK([.F69]));[.F69];&quot;&quot;)))&amp;IF(NOT(ISBLANK([.H69]));&quot;-&quot;&amp;[.H69];&quot;&quot;)&amp;IF(NOT(ISBLANK([.I69]));&quot;-&quot;&amp;[.I69];&quot;&quot;)" office:value-type="string" office:string-value="clementi-op42-les31-air-besmaj">
            <text:p>clementi-op42-les31-air-besmaj</text:p>
          </table:table-cell>
          <table:table-cell office:value-type="string">
            <text:p>art-of-playing-part2-lesson31-lindor.ily</text:p>
          </table:table-cell>
          <table:table-cell table:formula="of:=midiprefix&amp;&quot;lyt-L&quot;&amp;IF([.C69]&lt;10;&quot;0&quot;;&quot;&quot;)&amp;[.C69]&amp;IF([.F69]=&quot;prelude&quot;;&quot;-prel-&quot;&amp;[.D69];&quot;-&quot;&amp;IF(NOT(ISBLANK([.E69]));[.E69];IF(NOT(ISBLANK([.F69]));[.F69];&quot;&quot;)))&amp;IF(NOT(ISBLANK([.H69]));&quot;-&quot;&amp;[.H69];&quot;&quot;)&amp;&quot;.ily&quot;" office:value-type="string" office:string-value="clementi-op42-lyt-L31-air.ily">
            <text:p>clementi-op42-lyt-L31-air.ily</text:p>
          </table:table-cell>
          <table:table-cell table:formula="of:=midiprefix&amp;&quot;mid-L&quot;&amp;IF([.C69]&lt;10;&quot;0&quot;;&quot;&quot;)&amp;[.C69]&amp;IF([.F69]=&quot;prelude&quot;;&quot;-prel-&quot;&amp;[.D69];&quot;-&quot;&amp;IF(NOT(ISBLANK([.E69]));[.E69];IF(NOT(ISBLANK([.F69]));[.F69];&quot;&quot;)))&amp;IF(NOT(ISBLANK([.H69]));&quot;-&quot;&amp;[.H69];&quot;&quot;)&amp;&quot;.ily&quot;" office:value-type="string" office:string-value="clementi-op42-mid-L31-air.ily">
            <text:p>clementi-op42-mid-L31-air.ily</text:p>
          </table:table-cell>
          <table:table-cell table:style-name="ce5" table:formula="of:=midiprefix&amp;&quot;mus-L&quot;&amp;IF([.C69]&lt;10;&quot;0&quot;;&quot;&quot;)&amp;[.C69]&amp;IF([.F69]=&quot;prelude&quot;;&quot;-prel-&quot;&amp;[.D69];&quot;-&quot;&amp;IF(NOT(ISBLANK([.E69]));[.E69];IF(NOT(ISBLANK([.F69]));[.F69];&quot;&quot;)))&amp;IF(NOT(ISBLANK([.H69]));&quot;-&quot;&amp;[.H69];&quot;&quot;)&amp;&quot;.ily&quot;" office:value-type="string" office:string-value="clementi-op42-mus-L31-air.ily">
            <text:p>clementi-op42-mus-L31-air.ily</text:p>
          </table:table-cell>
          <table:table-cell table:formula="of:=&quot;git mv &quot;&amp;[.L69]&amp;&quot; ./ilys/&quot;&amp;[.M69]" office:value-type="string" office:string-value="git mv art-of-playing-part2-lesson31-lindor.ily ./ilys/clementi-op42-lyt-L31-air.ily">
            <text:p>git mv art-of-playing-part2-lesson31-lindor.ily ./ilys/clementi-op42-lyt-L31-air.ily</text:p>
          </table:table-cell>
          <table:table-cell table:number-columns-repeated="11"/>
        </table:table-row>
        <table:table-row table:style-name="ro1">
          <table:table-cell office:value-type="string">
            <text:p>Minuet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string">
            <text:p>besmaj</text:p>
          </table:table-cell>
          <table:table-cell office:value-type="string">
            <text:p>mozart</text:p>
          </table:table-cell>
          <table:table-cell office:value-type="string">
            <text:p>minuet</text:p>
          </table:table-cell>
          <table:table-cell office:value-type="string">
            <text:p>tempo di ballo</text:p>
          </table:table-cell>
          <table:table-cell office:value-type="string">
            <text:p>minuet</text:p>
          </table:table-cell>
          <table:table-cell/>
          <table:table-cell/>
          <table:table-cell table:formula="of:=midiprefix&amp;&quot;les&quot;&amp;IF([.C70]&lt;10;&quot;0&quot;;&quot;&quot;)&amp;[.C70]&amp;IF([.F70]=&quot;prelude&quot;;&quot;-prel-&quot;&amp;[.D70];&quot;-&quot;&amp;IF(NOT(ISBLANK([.E70]));[.E70];IF(NOT(ISBLANK([.F70]));[.F70];&quot;&quot;)))&amp;IF(NOT(ISBLANK([.H70]));&quot;-&quot;&amp;[.H70];&quot;&quot;)&amp;IF(NOT(ISBLANK([.I70]));&quot;-&quot;&amp;[.I70];&quot;&quot;)" office:value-type="string" office:string-value="clementi-op42-les32-mozart-minuet">
            <text:p>clementi-op42-les32-mozart-minuet</text:p>
          </table:table-cell>
          <table:table-cell office:value-type="string">
            <text:p>art-of-playing-part2-lesson32-mozart.ily</text:p>
          </table:table-cell>
          <table:table-cell table:formula="of:=midiprefix&amp;&quot;lyt-L&quot;&amp;IF([.C70]&lt;10;&quot;0&quot;;&quot;&quot;)&amp;[.C70]&amp;IF([.F70]=&quot;prelude&quot;;&quot;-prel-&quot;&amp;[.D70];&quot;-&quot;&amp;IF(NOT(ISBLANK([.E70]));[.E70];IF(NOT(ISBLANK([.F70]));[.F70];&quot;&quot;)))&amp;IF(NOT(ISBLANK([.H70]));&quot;-&quot;&amp;[.H70];&quot;&quot;)&amp;&quot;.ily&quot;" office:value-type="string" office:string-value="clementi-op42-lyt-L32-mozart-minuet.ily">
            <text:p>clementi-op42-lyt-L32-mozart-minuet.ily</text:p>
          </table:table-cell>
          <table:table-cell table:formula="of:=midiprefix&amp;&quot;mid-L&quot;&amp;IF([.C70]&lt;10;&quot;0&quot;;&quot;&quot;)&amp;[.C70]&amp;IF([.F70]=&quot;prelude&quot;;&quot;-prel-&quot;&amp;[.D70];&quot;-&quot;&amp;IF(NOT(ISBLANK([.E70]));[.E70];IF(NOT(ISBLANK([.F70]));[.F70];&quot;&quot;)))&amp;IF(NOT(ISBLANK([.H70]));&quot;-&quot;&amp;[.H70];&quot;&quot;)&amp;&quot;.ily&quot;" office:value-type="string" office:string-value="clementi-op42-mid-L32-mozart-minuet.ily">
            <text:p>clementi-op42-mid-L32-mozart-minuet.ily</text:p>
          </table:table-cell>
          <table:table-cell table:style-name="ce5" table:formula="of:=midiprefix&amp;&quot;mus-L&quot;&amp;IF([.C70]&lt;10;&quot;0&quot;;&quot;&quot;)&amp;[.C70]&amp;IF([.F70]=&quot;prelude&quot;;&quot;-prel-&quot;&amp;[.D70];&quot;-&quot;&amp;IF(NOT(ISBLANK([.E70]));[.E70];IF(NOT(ISBLANK([.F70]));[.F70];&quot;&quot;)))&amp;IF(NOT(ISBLANK([.H70]));&quot;-&quot;&amp;[.H70];&quot;&quot;)&amp;&quot;.ily&quot;" office:value-type="string" office:string-value="clementi-op42-mus-L32-mozart-minuet.ily">
            <text:p>clementi-op42-mus-L32-mozart-minuet.ily</text:p>
          </table:table-cell>
          <table:table-cell table:formula="of:=&quot;git mv &quot;&amp;[.L70]&amp;&quot; ./ilys/&quot;&amp;[.M70]" office:value-type="string" office:string-value="git mv art-of-playing-part2-lesson32-mozart.ily ./ilys/clementi-op42-lyt-L32-mozart-minuet.ily">
            <text:p>git mv art-of-playing-part2-lesson32-mozart.ily ./ilys/clementi-op42-lyt-L32-mozart-minuet.ily</text:p>
          </table:table-cell>
          <table:table-cell table:number-columns-repeated="11"/>
        </table:table-row>
        <table:table-row table:style-name="ro1">
          <table:table-cell office:value-type="string">
            <text:p>Trio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string">
            <text:p>besmaj</text:p>
          </table:table-cell>
          <table:table-cell office:value-type="string">
            <text:p>mozart</text:p>
          </table:table-cell>
          <table:table-cell office:value-type="string">
            <text:p>trio</text:p>
          </table:table-cell>
          <table:table-cell office:value-type="string">
            <text:p>tempo di ballo</text:p>
          </table:table-cell>
          <table:table-cell office:value-type="string">
            <text:p>trio</text:p>
          </table:table-cell>
          <table:table-cell/>
          <table:table-cell/>
          <table:table-cell table:formula="of:=midiprefix&amp;&quot;les&quot;&amp;IF([.C71]&lt;10;&quot;0&quot;;&quot;&quot;)&amp;[.C71]&amp;IF([.F71]=&quot;prelude&quot;;&quot;-prel-&quot;&amp;[.D71];&quot;-&quot;&amp;IF(NOT(ISBLANK([.E71]));[.E71];IF(NOT(ISBLANK([.F71]));[.F71];&quot;&quot;)))&amp;IF(NOT(ISBLANK([.H71]));&quot;-&quot;&amp;[.H71];&quot;&quot;)&amp;IF(NOT(ISBLANK([.I71]));&quot;-&quot;&amp;[.I71];&quot;&quot;)" office:value-type="string" office:string-value="clementi-op42-les32-mozart-trio">
            <text:p>clementi-op42-les32-mozart-trio</text:p>
          </table:table-cell>
          <table:table-cell office:value-type="string">
            <text:p>art-of-playing-part2-lesson32-trio-mozart.ily</text:p>
          </table:table-cell>
          <table:table-cell table:formula="of:=midiprefix&amp;&quot;lyt-L&quot;&amp;IF([.C71]&lt;10;&quot;0&quot;;&quot;&quot;)&amp;[.C71]&amp;IF([.F71]=&quot;prelude&quot;;&quot;-prel-&quot;&amp;[.D71];&quot;-&quot;&amp;IF(NOT(ISBLANK([.E71]));[.E71];IF(NOT(ISBLANK([.F71]));[.F71];&quot;&quot;)))&amp;IF(NOT(ISBLANK([.H71]));&quot;-&quot;&amp;[.H71];&quot;&quot;)&amp;&quot;.ily&quot;" office:value-type="string" office:string-value="clementi-op42-lyt-L32-mozart-trio.ily">
            <text:p>clementi-op42-lyt-L32-mozart-trio.ily</text:p>
          </table:table-cell>
          <table:table-cell table:formula="of:=midiprefix&amp;&quot;mid-L&quot;&amp;IF([.C71]&lt;10;&quot;0&quot;;&quot;&quot;)&amp;[.C71]&amp;IF([.F71]=&quot;prelude&quot;;&quot;-prel-&quot;&amp;[.D71];&quot;-&quot;&amp;IF(NOT(ISBLANK([.E71]));[.E71];IF(NOT(ISBLANK([.F71]));[.F71];&quot;&quot;)))&amp;IF(NOT(ISBLANK([.H71]));&quot;-&quot;&amp;[.H71];&quot;&quot;)&amp;&quot;.ily&quot;" office:value-type="string" office:string-value="clementi-op42-mid-L32-mozart-trio.ily">
            <text:p>clementi-op42-mid-L32-mozart-trio.ily</text:p>
          </table:table-cell>
          <table:table-cell table:style-name="ce5" table:formula="of:=midiprefix&amp;&quot;mus-L&quot;&amp;IF([.C71]&lt;10;&quot;0&quot;;&quot;&quot;)&amp;[.C71]&amp;IF([.F71]=&quot;prelude&quot;;&quot;-prel-&quot;&amp;[.D71];&quot;-&quot;&amp;IF(NOT(ISBLANK([.E71]));[.E71];IF(NOT(ISBLANK([.F71]));[.F71];&quot;&quot;)))&amp;IF(NOT(ISBLANK([.H71]));&quot;-&quot;&amp;[.H71];&quot;&quot;)&amp;&quot;.ily&quot;" office:value-type="string" office:string-value="clementi-op42-mus-L32-mozart-trio.ily">
            <text:p>clementi-op42-mus-L32-mozart-trio.ily</text:p>
          </table:table-cell>
          <table:table-cell table:formula="of:=&quot;git mv &quot;&amp;[.L71]&amp;&quot; ./ilys/&quot;&amp;[.M71]" office:value-type="string" office:string-value="git mv art-of-playing-part2-lesson32-trio-mozart.ily ./ilys/clementi-op42-lyt-L32-mozart-trio.ily">
            <text:p>git mv art-of-playing-part2-lesson32-trio-mozart.ily ./ilys/clementi-op42-lyt-L32-mozart-trio.ily</text:p>
          </table:table-cell>
          <table:table-cell table:number-columns-repeated="11"/>
        </table:table-row>
        <table:table-row table:style-name="ro1">
          <table:table-cell office:value-type="string">
            <text:p>Gavotta in Otho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string">
            <text:p>besmaj</text:p>
          </table:table-cell>
          <table:table-cell office:value-type="string">
            <text:p>handel</text:p>
          </table:table-cell>
          <table:table-cell office:value-type="string">
            <text:p>gavotta</text:p>
          </table:table-cell>
          <table:table-cell/>
          <table:table-cell/>
          <table:table-cell office:value-type="string">
            <text:p>gavotta</text:p>
          </table:table-cell>
          <table:table-cell/>
          <table:table-cell table:formula="of:=midiprefix&amp;&quot;les&quot;&amp;IF([.C72]&lt;10;&quot;0&quot;;&quot;&quot;)&amp;[.C72]&amp;IF([.F72]=&quot;prelude&quot;;&quot;-prel-&quot;&amp;[.D72];&quot;-&quot;&amp;IF(NOT(ISBLANK([.E72]));[.E72];IF(NOT(ISBLANK([.F72]));[.F72];&quot;&quot;)))&amp;IF(NOT(ISBLANK([.H72]));&quot;-&quot;&amp;[.H72];&quot;&quot;)&amp;IF(NOT(ISBLANK([.I72]));&quot;-&quot;&amp;[.I72];&quot;&quot;)" office:value-type="string" office:string-value="clementi-op42-les33-handel-gavotta">
            <text:p>clementi-op42-les33-handel-gavotta</text:p>
          </table:table-cell>
          <table:table-cell office:value-type="string">
            <text:p>art-of-playing-part2-lesson33-handel.ily</text:p>
          </table:table-cell>
          <table:table-cell table:formula="of:=midiprefix&amp;&quot;lyt-L&quot;&amp;IF([.C72]&lt;10;&quot;0&quot;;&quot;&quot;)&amp;[.C72]&amp;IF([.F72]=&quot;prelude&quot;;&quot;-prel-&quot;&amp;[.D72];&quot;-&quot;&amp;IF(NOT(ISBLANK([.E72]));[.E72];IF(NOT(ISBLANK([.F72]));[.F72];&quot;&quot;)))&amp;IF(NOT(ISBLANK([.H72]));&quot;-&quot;&amp;[.H72];&quot;&quot;)&amp;&quot;.ily&quot;" office:value-type="string" office:string-value="clementi-op42-lyt-L33-handel.ily">
            <text:p>clementi-op42-lyt-L33-handel.ily</text:p>
          </table:table-cell>
          <table:table-cell table:formula="of:=midiprefix&amp;&quot;mid-L&quot;&amp;IF([.C72]&lt;10;&quot;0&quot;;&quot;&quot;)&amp;[.C72]&amp;IF([.F72]=&quot;prelude&quot;;&quot;-prel-&quot;&amp;[.D72];&quot;-&quot;&amp;IF(NOT(ISBLANK([.E72]));[.E72];IF(NOT(ISBLANK([.F72]));[.F72];&quot;&quot;)))&amp;IF(NOT(ISBLANK([.H72]));&quot;-&quot;&amp;[.H72];&quot;&quot;)&amp;&quot;.ily&quot;" office:value-type="string" office:string-value="clementi-op42-mid-L33-handel.ily">
            <text:p>clementi-op42-mid-L33-handel.ily</text:p>
          </table:table-cell>
          <table:table-cell table:style-name="ce5" table:formula="of:=midiprefix&amp;&quot;mus-L&quot;&amp;IF([.C72]&lt;10;&quot;0&quot;;&quot;&quot;)&amp;[.C72]&amp;IF([.F72]=&quot;prelude&quot;;&quot;-prel-&quot;&amp;[.D72];&quot;-&quot;&amp;IF(NOT(ISBLANK([.E72]));[.E72];IF(NOT(ISBLANK([.F72]));[.F72];&quot;&quot;)))&amp;IF(NOT(ISBLANK([.H72]));&quot;-&quot;&amp;[.H72];&quot;&quot;)&amp;&quot;.ily&quot;" office:value-type="string" office:string-value="clementi-op42-mus-L33-handel.ily">
            <text:p>clementi-op42-mus-L33-handel.ily</text:p>
          </table:table-cell>
          <table:table-cell table:formula="of:=&quot;git mv &quot;&amp;[.L72]&amp;&quot; ./ilys/&quot;&amp;[.M72]" office:value-type="string" office:string-value="git mv art-of-playing-part2-lesson33-handel.ily ./ilys/clementi-op42-lyt-L33-handel.ily">
            <text:p>git mv art-of-playing-part2-lesson33-handel.ily ./ilys/clementi-op42-lyt-L33-handel.ily</text:p>
          </table:table-cell>
          <table:table-cell table:number-columns-repeated="11"/>
        </table:table-row>
        <table:table-row table:style-name="ro1">
          <table:table-cell office:value-type="string">
            <text:p>Andante theme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besmaj</text:p>
          </table:table-cell>
          <table:table-cell office:value-type="string">
            <text:p>cramer</text:p>
          </table:table-cell>
          <table:table-cell office:value-type="string">
            <text:p>theme</text:p>
          </table:table-cell>
          <table:table-cell office:value-type="string">
            <text:p>andante</text:p>
          </table:table-cell>
          <table:table-cell office:value-type="string">
            <text:p>theme</text:p>
          </table:table-cell>
          <table:table-cell/>
          <table:table-cell/>
          <table:table-cell table:formula="of:=midiprefix&amp;&quot;les&quot;&amp;IF([.C73]&lt;10;&quot;0&quot;;&quot;&quot;)&amp;[.C73]&amp;IF([.F73]=&quot;prelude&quot;;&quot;-prel-&quot;&amp;[.D73];&quot;-&quot;&amp;IF(NOT(ISBLANK([.E73]));[.E73];IF(NOT(ISBLANK([.F73]));[.F73];&quot;&quot;)))&amp;IF(NOT(ISBLANK([.H73]));&quot;-&quot;&amp;[.H73];&quot;&quot;)&amp;IF(NOT(ISBLANK([.I73]));&quot;-&quot;&amp;[.I73];&quot;&quot;)" office:value-type="string" office:string-value="clementi-op42-les34-cramer-theme">
            <text:p>clementi-op42-les34-cramer-theme</text:p>
          </table:table-cell>
          <table:table-cell office:value-type="string">
            <text:p>art-of-playing-part2-lesson34-cramer.ily</text:p>
          </table:table-cell>
          <table:table-cell table:formula="of:=midiprefix&amp;&quot;lyt-L&quot;&amp;IF([.C73]&lt;10;&quot;0&quot;;&quot;&quot;)&amp;[.C73]&amp;IF([.F73]=&quot;prelude&quot;;&quot;-prel-&quot;&amp;[.D73];&quot;-&quot;&amp;IF(NOT(ISBLANK([.E73]));[.E73];IF(NOT(ISBLANK([.F73]));[.F73];&quot;&quot;)))&amp;IF(NOT(ISBLANK([.H73]));&quot;-&quot;&amp;[.H73];&quot;&quot;)&amp;&quot;.ily&quot;" office:value-type="string" office:string-value="clementi-op42-lyt-L34-cramer-theme.ily">
            <text:p>clementi-op42-lyt-L34-cramer-theme.ily</text:p>
          </table:table-cell>
          <table:table-cell table:formula="of:=midiprefix&amp;&quot;mid-L&quot;&amp;IF([.C73]&lt;10;&quot;0&quot;;&quot;&quot;)&amp;[.C73]&amp;IF([.F73]=&quot;prelude&quot;;&quot;-prel-&quot;&amp;[.D73];&quot;-&quot;&amp;IF(NOT(ISBLANK([.E73]));[.E73];IF(NOT(ISBLANK([.F73]));[.F73];&quot;&quot;)))&amp;IF(NOT(ISBLANK([.H73]));&quot;-&quot;&amp;[.H73];&quot;&quot;)&amp;&quot;.ily&quot;" office:value-type="string" office:string-value="clementi-op42-mid-L34-cramer-theme.ily">
            <text:p>clementi-op42-mid-L34-cramer-theme.ily</text:p>
          </table:table-cell>
          <table:table-cell table:style-name="ce5" table:formula="of:=midiprefix&amp;&quot;mus-L&quot;&amp;IF([.C73]&lt;10;&quot;0&quot;;&quot;&quot;)&amp;[.C73]&amp;IF([.F73]=&quot;prelude&quot;;&quot;-prel-&quot;&amp;[.D73];&quot;-&quot;&amp;IF(NOT(ISBLANK([.E73]));[.E73];IF(NOT(ISBLANK([.F73]));[.F73];&quot;&quot;)))&amp;IF(NOT(ISBLANK([.H73]));&quot;-&quot;&amp;[.H73];&quot;&quot;)&amp;&quot;.ily&quot;" office:value-type="string" office:string-value="clementi-op42-mus-L34-cramer-theme.ily">
            <text:p>clementi-op42-mus-L34-cramer-theme.ily</text:p>
          </table:table-cell>
          <table:table-cell table:formula="of:=&quot;git mv &quot;&amp;[.L73]&amp;&quot; ./ilys/&quot;&amp;[.M73]" office:value-type="string" office:string-value="git mv art-of-playing-part2-lesson34-cramer.ily ./ilys/clementi-op42-lyt-L34-cramer-theme.ily">
            <text:p>git mv art-of-playing-part2-lesson34-cramer.ily ./ilys/clementi-op42-lyt-L34-cramer-theme.ily</text:p>
          </table:table-cell>
          <table:table-cell table:number-columns-repeated="11"/>
        </table:table-row>
        <table:table-row table:style-name="ro1">
          <table:table-cell office:value-type="string">
            <text:p>Andante var1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besmaj</text:p>
          </table:table-cell>
          <table:table-cell office:value-type="string">
            <text:p>cramer</text:p>
          </table:table-cell>
          <table:table-cell office:value-type="string">
            <text:p>var1</text:p>
          </table:table-cell>
          <table:table-cell office:value-type="string">
            <text:p>andante</text:p>
          </table:table-cell>
          <table:table-cell office:value-type="string">
            <text:p>v1</text:p>
          </table:table-cell>
          <table:table-cell/>
          <table:table-cell/>
          <table:table-cell table:formula="of:=midiprefix&amp;&quot;les&quot;&amp;IF([.C74]&lt;10;&quot;0&quot;;&quot;&quot;)&amp;[.C74]&amp;IF([.F74]=&quot;prelude&quot;;&quot;-prel-&quot;&amp;[.D74];&quot;-&quot;&amp;IF(NOT(ISBLANK([.E74]));[.E74];IF(NOT(ISBLANK([.F74]));[.F74];&quot;&quot;)))&amp;IF(NOT(ISBLANK([.H74]));&quot;-&quot;&amp;[.H74];&quot;&quot;)&amp;IF(NOT(ISBLANK([.I74]));&quot;-&quot;&amp;[.I74];&quot;&quot;)" office:value-type="string" office:string-value="clementi-op42-les34-cramer-v1">
            <text:p>clementi-op42-les34-cramer-v1</text:p>
          </table:table-cell>
          <table:table-cell office:value-type="string">
            <text:p>art-of-playing-part2-lesson34-cramer-v1.ily</text:p>
          </table:table-cell>
          <table:table-cell table:formula="of:=midiprefix&amp;&quot;lyt-L&quot;&amp;IF([.C74]&lt;10;&quot;0&quot;;&quot;&quot;)&amp;[.C74]&amp;IF([.F74]=&quot;prelude&quot;;&quot;-prel-&quot;&amp;[.D74];&quot;-&quot;&amp;IF(NOT(ISBLANK([.E74]));[.E74];IF(NOT(ISBLANK([.F74]));[.F74];&quot;&quot;)))&amp;IF(NOT(ISBLANK([.H74]));&quot;-&quot;&amp;[.H74];&quot;&quot;)&amp;&quot;.ily&quot;" office:value-type="string" office:string-value="clementi-op42-lyt-L34-cramer-v1.ily">
            <text:p>clementi-op42-lyt-L34-cramer-v1.ily</text:p>
          </table:table-cell>
          <table:table-cell table:formula="of:=midiprefix&amp;&quot;mid-L&quot;&amp;IF([.C74]&lt;10;&quot;0&quot;;&quot;&quot;)&amp;[.C74]&amp;IF([.F74]=&quot;prelude&quot;;&quot;-prel-&quot;&amp;[.D74];&quot;-&quot;&amp;IF(NOT(ISBLANK([.E74]));[.E74];IF(NOT(ISBLANK([.F74]));[.F74];&quot;&quot;)))&amp;IF(NOT(ISBLANK([.H74]));&quot;-&quot;&amp;[.H74];&quot;&quot;)&amp;&quot;.ily&quot;" office:value-type="string" office:string-value="clementi-op42-mid-L34-cramer-v1.ily">
            <text:p>clementi-op42-mid-L34-cramer-v1.ily</text:p>
          </table:table-cell>
          <table:table-cell table:style-name="ce5" table:formula="of:=midiprefix&amp;&quot;mus-L&quot;&amp;IF([.C74]&lt;10;&quot;0&quot;;&quot;&quot;)&amp;[.C74]&amp;IF([.F74]=&quot;prelude&quot;;&quot;-prel-&quot;&amp;[.D74];&quot;-&quot;&amp;IF(NOT(ISBLANK([.E74]));[.E74];IF(NOT(ISBLANK([.F74]));[.F74];&quot;&quot;)))&amp;IF(NOT(ISBLANK([.H74]));&quot;-&quot;&amp;[.H74];&quot;&quot;)&amp;&quot;.ily&quot;" office:value-type="string" office:string-value="clementi-op42-mus-L34-cramer-v1.ily">
            <text:p>clementi-op42-mus-L34-cramer-v1.ily</text:p>
          </table:table-cell>
          <table:table-cell table:formula="of:=&quot;git mv &quot;&amp;[.L74]&amp;&quot; ./ilys/&quot;&amp;[.M74]" office:value-type="string" office:string-value="git mv art-of-playing-part2-lesson34-cramer-v1.ily ./ilys/clementi-op42-lyt-L34-cramer-v1.ily">
            <text:p>git mv art-of-playing-part2-lesson34-cramer-v1.ily ./ilys/clementi-op42-lyt-L34-cramer-v1.ily</text:p>
          </table:table-cell>
          <table:table-cell table:number-columns-repeated="11"/>
        </table:table-row>
        <table:table-row table:style-name="ro1">
          <table:table-cell office:value-type="string">
            <text:p>Andante var2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besmaj</text:p>
          </table:table-cell>
          <table:table-cell office:value-type="string">
            <text:p>cramer</text:p>
          </table:table-cell>
          <table:table-cell office:value-type="string">
            <text:p>var2</text:p>
          </table:table-cell>
          <table:table-cell office:value-type="string">
            <text:p>andante</text:p>
          </table:table-cell>
          <table:table-cell office:value-type="string">
            <text:p>v2</text:p>
          </table:table-cell>
          <table:table-cell/>
          <table:table-cell/>
          <table:table-cell table:formula="of:=midiprefix&amp;&quot;les&quot;&amp;IF([.C75]&lt;10;&quot;0&quot;;&quot;&quot;)&amp;[.C75]&amp;IF([.F75]=&quot;prelude&quot;;&quot;-prel-&quot;&amp;[.D75];&quot;-&quot;&amp;IF(NOT(ISBLANK([.E75]));[.E75];IF(NOT(ISBLANK([.F75]));[.F75];&quot;&quot;)))&amp;IF(NOT(ISBLANK([.H75]));&quot;-&quot;&amp;[.H75];&quot;&quot;)&amp;IF(NOT(ISBLANK([.I75]));&quot;-&quot;&amp;[.I75];&quot;&quot;)" office:value-type="string" office:string-value="clementi-op42-les34-cramer-v2">
            <text:p>clementi-op42-les34-cramer-v2</text:p>
          </table:table-cell>
          <table:table-cell office:value-type="string">
            <text:p>art-of-playing-part2-lesson34-cramer-v2.ily</text:p>
          </table:table-cell>
          <table:table-cell table:formula="of:=midiprefix&amp;&quot;lyt-L&quot;&amp;IF([.C75]&lt;10;&quot;0&quot;;&quot;&quot;)&amp;[.C75]&amp;IF([.F75]=&quot;prelude&quot;;&quot;-prel-&quot;&amp;[.D75];&quot;-&quot;&amp;IF(NOT(ISBLANK([.E75]));[.E75];IF(NOT(ISBLANK([.F75]));[.F75];&quot;&quot;)))&amp;IF(NOT(ISBLANK([.H75]));&quot;-&quot;&amp;[.H75];&quot;&quot;)&amp;&quot;.ily&quot;" office:value-type="string" office:string-value="clementi-op42-lyt-L34-cramer-v2.ily">
            <text:p>clementi-op42-lyt-L34-cramer-v2.ily</text:p>
          </table:table-cell>
          <table:table-cell table:formula="of:=midiprefix&amp;&quot;mid-L&quot;&amp;IF([.C75]&lt;10;&quot;0&quot;;&quot;&quot;)&amp;[.C75]&amp;IF([.F75]=&quot;prelude&quot;;&quot;-prel-&quot;&amp;[.D75];&quot;-&quot;&amp;IF(NOT(ISBLANK([.E75]));[.E75];IF(NOT(ISBLANK([.F75]));[.F75];&quot;&quot;)))&amp;IF(NOT(ISBLANK([.H75]));&quot;-&quot;&amp;[.H75];&quot;&quot;)&amp;&quot;.ily&quot;" office:value-type="string" office:string-value="clementi-op42-mid-L34-cramer-v2.ily">
            <text:p>clementi-op42-mid-L34-cramer-v2.ily</text:p>
          </table:table-cell>
          <table:table-cell table:style-name="ce5" table:formula="of:=midiprefix&amp;&quot;mus-L&quot;&amp;IF([.C75]&lt;10;&quot;0&quot;;&quot;&quot;)&amp;[.C75]&amp;IF([.F75]=&quot;prelude&quot;;&quot;-prel-&quot;&amp;[.D75];&quot;-&quot;&amp;IF(NOT(ISBLANK([.E75]));[.E75];IF(NOT(ISBLANK([.F75]));[.F75];&quot;&quot;)))&amp;IF(NOT(ISBLANK([.H75]));&quot;-&quot;&amp;[.H75];&quot;&quot;)&amp;&quot;.ily&quot;" office:value-type="string" office:string-value="clementi-op42-mus-L34-cramer-v2.ily">
            <text:p>clementi-op42-mus-L34-cramer-v2.ily</text:p>
          </table:table-cell>
          <table:table-cell table:formula="of:=&quot;git mv &quot;&amp;[.L75]&amp;&quot; ./ilys/&quot;&amp;[.M75]" office:value-type="string" office:string-value="git mv art-of-playing-part2-lesson34-cramer-v2.ily ./ilys/clementi-op42-lyt-L34-cramer-v2.ily">
            <text:p>git mv art-of-playing-part2-lesson34-cramer-v2.ily ./ilys/clementi-op42-lyt-L34-cramer-v2.ily</text:p>
          </table:table-cell>
          <table:table-cell table:number-columns-repeated="11"/>
        </table:table-row>
        <table:table-row table:style-name="ro1">
          <table:table-cell office:value-type="string">
            <text:p>Andante var3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besmaj</text:p>
          </table:table-cell>
          <table:table-cell office:value-type="string">
            <text:p>cramer</text:p>
          </table:table-cell>
          <table:table-cell office:value-type="string">
            <text:p>var3</text:p>
          </table:table-cell>
          <table:table-cell office:value-type="string">
            <text:p>andante</text:p>
          </table:table-cell>
          <table:table-cell office:value-type="string">
            <text:p>v3</text:p>
          </table:table-cell>
          <table:table-cell/>
          <table:table-cell/>
          <table:table-cell table:formula="of:=midiprefix&amp;&quot;les&quot;&amp;IF([.C76]&lt;10;&quot;0&quot;;&quot;&quot;)&amp;[.C76]&amp;IF([.F76]=&quot;prelude&quot;;&quot;-prel-&quot;&amp;[.D76];&quot;-&quot;&amp;IF(NOT(ISBLANK([.E76]));[.E76];IF(NOT(ISBLANK([.F76]));[.F76];&quot;&quot;)))&amp;IF(NOT(ISBLANK([.H76]));&quot;-&quot;&amp;[.H76];&quot;&quot;)&amp;IF(NOT(ISBLANK([.I76]));&quot;-&quot;&amp;[.I76];&quot;&quot;)" office:value-type="string" office:string-value="clementi-op42-les34-cramer-v3">
            <text:p>clementi-op42-les34-cramer-v3</text:p>
          </table:table-cell>
          <table:table-cell office:value-type="string">
            <text:p>art-of-playing-part2-lesson34-cramer-v3.ily</text:p>
          </table:table-cell>
          <table:table-cell table:formula="of:=midiprefix&amp;&quot;lyt-L&quot;&amp;IF([.C76]&lt;10;&quot;0&quot;;&quot;&quot;)&amp;[.C76]&amp;IF([.F76]=&quot;prelude&quot;;&quot;-prel-&quot;&amp;[.D76];&quot;-&quot;&amp;IF(NOT(ISBLANK([.E76]));[.E76];IF(NOT(ISBLANK([.F76]));[.F76];&quot;&quot;)))&amp;IF(NOT(ISBLANK([.H76]));&quot;-&quot;&amp;[.H76];&quot;&quot;)&amp;&quot;.ily&quot;" office:value-type="string" office:string-value="clementi-op42-lyt-L34-cramer-v3.ily">
            <text:p>clementi-op42-lyt-L34-cramer-v3.ily</text:p>
          </table:table-cell>
          <table:table-cell table:formula="of:=midiprefix&amp;&quot;mid-L&quot;&amp;IF([.C76]&lt;10;&quot;0&quot;;&quot;&quot;)&amp;[.C76]&amp;IF([.F76]=&quot;prelude&quot;;&quot;-prel-&quot;&amp;[.D76];&quot;-&quot;&amp;IF(NOT(ISBLANK([.E76]));[.E76];IF(NOT(ISBLANK([.F76]));[.F76];&quot;&quot;)))&amp;IF(NOT(ISBLANK([.H76]));&quot;-&quot;&amp;[.H76];&quot;&quot;)&amp;&quot;.ily&quot;" office:value-type="string" office:string-value="clementi-op42-mid-L34-cramer-v3.ily">
            <text:p>clementi-op42-mid-L34-cramer-v3.ily</text:p>
          </table:table-cell>
          <table:table-cell table:style-name="ce5" table:formula="of:=midiprefix&amp;&quot;mus-L&quot;&amp;IF([.C76]&lt;10;&quot;0&quot;;&quot;&quot;)&amp;[.C76]&amp;IF([.F76]=&quot;prelude&quot;;&quot;-prel-&quot;&amp;[.D76];&quot;-&quot;&amp;IF(NOT(ISBLANK([.E76]));[.E76];IF(NOT(ISBLANK([.F76]));[.F76];&quot;&quot;)))&amp;IF(NOT(ISBLANK([.H76]));&quot;-&quot;&amp;[.H76];&quot;&quot;)&amp;&quot;.ily&quot;" office:value-type="string" office:string-value="clementi-op42-mus-L34-cramer-v3.ily">
            <text:p>clementi-op42-mus-L34-cramer-v3.ily</text:p>
          </table:table-cell>
          <table:table-cell table:formula="of:=&quot;git mv &quot;&amp;[.L76]&amp;&quot; ./ilys/&quot;&amp;[.M76]" office:value-type="string" office:string-value="git mv art-of-playing-part2-lesson34-cramer-v3.ily ./ilys/clementi-op42-lyt-L34-cramer-v3.ily">
            <text:p>git mv art-of-playing-part2-lesson34-cramer-v3.ily ./ilys/clementi-op42-lyt-L34-cramer-v3.ily</text:p>
          </table:table-cell>
          <table:table-cell table:number-columns-repeated="11"/>
        </table:table-row>
        <table:table-row table:style-name="ro1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string">
            <text:p>g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77]&lt;10;&quot;0&quot;;&quot;&quot;)&amp;[.C77]&amp;IF([.F77]=&quot;prelude&quot;;&quot;-prel-&quot;&amp;[.D77];&quot;-&quot;&amp;IF(NOT(ISBLANK([.E77]));[.E77];IF(NOT(ISBLANK([.F77]));[.F77];&quot;&quot;)))&amp;IF(NOT(ISBLANK([.H77]));&quot;-&quot;&amp;[.H77];&quot;&quot;)&amp;IF(NOT(ISBLANK([.I77]));&quot;-&quot;&amp;[.I77];&quot;&quot;)" office:value-type="string" office:string-value="clementi-op42-les35-prel-gmin">
            <text:p>clementi-op42-les35-prel-gmin</text:p>
          </table:table-cell>
          <table:table-cell office:value-type="string">
            <text:p>art-of-playing-part2-lesson35-prel-gmin.ily</text:p>
          </table:table-cell>
          <table:table-cell table:formula="of:=midiprefix&amp;&quot;lyt-L&quot;&amp;IF([.C77]&lt;10;&quot;0&quot;;&quot;&quot;)&amp;[.C77]&amp;IF([.F77]=&quot;prelude&quot;;&quot;-prel-&quot;&amp;[.D77];&quot;-&quot;&amp;IF(NOT(ISBLANK([.E77]));[.E77];IF(NOT(ISBLANK([.F77]));[.F77];&quot;&quot;)))&amp;IF(NOT(ISBLANK([.H77]));&quot;-&quot;&amp;[.H77];&quot;&quot;)&amp;&quot;.ily&quot;" office:value-type="string" office:string-value="clementi-op42-lyt-L35-prel-gmin.ily">
            <text:p>clementi-op42-lyt-L35-prel-gmin.ily</text:p>
          </table:table-cell>
          <table:table-cell table:formula="of:=midiprefix&amp;&quot;mid-L&quot;&amp;IF([.C77]&lt;10;&quot;0&quot;;&quot;&quot;)&amp;[.C77]&amp;IF([.F77]=&quot;prelude&quot;;&quot;-prel-&quot;&amp;[.D77];&quot;-&quot;&amp;IF(NOT(ISBLANK([.E77]));[.E77];IF(NOT(ISBLANK([.F77]));[.F77];&quot;&quot;)))&amp;IF(NOT(ISBLANK([.H77]));&quot;-&quot;&amp;[.H77];&quot;&quot;)&amp;&quot;.ily&quot;" office:value-type="string" office:string-value="clementi-op42-mid-L35-prel-gmin.ily">
            <text:p>clementi-op42-mid-L35-prel-gmin.ily</text:p>
          </table:table-cell>
          <table:table-cell table:style-name="ce5" table:formula="of:=midiprefix&amp;&quot;mus-L&quot;&amp;IF([.C77]&lt;10;&quot;0&quot;;&quot;&quot;)&amp;[.C77]&amp;IF([.F77]=&quot;prelude&quot;;&quot;-prel-&quot;&amp;[.D77];&quot;-&quot;&amp;IF(NOT(ISBLANK([.E77]));[.E77];IF(NOT(ISBLANK([.F77]));[.F77];&quot;&quot;)))&amp;IF(NOT(ISBLANK([.H77]));&quot;-&quot;&amp;[.H77];&quot;&quot;)&amp;&quot;.ily&quot;" office:value-type="string" office:string-value="clementi-op42-mus-L35-prel-gmin.ily">
            <text:p>clementi-op42-mus-L35-prel-gmin.ily</text:p>
          </table:table-cell>
          <table:table-cell table:formula="of:=&quot;git mv &quot;&amp;[.L77]&amp;&quot; ./ilys/&quot;&amp;[.M77]" office:value-type="string" office:string-value="git mv art-of-playing-part2-lesson35-prel-gmin.ily ./ilys/clementi-op42-lyt-L35-prel-gmin.ily">
            <text:p>git mv art-of-playing-part2-lesson35-prel-gmin.ily ./ilys/clementi-op42-lyt-L35-prel-gmin.ily</text:p>
          </table:table-cell>
          <table:table-cell table:number-columns-repeated="11"/>
        </table:table-row>
        <table:table-row table:style-name="ro1">
          <table:table-cell office:value-type="string">
            <text:p>Allegro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string">
            <text:p>gmin</text:p>
          </table:table-cell>
          <table:table-cell office:value-type="string">
            <text:p>scarlatti</text:p>
          </table:table-cell>
          <table:table-cell table:number-columns-repeated="2" office:value-type="string">
            <text:p>allegro</text:p>
          </table:table-cell>
          <table:table-cell/>
          <table:table-cell office:value-type="string">
            <text:p>alleg</text:p>
          </table:table-cell>
          <table:table-cell/>
          <table:table-cell table:formula="of:=midiprefix&amp;&quot;les&quot;&amp;IF([.C78]&lt;10;&quot;0&quot;;&quot;&quot;)&amp;[.C78]&amp;IF([.F78]=&quot;prelude&quot;;&quot;-prel-&quot;&amp;[.D78];&quot;-&quot;&amp;IF(NOT(ISBLANK([.E78]));[.E78];IF(NOT(ISBLANK([.F78]));[.F78];&quot;&quot;)))&amp;IF(NOT(ISBLANK([.H78]));&quot;-&quot;&amp;[.H78];&quot;&quot;)&amp;IF(NOT(ISBLANK([.I78]));&quot;-&quot;&amp;[.I78];&quot;&quot;)" office:value-type="string" office:string-value="clementi-op42-les35-scarlatti-alleg">
            <text:p>clementi-op42-les35-scarlatti-alleg</text:p>
          </table:table-cell>
          <table:table-cell office:value-type="string">
            <text:p>art-of-playing-part2-lesson35-scarlatti.ily</text:p>
          </table:table-cell>
          <table:table-cell table:formula="of:=midiprefix&amp;&quot;lyt-L&quot;&amp;IF([.C78]&lt;10;&quot;0&quot;;&quot;&quot;)&amp;[.C78]&amp;IF([.F78]=&quot;prelude&quot;;&quot;-prel-&quot;&amp;[.D78];&quot;-&quot;&amp;IF(NOT(ISBLANK([.E78]));[.E78];IF(NOT(ISBLANK([.F78]));[.F78];&quot;&quot;)))&amp;IF(NOT(ISBLANK([.H78]));&quot;-&quot;&amp;[.H78];&quot;&quot;)&amp;&quot;.ily&quot;" office:value-type="string" office:string-value="clementi-op42-lyt-L35-scarlatti.ily">
            <text:p>clementi-op42-lyt-L35-scarlatti.ily</text:p>
          </table:table-cell>
          <table:table-cell table:formula="of:=midiprefix&amp;&quot;mid-L&quot;&amp;IF([.C78]&lt;10;&quot;0&quot;;&quot;&quot;)&amp;[.C78]&amp;IF([.F78]=&quot;prelude&quot;;&quot;-prel-&quot;&amp;[.D78];&quot;-&quot;&amp;IF(NOT(ISBLANK([.E78]));[.E78];IF(NOT(ISBLANK([.F78]));[.F78];&quot;&quot;)))&amp;IF(NOT(ISBLANK([.H78]));&quot;-&quot;&amp;[.H78];&quot;&quot;)&amp;&quot;.ily&quot;" office:value-type="string" office:string-value="clementi-op42-mid-L35-scarlatti.ily">
            <text:p>clementi-op42-mid-L35-scarlatti.ily</text:p>
          </table:table-cell>
          <table:table-cell table:style-name="ce5" table:formula="of:=midiprefix&amp;&quot;mus-L&quot;&amp;IF([.C78]&lt;10;&quot;0&quot;;&quot;&quot;)&amp;[.C78]&amp;IF([.F78]=&quot;prelude&quot;;&quot;-prel-&quot;&amp;[.D78];&quot;-&quot;&amp;IF(NOT(ISBLANK([.E78]));[.E78];IF(NOT(ISBLANK([.F78]));[.F78];&quot;&quot;)))&amp;IF(NOT(ISBLANK([.H78]));&quot;-&quot;&amp;[.H78];&quot;&quot;)&amp;&quot;.ily&quot;" office:value-type="string" office:string-value="clementi-op42-mus-L35-scarlatti.ily">
            <text:p>clementi-op42-mus-L35-scarlatti.ily</text:p>
          </table:table-cell>
          <table:table-cell table:formula="of:=&quot;git mv &quot;&amp;[.L78]&amp;&quot; ./ilys/&quot;&amp;[.M78]" office:value-type="string" office:string-value="git mv art-of-playing-part2-lesson35-scarlatti.ily ./ilys/clementi-op42-lyt-L35-scarlatti.ily">
            <text:p>git mv art-of-playing-part2-lesson35-scarlatti.ily ./ilys/clementi-op42-lyt-L35-scarlatti.ily</text:p>
          </table:table-cell>
          <table:table-cell table:number-columns-repeated="11"/>
        </table:table-row>
        <table:table-row table:style-name="ro1">
          <table:table-cell office:value-type="string">
            <text:p>Preludio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d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allegro</text:p>
          </table:table-cell>
          <table:table-cell table:number-columns-repeated="2"/>
          <table:table-cell/>
          <table:table-cell table:formula="of:=midiprefix&amp;&quot;les&quot;&amp;IF([.C79]&lt;10;&quot;0&quot;;&quot;&quot;)&amp;[.C79]&amp;IF([.F79]=&quot;prelude&quot;;&quot;-prel-&quot;&amp;[.D79];&quot;-&quot;&amp;IF(NOT(ISBLANK([.E79]));[.E79];IF(NOT(ISBLANK([.F79]));[.F79];&quot;&quot;)))&amp;IF(NOT(ISBLANK([.H79]));&quot;-&quot;&amp;[.H79];&quot;&quot;)&amp;IF(NOT(ISBLANK([.I79]));&quot;-&quot;&amp;[.I79];&quot;&quot;)" office:value-type="string" office:string-value="clementi-op42-les36-prel-dmaj">
            <text:p>clementi-op42-les36-prel-dmaj</text:p>
          </table:table-cell>
          <table:table-cell office:value-type="string">
            <text:p>art-of-playing-part2-lesson36-prel-dmaj.ily</text:p>
          </table:table-cell>
          <table:table-cell table:formula="of:=midiprefix&amp;&quot;lyt-L&quot;&amp;IF([.C79]&lt;10;&quot;0&quot;;&quot;&quot;)&amp;[.C79]&amp;IF([.F79]=&quot;prelude&quot;;&quot;-prel-&quot;&amp;[.D79];&quot;-&quot;&amp;IF(NOT(ISBLANK([.E79]));[.E79];IF(NOT(ISBLANK([.F79]));[.F79];&quot;&quot;)))&amp;IF(NOT(ISBLANK([.H79]));&quot;-&quot;&amp;[.H79];&quot;&quot;)&amp;&quot;.ily&quot;" office:value-type="string" office:string-value="clementi-op42-lyt-L36-prel-dmaj.ily">
            <text:p>clementi-op42-lyt-L36-prel-dmaj.ily</text:p>
          </table:table-cell>
          <table:table-cell table:formula="of:=midiprefix&amp;&quot;mid-L&quot;&amp;IF([.C79]&lt;10;&quot;0&quot;;&quot;&quot;)&amp;[.C79]&amp;IF([.F79]=&quot;prelude&quot;;&quot;-prel-&quot;&amp;[.D79];&quot;-&quot;&amp;IF(NOT(ISBLANK([.E79]));[.E79];IF(NOT(ISBLANK([.F79]));[.F79];&quot;&quot;)))&amp;IF(NOT(ISBLANK([.H79]));&quot;-&quot;&amp;[.H79];&quot;&quot;)&amp;&quot;.ily&quot;" office:value-type="string" office:string-value="clementi-op42-mid-L36-prel-dmaj.ily">
            <text:p>clementi-op42-mid-L36-prel-dmaj.ily</text:p>
          </table:table-cell>
          <table:table-cell table:style-name="ce5" table:formula="of:=midiprefix&amp;&quot;mus-L&quot;&amp;IF([.C79]&lt;10;&quot;0&quot;;&quot;&quot;)&amp;[.C79]&amp;IF([.F79]=&quot;prelude&quot;;&quot;-prel-&quot;&amp;[.D79];&quot;-&quot;&amp;IF(NOT(ISBLANK([.E79]));[.E79];IF(NOT(ISBLANK([.F79]));[.F79];&quot;&quot;)))&amp;IF(NOT(ISBLANK([.H79]));&quot;-&quot;&amp;[.H79];&quot;&quot;)&amp;&quot;.ily&quot;" office:value-type="string" office:string-value="clementi-op42-mus-L36-prel-dmaj.ily">
            <text:p>clementi-op42-mus-L36-prel-dmaj.ily</text:p>
          </table:table-cell>
          <table:table-cell table:formula="of:=&quot;git mv &quot;&amp;[.L79]&amp;&quot; ./ilys/&quot;&amp;[.M79]" office:value-type="string" office:string-value="git mv art-of-playing-part2-lesson36-prel-dmaj.ily ./ilys/clementi-op42-lyt-L36-prel-dmaj.ily">
            <text:p>git mv art-of-playing-part2-lesson36-prel-dmaj.ily ./ilys/clementi-op42-lyt-L36-prel-dmaj.ily</text:p>
          </table:table-cell>
          <table:table-cell table:number-columns-repeated="11"/>
        </table:table-row>
        <table:table-row table:style-name="ro1">
          <table:table-cell office:value-type="string">
            <text:p>Gavotta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dmaj</text:p>
          </table:table-cell>
          <table:table-cell office:value-type="string">
            <text:p>corelli</text:p>
          </table:table-cell>
          <table:table-cell office:value-type="string">
            <text:p>gavotta</text:p>
          </table:table-cell>
          <table:table-cell office:value-type="string">
            <text:p>allegro</text:p>
          </table:table-cell>
          <table:table-cell/>
          <table:table-cell office:value-type="string">
            <text:p>gavotta</text:p>
          </table:table-cell>
          <table:table-cell/>
          <table:table-cell table:formula="of:=midiprefix&amp;&quot;les&quot;&amp;IF([.C80]&lt;10;&quot;0&quot;;&quot;&quot;)&amp;[.C80]&amp;IF([.F80]=&quot;prelude&quot;;&quot;-prel-&quot;&amp;[.D80];&quot;-&quot;&amp;IF(NOT(ISBLANK([.E80]));[.E80];IF(NOT(ISBLANK([.F80]));[.F80];&quot;&quot;)))&amp;IF(NOT(ISBLANK([.H80]));&quot;-&quot;&amp;[.H80];&quot;&quot;)&amp;IF(NOT(ISBLANK([.I80]));&quot;-&quot;&amp;[.I80];&quot;&quot;)" office:value-type="string" office:string-value="clementi-op42-les36-corelli-gavotta">
            <text:p>clementi-op42-les36-corelli-gavotta</text:p>
          </table:table-cell>
          <table:table-cell office:value-type="string">
            <text:p>art-of-playing-part2-lesson36-corelli.ily</text:p>
          </table:table-cell>
          <table:table-cell table:formula="of:=midiprefix&amp;&quot;lyt-L&quot;&amp;IF([.C80]&lt;10;&quot;0&quot;;&quot;&quot;)&amp;[.C80]&amp;IF([.F80]=&quot;prelude&quot;;&quot;-prel-&quot;&amp;[.D80];&quot;-&quot;&amp;IF(NOT(ISBLANK([.E80]));[.E80];IF(NOT(ISBLANK([.F80]));[.F80];&quot;&quot;)))&amp;IF(NOT(ISBLANK([.H80]));&quot;-&quot;&amp;[.H80];&quot;&quot;)&amp;&quot;.ily&quot;" office:value-type="string" office:string-value="clementi-op42-lyt-L36-corelli.ily">
            <text:p>clementi-op42-lyt-L36-corelli.ily</text:p>
          </table:table-cell>
          <table:table-cell table:formula="of:=midiprefix&amp;&quot;mid-L&quot;&amp;IF([.C80]&lt;10;&quot;0&quot;;&quot;&quot;)&amp;[.C80]&amp;IF([.F80]=&quot;prelude&quot;;&quot;-prel-&quot;&amp;[.D80];&quot;-&quot;&amp;IF(NOT(ISBLANK([.E80]));[.E80];IF(NOT(ISBLANK([.F80]));[.F80];&quot;&quot;)))&amp;IF(NOT(ISBLANK([.H80]));&quot;-&quot;&amp;[.H80];&quot;&quot;)&amp;&quot;.ily&quot;" office:value-type="string" office:string-value="clementi-op42-mid-L36-corelli.ily">
            <text:p>clementi-op42-mid-L36-corelli.ily</text:p>
          </table:table-cell>
          <table:table-cell table:style-name="ce5" table:formula="of:=midiprefix&amp;&quot;mus-L&quot;&amp;IF([.C80]&lt;10;&quot;0&quot;;&quot;&quot;)&amp;[.C80]&amp;IF([.F80]=&quot;prelude&quot;;&quot;-prel-&quot;&amp;[.D80];&quot;-&quot;&amp;IF(NOT(ISBLANK([.E80]));[.E80];IF(NOT(ISBLANK([.F80]));[.F80];&quot;&quot;)))&amp;IF(NOT(ISBLANK([.H80]));&quot;-&quot;&amp;[.H80];&quot;&quot;)&amp;&quot;.ily&quot;" office:value-type="string" office:string-value="clementi-op42-mus-L36-corelli.ily">
            <text:p>clementi-op42-mus-L36-corelli.ily</text:p>
          </table:table-cell>
          <table:table-cell table:formula="of:=&quot;git mv &quot;&amp;[.L80]&amp;&quot; ./ilys/&quot;&amp;[.M80]" office:value-type="string" office:string-value="git mv art-of-playing-part2-lesson36-corelli.ily ./ilys/clementi-op42-lyt-L36-corelli.ily">
            <text:p>git mv art-of-playing-part2-lesson36-corelli.ily ./ilys/clementi-op42-lyt-L36-corelli.ily</text:p>
          </table:table-cell>
          <table:table-cell table:number-columns-repeated="11"/>
        </table:table-row>
        <table:table-row table:style-name="ro1">
          <table:table-cell office:value-type="string">
            <text:p>Minuet in Ariadne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string">
            <text:p>dmaj</text:p>
          </table:table-cell>
          <table:table-cell office:value-type="string">
            <text:p>handel</text:p>
          </table:table-cell>
          <table:table-cell office:value-type="string">
            <text:p>minuet</text:p>
          </table:table-cell>
          <table:table-cell/>
          <table:table-cell/>
          <table:table-cell office:value-type="string">
            <text:p>minuet</text:p>
          </table:table-cell>
          <table:table-cell/>
          <table:table-cell table:formula="of:=midiprefix&amp;&quot;les&quot;&amp;IF([.C81]&lt;10;&quot;0&quot;;&quot;&quot;)&amp;[.C81]&amp;IF([.F81]=&quot;prelude&quot;;&quot;-prel-&quot;&amp;[.D81];&quot;-&quot;&amp;IF(NOT(ISBLANK([.E81]));[.E81];IF(NOT(ISBLANK([.F81]));[.F81];&quot;&quot;)))&amp;IF(NOT(ISBLANK([.H81]));&quot;-&quot;&amp;[.H81];&quot;&quot;)&amp;IF(NOT(ISBLANK([.I81]));&quot;-&quot;&amp;[.I81];&quot;&quot;)" office:value-type="string" office:string-value="clementi-op42-les37-handel-minuet">
            <text:p>clementi-op42-les37-handel-minuet</text:p>
          </table:table-cell>
          <table:table-cell office:value-type="string">
            <text:p>art-of-playing-part2-lesson37-handel.ily</text:p>
          </table:table-cell>
          <table:table-cell table:formula="of:=midiprefix&amp;&quot;lyt-L&quot;&amp;IF([.C81]&lt;10;&quot;0&quot;;&quot;&quot;)&amp;[.C81]&amp;IF([.F81]=&quot;prelude&quot;;&quot;-prel-&quot;&amp;[.D81];&quot;-&quot;&amp;IF(NOT(ISBLANK([.E81]));[.E81];IF(NOT(ISBLANK([.F81]));[.F81];&quot;&quot;)))&amp;IF(NOT(ISBLANK([.H81]));&quot;-&quot;&amp;[.H81];&quot;&quot;)&amp;&quot;.ily&quot;" office:value-type="string" office:string-value="clementi-op42-lyt-L37-handel.ily">
            <text:p>clementi-op42-lyt-L37-handel.ily</text:p>
          </table:table-cell>
          <table:table-cell table:formula="of:=midiprefix&amp;&quot;mid-L&quot;&amp;IF([.C81]&lt;10;&quot;0&quot;;&quot;&quot;)&amp;[.C81]&amp;IF([.F81]=&quot;prelude&quot;;&quot;-prel-&quot;&amp;[.D81];&quot;-&quot;&amp;IF(NOT(ISBLANK([.E81]));[.E81];IF(NOT(ISBLANK([.F81]));[.F81];&quot;&quot;)))&amp;IF(NOT(ISBLANK([.H81]));&quot;-&quot;&amp;[.H81];&quot;&quot;)&amp;&quot;.ily&quot;" office:value-type="string" office:string-value="clementi-op42-mid-L37-handel.ily">
            <text:p>clementi-op42-mid-L37-handel.ily</text:p>
          </table:table-cell>
          <table:table-cell table:style-name="ce5" table:formula="of:=midiprefix&amp;&quot;mus-L&quot;&amp;IF([.C81]&lt;10;&quot;0&quot;;&quot;&quot;)&amp;[.C81]&amp;IF([.F81]=&quot;prelude&quot;;&quot;-prel-&quot;&amp;[.D81];&quot;-&quot;&amp;IF(NOT(ISBLANK([.E81]));[.E81];IF(NOT(ISBLANK([.F81]));[.F81];&quot;&quot;)))&amp;IF(NOT(ISBLANK([.H81]));&quot;-&quot;&amp;[.H81];&quot;&quot;)&amp;&quot;.ily&quot;" office:value-type="string" office:string-value="clementi-op42-mus-L37-handel.ily">
            <text:p>clementi-op42-mus-L37-handel.ily</text:p>
          </table:table-cell>
          <table:table-cell table:formula="of:=&quot;git mv &quot;&amp;[.L81]&amp;&quot; ./ilys/&quot;&amp;[.M81]" office:value-type="string" office:string-value="git mv art-of-playing-part2-lesson37-handel.ily ./ilys/clementi-op42-lyt-L37-handel.ily">
            <text:p>git mv art-of-playing-part2-lesson37-handel.ily ./ilys/clementi-op42-lyt-L37-handel.ily</text:p>
          </table:table-cell>
          <table:table-cell table:number-columns-repeated="11"/>
        </table:table-row>
        <table:table-row table:style-name="ro1">
          <table:table-cell office:value-type="string">
            <text:p>March in Occassional Oratorio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string">
            <text:p>dmaj</text:p>
          </table:table-cell>
          <table:table-cell office:value-type="string">
            <text:p>handel</text:p>
          </table:table-cell>
          <table:table-cell office:value-type="string">
            <text:p>march</text:p>
          </table:table-cell>
          <table:table-cell/>
          <table:table-cell/>
          <table:table-cell office:value-type="string">
            <text:p>march</text:p>
          </table:table-cell>
          <table:table-cell/>
          <table:table-cell table:formula="of:=midiprefix&amp;&quot;les&quot;&amp;IF([.C82]&lt;10;&quot;0&quot;;&quot;&quot;)&amp;[.C82]&amp;IF([.F82]=&quot;prelude&quot;;&quot;-prel-&quot;&amp;[.D82];&quot;-&quot;&amp;IF(NOT(ISBLANK([.E82]));[.E82];IF(NOT(ISBLANK([.F82]));[.F82];&quot;&quot;)))&amp;IF(NOT(ISBLANK([.H82]));&quot;-&quot;&amp;[.H82];&quot;&quot;)&amp;IF(NOT(ISBLANK([.I82]));&quot;-&quot;&amp;[.I82];&quot;&quot;)" office:value-type="string" office:string-value="clementi-op42-les38-handel-march">
            <text:p>clementi-op42-les38-handel-march</text:p>
          </table:table-cell>
          <table:table-cell office:value-type="string">
            <text:p>art-of-playing-part2-lesson38-handel.ily</text:p>
          </table:table-cell>
          <table:table-cell table:formula="of:=midiprefix&amp;&quot;lyt-L&quot;&amp;IF([.C82]&lt;10;&quot;0&quot;;&quot;&quot;)&amp;[.C82]&amp;IF([.F82]=&quot;prelude&quot;;&quot;-prel-&quot;&amp;[.D82];&quot;-&quot;&amp;IF(NOT(ISBLANK([.E82]));[.E82];IF(NOT(ISBLANK([.F82]));[.F82];&quot;&quot;)))&amp;IF(NOT(ISBLANK([.H82]));&quot;-&quot;&amp;[.H82];&quot;&quot;)&amp;&quot;.ily&quot;" office:value-type="string" office:string-value="clementi-op42-lyt-L38-handel.ily">
            <text:p>clementi-op42-lyt-L38-handel.ily</text:p>
          </table:table-cell>
          <table:table-cell table:formula="of:=midiprefix&amp;&quot;mid-L&quot;&amp;IF([.C82]&lt;10;&quot;0&quot;;&quot;&quot;)&amp;[.C82]&amp;IF([.F82]=&quot;prelude&quot;;&quot;-prel-&quot;&amp;[.D82];&quot;-&quot;&amp;IF(NOT(ISBLANK([.E82]));[.E82];IF(NOT(ISBLANK([.F82]));[.F82];&quot;&quot;)))&amp;IF(NOT(ISBLANK([.H82]));&quot;-&quot;&amp;[.H82];&quot;&quot;)&amp;&quot;.ily&quot;" office:value-type="string" office:string-value="clementi-op42-mid-L38-handel.ily">
            <text:p>clementi-op42-mid-L38-handel.ily</text:p>
          </table:table-cell>
          <table:table-cell table:style-name="ce5" table:formula="of:=midiprefix&amp;&quot;mus-L&quot;&amp;IF([.C82]&lt;10;&quot;0&quot;;&quot;&quot;)&amp;[.C82]&amp;IF([.F82]=&quot;prelude&quot;;&quot;-prel-&quot;&amp;[.D82];&quot;-&quot;&amp;IF(NOT(ISBLANK([.E82]));[.E82];IF(NOT(ISBLANK([.F82]));[.F82];&quot;&quot;)))&amp;IF(NOT(ISBLANK([.H82]));&quot;-&quot;&amp;[.H82];&quot;&quot;)&amp;&quot;.ily&quot;" office:value-type="string" office:string-value="clementi-op42-mus-L38-handel.ily">
            <text:p>clementi-op42-mus-L38-handel.ily</text:p>
          </table:table-cell>
          <table:table-cell table:formula="of:=&quot;git mv &quot;&amp;[.L82]&amp;&quot; ./ilys/&quot;&amp;[.M82]" office:value-type="string" office:string-value="git mv art-of-playing-part2-lesson38-handel.ily ./ilys/clementi-op42-lyt-L38-handel.ily">
            <text:p>git mv art-of-playing-part2-lesson38-handel.ily ./ilys/clementi-op42-lyt-L38-handel.ily</text:p>
          </table:table-cell>
          <table:table-cell table:number-columns-repeated="11"/>
        </table:table-row>
        <table:table-row table:style-name="ro1">
          <table:table-cell office:value-type="string">
            <text:p>Waltz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string">
            <text:p>dmaj</text:p>
          </table:table-cell>
          <table:table-cell office:value-type="string">
            <text:p>beethoven</text:p>
          </table:table-cell>
          <table:table-cell office:value-type="string">
            <text:p>waltz</text:p>
          </table:table-cell>
          <table:table-cell office:value-type="string">
            <text:p>presto</text:p>
          </table:table-cell>
          <table:table-cell/>
          <table:table-cell office:value-type="string">
            <text:p>waltz</text:p>
          </table:table-cell>
          <table:table-cell/>
          <table:table-cell table:formula="of:=midiprefix&amp;&quot;les&quot;&amp;IF([.C83]&lt;10;&quot;0&quot;;&quot;&quot;)&amp;[.C83]&amp;IF([.F83]=&quot;prelude&quot;;&quot;-prel-&quot;&amp;[.D83];&quot;-&quot;&amp;IF(NOT(ISBLANK([.E83]));[.E83];IF(NOT(ISBLANK([.F83]));[.F83];&quot;&quot;)))&amp;IF(NOT(ISBLANK([.H83]));&quot;-&quot;&amp;[.H83];&quot;&quot;)&amp;IF(NOT(ISBLANK([.I83]));&quot;-&quot;&amp;[.I83];&quot;&quot;)" office:value-type="string" office:string-value="clementi-op42-les39-beethoven-waltz">
            <text:p>clementi-op42-les39-beethoven-waltz</text:p>
          </table:table-cell>
          <table:table-cell office:value-type="string">
            <text:p>art-of-playing-part2-lesson39-beethoven.ily</text:p>
          </table:table-cell>
          <table:table-cell table:formula="of:=midiprefix&amp;&quot;lyt-L&quot;&amp;IF([.C83]&lt;10;&quot;0&quot;;&quot;&quot;)&amp;[.C83]&amp;IF([.F83]=&quot;prelude&quot;;&quot;-prel-&quot;&amp;[.D83];&quot;-&quot;&amp;IF(NOT(ISBLANK([.E83]));[.E83];IF(NOT(ISBLANK([.F83]));[.F83];&quot;&quot;)))&amp;IF(NOT(ISBLANK([.H83]));&quot;-&quot;&amp;[.H83];&quot;&quot;)&amp;&quot;.ily&quot;" office:value-type="string" office:string-value="clementi-op42-lyt-L39-beethoven.ily">
            <text:p>clementi-op42-lyt-L39-beethoven.ily</text:p>
          </table:table-cell>
          <table:table-cell table:formula="of:=midiprefix&amp;&quot;mid-L&quot;&amp;IF([.C83]&lt;10;&quot;0&quot;;&quot;&quot;)&amp;[.C83]&amp;IF([.F83]=&quot;prelude&quot;;&quot;-prel-&quot;&amp;[.D83];&quot;-&quot;&amp;IF(NOT(ISBLANK([.E83]));[.E83];IF(NOT(ISBLANK([.F83]));[.F83];&quot;&quot;)))&amp;IF(NOT(ISBLANK([.H83]));&quot;-&quot;&amp;[.H83];&quot;&quot;)&amp;&quot;.ily&quot;" office:value-type="string" office:string-value="clementi-op42-mid-L39-beethoven.ily">
            <text:p>clementi-op42-mid-L39-beethoven.ily</text:p>
          </table:table-cell>
          <table:table-cell table:style-name="ce5" table:formula="of:=midiprefix&amp;&quot;mus-L&quot;&amp;IF([.C83]&lt;10;&quot;0&quot;;&quot;&quot;)&amp;[.C83]&amp;IF([.F83]=&quot;prelude&quot;;&quot;-prel-&quot;&amp;[.D83];&quot;-&quot;&amp;IF(NOT(ISBLANK([.E83]));[.E83];IF(NOT(ISBLANK([.F83]));[.F83];&quot;&quot;)))&amp;IF(NOT(ISBLANK([.H83]));&quot;-&quot;&amp;[.H83];&quot;&quot;)&amp;&quot;.ily&quot;" office:value-type="string" office:string-value="clementi-op42-mus-L39-beethoven.ily">
            <text:p>clementi-op42-mus-L39-beethoven.ily</text:p>
          </table:table-cell>
          <table:table-cell table:formula="of:=&quot;git mv &quot;&amp;[.L83]&amp;&quot; ./ilys/&quot;&amp;[.M83]" office:value-type="string" office:string-value="git mv art-of-playing-part2-lesson39-beethoven.ily ./ilys/clementi-op42-lyt-L39-beethoven.ily">
            <text:p>git mv art-of-playing-part2-lesson39-beethoven.ily ./ilys/clementi-op42-lyt-L39-beethoven.ily</text:p>
          </table:table-cell>
          <table:table-cell table:number-columns-repeated="11"/>
        </table:table-row>
        <table:table-row table:style-name="ro1">
          <table:table-cell office:value-type="string">
            <text:p>Allegro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string">
            <text:p>dmaj</text:p>
          </table:table-cell>
          <table:table-cell office:value-type="string">
            <text:p>corelli</text:p>
          </table:table-cell>
          <table:table-cell table:number-columns-repeated="2" office:value-type="string">
            <text:p>allegro</text:p>
          </table:table-cell>
          <table:table-cell/>
          <table:table-cell office:value-type="string">
            <text:p>alleg</text:p>
          </table:table-cell>
          <table:table-cell/>
          <table:table-cell table:formula="of:=midiprefix&amp;&quot;les&quot;&amp;IF([.C84]&lt;10;&quot;0&quot;;&quot;&quot;)&amp;[.C84]&amp;IF([.F84]=&quot;prelude&quot;;&quot;-prel-&quot;&amp;[.D84];&quot;-&quot;&amp;IF(NOT(ISBLANK([.E84]));[.E84];IF(NOT(ISBLANK([.F84]));[.F84];&quot;&quot;)))&amp;IF(NOT(ISBLANK([.H84]));&quot;-&quot;&amp;[.H84];&quot;&quot;)&amp;IF(NOT(ISBLANK([.I84]));&quot;-&quot;&amp;[.I84];&quot;&quot;)" office:value-type="string" office:string-value="clementi-op42-les40-corelli-alleg">
            <text:p>clementi-op42-les40-corelli-alleg</text:p>
          </table:table-cell>
          <table:table-cell office:value-type="string">
            <text:p>art-of-playing-part2-lesson40-corelli.ily</text:p>
          </table:table-cell>
          <table:table-cell table:formula="of:=midiprefix&amp;&quot;lyt-L&quot;&amp;IF([.C84]&lt;10;&quot;0&quot;;&quot;&quot;)&amp;[.C84]&amp;IF([.F84]=&quot;prelude&quot;;&quot;-prel-&quot;&amp;[.D84];&quot;-&quot;&amp;IF(NOT(ISBLANK([.E84]));[.E84];IF(NOT(ISBLANK([.F84]));[.F84];&quot;&quot;)))&amp;IF(NOT(ISBLANK([.H84]));&quot;-&quot;&amp;[.H84];&quot;&quot;)&amp;&quot;.ily&quot;" office:value-type="string" office:string-value="clementi-op42-lyt-L40-corelli.ily">
            <text:p>clementi-op42-lyt-L40-corelli.ily</text:p>
          </table:table-cell>
          <table:table-cell table:formula="of:=midiprefix&amp;&quot;mid-L&quot;&amp;IF([.C84]&lt;10;&quot;0&quot;;&quot;&quot;)&amp;[.C84]&amp;IF([.F84]=&quot;prelude&quot;;&quot;-prel-&quot;&amp;[.D84];&quot;-&quot;&amp;IF(NOT(ISBLANK([.E84]));[.E84];IF(NOT(ISBLANK([.F84]));[.F84];&quot;&quot;)))&amp;IF(NOT(ISBLANK([.H84]));&quot;-&quot;&amp;[.H84];&quot;&quot;)&amp;&quot;.ily&quot;" office:value-type="string" office:string-value="clementi-op42-mid-L40-corelli.ily">
            <text:p>clementi-op42-mid-L40-corelli.ily</text:p>
          </table:table-cell>
          <table:table-cell table:style-name="ce5" table:formula="of:=midiprefix&amp;&quot;mus-L&quot;&amp;IF([.C84]&lt;10;&quot;0&quot;;&quot;&quot;)&amp;[.C84]&amp;IF([.F84]=&quot;prelude&quot;;&quot;-prel-&quot;&amp;[.D84];&quot;-&quot;&amp;IF(NOT(ISBLANK([.E84]));[.E84];IF(NOT(ISBLANK([.F84]));[.F84];&quot;&quot;)))&amp;IF(NOT(ISBLANK([.H84]));&quot;-&quot;&amp;[.H84];&quot;&quot;)&amp;&quot;.ily&quot;" office:value-type="string" office:string-value="clementi-op42-mus-L40-corelli.ily">
            <text:p>clementi-op42-mus-L40-corelli.ily</text:p>
          </table:table-cell>
          <table:table-cell table:formula="of:=&quot;git mv &quot;&amp;[.L84]&amp;&quot; ./ilys/&quot;&amp;[.M84]" office:value-type="string" office:string-value="git mv art-of-playing-part2-lesson40-corelli.ily ./ilys/clementi-op42-lyt-L40-corelli.ily">
            <text:p>git mv art-of-playing-part2-lesson40-corelli.ily ./ilys/clementi-op42-lyt-L40-corelli.ily</text:p>
          </table:table-cell>
          <table:table-cell table:number-columns-repeated="11"/>
        </table:table-row>
        <table:table-row table:style-name="ro1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b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moderato</text:p>
          </table:table-cell>
          <table:table-cell table:number-columns-repeated="2"/>
          <table:table-cell/>
          <table:table-cell table:formula="of:=midiprefix&amp;&quot;les&quot;&amp;IF([.C85]&lt;10;&quot;0&quot;;&quot;&quot;)&amp;[.C85]&amp;IF([.F85]=&quot;prelude&quot;;&quot;-prel-&quot;&amp;[.D85];&quot;-&quot;&amp;IF(NOT(ISBLANK([.E85]));[.E85];IF(NOT(ISBLANK([.F85]));[.F85];&quot;&quot;)))&amp;IF(NOT(ISBLANK([.H85]));&quot;-&quot;&amp;[.H85];&quot;&quot;)&amp;IF(NOT(ISBLANK([.I85]));&quot;-&quot;&amp;[.I85];&quot;&quot;)" office:value-type="string" office:string-value="clementi-op42-les41-prel-bmin">
            <text:p>clementi-op42-les41-prel-bmin</text:p>
          </table:table-cell>
          <table:table-cell office:value-type="string">
            <text:p>art-of-playing-part2-lesson41-prel-bmin.ily</text:p>
          </table:table-cell>
          <table:table-cell table:formula="of:=midiprefix&amp;&quot;lyt-L&quot;&amp;IF([.C85]&lt;10;&quot;0&quot;;&quot;&quot;)&amp;[.C85]&amp;IF([.F85]=&quot;prelude&quot;;&quot;-prel-&quot;&amp;[.D85];&quot;-&quot;&amp;IF(NOT(ISBLANK([.E85]));[.E85];IF(NOT(ISBLANK([.F85]));[.F85];&quot;&quot;)))&amp;IF(NOT(ISBLANK([.H85]));&quot;-&quot;&amp;[.H85];&quot;&quot;)&amp;&quot;.ily&quot;" office:value-type="string" office:string-value="clementi-op42-lyt-L41-prel-bmin.ily">
            <text:p>clementi-op42-lyt-L41-prel-bmin.ily</text:p>
          </table:table-cell>
          <table:table-cell table:formula="of:=midiprefix&amp;&quot;mid-L&quot;&amp;IF([.C85]&lt;10;&quot;0&quot;;&quot;&quot;)&amp;[.C85]&amp;IF([.F85]=&quot;prelude&quot;;&quot;-prel-&quot;&amp;[.D85];&quot;-&quot;&amp;IF(NOT(ISBLANK([.E85]));[.E85];IF(NOT(ISBLANK([.F85]));[.F85];&quot;&quot;)))&amp;IF(NOT(ISBLANK([.H85]));&quot;-&quot;&amp;[.H85];&quot;&quot;)&amp;&quot;.ily&quot;" office:value-type="string" office:string-value="clementi-op42-mid-L41-prel-bmin.ily">
            <text:p>clementi-op42-mid-L41-prel-bmin.ily</text:p>
          </table:table-cell>
          <table:table-cell table:style-name="ce5" table:formula="of:=midiprefix&amp;&quot;mus-L&quot;&amp;IF([.C85]&lt;10;&quot;0&quot;;&quot;&quot;)&amp;[.C85]&amp;IF([.F85]=&quot;prelude&quot;;&quot;-prel-&quot;&amp;[.D85];&quot;-&quot;&amp;IF(NOT(ISBLANK([.E85]));[.E85];IF(NOT(ISBLANK([.F85]));[.F85];&quot;&quot;)))&amp;IF(NOT(ISBLANK([.H85]));&quot;-&quot;&amp;[.H85];&quot;&quot;)&amp;&quot;.ily&quot;" office:value-type="string" office:string-value="clementi-op42-mus-L41-prel-bmin.ily">
            <text:p>clementi-op42-mus-L41-prel-bmin.ily</text:p>
          </table:table-cell>
          <table:table-cell table:formula="of:=&quot;git mv &quot;&amp;[.L85]&amp;&quot; ./ilys/&quot;&amp;[.M85]" office:value-type="string" office:string-value="git mv art-of-playing-part2-lesson41-prel-bmin.ily ./ilys/clementi-op42-lyt-L41-prel-bmin.ily">
            <text:p>git mv art-of-playing-part2-lesson41-prel-bmin.ily ./ilys/clementi-op42-lyt-L41-prel-bmin.ily</text:p>
          </table:table-cell>
          <table:table-cell table:number-columns-repeated="11"/>
        </table:table-row>
        <table:table-row table:style-name="ro1">
          <table:table-cell office:value-type="string">
            <text:p>Giga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bmin</text:p>
          </table:table-cell>
          <table:table-cell office:value-type="string">
            <text:p>corelli</text:p>
          </table:table-cell>
          <table:table-cell office:value-type="string">
            <text:p>giga</text:p>
          </table:table-cell>
          <table:table-cell/>
          <table:table-cell/>
          <table:table-cell office:value-type="string">
            <text:p>giga</text:p>
          </table:table-cell>
          <table:table-cell/>
          <table:table-cell table:formula="of:=midiprefix&amp;&quot;les&quot;&amp;IF([.C86]&lt;10;&quot;0&quot;;&quot;&quot;)&amp;[.C86]&amp;IF([.F86]=&quot;prelude&quot;;&quot;-prel-&quot;&amp;[.D86];&quot;-&quot;&amp;IF(NOT(ISBLANK([.E86]));[.E86];IF(NOT(ISBLANK([.F86]));[.F86];&quot;&quot;)))&amp;IF(NOT(ISBLANK([.H86]));&quot;-&quot;&amp;[.H86];&quot;&quot;)&amp;IF(NOT(ISBLANK([.I86]));&quot;-&quot;&amp;[.I86];&quot;&quot;)" office:value-type="string" office:string-value="clementi-op42-les41-corelli-giga">
            <text:p>clementi-op42-les41-corelli-giga</text:p>
          </table:table-cell>
          <table:table-cell office:value-type="string">
            <text:p>art-of-playing-part2-lesson41-corelli.ily</text:p>
          </table:table-cell>
          <table:table-cell table:formula="of:=midiprefix&amp;&quot;lyt-L&quot;&amp;IF([.C86]&lt;10;&quot;0&quot;;&quot;&quot;)&amp;[.C86]&amp;IF([.F86]=&quot;prelude&quot;;&quot;-prel-&quot;&amp;[.D86];&quot;-&quot;&amp;IF(NOT(ISBLANK([.E86]));[.E86];IF(NOT(ISBLANK([.F86]));[.F86];&quot;&quot;)))&amp;IF(NOT(ISBLANK([.H86]));&quot;-&quot;&amp;[.H86];&quot;&quot;)&amp;&quot;.ily&quot;" office:value-type="string" office:string-value="clementi-op42-lyt-L41-corelli.ily">
            <text:p>clementi-op42-lyt-L41-corelli.ily</text:p>
          </table:table-cell>
          <table:table-cell table:formula="of:=midiprefix&amp;&quot;mid-L&quot;&amp;IF([.C86]&lt;10;&quot;0&quot;;&quot;&quot;)&amp;[.C86]&amp;IF([.F86]=&quot;prelude&quot;;&quot;-prel-&quot;&amp;[.D86];&quot;-&quot;&amp;IF(NOT(ISBLANK([.E86]));[.E86];IF(NOT(ISBLANK([.F86]));[.F86];&quot;&quot;)))&amp;IF(NOT(ISBLANK([.H86]));&quot;-&quot;&amp;[.H86];&quot;&quot;)&amp;&quot;.ily&quot;" office:value-type="string" office:string-value="clementi-op42-mid-L41-corelli.ily">
            <text:p>clementi-op42-mid-L41-corelli.ily</text:p>
          </table:table-cell>
          <table:table-cell table:style-name="ce5" table:formula="of:=midiprefix&amp;&quot;mus-L&quot;&amp;IF([.C86]&lt;10;&quot;0&quot;;&quot;&quot;)&amp;[.C86]&amp;IF([.F86]=&quot;prelude&quot;;&quot;-prel-&quot;&amp;[.D86];&quot;-&quot;&amp;IF(NOT(ISBLANK([.E86]));[.E86];IF(NOT(ISBLANK([.F86]));[.F86];&quot;&quot;)))&amp;IF(NOT(ISBLANK([.H86]));&quot;-&quot;&amp;[.H86];&quot;&quot;)&amp;&quot;.ily&quot;" office:value-type="string" office:string-value="clementi-op42-mus-L41-corelli.ily">
            <text:p>clementi-op42-mus-L41-corelli.ily</text:p>
          </table:table-cell>
          <table:table-cell table:formula="of:=&quot;git mv &quot;&amp;[.L86]&amp;&quot; ./ilys/&quot;&amp;[.M86]" office:value-type="string" office:string-value="git mv art-of-playing-part2-lesson41-corelli.ily ./ilys/clementi-op42-lyt-L41-corelli.ily">
            <text:p>git mv art-of-playing-part2-lesson41-corelli.ily ./ilys/clementi-op42-lyt-L41-corelli.ily</text:p>
          </table:table-cell>
          <table:table-cell table:number-columns-repeated="11"/>
        </table:table-row>
        <table:table-row table:style-name="ro1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string">
            <text:p>ees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allegro</text:p>
          </table:table-cell>
          <table:table-cell table:number-columns-repeated="2"/>
          <table:table-cell/>
          <table:table-cell table:formula="of:=midiprefix&amp;&quot;les&quot;&amp;IF([.C87]&lt;10;&quot;0&quot;;&quot;&quot;)&amp;[.C87]&amp;IF([.F87]=&quot;prelude&quot;;&quot;-prel-&quot;&amp;[.D87];&quot;-&quot;&amp;IF(NOT(ISBLANK([.E87]));[.E87];IF(NOT(ISBLANK([.F87]));[.F87];&quot;&quot;)))&amp;IF(NOT(ISBLANK([.H87]));&quot;-&quot;&amp;[.H87];&quot;&quot;)&amp;IF(NOT(ISBLANK([.I87]));&quot;-&quot;&amp;[.I87];&quot;&quot;)" office:value-type="string" office:string-value="clementi-op42-les42-prel-eesmaj">
            <text:p>clementi-op42-les42-prel-eesmaj</text:p>
          </table:table-cell>
          <table:table-cell office:value-type="string">
            <text:p>art-of-playing-part2-lesson42-prel-eesmaj.ily</text:p>
          </table:table-cell>
          <table:table-cell table:formula="of:=midiprefix&amp;&quot;lyt-L&quot;&amp;IF([.C87]&lt;10;&quot;0&quot;;&quot;&quot;)&amp;[.C87]&amp;IF([.F87]=&quot;prelude&quot;;&quot;-prel-&quot;&amp;[.D87];&quot;-&quot;&amp;IF(NOT(ISBLANK([.E87]));[.E87];IF(NOT(ISBLANK([.F87]));[.F87];&quot;&quot;)))&amp;IF(NOT(ISBLANK([.H87]));&quot;-&quot;&amp;[.H87];&quot;&quot;)&amp;&quot;.ily&quot;" office:value-type="string" office:string-value="clementi-op42-lyt-L42-prel-eesmaj.ily">
            <text:p>clementi-op42-lyt-L42-prel-eesmaj.ily</text:p>
          </table:table-cell>
          <table:table-cell table:formula="of:=midiprefix&amp;&quot;mid-L&quot;&amp;IF([.C87]&lt;10;&quot;0&quot;;&quot;&quot;)&amp;[.C87]&amp;IF([.F87]=&quot;prelude&quot;;&quot;-prel-&quot;&amp;[.D87];&quot;-&quot;&amp;IF(NOT(ISBLANK([.E87]));[.E87];IF(NOT(ISBLANK([.F87]));[.F87];&quot;&quot;)))&amp;IF(NOT(ISBLANK([.H87]));&quot;-&quot;&amp;[.H87];&quot;&quot;)&amp;&quot;.ily&quot;" office:value-type="string" office:string-value="clementi-op42-mid-L42-prel-eesmaj.ily">
            <text:p>clementi-op42-mid-L42-prel-eesmaj.ily</text:p>
          </table:table-cell>
          <table:table-cell table:style-name="ce5" table:formula="of:=midiprefix&amp;&quot;mus-L&quot;&amp;IF([.C87]&lt;10;&quot;0&quot;;&quot;&quot;)&amp;[.C87]&amp;IF([.F87]=&quot;prelude&quot;;&quot;-prel-&quot;&amp;[.D87];&quot;-&quot;&amp;IF(NOT(ISBLANK([.E87]));[.E87];IF(NOT(ISBLANK([.F87]));[.F87];&quot;&quot;)))&amp;IF(NOT(ISBLANK([.H87]));&quot;-&quot;&amp;[.H87];&quot;&quot;)&amp;&quot;.ily&quot;" office:value-type="string" office:string-value="clementi-op42-mus-L42-prel-eesmaj.ily">
            <text:p>clementi-op42-mus-L42-prel-eesmaj.ily</text:p>
          </table:table-cell>
          <table:table-cell table:formula="of:=&quot;git mv &quot;&amp;[.L87]&amp;&quot; ./ilys/&quot;&amp;[.M87]" office:value-type="string" office:string-value="git mv art-of-playing-part2-lesson42-prel-eesmaj.ily ./ilys/clementi-op42-lyt-L42-prel-eesmaj.ily">
            <text:p>git mv art-of-playing-part2-lesson42-prel-eesmaj.ily ./ilys/clementi-op42-lyt-L42-prel-eesmaj.ily</text:p>
          </table:table-cell>
          <table:table-cell table:number-columns-repeated="11"/>
        </table:table-row>
        <table:table-row table:style-name="ro1">
          <table:table-cell office:value-type="string">
            <text:p>Rondo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string">
            <text:p>eesmaj</text:p>
          </table:table-cell>
          <table:table-cell office:value-type="string">
            <text:p>cpebach</text:p>
          </table:table-cell>
          <table:table-cell office:value-type="string">
            <text:p>rondo</text:p>
          </table:table-cell>
          <table:table-cell office:value-type="string">
            <text:p>andantino</text:p>
          </table:table-cell>
          <table:table-cell/>
          <table:table-cell office:value-type="string">
            <text:p>rondo</text:p>
          </table:table-cell>
          <table:table-cell/>
          <table:table-cell table:formula="of:=midiprefix&amp;&quot;les&quot;&amp;IF([.C88]&lt;10;&quot;0&quot;;&quot;&quot;)&amp;[.C88]&amp;IF([.F88]=&quot;prelude&quot;;&quot;-prel-&quot;&amp;[.D88];&quot;-&quot;&amp;IF(NOT(ISBLANK([.E88]));[.E88];IF(NOT(ISBLANK([.F88]));[.F88];&quot;&quot;)))&amp;IF(NOT(ISBLANK([.H88]));&quot;-&quot;&amp;[.H88];&quot;&quot;)&amp;IF(NOT(ISBLANK([.I88]));&quot;-&quot;&amp;[.I88];&quot;&quot;)" office:value-type="string" office:string-value="clementi-op42-les42-cpebach-rondo">
            <text:p>clementi-op42-les42-cpebach-rondo</text:p>
          </table:table-cell>
          <table:table-cell office:value-type="string">
            <text:p>art-of-playing-part2-lesson42-cpebach.ily</text:p>
          </table:table-cell>
          <table:table-cell table:formula="of:=midiprefix&amp;&quot;lyt-L&quot;&amp;IF([.C88]&lt;10;&quot;0&quot;;&quot;&quot;)&amp;[.C88]&amp;IF([.F88]=&quot;prelude&quot;;&quot;-prel-&quot;&amp;[.D88];&quot;-&quot;&amp;IF(NOT(ISBLANK([.E88]));[.E88];IF(NOT(ISBLANK([.F88]));[.F88];&quot;&quot;)))&amp;IF(NOT(ISBLANK([.H88]));&quot;-&quot;&amp;[.H88];&quot;&quot;)&amp;&quot;.ily&quot;" office:value-type="string" office:string-value="clementi-op42-lyt-L42-cpebach.ily">
            <text:p>clementi-op42-lyt-L42-cpebach.ily</text:p>
          </table:table-cell>
          <table:table-cell table:formula="of:=midiprefix&amp;&quot;mid-L&quot;&amp;IF([.C88]&lt;10;&quot;0&quot;;&quot;&quot;)&amp;[.C88]&amp;IF([.F88]=&quot;prelude&quot;;&quot;-prel-&quot;&amp;[.D88];&quot;-&quot;&amp;IF(NOT(ISBLANK([.E88]));[.E88];IF(NOT(ISBLANK([.F88]));[.F88];&quot;&quot;)))&amp;IF(NOT(ISBLANK([.H88]));&quot;-&quot;&amp;[.H88];&quot;&quot;)&amp;&quot;.ily&quot;" office:value-type="string" office:string-value="clementi-op42-mid-L42-cpebach.ily">
            <text:p>clementi-op42-mid-L42-cpebach.ily</text:p>
          </table:table-cell>
          <table:table-cell table:style-name="ce5" table:formula="of:=midiprefix&amp;&quot;mus-L&quot;&amp;IF([.C88]&lt;10;&quot;0&quot;;&quot;&quot;)&amp;[.C88]&amp;IF([.F88]=&quot;prelude&quot;;&quot;-prel-&quot;&amp;[.D88];&quot;-&quot;&amp;IF(NOT(ISBLANK([.E88]));[.E88];IF(NOT(ISBLANK([.F88]));[.F88];&quot;&quot;)))&amp;IF(NOT(ISBLANK([.H88]));&quot;-&quot;&amp;[.H88];&quot;&quot;)&amp;&quot;.ily&quot;" office:value-type="string" office:string-value="clementi-op42-mus-L42-cpebach.ily">
            <text:p>clementi-op42-mus-L42-cpebach.ily</text:p>
          </table:table-cell>
          <table:table-cell table:formula="of:=&quot;git mv &quot;&amp;[.L88]&amp;&quot; ./ilys/&quot;&amp;[.M88]" office:value-type="string" office:string-value="git mv art-of-playing-part2-lesson42-cpebach.ily ./ilys/clementi-op42-lyt-L42-cpebach.ily">
            <text:p>git mv art-of-playing-part2-lesson42-cpebach.ily ./ilys/clementi-op42-lyt-L42-cpebach.ily</text:p>
          </table:table-cell>
          <table:table-cell table:number-columns-repeated="11"/>
        </table:table-row>
        <table:table-row table:style-name="ro1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string">
            <text:p>c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moderato</text:p>
          </table:table-cell>
          <table:table-cell table:number-columns-repeated="2"/>
          <table:table-cell/>
          <table:table-cell table:formula="of:=midiprefix&amp;&quot;les&quot;&amp;IF([.C89]&lt;10;&quot;0&quot;;&quot;&quot;)&amp;[.C89]&amp;IF([.F89]=&quot;prelude&quot;;&quot;-prel-&quot;&amp;[.D89];&quot;-&quot;&amp;IF(NOT(ISBLANK([.E89]));[.E89];IF(NOT(ISBLANK([.F89]));[.F89];&quot;&quot;)))&amp;IF(NOT(ISBLANK([.H89]));&quot;-&quot;&amp;[.H89];&quot;&quot;)&amp;IF(NOT(ISBLANK([.I89]));&quot;-&quot;&amp;[.I89];&quot;&quot;)" office:value-type="string" office:string-value="clementi-op42-les43-prel-cmin">
            <text:p>clementi-op42-les43-prel-cmin</text:p>
          </table:table-cell>
          <table:table-cell office:value-type="string">
            <text:p>art-of-playing-part2-lesson43-prel-cmin.ily</text:p>
          </table:table-cell>
          <table:table-cell table:formula="of:=midiprefix&amp;&quot;lyt-L&quot;&amp;IF([.C89]&lt;10;&quot;0&quot;;&quot;&quot;)&amp;[.C89]&amp;IF([.F89]=&quot;prelude&quot;;&quot;-prel-&quot;&amp;[.D89];&quot;-&quot;&amp;IF(NOT(ISBLANK([.E89]));[.E89];IF(NOT(ISBLANK([.F89]));[.F89];&quot;&quot;)))&amp;IF(NOT(ISBLANK([.H89]));&quot;-&quot;&amp;[.H89];&quot;&quot;)&amp;&quot;.ily&quot;" office:value-type="string" office:string-value="clementi-op42-lyt-L43-prel-cmin.ily">
            <text:p>clementi-op42-lyt-L43-prel-cmin.ily</text:p>
          </table:table-cell>
          <table:table-cell table:formula="of:=midiprefix&amp;&quot;mid-L&quot;&amp;IF([.C89]&lt;10;&quot;0&quot;;&quot;&quot;)&amp;[.C89]&amp;IF([.F89]=&quot;prelude&quot;;&quot;-prel-&quot;&amp;[.D89];&quot;-&quot;&amp;IF(NOT(ISBLANK([.E89]));[.E89];IF(NOT(ISBLANK([.F89]));[.F89];&quot;&quot;)))&amp;IF(NOT(ISBLANK([.H89]));&quot;-&quot;&amp;[.H89];&quot;&quot;)&amp;&quot;.ily&quot;" office:value-type="string" office:string-value="clementi-op42-mid-L43-prel-cmin.ily">
            <text:p>clementi-op42-mid-L43-prel-cmin.ily</text:p>
          </table:table-cell>
          <table:table-cell table:style-name="ce5" table:formula="of:=midiprefix&amp;&quot;mus-L&quot;&amp;IF([.C89]&lt;10;&quot;0&quot;;&quot;&quot;)&amp;[.C89]&amp;IF([.F89]=&quot;prelude&quot;;&quot;-prel-&quot;&amp;[.D89];&quot;-&quot;&amp;IF(NOT(ISBLANK([.E89]));[.E89];IF(NOT(ISBLANK([.F89]));[.F89];&quot;&quot;)))&amp;IF(NOT(ISBLANK([.H89]));&quot;-&quot;&amp;[.H89];&quot;&quot;)&amp;&quot;.ily&quot;" office:value-type="string" office:string-value="clementi-op42-mus-L43-prel-cmin.ily">
            <text:p>clementi-op42-mus-L43-prel-cmin.ily</text:p>
          </table:table-cell>
          <table:table-cell table:formula="of:=&quot;git mv &quot;&amp;[.L89]&amp;&quot; ./ilys/&quot;&amp;[.M89]" office:value-type="string" office:string-value="git mv art-of-playing-part2-lesson43-prel-cmin.ily ./ilys/clementi-op42-lyt-L43-prel-cmin.ily">
            <text:p>git mv art-of-playing-part2-lesson43-prel-cmin.ily ./ilys/clementi-op42-lyt-L43-prel-cmin.ily</text:p>
          </table:table-cell>
          <table:table-cell table:number-columns-repeated="11"/>
        </table:table-row>
        <table:table-row table:style-name="ro1">
          <table:table-cell office:value-type="string">
            <text:p>Minuet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string">
            <text:p>cmin</text:p>
          </table:table-cell>
          <table:table-cell office:value-type="string">
            <text:p>scarlatti</text:p>
          </table:table-cell>
          <table:table-cell office:value-type="string">
            <text:p>minuet</text:p>
          </table:table-cell>
          <table:table-cell/>
          <table:table-cell/>
          <table:table-cell office:value-type="string">
            <text:p>minuet</text:p>
          </table:table-cell>
          <table:table-cell/>
          <table:table-cell table:formula="of:=midiprefix&amp;&quot;les&quot;&amp;IF([.C90]&lt;10;&quot;0&quot;;&quot;&quot;)&amp;[.C90]&amp;IF([.F90]=&quot;prelude&quot;;&quot;-prel-&quot;&amp;[.D90];&quot;-&quot;&amp;IF(NOT(ISBLANK([.E90]));[.E90];IF(NOT(ISBLANK([.F90]));[.F90];&quot;&quot;)))&amp;IF(NOT(ISBLANK([.H90]));&quot;-&quot;&amp;[.H90];&quot;&quot;)&amp;IF(NOT(ISBLANK([.I90]));&quot;-&quot;&amp;[.I90];&quot;&quot;)" office:value-type="string" office:string-value="clementi-op42-les43-scarlatti-minuet">
            <text:p>clementi-op42-les43-scarlatti-minuet</text:p>
          </table:table-cell>
          <table:table-cell office:value-type="string">
            <text:p>art-of-playing-part2-lesson43-scarlatti.ily</text:p>
          </table:table-cell>
          <table:table-cell table:formula="of:=midiprefix&amp;&quot;lyt-L&quot;&amp;IF([.C90]&lt;10;&quot;0&quot;;&quot;&quot;)&amp;[.C90]&amp;IF([.F90]=&quot;prelude&quot;;&quot;-prel-&quot;&amp;[.D90];&quot;-&quot;&amp;IF(NOT(ISBLANK([.E90]));[.E90];IF(NOT(ISBLANK([.F90]));[.F90];&quot;&quot;)))&amp;IF(NOT(ISBLANK([.H90]));&quot;-&quot;&amp;[.H90];&quot;&quot;)&amp;&quot;.ily&quot;" office:value-type="string" office:string-value="clementi-op42-lyt-L43-scarlatti.ily">
            <text:p>clementi-op42-lyt-L43-scarlatti.ily</text:p>
          </table:table-cell>
          <table:table-cell table:formula="of:=midiprefix&amp;&quot;mid-L&quot;&amp;IF([.C90]&lt;10;&quot;0&quot;;&quot;&quot;)&amp;[.C90]&amp;IF([.F90]=&quot;prelude&quot;;&quot;-prel-&quot;&amp;[.D90];&quot;-&quot;&amp;IF(NOT(ISBLANK([.E90]));[.E90];IF(NOT(ISBLANK([.F90]));[.F90];&quot;&quot;)))&amp;IF(NOT(ISBLANK([.H90]));&quot;-&quot;&amp;[.H90];&quot;&quot;)&amp;&quot;.ily&quot;" office:value-type="string" office:string-value="clementi-op42-mid-L43-scarlatti.ily">
            <text:p>clementi-op42-mid-L43-scarlatti.ily</text:p>
          </table:table-cell>
          <table:table-cell table:style-name="ce5" table:formula="of:=midiprefix&amp;&quot;mus-L&quot;&amp;IF([.C90]&lt;10;&quot;0&quot;;&quot;&quot;)&amp;[.C90]&amp;IF([.F90]=&quot;prelude&quot;;&quot;-prel-&quot;&amp;[.D90];&quot;-&quot;&amp;IF(NOT(ISBLANK([.E90]));[.E90];IF(NOT(ISBLANK([.F90]));[.F90];&quot;&quot;)))&amp;IF(NOT(ISBLANK([.H90]));&quot;-&quot;&amp;[.H90];&quot;&quot;)&amp;&quot;.ily&quot;" office:value-type="string" office:string-value="clementi-op42-mus-L43-scarlatti.ily">
            <text:p>clementi-op42-mus-L43-scarlatti.ily</text:p>
          </table:table-cell>
          <table:table-cell table:formula="of:=&quot;git mv &quot;&amp;[.L90]&amp;&quot; ./ilys/&quot;&amp;[.M90]" office:value-type="string" office:string-value="git mv art-of-playing-part2-lesson43-scarlatti.ily ./ilys/clementi-op42-lyt-L43-scarlatti.ily">
            <text:p>git mv art-of-playing-part2-lesson43-scarlatti.ily ./ilys/clementi-op42-lyt-L43-scarlatti.ily</text:p>
          </table:table-cell>
          <table:table-cell table:number-columns-repeated="11"/>
        </table:table-row>
        <table:table-row table:style-name="ro1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string">
            <text:p>a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91]&lt;10;&quot;0&quot;;&quot;&quot;)&amp;[.C91]&amp;IF([.F91]=&quot;prelude&quot;;&quot;-prel-&quot;&amp;[.D91];&quot;-&quot;&amp;IF(NOT(ISBLANK([.E91]));[.E91];IF(NOT(ISBLANK([.F91]));[.F91];&quot;&quot;)))&amp;IF(NOT(ISBLANK([.H91]));&quot;-&quot;&amp;[.H91];&quot;&quot;)&amp;IF(NOT(ISBLANK([.I91]));&quot;-&quot;&amp;[.I91];&quot;&quot;)" office:value-type="string" office:string-value="clementi-op42-les44-prel-amaj">
            <text:p>clementi-op42-les44-prel-amaj</text:p>
          </table:table-cell>
          <table:table-cell office:value-type="string">
            <text:p>art-of-playing-part2-lesson44-prel-amaj.ily</text:p>
          </table:table-cell>
          <table:table-cell table:formula="of:=midiprefix&amp;&quot;lyt-L&quot;&amp;IF([.C91]&lt;10;&quot;0&quot;;&quot;&quot;)&amp;[.C91]&amp;IF([.F91]=&quot;prelude&quot;;&quot;-prel-&quot;&amp;[.D91];&quot;-&quot;&amp;IF(NOT(ISBLANK([.E91]));[.E91];IF(NOT(ISBLANK([.F91]));[.F91];&quot;&quot;)))&amp;IF(NOT(ISBLANK([.H91]));&quot;-&quot;&amp;[.H91];&quot;&quot;)&amp;&quot;.ily&quot;" office:value-type="string" office:string-value="clementi-op42-lyt-L44-prel-amaj.ily">
            <text:p>clementi-op42-lyt-L44-prel-amaj.ily</text:p>
          </table:table-cell>
          <table:table-cell table:formula="of:=midiprefix&amp;&quot;mid-L&quot;&amp;IF([.C91]&lt;10;&quot;0&quot;;&quot;&quot;)&amp;[.C91]&amp;IF([.F91]=&quot;prelude&quot;;&quot;-prel-&quot;&amp;[.D91];&quot;-&quot;&amp;IF(NOT(ISBLANK([.E91]));[.E91];IF(NOT(ISBLANK([.F91]));[.F91];&quot;&quot;)))&amp;IF(NOT(ISBLANK([.H91]));&quot;-&quot;&amp;[.H91];&quot;&quot;)&amp;&quot;.ily&quot;" office:value-type="string" office:string-value="clementi-op42-mid-L44-prel-amaj.ily">
            <text:p>clementi-op42-mid-L44-prel-amaj.ily</text:p>
          </table:table-cell>
          <table:table-cell table:style-name="ce5" table:formula="of:=midiprefix&amp;&quot;mus-L&quot;&amp;IF([.C91]&lt;10;&quot;0&quot;;&quot;&quot;)&amp;[.C91]&amp;IF([.F91]=&quot;prelude&quot;;&quot;-prel-&quot;&amp;[.D91];&quot;-&quot;&amp;IF(NOT(ISBLANK([.E91]));[.E91];IF(NOT(ISBLANK([.F91]));[.F91];&quot;&quot;)))&amp;IF(NOT(ISBLANK([.H91]));&quot;-&quot;&amp;[.H91];&quot;&quot;)&amp;&quot;.ily&quot;" office:value-type="string" office:string-value="clementi-op42-mus-L44-prel-amaj.ily">
            <text:p>clementi-op42-mus-L44-prel-amaj.ily</text:p>
          </table:table-cell>
          <table:table-cell table:formula="of:=&quot;git mv &quot;&amp;[.L91]&amp;&quot; ./ilys/&quot;&amp;[.M91]" office:value-type="string" office:string-value="git mv art-of-playing-part2-lesson44-prel-amaj.ily ./ilys/clementi-op42-lyt-L44-prel-amaj.ily">
            <text:p>git mv art-of-playing-part2-lesson44-prel-amaj.ily ./ilys/clementi-op42-lyt-L44-prel-amaj.ily</text:p>
          </table:table-cell>
          <table:table-cell table:number-columns-repeated="11"/>
        </table:table-row>
        <table:table-row table:style-name="ro1">
          <table:table-cell office:value-type="string">
            <text:p>Andante allegretto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string">
            <text:p>amaj</text:p>
          </table:table-cell>
          <table:table-cell office:value-type="string">
            <text:p>paradies</text:p>
          </table:table-cell>
          <table:table-cell/>
          <table:table-cell office:value-type="string">
            <text:p>andant-alleg</text:p>
          </table:table-cell>
          <table:table-cell/>
          <table:table-cell office:value-type="string">
            <text:p>and-alleg</text:p>
          </table:table-cell>
          <table:table-cell/>
          <table:table-cell table:formula="of:=midiprefix&amp;&quot;les&quot;&amp;IF([.C92]&lt;10;&quot;0&quot;;&quot;&quot;)&amp;[.C92]&amp;IF([.F92]=&quot;prelude&quot;;&quot;-prel-&quot;&amp;[.D92];&quot;-&quot;&amp;IF(NOT(ISBLANK([.E92]));[.E92];IF(NOT(ISBLANK([.F92]));[.F92];&quot;&quot;)))&amp;IF(NOT(ISBLANK([.H92]));&quot;-&quot;&amp;[.H92];&quot;&quot;)&amp;IF(NOT(ISBLANK([.I92]));&quot;-&quot;&amp;[.I92];&quot;&quot;)" office:value-type="string" office:string-value="clementi-op42-les44-paradies-and-alleg">
            <text:p>clementi-op42-les44-paradies-and-alleg</text:p>
          </table:table-cell>
          <table:table-cell office:value-type="string">
            <text:p>art-of-playing-part2-lesson44-paradies.ily</text:p>
          </table:table-cell>
          <table:table-cell table:formula="of:=midiprefix&amp;&quot;lyt-L&quot;&amp;IF([.C92]&lt;10;&quot;0&quot;;&quot;&quot;)&amp;[.C92]&amp;IF([.F92]=&quot;prelude&quot;;&quot;-prel-&quot;&amp;[.D92];&quot;-&quot;&amp;IF(NOT(ISBLANK([.E92]));[.E92];IF(NOT(ISBLANK([.F92]));[.F92];&quot;&quot;)))&amp;IF(NOT(ISBLANK([.H92]));&quot;-&quot;&amp;[.H92];&quot;&quot;)&amp;&quot;.ily&quot;" office:value-type="string" office:string-value="clementi-op42-lyt-L44-paradies.ily">
            <text:p>clementi-op42-lyt-L44-paradies.ily</text:p>
          </table:table-cell>
          <table:table-cell table:formula="of:=midiprefix&amp;&quot;mid-L&quot;&amp;IF([.C92]&lt;10;&quot;0&quot;;&quot;&quot;)&amp;[.C92]&amp;IF([.F92]=&quot;prelude&quot;;&quot;-prel-&quot;&amp;[.D92];&quot;-&quot;&amp;IF(NOT(ISBLANK([.E92]));[.E92];IF(NOT(ISBLANK([.F92]));[.F92];&quot;&quot;)))&amp;IF(NOT(ISBLANK([.H92]));&quot;-&quot;&amp;[.H92];&quot;&quot;)&amp;&quot;.ily&quot;" office:value-type="string" office:string-value="clementi-op42-mid-L44-paradies.ily">
            <text:p>clementi-op42-mid-L44-paradies.ily</text:p>
          </table:table-cell>
          <table:table-cell table:style-name="ce5" table:formula="of:=midiprefix&amp;&quot;mus-L&quot;&amp;IF([.C92]&lt;10;&quot;0&quot;;&quot;&quot;)&amp;[.C92]&amp;IF([.F92]=&quot;prelude&quot;;&quot;-prel-&quot;&amp;[.D92];&quot;-&quot;&amp;IF(NOT(ISBLANK([.E92]));[.E92];IF(NOT(ISBLANK([.F92]));[.F92];&quot;&quot;)))&amp;IF(NOT(ISBLANK([.H92]));&quot;-&quot;&amp;[.H92];&quot;&quot;)&amp;&quot;.ily&quot;" office:value-type="string" office:string-value="clementi-op42-mus-L44-paradies.ily">
            <text:p>clementi-op42-mus-L44-paradies.ily</text:p>
          </table:table-cell>
          <table:table-cell table:formula="of:=&quot;git mv &quot;&amp;[.L92]&amp;&quot; ./ilys/&quot;&amp;[.M92]" office:value-type="string" office:string-value="git mv art-of-playing-part2-lesson44-paradies.ily ./ilys/clementi-op42-lyt-L44-paradies.ily">
            <text:p>git mv art-of-playing-part2-lesson44-paradies.ily ./ilys/clementi-op42-lyt-L44-paradies.ily</text:p>
          </table:table-cell>
          <table:table-cell table:number-columns-repeated="11"/>
        </table:table-row>
        <table:table-row table:style-name="ro1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string">
            <text:p>fis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moderato</text:p>
          </table:table-cell>
          <table:table-cell table:number-columns-repeated="2"/>
          <table:table-cell/>
          <table:table-cell table:formula="of:=midiprefix&amp;&quot;les&quot;&amp;IF([.C93]&lt;10;&quot;0&quot;;&quot;&quot;)&amp;[.C93]&amp;IF([.F93]=&quot;prelude&quot;;&quot;-prel-&quot;&amp;[.D93];&quot;-&quot;&amp;IF(NOT(ISBLANK([.E93]));[.E93];IF(NOT(ISBLANK([.F93]));[.F93];&quot;&quot;)))&amp;IF(NOT(ISBLANK([.H93]));&quot;-&quot;&amp;[.H93];&quot;&quot;)&amp;IF(NOT(ISBLANK([.I93]));&quot;-&quot;&amp;[.I93];&quot;&quot;)" office:value-type="string" office:string-value="clementi-op42-les45-prel-fismin">
            <text:p>clementi-op42-les45-prel-fismin</text:p>
          </table:table-cell>
          <table:table-cell office:value-type="string">
            <text:p>art-of-playing-part2-lesson45-prel-fsmin.ily</text:p>
          </table:table-cell>
          <table:table-cell table:formula="of:=midiprefix&amp;&quot;lyt-L&quot;&amp;IF([.C93]&lt;10;&quot;0&quot;;&quot;&quot;)&amp;[.C93]&amp;IF([.F93]=&quot;prelude&quot;;&quot;-prel-&quot;&amp;[.D93];&quot;-&quot;&amp;IF(NOT(ISBLANK([.E93]));[.E93];IF(NOT(ISBLANK([.F93]));[.F93];&quot;&quot;)))&amp;IF(NOT(ISBLANK([.H93]));&quot;-&quot;&amp;[.H93];&quot;&quot;)&amp;&quot;.ily&quot;" office:value-type="string" office:string-value="clementi-op42-lyt-L45-prel-fismin.ily">
            <text:p>clementi-op42-lyt-L45-prel-fismin.ily</text:p>
          </table:table-cell>
          <table:table-cell table:formula="of:=midiprefix&amp;&quot;mid-L&quot;&amp;IF([.C93]&lt;10;&quot;0&quot;;&quot;&quot;)&amp;[.C93]&amp;IF([.F93]=&quot;prelude&quot;;&quot;-prel-&quot;&amp;[.D93];&quot;-&quot;&amp;IF(NOT(ISBLANK([.E93]));[.E93];IF(NOT(ISBLANK([.F93]));[.F93];&quot;&quot;)))&amp;IF(NOT(ISBLANK([.H93]));&quot;-&quot;&amp;[.H93];&quot;&quot;)&amp;&quot;.ily&quot;" office:value-type="string" office:string-value="clementi-op42-mid-L45-prel-fismin.ily">
            <text:p>clementi-op42-mid-L45-prel-fismin.ily</text:p>
          </table:table-cell>
          <table:table-cell table:style-name="ce5" table:formula="of:=midiprefix&amp;&quot;mus-L&quot;&amp;IF([.C93]&lt;10;&quot;0&quot;;&quot;&quot;)&amp;[.C93]&amp;IF([.F93]=&quot;prelude&quot;;&quot;-prel-&quot;&amp;[.D93];&quot;-&quot;&amp;IF(NOT(ISBLANK([.E93]));[.E93];IF(NOT(ISBLANK([.F93]));[.F93];&quot;&quot;)))&amp;IF(NOT(ISBLANK([.H93]));&quot;-&quot;&amp;[.H93];&quot;&quot;)&amp;&quot;.ily&quot;" office:value-type="string" office:string-value="clementi-op42-mus-L45-prel-fismin.ily">
            <text:p>clementi-op42-mus-L45-prel-fismin.ily</text:p>
          </table:table-cell>
          <table:table-cell table:formula="of:=&quot;git mv &quot;&amp;[.L93]&amp;&quot; ./ilys/&quot;&amp;[.M93]" office:value-type="string" office:string-value="git mv art-of-playing-part2-lesson45-prel-fsmin.ily ./ilys/clementi-op42-lyt-L45-prel-fismin.ily">
            <text:p>git mv art-of-playing-part2-lesson45-prel-fsmin.ily ./ilys/clementi-op42-lyt-L45-prel-fismin.ily</text:p>
          </table:table-cell>
          <table:table-cell table:number-columns-repeated="11"/>
        </table:table-row>
        <table:table-row table:style-name="ro1">
          <table:table-cell office:value-type="string">
            <text:p>Adagio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string">
            <text:p>fismin</text:p>
          </table:table-cell>
          <table:table-cell office:value-type="string">
            <text:p>corelli</text:p>
          </table:table-cell>
          <table:table-cell table:number-columns-repeated="2" office:value-type="string">
            <text:p>adagio</text:p>
          </table:table-cell>
          <table:table-cell/>
          <table:table-cell office:value-type="string">
            <text:p>adag</text:p>
          </table:table-cell>
          <table:table-cell/>
          <table:table-cell table:formula="of:=midiprefix&amp;&quot;les&quot;&amp;IF([.C94]&lt;10;&quot;0&quot;;&quot;&quot;)&amp;[.C94]&amp;IF([.F94]=&quot;prelude&quot;;&quot;-prel-&quot;&amp;[.D94];&quot;-&quot;&amp;IF(NOT(ISBLANK([.E94]));[.E94];IF(NOT(ISBLANK([.F94]));[.F94];&quot;&quot;)))&amp;IF(NOT(ISBLANK([.H94]));&quot;-&quot;&amp;[.H94];&quot;&quot;)&amp;IF(NOT(ISBLANK([.I94]));&quot;-&quot;&amp;[.I94];&quot;&quot;)" office:value-type="string" office:string-value="clementi-op42-les45-corelli-adag">
            <text:p>clementi-op42-les45-corelli-adag</text:p>
          </table:table-cell>
          <table:table-cell office:value-type="string">
            <text:p>art-of-playing-part2-lesson45-corelli.ily</text:p>
          </table:table-cell>
          <table:table-cell table:formula="of:=midiprefix&amp;&quot;lyt-L&quot;&amp;IF([.C94]&lt;10;&quot;0&quot;;&quot;&quot;)&amp;[.C94]&amp;IF([.F94]=&quot;prelude&quot;;&quot;-prel-&quot;&amp;[.D94];&quot;-&quot;&amp;IF(NOT(ISBLANK([.E94]));[.E94];IF(NOT(ISBLANK([.F94]));[.F94];&quot;&quot;)))&amp;IF(NOT(ISBLANK([.H94]));&quot;-&quot;&amp;[.H94];&quot;&quot;)&amp;&quot;.ily&quot;" office:value-type="string" office:string-value="clementi-op42-lyt-L45-corelli.ily">
            <text:p>clementi-op42-lyt-L45-corelli.ily</text:p>
          </table:table-cell>
          <table:table-cell table:formula="of:=midiprefix&amp;&quot;mid-L&quot;&amp;IF([.C94]&lt;10;&quot;0&quot;;&quot;&quot;)&amp;[.C94]&amp;IF([.F94]=&quot;prelude&quot;;&quot;-prel-&quot;&amp;[.D94];&quot;-&quot;&amp;IF(NOT(ISBLANK([.E94]));[.E94];IF(NOT(ISBLANK([.F94]));[.F94];&quot;&quot;)))&amp;IF(NOT(ISBLANK([.H94]));&quot;-&quot;&amp;[.H94];&quot;&quot;)&amp;&quot;.ily&quot;" office:value-type="string" office:string-value="clementi-op42-mid-L45-corelli.ily">
            <text:p>clementi-op42-mid-L45-corelli.ily</text:p>
          </table:table-cell>
          <table:table-cell table:style-name="ce5" table:formula="of:=midiprefix&amp;&quot;mus-L&quot;&amp;IF([.C94]&lt;10;&quot;0&quot;;&quot;&quot;)&amp;[.C94]&amp;IF([.F94]=&quot;prelude&quot;;&quot;-prel-&quot;&amp;[.D94];&quot;-&quot;&amp;IF(NOT(ISBLANK([.E94]));[.E94];IF(NOT(ISBLANK([.F94]));[.F94];&quot;&quot;)))&amp;IF(NOT(ISBLANK([.H94]));&quot;-&quot;&amp;[.H94];&quot;&quot;)&amp;&quot;.ily&quot;" office:value-type="string" office:string-value="clementi-op42-mus-L45-corelli.ily">
            <text:p>clementi-op42-mus-L45-corelli.ily</text:p>
          </table:table-cell>
          <table:table-cell table:formula="of:=&quot;git mv &quot;&amp;[.L94]&amp;&quot; ./ilys/&quot;&amp;[.M94]" office:value-type="string" office:string-value="git mv art-of-playing-part2-lesson45-corelli.ily ./ilys/clementi-op42-lyt-L45-corelli.ily">
            <text:p>git mv art-of-playing-part2-lesson45-corelli.ily ./ilys/clementi-op42-lyt-L45-corelli.ily</text:p>
          </table:table-cell>
          <table:table-cell table:number-columns-repeated="11"/>
        </table:table-row>
        <table:table-row table:style-name="ro1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string">
            <text:p>aes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moderato</text:p>
          </table:table-cell>
          <table:table-cell table:number-columns-repeated="2"/>
          <table:table-cell/>
          <table:table-cell table:formula="of:=midiprefix&amp;&quot;les&quot;&amp;IF([.C95]&lt;10;&quot;0&quot;;&quot;&quot;)&amp;[.C95]&amp;IF([.F95]=&quot;prelude&quot;;&quot;-prel-&quot;&amp;[.D95];&quot;-&quot;&amp;IF(NOT(ISBLANK([.E95]));[.E95];IF(NOT(ISBLANK([.F95]));[.F95];&quot;&quot;)))&amp;IF(NOT(ISBLANK([.H95]));&quot;-&quot;&amp;[.H95];&quot;&quot;)&amp;IF(NOT(ISBLANK([.I95]));&quot;-&quot;&amp;[.I95];&quot;&quot;)" office:value-type="string" office:string-value="clementi-op42-les46-prel-aesmaj">
            <text:p>clementi-op42-les46-prel-aesmaj</text:p>
          </table:table-cell>
          <table:table-cell office:value-type="string">
            <text:p>art-of-playing-part2-lesson46-prel-abmaj.ily</text:p>
          </table:table-cell>
          <table:table-cell table:formula="of:=midiprefix&amp;&quot;lyt-L&quot;&amp;IF([.C95]&lt;10;&quot;0&quot;;&quot;&quot;)&amp;[.C95]&amp;IF([.F95]=&quot;prelude&quot;;&quot;-prel-&quot;&amp;[.D95];&quot;-&quot;&amp;IF(NOT(ISBLANK([.E95]));[.E95];IF(NOT(ISBLANK([.F95]));[.F95];&quot;&quot;)))&amp;IF(NOT(ISBLANK([.H95]));&quot;-&quot;&amp;[.H95];&quot;&quot;)&amp;&quot;.ily&quot;" office:value-type="string" office:string-value="clementi-op42-lyt-L46-prel-aesmaj.ily">
            <text:p>clementi-op42-lyt-L46-prel-aesmaj.ily</text:p>
          </table:table-cell>
          <table:table-cell table:formula="of:=midiprefix&amp;&quot;mid-L&quot;&amp;IF([.C95]&lt;10;&quot;0&quot;;&quot;&quot;)&amp;[.C95]&amp;IF([.F95]=&quot;prelude&quot;;&quot;-prel-&quot;&amp;[.D95];&quot;-&quot;&amp;IF(NOT(ISBLANK([.E95]));[.E95];IF(NOT(ISBLANK([.F95]));[.F95];&quot;&quot;)))&amp;IF(NOT(ISBLANK([.H95]));&quot;-&quot;&amp;[.H95];&quot;&quot;)&amp;&quot;.ily&quot;" office:value-type="string" office:string-value="clementi-op42-mid-L46-prel-aesmaj.ily">
            <text:p>clementi-op42-mid-L46-prel-aesmaj.ily</text:p>
          </table:table-cell>
          <table:table-cell table:style-name="ce5" table:formula="of:=midiprefix&amp;&quot;mus-L&quot;&amp;IF([.C95]&lt;10;&quot;0&quot;;&quot;&quot;)&amp;[.C95]&amp;IF([.F95]=&quot;prelude&quot;;&quot;-prel-&quot;&amp;[.D95];&quot;-&quot;&amp;IF(NOT(ISBLANK([.E95]));[.E95];IF(NOT(ISBLANK([.F95]));[.F95];&quot;&quot;)))&amp;IF(NOT(ISBLANK([.H95]));&quot;-&quot;&amp;[.H95];&quot;&quot;)&amp;&quot;.ily&quot;" office:value-type="string" office:string-value="clementi-op42-mus-L46-prel-aesmaj.ily">
            <text:p>clementi-op42-mus-L46-prel-aesmaj.ily</text:p>
          </table:table-cell>
          <table:table-cell table:formula="of:=&quot;git mv &quot;&amp;[.L95]&amp;&quot; ./ilys/&quot;&amp;[.M95]" office:value-type="string" office:string-value="git mv art-of-playing-part2-lesson46-prel-abmaj.ily ./ilys/clementi-op42-lyt-L46-prel-aesmaj.ily">
            <text:p>git mv art-of-playing-part2-lesson46-prel-abmaj.ily ./ilys/clementi-op42-lyt-L46-prel-aesmaj.ily</text:p>
          </table:table-cell>
          <table:table-cell table:number-columns-repeated="11"/>
        </table:table-row>
        <table:table-row table:style-name="ro1">
          <table:table-cell office:value-type="string">
            <text:p>Slow March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string">
            <text:p>aesmaj</text:p>
          </table:table-cell>
          <table:table-cell office:value-type="string">
            <text:p>couperin</text:p>
          </table:table-cell>
          <table:table-cell office:value-type="string">
            <text:p>march</text:p>
          </table:table-cell>
          <table:table-cell office:value-type="string">
            <text:p>Poco-andante</text:p>
          </table:table-cell>
          <table:table-cell/>
          <table:table-cell office:value-type="string">
            <text:p>march</text:p>
          </table:table-cell>
          <table:table-cell/>
          <table:table-cell table:formula="of:=midiprefix&amp;&quot;les&quot;&amp;IF([.C96]&lt;10;&quot;0&quot;;&quot;&quot;)&amp;[.C96]&amp;IF([.F96]=&quot;prelude&quot;;&quot;-prel-&quot;&amp;[.D96];&quot;-&quot;&amp;IF(NOT(ISBLANK([.E96]));[.E96];IF(NOT(ISBLANK([.F96]));[.F96];&quot;&quot;)))&amp;IF(NOT(ISBLANK([.H96]));&quot;-&quot;&amp;[.H96];&quot;&quot;)&amp;IF(NOT(ISBLANK([.I96]));&quot;-&quot;&amp;[.I96];&quot;&quot;)" office:value-type="string" office:string-value="clementi-op42-les46-couperin-march">
            <text:p>clementi-op42-les46-couperin-march</text:p>
          </table:table-cell>
          <table:table-cell office:value-type="string">
            <text:p>art-of-playing-part2-lesson46-couperin.ily</text:p>
          </table:table-cell>
          <table:table-cell table:formula="of:=midiprefix&amp;&quot;lyt-L&quot;&amp;IF([.C96]&lt;10;&quot;0&quot;;&quot;&quot;)&amp;[.C96]&amp;IF([.F96]=&quot;prelude&quot;;&quot;-prel-&quot;&amp;[.D96];&quot;-&quot;&amp;IF(NOT(ISBLANK([.E96]));[.E96];IF(NOT(ISBLANK([.F96]));[.F96];&quot;&quot;)))&amp;IF(NOT(ISBLANK([.H96]));&quot;-&quot;&amp;[.H96];&quot;&quot;)&amp;&quot;.ily&quot;" office:value-type="string" office:string-value="clementi-op42-lyt-L46-couperin.ily">
            <text:p>clementi-op42-lyt-L46-couperin.ily</text:p>
          </table:table-cell>
          <table:table-cell table:formula="of:=midiprefix&amp;&quot;mid-L&quot;&amp;IF([.C96]&lt;10;&quot;0&quot;;&quot;&quot;)&amp;[.C96]&amp;IF([.F96]=&quot;prelude&quot;;&quot;-prel-&quot;&amp;[.D96];&quot;-&quot;&amp;IF(NOT(ISBLANK([.E96]));[.E96];IF(NOT(ISBLANK([.F96]));[.F96];&quot;&quot;)))&amp;IF(NOT(ISBLANK([.H96]));&quot;-&quot;&amp;[.H96];&quot;&quot;)&amp;&quot;.ily&quot;" office:value-type="string" office:string-value="clementi-op42-mid-L46-couperin.ily">
            <text:p>clementi-op42-mid-L46-couperin.ily</text:p>
          </table:table-cell>
          <table:table-cell table:style-name="ce5" table:formula="of:=midiprefix&amp;&quot;mus-L&quot;&amp;IF([.C96]&lt;10;&quot;0&quot;;&quot;&quot;)&amp;[.C96]&amp;IF([.F96]=&quot;prelude&quot;;&quot;-prel-&quot;&amp;[.D96];&quot;-&quot;&amp;IF(NOT(ISBLANK([.E96]));[.E96];IF(NOT(ISBLANK([.F96]));[.F96];&quot;&quot;)))&amp;IF(NOT(ISBLANK([.H96]));&quot;-&quot;&amp;[.H96];&quot;&quot;)&amp;&quot;.ily&quot;" office:value-type="string" office:string-value="clementi-op42-mus-L46-couperin.ily">
            <text:p>clementi-op42-mus-L46-couperin.ily</text:p>
          </table:table-cell>
          <table:table-cell table:formula="of:=&quot;git mv &quot;&amp;[.L96]&amp;&quot; ./ilys/&quot;&amp;[.M96]" office:value-type="string" office:string-value="git mv art-of-playing-part2-lesson46-couperin.ily ./ilys/clementi-op42-lyt-L46-couperin.ily">
            <text:p>git mv art-of-playing-part2-lesson46-couperin.ily ./ilys/clementi-op42-lyt-L46-couperin.ily</text:p>
          </table:table-cell>
          <table:table-cell table:number-columns-repeated="11"/>
        </table:table-row>
        <table:table-row table:style-name="ro1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string">
            <text:p>f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moderato</text:p>
          </table:table-cell>
          <table:table-cell table:number-columns-repeated="2"/>
          <table:table-cell/>
          <table:table-cell table:formula="of:=midiprefix&amp;&quot;les&quot;&amp;IF([.C97]&lt;10;&quot;0&quot;;&quot;&quot;)&amp;[.C97]&amp;IF([.F97]=&quot;prelude&quot;;&quot;-prel-&quot;&amp;[.D97];&quot;-&quot;&amp;IF(NOT(ISBLANK([.E97]));[.E97];IF(NOT(ISBLANK([.F97]));[.F97];&quot;&quot;)))&amp;IF(NOT(ISBLANK([.H97]));&quot;-&quot;&amp;[.H97];&quot;&quot;)&amp;IF(NOT(ISBLANK([.I97]));&quot;-&quot;&amp;[.I97];&quot;&quot;)" office:value-type="string" office:string-value="clementi-op42-les47-prel-fmin">
            <text:p>clementi-op42-les47-prel-fmin</text:p>
          </table:table-cell>
          <table:table-cell office:value-type="string">
            <text:p>art-of-playing-part2-lesson47-prel-fmin.ily</text:p>
          </table:table-cell>
          <table:table-cell table:formula="of:=midiprefix&amp;&quot;lyt-L&quot;&amp;IF([.C97]&lt;10;&quot;0&quot;;&quot;&quot;)&amp;[.C97]&amp;IF([.F97]=&quot;prelude&quot;;&quot;-prel-&quot;&amp;[.D97];&quot;-&quot;&amp;IF(NOT(ISBLANK([.E97]));[.E97];IF(NOT(ISBLANK([.F97]));[.F97];&quot;&quot;)))&amp;IF(NOT(ISBLANK([.H97]));&quot;-&quot;&amp;[.H97];&quot;&quot;)&amp;&quot;.ily&quot;" office:value-type="string" office:string-value="clementi-op42-lyt-L47-prel-fmin.ily">
            <text:p>clementi-op42-lyt-L47-prel-fmin.ily</text:p>
          </table:table-cell>
          <table:table-cell table:formula="of:=midiprefix&amp;&quot;mid-L&quot;&amp;IF([.C97]&lt;10;&quot;0&quot;;&quot;&quot;)&amp;[.C97]&amp;IF([.F97]=&quot;prelude&quot;;&quot;-prel-&quot;&amp;[.D97];&quot;-&quot;&amp;IF(NOT(ISBLANK([.E97]));[.E97];IF(NOT(ISBLANK([.F97]));[.F97];&quot;&quot;)))&amp;IF(NOT(ISBLANK([.H97]));&quot;-&quot;&amp;[.H97];&quot;&quot;)&amp;&quot;.ily&quot;" office:value-type="string" office:string-value="clementi-op42-mid-L47-prel-fmin.ily">
            <text:p>clementi-op42-mid-L47-prel-fmin.ily</text:p>
          </table:table-cell>
          <table:table-cell table:style-name="ce5" table:formula="of:=midiprefix&amp;&quot;mus-L&quot;&amp;IF([.C97]&lt;10;&quot;0&quot;;&quot;&quot;)&amp;[.C97]&amp;IF([.F97]=&quot;prelude&quot;;&quot;-prel-&quot;&amp;[.D97];&quot;-&quot;&amp;IF(NOT(ISBLANK([.E97]));[.E97];IF(NOT(ISBLANK([.F97]));[.F97];&quot;&quot;)))&amp;IF(NOT(ISBLANK([.H97]));&quot;-&quot;&amp;[.H97];&quot;&quot;)&amp;&quot;.ily&quot;" office:value-type="string" office:string-value="clementi-op42-mus-L47-prel-fmin.ily">
            <text:p>clementi-op42-mus-L47-prel-fmin.ily</text:p>
          </table:table-cell>
          <table:table-cell table:formula="of:=&quot;git mv &quot;&amp;[.L97]&amp;&quot; ./ilys/&quot;&amp;[.M97]" office:value-type="string" office:string-value="git mv art-of-playing-part2-lesson47-prel-fmin.ily ./ilys/clementi-op42-lyt-L47-prel-fmin.ily">
            <text:p>git mv art-of-playing-part2-lesson47-prel-fmin.ily ./ilys/clementi-op42-lyt-L47-prel-fmin.ily</text:p>
          </table:table-cell>
          <table:table-cell table:number-columns-repeated="11"/>
        </table:table-row>
        <table:table-row table:style-name="ro1">
          <table:table-cell office:value-type="string">
            <text:p>Allegretto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string">
            <text:p>fmin</text:p>
          </table:table-cell>
          <table:table-cell office:value-type="string">
            <text:p>couperin</text:p>
          </table:table-cell>
          <table:table-cell office:value-type="string">
            <text:p>allegretto</text:p>
          </table:table-cell>
          <table:table-cell office:value-type="string">
            <text:p>Piu-tosto-vivace</text:p>
          </table:table-cell>
          <table:table-cell/>
          <table:table-cell office:value-type="string">
            <text:p>alleg</text:p>
          </table:table-cell>
          <table:table-cell/>
          <table:table-cell table:formula="of:=midiprefix&amp;&quot;les&quot;&amp;IF([.C98]&lt;10;&quot;0&quot;;&quot;&quot;)&amp;[.C98]&amp;IF([.F98]=&quot;prelude&quot;;&quot;-prel-&quot;&amp;[.D98];&quot;-&quot;&amp;IF(NOT(ISBLANK([.E98]));[.E98];IF(NOT(ISBLANK([.F98]));[.F98];&quot;&quot;)))&amp;IF(NOT(ISBLANK([.H98]));&quot;-&quot;&amp;[.H98];&quot;&quot;)&amp;IF(NOT(ISBLANK([.I98]));&quot;-&quot;&amp;[.I98];&quot;&quot;)" office:value-type="string" office:string-value="clementi-op42-les47-couperin-alleg">
            <text:p>clementi-op42-les47-couperin-alleg</text:p>
          </table:table-cell>
          <table:table-cell office:value-type="string">
            <text:p>art-of-playing-part2-lesson47-couperin.ily</text:p>
          </table:table-cell>
          <table:table-cell table:formula="of:=midiprefix&amp;&quot;lyt-L&quot;&amp;IF([.C98]&lt;10;&quot;0&quot;;&quot;&quot;)&amp;[.C98]&amp;IF([.F98]=&quot;prelude&quot;;&quot;-prel-&quot;&amp;[.D98];&quot;-&quot;&amp;IF(NOT(ISBLANK([.E98]));[.E98];IF(NOT(ISBLANK([.F98]));[.F98];&quot;&quot;)))&amp;IF(NOT(ISBLANK([.H98]));&quot;-&quot;&amp;[.H98];&quot;&quot;)&amp;&quot;.ily&quot;" office:value-type="string" office:string-value="clementi-op42-lyt-L47-couperin.ily">
            <text:p>clementi-op42-lyt-L47-couperin.ily</text:p>
          </table:table-cell>
          <table:table-cell table:formula="of:=midiprefix&amp;&quot;mid-L&quot;&amp;IF([.C98]&lt;10;&quot;0&quot;;&quot;&quot;)&amp;[.C98]&amp;IF([.F98]=&quot;prelude&quot;;&quot;-prel-&quot;&amp;[.D98];&quot;-&quot;&amp;IF(NOT(ISBLANK([.E98]));[.E98];IF(NOT(ISBLANK([.F98]));[.F98];&quot;&quot;)))&amp;IF(NOT(ISBLANK([.H98]));&quot;-&quot;&amp;[.H98];&quot;&quot;)&amp;&quot;.ily&quot;" office:value-type="string" office:string-value="clementi-op42-mid-L47-couperin.ily">
            <text:p>clementi-op42-mid-L47-couperin.ily</text:p>
          </table:table-cell>
          <table:table-cell table:style-name="ce5" table:formula="of:=midiprefix&amp;&quot;mus-L&quot;&amp;IF([.C98]&lt;10;&quot;0&quot;;&quot;&quot;)&amp;[.C98]&amp;IF([.F98]=&quot;prelude&quot;;&quot;-prel-&quot;&amp;[.D98];&quot;-&quot;&amp;IF(NOT(ISBLANK([.E98]));[.E98];IF(NOT(ISBLANK([.F98]));[.F98];&quot;&quot;)))&amp;IF(NOT(ISBLANK([.H98]));&quot;-&quot;&amp;[.H98];&quot;&quot;)&amp;&quot;.ily&quot;" office:value-type="string" office:string-value="clementi-op42-mus-L47-couperin.ily">
            <text:p>clementi-op42-mus-L47-couperin.ily</text:p>
          </table:table-cell>
          <table:table-cell table:formula="of:=&quot;git mv &quot;&amp;[.L98]&amp;&quot; ./ilys/&quot;&amp;[.M98]" office:value-type="string" office:string-value="git mv art-of-playing-part2-lesson47-couperin.ily ./ilys/clementi-op42-lyt-L47-couperin.ily">
            <text:p>git mv art-of-playing-part2-lesson47-couperin.ily ./ilys/clementi-op42-lyt-L47-couperin.ily</text:p>
          </table:table-cell>
          <table:table-cell table:number-columns-repeated="11"/>
        </table:table-row>
        <table:table-row table:style-name="ro1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string">
            <text:p>e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moderato</text:p>
          </table:table-cell>
          <table:table-cell table:number-columns-repeated="2"/>
          <table:table-cell/>
          <table:table-cell table:formula="of:=midiprefix&amp;&quot;les&quot;&amp;IF([.C99]&lt;10;&quot;0&quot;;&quot;&quot;)&amp;[.C99]&amp;IF([.F99]=&quot;prelude&quot;;&quot;-prel-&quot;&amp;[.D99];&quot;-&quot;&amp;IF(NOT(ISBLANK([.E99]));[.E99];IF(NOT(ISBLANK([.F99]));[.F99];&quot;&quot;)))&amp;IF(NOT(ISBLANK([.H99]));&quot;-&quot;&amp;[.H99];&quot;&quot;)&amp;IF(NOT(ISBLANK([.I99]));&quot;-&quot;&amp;[.I99];&quot;&quot;)" office:value-type="string" office:string-value="clementi-op42-les48-prel-emaj">
            <text:p>clementi-op42-les48-prel-emaj</text:p>
          </table:table-cell>
          <table:table-cell office:value-type="string">
            <text:p>art-of-playing-part2-lesson48-prel-emaj.ily</text:p>
          </table:table-cell>
          <table:table-cell table:formula="of:=midiprefix&amp;&quot;lyt-L&quot;&amp;IF([.C99]&lt;10;&quot;0&quot;;&quot;&quot;)&amp;[.C99]&amp;IF([.F99]=&quot;prelude&quot;;&quot;-prel-&quot;&amp;[.D99];&quot;-&quot;&amp;IF(NOT(ISBLANK([.E99]));[.E99];IF(NOT(ISBLANK([.F99]));[.F99];&quot;&quot;)))&amp;IF(NOT(ISBLANK([.H99]));&quot;-&quot;&amp;[.H99];&quot;&quot;)&amp;&quot;.ily&quot;" office:value-type="string" office:string-value="clementi-op42-lyt-L48-prel-emaj.ily">
            <text:p>clementi-op42-lyt-L48-prel-emaj.ily</text:p>
          </table:table-cell>
          <table:table-cell table:formula="of:=midiprefix&amp;&quot;mid-L&quot;&amp;IF([.C99]&lt;10;&quot;0&quot;;&quot;&quot;)&amp;[.C99]&amp;IF([.F99]=&quot;prelude&quot;;&quot;-prel-&quot;&amp;[.D99];&quot;-&quot;&amp;IF(NOT(ISBLANK([.E99]));[.E99];IF(NOT(ISBLANK([.F99]));[.F99];&quot;&quot;)))&amp;IF(NOT(ISBLANK([.H99]));&quot;-&quot;&amp;[.H99];&quot;&quot;)&amp;&quot;.ily&quot;" office:value-type="string" office:string-value="clementi-op42-mid-L48-prel-emaj.ily">
            <text:p>clementi-op42-mid-L48-prel-emaj.ily</text:p>
          </table:table-cell>
          <table:table-cell table:style-name="ce5" table:formula="of:=midiprefix&amp;&quot;mus-L&quot;&amp;IF([.C99]&lt;10;&quot;0&quot;;&quot;&quot;)&amp;[.C99]&amp;IF([.F99]=&quot;prelude&quot;;&quot;-prel-&quot;&amp;[.D99];&quot;-&quot;&amp;IF(NOT(ISBLANK([.E99]));[.E99];IF(NOT(ISBLANK([.F99]));[.F99];&quot;&quot;)))&amp;IF(NOT(ISBLANK([.H99]));&quot;-&quot;&amp;[.H99];&quot;&quot;)&amp;&quot;.ily&quot;" office:value-type="string" office:string-value="clementi-op42-mus-L48-prel-emaj.ily">
            <text:p>clementi-op42-mus-L48-prel-emaj.ily</text:p>
          </table:table-cell>
          <table:table-cell table:formula="of:=&quot;git mv &quot;&amp;[.L99]&amp;&quot; ./ilys/&quot;&amp;[.M99]" office:value-type="string" office:string-value="git mv art-of-playing-part2-lesson48-prel-emaj.ily ./ilys/clementi-op42-lyt-L48-prel-emaj.ily">
            <text:p>git mv art-of-playing-part2-lesson48-prel-emaj.ily ./ilys/clementi-op42-lyt-L48-prel-emaj.ily</text:p>
          </table:table-cell>
          <table:table-cell table:number-columns-repeated="11"/>
        </table:table-row>
        <table:table-row table:style-name="ro1">
          <table:table-cell office:value-type="string">
            <text:p>Polonaise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string">
            <text:p>emaj</text:p>
          </table:table-cell>
          <table:table-cell office:value-type="string">
            <text:p>bach</text:p>
          </table:table-cell>
          <table:table-cell office:value-type="string">
            <text:p>polonaise</text:p>
          </table:table-cell>
          <table:table-cell office:value-type="string">
            <text:p>andante</text:p>
          </table:table-cell>
          <table:table-cell office:value-type="string">
            <text:p>polonaise</text:p>
          </table:table-cell>
          <table:table-cell/>
          <table:table-cell/>
          <table:table-cell table:formula="of:=midiprefix&amp;&quot;les&quot;&amp;IF([.C100]&lt;10;&quot;0&quot;;&quot;&quot;)&amp;[.C100]&amp;IF([.F100]=&quot;prelude&quot;;&quot;-prel-&quot;&amp;[.D100];&quot;-&quot;&amp;IF(NOT(ISBLANK([.E100]));[.E100];IF(NOT(ISBLANK([.F100]));[.F100];&quot;&quot;)))&amp;IF(NOT(ISBLANK([.H100]));&quot;-&quot;&amp;[.H100];&quot;&quot;)&amp;IF(NOT(ISBLANK([.I100]));&quot;-&quot;&amp;[.I100];&quot;&quot;)" office:value-type="string" office:string-value="clementi-op42-les48-bach-polonaise">
            <text:p>clementi-op42-les48-bach-polonaise</text:p>
          </table:table-cell>
          <table:table-cell office:value-type="string">
            <text:p>art-of-playing-part2-lesson48-pol-emaj.ily</text:p>
          </table:table-cell>
          <table:table-cell table:formula="of:=midiprefix&amp;&quot;lyt-L&quot;&amp;IF([.C100]&lt;10;&quot;0&quot;;&quot;&quot;)&amp;[.C100]&amp;IF([.F100]=&quot;prelude&quot;;&quot;-prel-&quot;&amp;[.D100];&quot;-&quot;&amp;IF(NOT(ISBLANK([.E100]));[.E100];IF(NOT(ISBLANK([.F100]));[.F100];&quot;&quot;)))&amp;IF(NOT(ISBLANK([.H100]));&quot;-&quot;&amp;[.H100];&quot;&quot;)&amp;&quot;.ily&quot;" office:value-type="string" office:string-value="clementi-op42-lyt-L48-bach-polonaise.ily">
            <text:p>clementi-op42-lyt-L48-bach-polonaise.ily</text:p>
          </table:table-cell>
          <table:table-cell table:formula="of:=midiprefix&amp;&quot;mid-L&quot;&amp;IF([.C100]&lt;10;&quot;0&quot;;&quot;&quot;)&amp;[.C100]&amp;IF([.F100]=&quot;prelude&quot;;&quot;-prel-&quot;&amp;[.D100];&quot;-&quot;&amp;IF(NOT(ISBLANK([.E100]));[.E100];IF(NOT(ISBLANK([.F100]));[.F100];&quot;&quot;)))&amp;IF(NOT(ISBLANK([.H100]));&quot;-&quot;&amp;[.H100];&quot;&quot;)&amp;&quot;.ily&quot;" office:value-type="string" office:string-value="clementi-op42-mid-L48-bach-polonaise.ily">
            <text:p>clementi-op42-mid-L48-bach-polonaise.ily</text:p>
          </table:table-cell>
          <table:table-cell table:style-name="ce5" table:formula="of:=midiprefix&amp;&quot;mus-L&quot;&amp;IF([.C100]&lt;10;&quot;0&quot;;&quot;&quot;)&amp;[.C100]&amp;IF([.F100]=&quot;prelude&quot;;&quot;-prel-&quot;&amp;[.D100];&quot;-&quot;&amp;IF(NOT(ISBLANK([.E100]));[.E100];IF(NOT(ISBLANK([.F100]));[.F100];&quot;&quot;)))&amp;IF(NOT(ISBLANK([.H100]));&quot;-&quot;&amp;[.H100];&quot;&quot;)&amp;&quot;.ily&quot;" office:value-type="string" office:string-value="clementi-op42-mus-L48-bach-polonaise.ily">
            <text:p>clementi-op42-mus-L48-bach-polonaise.ily</text:p>
          </table:table-cell>
          <table:table-cell table:formula="of:=&quot;git mv &quot;&amp;[.L100]&amp;&quot; ./ilys/&quot;&amp;[.M100]" office:value-type="string" office:string-value="git mv art-of-playing-part2-lesson48-pol-emaj.ily ./ilys/clementi-op42-lyt-L48-bach-polonaise.ily">
            <text:p>git mv art-of-playing-part2-lesson48-pol-emaj.ily ./ilys/clementi-op42-lyt-L48-bach-polonaise.ily</text:p>
          </table:table-cell>
          <table:table-cell table:number-columns-repeated="11"/>
        </table:table-row>
        <table:table-row table:style-name="ro1">
          <table:table-cell office:value-type="string">
            <text:p>Minuet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string">
            <text:p>emaj</text:p>
          </table:table-cell>
          <table:table-cell office:value-type="string">
            <text:p>bach</text:p>
          </table:table-cell>
          <table:table-cell office:value-type="string">
            <text:p>minuet</text:p>
          </table:table-cell>
          <table:table-cell office:value-type="string">
            <text:p>allegretto</text:p>
          </table:table-cell>
          <table:table-cell office:value-type="string">
            <text:p>minuet</text:p>
          </table:table-cell>
          <table:table-cell/>
          <table:table-cell/>
          <table:table-cell table:formula="of:=midiprefix&amp;&quot;les&quot;&amp;IF([.C101]&lt;10;&quot;0&quot;;&quot;&quot;)&amp;[.C101]&amp;IF([.F101]=&quot;prelude&quot;;&quot;-prel-&quot;&amp;[.D101];&quot;-&quot;&amp;IF(NOT(ISBLANK([.E101]));[.E101];IF(NOT(ISBLANK([.F101]));[.F101];&quot;&quot;)))&amp;IF(NOT(ISBLANK([.H101]));&quot;-&quot;&amp;[.H101];&quot;&quot;)&amp;IF(NOT(ISBLANK([.I101]));&quot;-&quot;&amp;[.I101];&quot;&quot;)" office:value-type="string" office:string-value="clementi-op42-les48-bach-minuet">
            <text:p>clementi-op42-les48-bach-minuet</text:p>
          </table:table-cell>
          <table:table-cell office:value-type="string">
            <text:p>art-of-playing-part2-lesson48-men-emaj.ily</text:p>
          </table:table-cell>
          <table:table-cell table:formula="of:=midiprefix&amp;&quot;lyt-L&quot;&amp;IF([.C101]&lt;10;&quot;0&quot;;&quot;&quot;)&amp;[.C101]&amp;IF([.F101]=&quot;prelude&quot;;&quot;-prel-&quot;&amp;[.D101];&quot;-&quot;&amp;IF(NOT(ISBLANK([.E101]));[.E101];IF(NOT(ISBLANK([.F101]));[.F101];&quot;&quot;)))&amp;IF(NOT(ISBLANK([.H101]));&quot;-&quot;&amp;[.H101];&quot;&quot;)&amp;&quot;.ily&quot;" office:value-type="string" office:string-value="clementi-op42-lyt-L48-bach-minuet.ily">
            <text:p>clementi-op42-lyt-L48-bach-minuet.ily</text:p>
          </table:table-cell>
          <table:table-cell table:formula="of:=midiprefix&amp;&quot;mid-L&quot;&amp;IF([.C101]&lt;10;&quot;0&quot;;&quot;&quot;)&amp;[.C101]&amp;IF([.F101]=&quot;prelude&quot;;&quot;-prel-&quot;&amp;[.D101];&quot;-&quot;&amp;IF(NOT(ISBLANK([.E101]));[.E101];IF(NOT(ISBLANK([.F101]));[.F101];&quot;&quot;)))&amp;IF(NOT(ISBLANK([.H101]));&quot;-&quot;&amp;[.H101];&quot;&quot;)&amp;&quot;.ily&quot;" office:value-type="string" office:string-value="clementi-op42-mid-L48-bach-minuet.ily">
            <text:p>clementi-op42-mid-L48-bach-minuet.ily</text:p>
          </table:table-cell>
          <table:table-cell table:style-name="ce5" table:formula="of:=midiprefix&amp;&quot;mus-L&quot;&amp;IF([.C101]&lt;10;&quot;0&quot;;&quot;&quot;)&amp;[.C101]&amp;IF([.F101]=&quot;prelude&quot;;&quot;-prel-&quot;&amp;[.D101];&quot;-&quot;&amp;IF(NOT(ISBLANK([.E101]));[.E101];IF(NOT(ISBLANK([.F101]));[.F101];&quot;&quot;)))&amp;IF(NOT(ISBLANK([.H101]));&quot;-&quot;&amp;[.H101];&quot;&quot;)&amp;&quot;.ily&quot;" office:value-type="string" office:string-value="clementi-op42-mus-L48-bach-minuet.ily">
            <text:p>clementi-op42-mus-L48-bach-minuet.ily</text:p>
          </table:table-cell>
          <table:table-cell table:formula="of:=&quot;git mv &quot;&amp;[.L101]&amp;&quot; ./ilys/&quot;&amp;[.M101]" office:value-type="string" office:string-value="git mv art-of-playing-part2-lesson48-men-emaj.ily ./ilys/clementi-op42-lyt-L48-bach-minuet.ily">
            <text:p>git mv art-of-playing-part2-lesson48-men-emaj.ily ./ilys/clementi-op42-lyt-L48-bach-minuet.ily</text:p>
          </table:table-cell>
          <table:table-cell table:number-columns-repeated="11"/>
        </table:table-row>
        <table:table-row table:style-name="ro1">
          <table:table-cell office:value-type="string">
            <text:p>Gavotta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string">
            <text:p>emaj</text:p>
          </table:table-cell>
          <table:table-cell office:value-type="string">
            <text:p>corelli</text:p>
          </table:table-cell>
          <table:table-cell office:value-type="string">
            <text:p>gavotta</text:p>
          </table:table-cell>
          <table:table-cell office:value-type="string">
            <text:p>allegro</text:p>
          </table:table-cell>
          <table:table-cell/>
          <table:table-cell office:value-type="string">
            <text:p>gavotta</text:p>
          </table:table-cell>
          <table:table-cell/>
          <table:table-cell table:formula="of:=midiprefix&amp;&quot;les&quot;&amp;IF([.C102]&lt;10;&quot;0&quot;;&quot;&quot;)&amp;[.C102]&amp;IF([.F102]=&quot;prelude&quot;;&quot;-prel-&quot;&amp;[.D102];&quot;-&quot;&amp;IF(NOT(ISBLANK([.E102]));[.E102];IF(NOT(ISBLANK([.F102]));[.F102];&quot;&quot;)))&amp;IF(NOT(ISBLANK([.H102]));&quot;-&quot;&amp;[.H102];&quot;&quot;)&amp;IF(NOT(ISBLANK([.I102]));&quot;-&quot;&amp;[.I102];&quot;&quot;)" office:value-type="string" office:string-value="clementi-op42-les49-corelli-gavotta">
            <text:p>clementi-op42-les49-corelli-gavotta</text:p>
          </table:table-cell>
          <table:table-cell office:value-type="string">
            <text:p>art-of-playing-part2-lesson49-corelli.ily</text:p>
          </table:table-cell>
          <table:table-cell table:formula="of:=midiprefix&amp;&quot;lyt-L&quot;&amp;IF([.C102]&lt;10;&quot;0&quot;;&quot;&quot;)&amp;[.C102]&amp;IF([.F102]=&quot;prelude&quot;;&quot;-prel-&quot;&amp;[.D102];&quot;-&quot;&amp;IF(NOT(ISBLANK([.E102]));[.E102];IF(NOT(ISBLANK([.F102]));[.F102];&quot;&quot;)))&amp;IF(NOT(ISBLANK([.H102]));&quot;-&quot;&amp;[.H102];&quot;&quot;)&amp;&quot;.ily&quot;" office:value-type="string" office:string-value="clementi-op42-lyt-L49-corelli.ily">
            <text:p>clementi-op42-lyt-L49-corelli.ily</text:p>
          </table:table-cell>
          <table:table-cell table:formula="of:=midiprefix&amp;&quot;mid-L&quot;&amp;IF([.C102]&lt;10;&quot;0&quot;;&quot;&quot;)&amp;[.C102]&amp;IF([.F102]=&quot;prelude&quot;;&quot;-prel-&quot;&amp;[.D102];&quot;-&quot;&amp;IF(NOT(ISBLANK([.E102]));[.E102];IF(NOT(ISBLANK([.F102]));[.F102];&quot;&quot;)))&amp;IF(NOT(ISBLANK([.H102]));&quot;-&quot;&amp;[.H102];&quot;&quot;)&amp;&quot;.ily&quot;" office:value-type="string" office:string-value="clementi-op42-mid-L49-corelli.ily">
            <text:p>clementi-op42-mid-L49-corelli.ily</text:p>
          </table:table-cell>
          <table:table-cell table:style-name="ce5" table:formula="of:=midiprefix&amp;&quot;mus-L&quot;&amp;IF([.C102]&lt;10;&quot;0&quot;;&quot;&quot;)&amp;[.C102]&amp;IF([.F102]=&quot;prelude&quot;;&quot;-prel-&quot;&amp;[.D102];&quot;-&quot;&amp;IF(NOT(ISBLANK([.E102]));[.E102];IF(NOT(ISBLANK([.F102]));[.F102];&quot;&quot;)))&amp;IF(NOT(ISBLANK([.H102]));&quot;-&quot;&amp;[.H102];&quot;&quot;)&amp;&quot;.ily&quot;" office:value-type="string" office:string-value="clementi-op42-mus-L49-corelli.ily">
            <text:p>clementi-op42-mus-L49-corelli.ily</text:p>
          </table:table-cell>
          <table:table-cell table:formula="of:=&quot;git mv &quot;&amp;[.L102]&amp;&quot; ./ilys/&quot;&amp;[.M102]" office:value-type="string" office:string-value="git mv art-of-playing-part2-lesson49-corelli.ily ./ilys/clementi-op42-lyt-L49-corelli.ily">
            <text:p>git mv art-of-playing-part2-lesson49-corelli.ily ./ilys/clementi-op42-lyt-L49-corelli.ily</text:p>
          </table:table-cell>
          <table:table-cell table:number-columns-repeated="11"/>
        </table:table-row>
        <table:table-row table:style-name="ro1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cis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moderato</text:p>
          </table:table-cell>
          <table:table-cell table:number-columns-repeated="2"/>
          <table:table-cell/>
          <table:table-cell table:formula="of:=midiprefix&amp;&quot;les&quot;&amp;IF([.C103]&lt;10;&quot;0&quot;;&quot;&quot;)&amp;[.C103]&amp;IF([.F103]=&quot;prelude&quot;;&quot;-prel-&quot;&amp;[.D103];&quot;-&quot;&amp;IF(NOT(ISBLANK([.E103]));[.E103];IF(NOT(ISBLANK([.F103]));[.F103];&quot;&quot;)))&amp;IF(NOT(ISBLANK([.H103]));&quot;-&quot;&amp;[.H103];&quot;&quot;)&amp;IF(NOT(ISBLANK([.I103]));&quot;-&quot;&amp;[.I103];&quot;&quot;)" office:value-type="string" office:string-value="clementi-op42-les50-prel-cismin">
            <text:p>clementi-op42-les50-prel-cismin</text:p>
          </table:table-cell>
          <table:table-cell office:value-type="string">
            <text:p>art-of-playing-part2-lesson50-prel-csharpmin.ily</text:p>
          </table:table-cell>
          <table:table-cell table:formula="of:=midiprefix&amp;&quot;lyt-L&quot;&amp;IF([.C103]&lt;10;&quot;0&quot;;&quot;&quot;)&amp;[.C103]&amp;IF([.F103]=&quot;prelude&quot;;&quot;-prel-&quot;&amp;[.D103];&quot;-&quot;&amp;IF(NOT(ISBLANK([.E103]));[.E103];IF(NOT(ISBLANK([.F103]));[.F103];&quot;&quot;)))&amp;IF(NOT(ISBLANK([.H103]));&quot;-&quot;&amp;[.H103];&quot;&quot;)&amp;&quot;.ily&quot;" office:value-type="string" office:string-value="clementi-op42-lyt-L50-prel-cismin.ily">
            <text:p>clementi-op42-lyt-L50-prel-cismin.ily</text:p>
          </table:table-cell>
          <table:table-cell table:formula="of:=midiprefix&amp;&quot;mid-L&quot;&amp;IF([.C103]&lt;10;&quot;0&quot;;&quot;&quot;)&amp;[.C103]&amp;IF([.F103]=&quot;prelude&quot;;&quot;-prel-&quot;&amp;[.D103];&quot;-&quot;&amp;IF(NOT(ISBLANK([.E103]));[.E103];IF(NOT(ISBLANK([.F103]));[.F103];&quot;&quot;)))&amp;IF(NOT(ISBLANK([.H103]));&quot;-&quot;&amp;[.H103];&quot;&quot;)&amp;&quot;.ily&quot;" office:value-type="string" office:string-value="clementi-op42-mid-L50-prel-cismin.ily">
            <text:p>clementi-op42-mid-L50-prel-cismin.ily</text:p>
          </table:table-cell>
          <table:table-cell table:style-name="ce5" table:formula="of:=midiprefix&amp;&quot;mus-L&quot;&amp;IF([.C103]&lt;10;&quot;0&quot;;&quot;&quot;)&amp;[.C103]&amp;IF([.F103]=&quot;prelude&quot;;&quot;-prel-&quot;&amp;[.D103];&quot;-&quot;&amp;IF(NOT(ISBLANK([.E103]));[.E103];IF(NOT(ISBLANK([.F103]));[.F103];&quot;&quot;)))&amp;IF(NOT(ISBLANK([.H103]));&quot;-&quot;&amp;[.H103];&quot;&quot;)&amp;&quot;.ily&quot;" office:value-type="string" office:string-value="clementi-op42-mus-L50-prel-cismin.ily">
            <text:p>clementi-op42-mus-L50-prel-cismin.ily</text:p>
          </table:table-cell>
          <table:table-cell table:formula="of:=&quot;git mv &quot;&amp;[.L103]&amp;&quot; ./ilys/&quot;&amp;[.M103]" office:value-type="string" office:string-value="git mv art-of-playing-part2-lesson50-prel-csharpmin.ily ./ilys/clementi-op42-lyt-L50-prel-cismin.ily">
            <text:p>git mv art-of-playing-part2-lesson50-prel-csharpmin.ily ./ilys/clementi-op42-lyt-L50-prel-cismin.ily</text:p>
          </table:table-cell>
          <table:table-cell table:number-columns-repeated="11"/>
        </table:table-row>
        <table:table-row table:style-name="ro1">
          <table:table-cell office:value-type="string">
            <text:p>Minuet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cismin</text:p>
          </table:table-cell>
          <table:table-cell office:value-type="string">
            <text:p>haydn</text:p>
          </table:table-cell>
          <table:table-cell office:value-type="string">
            <text:p>minuet</text:p>
          </table:table-cell>
          <table:table-cell office:value-type="string">
            <text:p>moderato</text:p>
          </table:table-cell>
          <table:table-cell/>
          <table:table-cell office:value-type="string">
            <text:p>minuet</text:p>
          </table:table-cell>
          <table:table-cell/>
          <table:table-cell table:formula="of:=midiprefix&amp;&quot;les&quot;&amp;IF([.C104]&lt;10;&quot;0&quot;;&quot;&quot;)&amp;[.C104]&amp;IF([.F104]=&quot;prelude&quot;;&quot;-prel-&quot;&amp;[.D104];&quot;-&quot;&amp;IF(NOT(ISBLANK([.E104]));[.E104];IF(NOT(ISBLANK([.F104]));[.F104];&quot;&quot;)))&amp;IF(NOT(ISBLANK([.H104]));&quot;-&quot;&amp;[.H104];&quot;&quot;)&amp;IF(NOT(ISBLANK([.I104]));&quot;-&quot;&amp;[.I104];&quot;&quot;)" office:value-type="string" office:string-value="clementi-op42-les50-haydn-minuet">
            <text:p>clementi-op42-les50-haydn-minuet</text:p>
          </table:table-cell>
          <table:table-cell office:value-type="string">
            <text:p>art-of-playing-part2-lesson50-haydn.ily</text:p>
          </table:table-cell>
          <table:table-cell table:formula="of:=midiprefix&amp;&quot;lyt-L&quot;&amp;IF([.C104]&lt;10;&quot;0&quot;;&quot;&quot;)&amp;[.C104]&amp;IF([.F104]=&quot;prelude&quot;;&quot;-prel-&quot;&amp;[.D104];&quot;-&quot;&amp;IF(NOT(ISBLANK([.E104]));[.E104];IF(NOT(ISBLANK([.F104]));[.F104];&quot;&quot;)))&amp;IF(NOT(ISBLANK([.H104]));&quot;-&quot;&amp;[.H104];&quot;&quot;)&amp;&quot;.ily&quot;" office:value-type="string" office:string-value="clementi-op42-lyt-L50-haydn.ily">
            <text:p>clementi-op42-lyt-L50-haydn.ily</text:p>
          </table:table-cell>
          <table:table-cell table:formula="of:=midiprefix&amp;&quot;mid-L&quot;&amp;IF([.C104]&lt;10;&quot;0&quot;;&quot;&quot;)&amp;[.C104]&amp;IF([.F104]=&quot;prelude&quot;;&quot;-prel-&quot;&amp;[.D104];&quot;-&quot;&amp;IF(NOT(ISBLANK([.E104]));[.E104];IF(NOT(ISBLANK([.F104]));[.F104];&quot;&quot;)))&amp;IF(NOT(ISBLANK([.H104]));&quot;-&quot;&amp;[.H104];&quot;&quot;)&amp;&quot;.ily&quot;" office:value-type="string" office:string-value="clementi-op42-mid-L50-haydn.ily">
            <text:p>clementi-op42-mid-L50-haydn.ily</text:p>
          </table:table-cell>
          <table:table-cell table:style-name="ce5" table:formula="of:=midiprefix&amp;&quot;mus-L&quot;&amp;IF([.C104]&lt;10;&quot;0&quot;;&quot;&quot;)&amp;[.C104]&amp;IF([.F104]=&quot;prelude&quot;;&quot;-prel-&quot;&amp;[.D104];&quot;-&quot;&amp;IF(NOT(ISBLANK([.E104]));[.E104];IF(NOT(ISBLANK([.F104]));[.F104];&quot;&quot;)))&amp;IF(NOT(ISBLANK([.H104]));&quot;-&quot;&amp;[.H104];&quot;&quot;)&amp;&quot;.ily&quot;" office:value-type="string" office:string-value="clementi-op42-mus-L50-haydn.ily">
            <text:p>clementi-op42-mus-L50-haydn.ily</text:p>
          </table:table-cell>
          <table:table-cell table:formula="of:=&quot;git mv &quot;&amp;[.L104]&amp;&quot; ./ilys/&quot;&amp;[.M104]" office:value-type="string" office:string-value="git mv art-of-playing-part2-lesson50-haydn.ily ./ilys/clementi-op42-lyt-L50-haydn.ily">
            <text:p>git mv art-of-playing-part2-lesson50-haydn.ily ./ilys/clementi-op42-lyt-L50-haydn.ily</text:p>
          </table:table-cell>
          <table:table-cell table:number-columns-repeated="11"/>
        </table:table-row>
        <table:table-row table:style-name="ro2" table:number-rows-repeated="1048471">
          <table:table-cell table:number-columns-repeated="27"/>
        </table:table-row>
        <table:table-row table:style-name="ro2">
          <table:table-cell table:number-columns-repeated="27"/>
        </table:table-row>
      </table:table>
      <table:table table:name="constants" table:style-name="ta1">
        <table:table-column table:style-name="co2" table:default-cell-style-name="Default"/>
        <table:table-column table:style-name="co7" table:default-cell-style-name="Default"/>
        <table:table-row table:style-name="ro3">
          <table:table-cell table:number-columns-repeated="2"/>
        </table:table-row>
        <table:table-row table:style-name="ro1">
          <table:table-cell office:value-type="string">
            <text:p>MidiPrefix</text:p>
          </table:table-cell>
          <table:table-cell office:value-type="string">
            <text:p>clementi-op42-</text:p>
          </table:table-cell>
        </table:table-row>
        <table:table-row table:style-name="ro1">
          <table:table-cell office:value-type="string">
            <text:p>FilePrefix</text:p>
          </table:table-cell>
          <table:table-cell office:value-type="string">
            <text:p>clementi-op42-</text:p>
          </table:table-cell>
        </table:table-row>
      </table:table>
      <table:table table:name="Sheet3" table:style-name="ta1">
        <table:table-column table:style-name="co2" table:number-columns-repeated="4" table:default-cell-style-name="Default"/>
        <table:table-column table:style-name="co8" table:default-cell-style-name="Default"/>
        <table:table-column table:style-name="co2" table:default-cell-style-name="Default"/>
        <table:table-row table:style-name="ro3" table:number-rows-repeated="6"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chapter "Music Notation"</text:p>
          </table:table-cell>
          <table:table-cell/>
        </table:table-row>
        <table:table-row table:style-name="ro2" table:visibility="filter">
          <table:table-cell table:number-columns-repeated="6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iminarie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Preliminaries </text:p>
          </table:table-cell>
          <table:table-cell/>
        </table:table-row>
        <table:table-row table:style-name="ro2" table:visibility="filter">
          <table:table-cell table:number-columns-repeated="6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Clef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Clef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The Scale, or Gamut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Scale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6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Interval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Interval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Tenor, Counter-tenor, and Soprano clefs explained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ClefsExplained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Figure, Length, and the relative Value of Notes and Rest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ValueOfNote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Time and its Division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TimeAndItsDivision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Sharps, Flats, etc.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SharpsFlat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%{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Various other marks.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OtherMark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bbreviation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Abbreviations</text:p>
          </table:table-cell>
          <table:table-cell/>
        </table:table-row>
        <table:table-row table:style-name="ro2" table:visibility="filter">
          <table:table-cell table:number-columns-repeated="6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Style, Graces, and marks of Expression, etc.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StyleGrace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Turns, Shakes, and Beats, explained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TurnsShakesBeat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8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ajor and Minor Modes or Keys; vulgarly called Sharp and Flat Keys.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MajorMinorKey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Explanation of Various Term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VariousTerm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chapter "Fingering"</text:p>
          </table:table-cell>
          <table:table-cell/>
        </table:table-row>
        <table:table-row table:style-name="ro2" table:visibility="filter">
          <table:table-cell table:number-columns-repeated="6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Fingering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iminary Direction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PrelimDirections</text:p>
          </table:table-cell>
          <table:table-cell/>
        </table:table-row>
        <table:table-row table:style-name="ro2" table:visibility="filter">
          <table:table-cell table:number-columns-repeated="6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Scales in all the Major keys, with their relative Minor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MajorMinorScale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eneral Remarks on the foregoing Scale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RemarksOnScale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Extensions and Contractions etc.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ExtensionsContraction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Examples of fingering for the right hand.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FingeringRightHand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The left hand.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FingeringLeftHand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chapter "Preludes and Lessons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TwoIntroduction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C Maj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-prel-c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way with melancholy: by Mozart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-moderato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ria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-aria.ily"</text:p>
          </table:table-cell>
          <table:table-cell/>
        </table:table-row>
        <table:table-row table:style-name="ro2" table:visibility="filter">
          <table:table-cell table:number-columns-repeated="6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ir, in Atalanta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-air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I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ir, in Saul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-air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Dead March, in Saul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5-march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V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llegro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6-allegro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V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A min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7-prel-a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avotta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7-gavotta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V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F Maj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8-prel-f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ir, in Judas Maccabeus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8-air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I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arch, in Judas Maccabeus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9-march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3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Sarabanda,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0-sarabanda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 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3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iga,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1-giga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5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rietta, by Mozart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2-arietta-mozart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inuet and Trio, by Mozart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3-minuet-mozart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3-trio-mozart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I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Le Réveilmatin, by Couperin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4-couper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D min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5-prel-d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Larghetto, by Scarlatt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5-scarlatt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V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llemanda,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6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V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Sarabanda,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7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V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G Maj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8-prel-g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h vous dirai - je maman"<text:tab/>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8-dirai-mama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I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Triste Raison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9-triste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Fal, lal, la. Air in the Cherokee.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0-fal-lal-la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Larghetto, by Pley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1-pley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3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rietta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2-arietta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erman Hymn, with Variations by Pley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3-hymn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3-hymn-v1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3-hymn-v2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3-hymn-v3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I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ndantino, by Dussek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4-dussek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llegro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5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V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inuet in Samson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6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%Arpeggio warning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V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od Save the Emperor, composed by Dr. Haydn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7-hayd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V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Rondo in the Gipsy stile, by Dr. Haydn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8-hayd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I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E min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9-prel-e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Tambourin by Rameau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9-rameau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B flat, Maj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0-prel-bf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inuetto by Scarlatt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0-scarlatt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Lindor - an Ai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1-lindor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inuet and Trio, By Mozart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2-mozart.ily" </text:p>
          </table:table-cell>
          <table:table-cell office:value-type="string">
            <text:p>noPageBreak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2-trio-mozart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avotta in Otho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3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I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ndante with Variations, by Crame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4-cramer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4-cramer-v1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4-cramer-v2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4-cramer-v3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G min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5-prel-g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llegro, by Scarlatt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5-scarlatt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V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D Maj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6-prel-d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avotta,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6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V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inuet in Ariadne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7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V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arch in the Occasional Oratorio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8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I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Waltz, by Beethoven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9-beethove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llegro,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0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B min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1-prel-b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iga,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1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Rondo by C.P.E. Bach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2-cpebach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relude in C minor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3-prel-c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Minuet, by Scarlatti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3-scarlatt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I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relude in A Major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4-prel-a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Andante Allegretto by Paradies.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4-paradies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relude in F# minor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5-prel-fs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Adagio by Corelli.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5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V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relude in A flat Major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6-prel-ab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Slow March by Couperin.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6-couper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V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relude in F minor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7-prel-f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Allegretto by Couperin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7-couper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V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relude in E Major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8-prel-e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olonoise and Minuet, by Sebastian Bach" %BWV 817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8-pol-emaj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8-men-e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I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Gavotta, by Corelli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9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L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relude in C# minor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50-prel-csharp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Minuet, by Dr. Haydn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50-haydn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%}</text:p>
          </table:table-cell>
          <table:table-cell table:number-columns-repeated="2"/>
        </table:table-row>
        <table:table-row table:style-name="ro3" table:number-rows-repeated="2"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-prel-c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-moderato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-aria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-air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-air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5-march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6-allegro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7-prel-a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7-gavotta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8-prel-f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8-air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9-march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0-sarabanda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1-giga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2-arietta-mozart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3-minuet-mozart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3-trio-mozart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4-couper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5-prel-d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5-scarlatt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6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7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8-prel-g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8-dirai-mama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9-triste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0-fal-lal-la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1-pley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2-arietta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3-hym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3-hymn-v1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3-hymn-v2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3-hymn-v3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4-dussek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5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6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7-hayd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8-hayd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9-prel-e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9-rameau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0-prel-bf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0-scarlatt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1-lindor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2-mozart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2-trio-mozart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3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4-cramer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4-cramer-v1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4-cramer-v2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4-cramer-v3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5-prel-g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5-scarlatt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6-prel-d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6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7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8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9-beethove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0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1-prel-b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1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2-cpebach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3-prel-c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3-scarlatt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4-prel-a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4-paradies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5-prel-fs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5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6-prel-ab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6-couper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7-prel-f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7-couper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8-prel-e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8-pol-e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8-men-e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9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50-prel-csharp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50-haydn.ily</text:p>
          </table:table-cell>
        </table:table-row>
      </table:table>
      <table:named-expressions>
        <table:named-range table:name="midiprefix" table:base-cell-address="$constants.$B$2" table:cell-range-address="$constants.$B$2"/>
        <table:named-range table:name="prefix" table:base-cell-address="$constants.$B$3" table:cell-range-address="$constants.$B$3"/>
      </table:named-expressions>
      <table:database-ranges>
        <table:database-range table:name="__Anonymous_Sheet_DB__2" table:target-range-address="Sheet3.E7:Sheet3.E365" table:display-filter-buttons="true" table:orientation="column">
          <table:filter>
            <table:filter-or>
              <table:filter-condition table:field-number="-2" table:value="include" table:operator="begins-with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10 10" svg:d="m0 0h10v10h-10z"/>
    <draw:marker draw:name="Arrowheads_20_2" draw:display-name="Arrowheads 2" svg:viewBox="0 0 20 30" svg:d="m10 0-10 30h20z"/>
    <draw:marker draw:name="Arrowheads_20_3" draw:display-name="Arrowheads 3" svg:viewBox="0 0 200 200" svg:d="m100 0c0 18-4 34-13 50s-21 27-37 37-32 13-50 13-34-4-50-13c-16-10-27-21-37-37-9-16-13-32-13-50s4-34 13-50c10-16 21-27 37-37 16-9 32-13 50-13s34 4 50 13c16 10 27 21 37 37 9 16 13 32 13 5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Ruiz</meta:initial-creator>
    <meta:creation-date>2014-02-03T16:29:28</meta:creation-date>
    <dc:date>2014-02-07T22:59:34</dc:date>
    <dc:creator>Javier Ruiz</dc:creator>
    <meta:editing-duration>PT1H2M8S</meta:editing-duration>
    <meta:editing-cycles>4</meta:editing-cycles>
    <meta:generator>LibreOffice/3.5$Linux_x86 LibreOffice_project/350m1$Build-2</meta:generator>
    <meta:document-statistic meta:table-count="3" meta:cell-count="2244" meta:object-count="0"/>
  </office:meta>
</office:document-meta>
</file>